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2" table:default-cell-style-name="Default"/>
        <table:table-row table:style-name="ro1">
          <table:table-cell office:value-type="float" office:value="4810.84813426676" calcext:value-type="float">
            <text:p>4810.84813426676</text:p>
          </table:table-cell>
          <table:table-cell office:value-type="float" office:value="546.60891535723" calcext:value-type="float">
            <text:p>546.60891535723</text:p>
          </table:table-cell>
          <table:table-cell office:value-type="float" office:value="198.646628075163" calcext:value-type="float">
            <text:p>198.646628075163</text:p>
          </table:table-cell>
          <table:table-cell office:value-type="float" office:value="102.312101997447" calcext:value-type="float">
            <text:p>102.312101997447</text:p>
          </table:table-cell>
          <table:table-cell office:value-type="float" office:value="62.5718195728043" calcext:value-type="float">
            <text:p>62.5718195728043</text:p>
          </table:table-cell>
          <table:table-cell office:value-type="float" office:value="42.4266975462414" calcext:value-type="float">
            <text:p>42.4266975462414</text:p>
          </table:table-cell>
          <table:table-cell office:value-type="float" office:value="30.8311786960506" calcext:value-type="float">
            <text:p>30.8311786960506</text:p>
          </table:table-cell>
          <table:table-cell office:value-type="float" office:value="23.5542194294344" calcext:value-type="float">
            <text:p>23.5542194294344</text:p>
          </table:table-cell>
          <table:table-cell office:value-type="float" office:value="18.6921862057419" calcext:value-type="float">
            <text:p>18.6921862057419</text:p>
          </table:table-cell>
          <table:table-cell office:value-type="float" office:value="15.2857392750538" calcext:value-type="float">
            <text:p>15.2857392750538</text:p>
          </table:table-cell>
          <table:table-cell office:value-type="float" office:value="12.8087266709621" calcext:value-type="float">
            <text:p>12.8087266709621</text:p>
          </table:table-cell>
          <table:table-cell office:value-type="float" office:value="10.9529734472401" calcext:value-type="float">
            <text:p>10.9529734472401</text:p>
          </table:table-cell>
          <table:table-cell office:value-type="float" office:value="9.52822258060793" calcext:value-type="float">
            <text:p>9.52822258060793</text:p>
          </table:table-cell>
          <table:table-cell office:value-type="float" office:value="8.41183636737396" calcext:value-type="float">
            <text:p>8.41183636737396</text:p>
          </table:table-cell>
          <table:table-cell office:value-type="float" office:value="7.52186142762241" calcext:value-type="float">
            <text:p>7.52186142762241</text:p>
          </table:table-cell>
          <table:table-cell office:value-type="float" office:value="6.80183007620008" calcext:value-type="float">
            <text:p>6.80183007620008</text:p>
          </table:table-cell>
          <table:table-cell office:value-type="float" office:value="6.21179768878891" calcext:value-type="float">
            <text:p>6.21179768878891</text:p>
          </table:table-cell>
          <table:table-cell office:value-type="float" office:value="5.72285418424622" calcext:value-type="float">
            <text:p>5.72285418424622</text:p>
          </table:table-cell>
          <table:table-cell office:value-type="float" office:value="5.31365055909713" calcext:value-type="float">
            <text:p>5.31365055909713</text:p>
          </table:table-cell>
          <table:table-cell office:value-type="float" office:value="4.96813487046814" calcext:value-type="float">
            <text:p>4.96813487046814</text:p>
          </table:table-cell>
          <table:table-cell office:value-type="float" office:value="4.67403493530889" calcext:value-type="float">
            <text:p>4.67403493530889</text:p>
          </table:table-cell>
          <table:table-cell office:value-type="float" office:value="4.42181192117035" calcext:value-type="float">
            <text:p>4.42181192117035</text:p>
          </table:table-cell>
          <table:table-cell office:value-type="float" office:value="4.20391421274288" calcext:value-type="float">
            <text:p>4.20391421274288</text:p>
          </table:table-cell>
          <table:table-cell office:value-type="float" office:value="4.01422203419101" calcext:value-type="float">
            <text:p>4.01422203419101</text:p>
          </table:table-cell>
          <table:table-cell office:value-type="float" office:value="3.84761104633772" calcext:value-type="float">
            <text:p>3.84761104633772</text:p>
          </table:table-cell>
          <table:table-cell office:value-type="float" office:value="3.69959171659077" calcext:value-type="float">
            <text:p>3.69959171659077</text:p>
          </table:table-cell>
          <table:table-cell office:value-type="float" office:value="3.56601431988049" calcext:value-type="float">
            <text:p>3.56601431988049</text:p>
          </table:table-cell>
          <table:table-cell office:value-type="float" office:value="3.44288015502611" calcext:value-type="float">
            <text:p>3.44288015502611</text:p>
          </table:table-cell>
          <table:table-cell office:value-type="float" office:value="3.32636327218427" calcext:value-type="float">
            <text:p>3.32636327218427</text:p>
          </table:table-cell>
          <table:table-cell office:value-type="float" office:value="3.21315760989781" calcext:value-type="float">
            <text:p>3.21315760989781</text:p>
          </table:table-cell>
          <table:table-cell office:value-type="float" office:value="3.10109294751917" calcext:value-type="float">
            <text:p>3.10109294751917</text:p>
          </table:table-cell>
          <table:table-cell office:value-type="float" office:value="2.98962809374068" calcext:value-type="float">
            <text:p>2.98962809374068</text:p>
          </table:table-cell>
          <table:table-cell office:value-type="float" office:value="2.8797400772599" calcext:value-type="float">
            <text:p>2.8797400772599</text:p>
          </table:table-cell>
          <table:table-cell office:value-type="float" office:value="2.7731976171876" calcext:value-type="float">
            <text:p>2.7731976171876</text:p>
          </table:table-cell>
          <table:table-cell office:value-type="float" office:value="2.67172554737991" calcext:value-type="float">
            <text:p>2.67172554737991</text:p>
          </table:table-cell>
          <table:table-cell office:value-type="float" office:value="2.57651109222004" calcext:value-type="float">
            <text:p>2.57651109222004</text:p>
          </table:table-cell>
          <table:table-cell office:value-type="float" office:value="2.48810779464575" calcext:value-type="float">
            <text:p>2.48810779464575</text:p>
          </table:table-cell>
          <table:table-cell office:value-type="float" office:value="2.40656203724189" calcext:value-type="float">
            <text:p>2.40656203724189</text:p>
          </table:table-cell>
          <table:table-cell office:value-type="float" office:value="2.33159445258865" calcext:value-type="float">
            <text:p>2.33159445258865</text:p>
          </table:table-cell>
          <table:table-cell office:value-type="float" office:value="2.26275306158732" calcext:value-type="float">
            <text:p>2.26275306158732</text:p>
          </table:table-cell>
          <table:table-cell table:number-columns-repeated="2"/>
        </table:table-row>
        <table:table-row table:style-name="ro1">
          <table:table-cell office:value-type="float" office:value="494.16707484788" calcext:value-type="float">
            <text:p>494.16707484788</text:p>
          </table:table-cell>
          <table:table-cell office:value-type="float" office:value="1581.59148229607" calcext:value-type="float">
            <text:p>1581.59148229607</text:p>
          </table:table-cell>
          <table:table-cell office:value-type="float" office:value="575.279504964094" calcext:value-type="float">
            <text:p>575.279504964094</text:p>
          </table:table-cell>
          <table:table-cell office:value-type="float" office:value="296.570485372192" calcext:value-type="float">
            <text:p>296.570485372192</text:p>
          </table:table-cell>
          <table:table-cell office:value-type="float" office:value="181.553968667903" calcext:value-type="float">
            <text:p>181.553968667903</text:p>
          </table:table-cell>
          <table:table-cell office:value-type="float" office:value="123.229763916967" calcext:value-type="float">
            <text:p>123.229763916967</text:p>
          </table:table-cell>
          <table:table-cell office:value-type="float" office:value="89.6478164803146" calcext:value-type="float">
            <text:p>89.6478164803146</text:p>
          </table:table-cell>
          <table:table-cell office:value-type="float" office:value="68.5670481653104" calcext:value-type="float">
            <text:p>68.5670481653104</text:p>
          </table:table-cell>
          <table:table-cell office:value-type="float" office:value="54.4788400485435" calcext:value-type="float">
            <text:p>54.4788400485435</text:p>
          </table:table-cell>
          <table:table-cell office:value-type="float" office:value="44.6065562092035" calcext:value-type="float">
            <text:p>44.6065562092035</text:p>
          </table:table-cell>
          <table:table-cell office:value-type="float" office:value="37.4270356992612" calcext:value-type="float">
            <text:p>37.4270356992612</text:p>
          </table:table-cell>
          <table:table-cell office:value-type="float" office:value="32.0479545134194" calcext:value-type="float">
            <text:p>32.0479545134194</text:p>
          </table:table-cell>
          <table:table-cell office:value-type="float" office:value="27.9183001823667" calcext:value-type="float">
            <text:p>27.9183001823667</text:p>
          </table:table-cell>
          <table:table-cell office:value-type="float" office:value="24.682811171003" calcext:value-type="float">
            <text:p>24.682811171003</text:p>
          </table:table-cell>
          <table:table-cell office:value-type="float" office:value="22.1040187705591" calcext:value-type="float">
            <text:p>22.1040187705591</text:p>
          </table:table-cell>
          <table:table-cell office:value-type="float" office:value="20.0182522173098" calcext:value-type="float">
            <text:p>20.0182522173098</text:p>
          </table:table-cell>
          <table:table-cell office:value-type="float" office:value="18.3096920911139" calcext:value-type="float">
            <text:p>18.3096920911139</text:p>
          </table:table-cell>
          <table:table-cell office:value-type="float" office:value="16.8944798642911" calcext:value-type="float">
            <text:p>16.8944798642911</text:p>
          </table:table-cell>
          <table:table-cell office:value-type="float" office:value="15.7106609666647" calcext:value-type="float">
            <text:p>15.7106609666647</text:p>
          </table:table-cell>
          <table:table-cell office:value-type="float" office:value="14.7116295164967" calcext:value-type="float">
            <text:p>14.7116295164967</text:p>
          </table:table-cell>
          <table:table-cell office:value-type="float" office:value="13.8617349607711" calcext:value-type="float">
            <text:p>13.8617349607711</text:p>
          </table:table-cell>
          <table:table-cell office:value-type="float" office:value="13.1332516149176" calcext:value-type="float">
            <text:p>13.1332516149176</text:p>
          </table:table-cell>
          <table:table-cell office:value-type="float" office:value="12.5042163510939" calcext:value-type="float">
            <text:p>12.5042163510939</text:p>
          </table:table-cell>
          <table:table-cell office:value-type="float" office:value="11.9568161858726" calcext:value-type="float">
            <text:p>11.9568161858726</text:p>
          </table:table-cell>
          <table:table-cell office:value-type="float" office:value="11.4761163282068" calcext:value-type="float">
            <text:p>11.4761163282068</text:p>
          </table:table-cell>
          <table:table-cell office:value-type="float" office:value="11.0490016393289" calcext:value-type="float">
            <text:p>11.0490016393289</text:p>
          </table:table-cell>
          <table:table-cell office:value-type="float" office:value="10.663300781483" calcext:value-type="float">
            <text:p>10.663300781483</text:p>
          </table:table-cell>
          <table:table-cell office:value-type="float" office:value="10.3072133399227" calcext:value-type="float">
            <text:p>10.3072133399227</text:p>
          </table:table-cell>
          <table:table-cell office:value-type="float" office:value="9.96935691001437" calcext:value-type="float">
            <text:p>9.96935691001437</text:p>
          </table:table-cell>
          <table:table-cell office:value-type="float" office:value="9.63980166049758" calcext:value-type="float">
            <text:p>9.63980166049758</text:p>
          </table:table-cell>
          <table:table-cell office:value-type="float" office:value="9.31196451516366" calcext:value-type="float">
            <text:p>9.31196451516366</text:p>
          </table:table-cell>
          <table:table-cell office:value-type="float" office:value="8.98420082447071" calcext:value-type="float">
            <text:p>8.98420082447071</text:p>
          </table:table-cell>
          <table:table-cell office:value-type="float" office:value="8.65957671611938" calcext:value-type="float">
            <text:p>8.65957671611938</text:p>
          </table:table-cell>
          <table:table-cell office:value-type="float" office:value="8.34369212276903" calcext:value-type="float">
            <text:p>8.34369212276903</text:p>
          </table:table-cell>
          <table:table-cell office:value-type="float" office:value="8.04208303868832" calcext:value-type="float">
            <text:p>8.04208303868832</text:p>
          </table:table-cell>
          <table:table-cell office:value-type="float" office:value="7.75864408907984" calcext:value-type="float">
            <text:p>7.75864408907984</text:p>
          </table:table-cell>
          <table:table-cell office:value-type="float" office:value="7.4952941283827" calcext:value-type="float">
            <text:p>7.4952941283827</text:p>
          </table:table-cell>
          <table:table-cell office:value-type="float" office:value="7.2523547421888" calcext:value-type="float">
            <text:p>7.2523547421888</text:p>
          </table:table-cell>
          <table:table-cell office:value-type="float" office:value="7.0291133476935" calcext:value-type="float">
            <text:p>7.0291133476935</text:p>
          </table:table-cell>
          <table:table-cell office:value-type="float" office:value="6.82430381287995" calcext:value-type="float">
            <text:p>6.82430381287995</text:p>
          </table:table-cell>
          <table:table-cell table:number-columns-repeated="2"/>
        </table:table-row>
        <table:table-row table:style-name="ro1">
          <table:table-cell office:value-type="float" office:value="161.40348878827" calcext:value-type="float">
            <text:p>161.40348878827</text:p>
          </table:table-cell>
          <table:table-cell office:value-type="float" office:value="517.027361901873" calcext:value-type="float">
            <text:p>517.027361901873</text:p>
          </table:table-cell>
          <table:table-cell office:value-type="float" office:value="928.986308286296" calcext:value-type="float">
            <text:p>928.986308286296</text:p>
          </table:table-cell>
          <table:table-cell office:value-type="float" office:value="479.384163087299" calcext:value-type="float">
            <text:p>479.384163087299</text:p>
          </table:table-cell>
          <table:table-cell office:value-type="float" office:value="293.773945690327" calcext:value-type="float">
            <text:p>293.773945690327</text:p>
          </table:table-cell>
          <table:table-cell office:value-type="float" office:value="199.618294620382" calcext:value-type="float">
            <text:p>199.618294620382</text:p>
          </table:table-cell>
          <table:table-cell office:value-type="float" office:value="145.387665970429" calcext:value-type="float">
            <text:p>145.387665970429</text:p>
          </table:table-cell>
          <table:table-cell office:value-type="float" office:value="111.335238111142" calcext:value-type="float">
            <text:p>111.335238111142</text:p>
          </table:table-cell>
          <table:table-cell office:value-type="float" office:value="88.5728487181245" calcext:value-type="float">
            <text:p>88.5728487181245</text:p>
          </table:table-cell>
          <table:table-cell office:value-type="float" office:value="72.6194484473813" calcext:value-type="float">
            <text:p>72.6194484473813</text:p>
          </table:table-cell>
          <table:table-cell office:value-type="float" office:value="61.0163736212096" calcext:value-type="float">
            <text:p>61.0163736212096</text:p>
          </table:table-cell>
          <table:table-cell office:value-type="float" office:value="52.3229320083469" calcext:value-type="float">
            <text:p>52.3229320083469</text:p>
          </table:table-cell>
          <table:table-cell office:value-type="float" office:value="45.6492859038735" calcext:value-type="float">
            <text:p>45.6492859038735</text:p>
          </table:table-cell>
          <table:table-cell office:value-type="float" office:value="40.4215732692903" calcext:value-type="float">
            <text:p>40.4215732692903</text:p>
          </table:table-cell>
          <table:table-cell office:value-type="float" office:value="36.2560959673612" calcext:value-type="float">
            <text:p>36.2560959673612</text:p>
          </table:table-cell>
          <table:table-cell office:value-type="float" office:value="32.8883098874468" calcext:value-type="float">
            <text:p>32.8883098874468</text:p>
          </table:table-cell>
          <table:table-cell office:value-type="float" office:value="30.1309410832316" calcext:value-type="float">
            <text:p>30.1309410832316</text:p>
          </table:table-cell>
          <table:table-cell office:value-type="float" office:value="27.8483326911027" calcext:value-type="float">
            <text:p>27.8483326911027</text:p>
          </table:table-cell>
          <table:table-cell office:value-type="float" office:value="25.9402086057761" calcext:value-type="float">
            <text:p>25.9402086057761</text:p>
          </table:table-cell>
          <table:table-cell office:value-type="float" office:value="24.3310903766044" calcext:value-type="float">
            <text:p>24.3310903766044</text:p>
          </table:table-cell>
          <table:table-cell office:value-type="float" office:value="22.9632043455576" calcext:value-type="float">
            <text:p>22.9632043455576</text:p>
          </table:table-cell>
          <table:table-cell office:value-type="float" office:value="21.7915882932702" calcext:value-type="float">
            <text:p>21.7915882932702</text:p>
          </table:table-cell>
          <table:table-cell office:value-type="float" office:value="20.7805973915867" calcext:value-type="float">
            <text:p>20.7805973915867</text:p>
          </table:table-cell>
          <table:table-cell office:value-type="float" office:value="19.9012934670006" calcext:value-type="float">
            <text:p>19.9012934670006</text:p>
          </table:table-cell>
          <table:table-cell office:value-type="float" office:value="19.1293763970267" calcext:value-type="float">
            <text:p>19.1293763970267</text:p>
          </table:table-cell>
          <table:table-cell office:value-type="float" office:value="18.4434488636877" calcext:value-type="float">
            <text:p>18.4434488636877</text:p>
          </table:table-cell>
          <table:table-cell office:value-type="float" office:value="17.8235624145297" calcext:value-type="float">
            <text:p>17.8235624145297</text:p>
          </table:table-cell>
          <table:table-cell office:value-type="float" office:value="17.2502442498855" calcext:value-type="float">
            <text:p>17.2502442498855</text:p>
          </table:table-cell>
          <table:table-cell office:value-type="float" office:value="16.7045439579721" calcext:value-type="float">
            <text:p>16.7045439579721</text:p>
          </table:table-cell>
          <table:table-cell office:value-type="float" office:value="16.1697569081696" calcext:value-type="float">
            <text:p>16.1697569081696</text:p>
          </table:table-cell>
          <table:table-cell office:value-type="float" office:value="15.6346845779788" calcext:value-type="float">
            <text:p>15.6346845779788</text:p>
          </table:table-cell>
          <table:table-cell office:value-type="float" office:value="15.0965073758984" calcext:value-type="float">
            <text:p>15.0965073758984</text:p>
          </table:table-cell>
          <table:table-cell office:value-type="float" office:value="14.5605957961615" calcext:value-type="float">
            <text:p>14.5605957961615</text:p>
          </table:table-cell>
          <table:table-cell office:value-type="float" office:value="14.0368654376643" calcext:value-type="float">
            <text:p>14.0368654376643</text:p>
          </table:table-cell>
          <table:table-cell office:value-type="float" office:value="13.5352500272028" calcext:value-type="float">
            <text:p>13.5352500272028</text:p>
          </table:table-cell>
          <table:table-cell office:value-type="float" office:value="13.0628735168134" calcext:value-type="float">
            <text:p>13.0628735168134</text:p>
          </table:table-cell>
          <table:table-cell office:value-type="float" office:value="12.6234008974373" calcext:value-type="float">
            <text:p>12.6234008974373</text:p>
          </table:table-cell>
          <table:table-cell office:value-type="float" office:value="12.2176702624935" calcext:value-type="float">
            <text:p>12.2176702624935</text:p>
          </table:table-cell>
          <table:table-cell office:value-type="float" office:value="11.844672096185" calcext:value-type="float">
            <text:p>11.844672096185</text:p>
          </table:table-cell>
          <table:table-cell office:value-type="float" office:value="11.5023941985395" calcext:value-type="float">
            <text:p>11.5023941985395</text:p>
          </table:table-cell>
          <table:table-cell/>
          <table:table-cell office:value-type="string" calcext:value-type="string">
            <text:p>This is proof that R_In </text:p>
          </table:table-cell>
        </table:table-row>
        <table:table-row table:style-name="ro1">
          <table:table-cell office:value-type="float" office:value="74.2473535642835" calcext:value-type="float">
            <text:p>74.2473535642835</text:p>
          </table:table-cell>
          <table:table-cell office:value-type="float" office:value="238.05910909281" calcext:value-type="float">
            <text:p>238.05910909281</text:p>
          </table:table-cell>
          <table:table-cell office:value-type="float" office:value="428.159843883695" calcext:value-type="float">
            <text:p>428.159843883695</text:p>
          </table:table-cell>
          <table:table-cell office:value-type="float" office:value="648.950747494768" calcext:value-type="float">
            <text:p>648.950747494768</text:p>
          </table:table-cell>
          <table:table-cell office:value-type="float" office:value="398.123128400182" calcext:value-type="float">
            <text:p>398.123128400182</text:p>
          </table:table-cell>
          <table:table-cell office:value-type="float" office:value="270.838650169445" calcext:value-type="float">
            <text:p>270.838650169445</text:p>
          </table:table-cell>
          <table:table-cell office:value-type="float" office:value="197.502371980408" calcext:value-type="float">
            <text:p>197.502371980408</text:p>
          </table:table-cell>
          <table:table-cell office:value-type="float" office:value="151.439983076104" calcext:value-type="float">
            <text:p>151.439983076104</text:p>
          </table:table-cell>
          <table:table-cell office:value-type="float" office:value="120.642555086682" calcext:value-type="float">
            <text:p>120.642555086682</text:p>
          </table:table-cell>
          <table:table-cell office:value-type="float" office:value="99.0543374510502" calcext:value-type="float">
            <text:p>99.0543374510502</text:p>
          </table:table-cell>
          <table:table-cell office:value-type="float" office:value="83.3519170950391" calcext:value-type="float">
            <text:p>83.3519170950391</text:p>
          </table:table-cell>
          <table:table-cell office:value-type="float" office:value="71.5874403975954" calcext:value-type="float">
            <text:p>71.5874403975954</text:p>
          </table:table-cell>
          <table:table-cell office:value-type="float" office:value="62.5575299428662" calcext:value-type="float">
            <text:p>62.5575299428662</text:p>
          </table:table-cell>
          <table:table-cell office:value-type="float" office:value="55.4859117231052" calcext:value-type="float">
            <text:p>55.4859117231052</text:p>
          </table:table-cell>
          <table:table-cell office:value-type="float" office:value="49.8533909889438" calcext:value-type="float">
            <text:p>49.8533909889438</text:p>
          </table:table-cell>
          <table:table-cell office:value-type="float" office:value="45.3018749765446" calcext:value-type="float">
            <text:p>45.3018749765446</text:p>
          </table:table-cell>
          <table:table-cell office:value-type="float" office:value="41.577755625687" calcext:value-type="float">
            <text:p>41.577755625687</text:p>
          </table:table-cell>
          <table:table-cell office:value-type="float" office:value="38.4972295221798" calcext:value-type="float">
            <text:p>38.4972295221798</text:p>
          </table:table-cell>
          <table:table-cell office:value-type="float" office:value="35.9243474576895" calcext:value-type="float">
            <text:p>35.9243474576895</text:p>
          </table:table-cell>
          <table:table-cell office:value-type="float" office:value="33.7567071103396" calcext:value-type="float">
            <text:p>33.7567071103396</text:p>
          </table:table-cell>
          <table:table-cell office:value-type="float" office:value="31.9158645687593" calcext:value-type="float">
            <text:p>31.9158645687593</text:p>
          </table:table-cell>
          <table:table-cell office:value-type="float" office:value="30.3407184960959" calcext:value-type="float">
            <text:p>30.3407184960959</text:p>
          </table:table-cell>
          <table:table-cell office:value-type="float" office:value="28.9827828496294" calcext:value-type="float">
            <text:p>28.9827828496294</text:p>
          </table:table-cell>
          <table:table-cell office:value-type="float" office:value="27.8026471450583" calcext:value-type="float">
            <text:p>27.8026471450583</text:p>
          </table:table-cell>
          <table:table-cell office:value-type="float" office:value="26.767158304378" calcext:value-type="float">
            <text:p>26.767158304378</text:p>
          </table:table-cell>
          <table:table-cell office:value-type="float" office:value="25.8470362054608" calcext:value-type="float">
            <text:p>25.8470362054608</text:p>
          </table:table-cell>
          <table:table-cell office:value-type="float" office:value="25.014848686793" calcext:value-type="float">
            <text:p>25.014848686793</text:p>
          </table:table-cell>
          <table:table-cell office:value-type="float" office:value="24.2436228346018" calcext:value-type="float">
            <text:p>24.2436228346018</text:p>
          </table:table-cell>
          <table:table-cell office:value-type="float" office:value="23.506861206516" calcext:value-type="float">
            <text:p>23.506861206516</text:p>
          </table:table-cell>
          <table:table-cell office:value-type="float" office:value="22.7809446518146" calcext:value-type="float">
            <text:p>22.7809446518146</text:p>
          </table:table-cell>
          <table:table-cell office:value-type="float" office:value="22.0498378455063" calcext:value-type="float">
            <text:p>22.0498378455063</text:p>
          </table:table-cell>
          <table:table-cell office:value-type="float" office:value="21.3094376472165" calcext:value-type="float">
            <text:p>21.3094376472165</text:p>
          </table:table-cell>
          <table:table-cell office:value-type="float" office:value="20.5676143825809" calcext:value-type="float">
            <text:p>20.5676143825809</text:p>
          </table:table-cell>
          <table:table-cell office:value-type="float" office:value="19.8391093436072" calcext:value-type="float">
            <text:p>19.8391093436072</text:p>
          </table:table-cell>
          <table:table-cell office:value-type="float" office:value="19.1389049723498" calcext:value-type="float">
            <text:p>19.1389049723498</text:p>
          </table:table-cell>
          <table:table-cell office:value-type="float" office:value="18.4779525486288" calcext:value-type="float">
            <text:p>18.4779525486288</text:p>
          </table:table-cell>
          <table:table-cell office:value-type="float" office:value="17.8621104768339" calcext:value-type="float">
            <text:p>17.8621104768339</text:p>
          </table:table-cell>
          <table:table-cell office:value-type="float" office:value="17.2930244282772" calcext:value-type="float">
            <text:p>17.2930244282772</text:p>
          </table:table-cell>
          <table:table-cell office:value-type="float" office:value="16.7695592063443" calcext:value-type="float">
            <text:p>16.7695592063443</text:p>
          </table:table-cell>
          <table:table-cell office:value-type="float" office:value="16.2890493923112" calcext:value-type="float">
            <text:p>16.2890493923112</text:p>
          </table:table-cell>
          <table:table-cell/>
          <table:table-cell office:value-type="string" calcext:value-type="string">
            <text:p>does not change over </text:p>
          </table:table-cell>
        </table:table-row>
        <table:table-row table:style-name="ro1">
          <table:table-cell office:value-type="float" office:value="40.2887652892252" calcext:value-type="float">
            <text:p>40.2887652892252</text:p>
          </table:table-cell>
          <table:table-cell office:value-type="float" office:value="129.304555377566" calcext:value-type="float">
            <text:p>129.304555377566</text:p>
          </table:table-cell>
          <table:table-cell office:value-type="float" office:value="232.802012101638" calcext:value-type="float">
            <text:p>232.802012101638</text:p>
          </table:table-cell>
          <table:table-cell office:value-type="float" office:value="353.238970618541" calcext:value-type="float">
            <text:p>353.238970618541</text:p>
          </table:table-cell>
          <table:table-cell office:value-type="float" office:value="493.498018516148" calcext:value-type="float">
            <text:p>493.498018516148</text:p>
          </table:table-cell>
          <table:table-cell office:value-type="float" office:value="336.133353545684" calcext:value-type="float">
            <text:p>336.133353545684</text:p>
          </table:table-cell>
          <table:table-cell office:value-type="float" office:value="245.437192936466" calcext:value-type="float">
            <text:p>245.437192936466</text:p>
          </table:table-cell>
          <table:table-cell office:value-type="float" office:value="188.454772776959" calcext:value-type="float">
            <text:p>188.454772776959</text:p>
          </table:table-cell>
          <table:table-cell office:value-type="float" office:value="150.347901912116" calcext:value-type="float">
            <text:p>150.347901912116</text:p>
          </table:table-cell>
          <table:table-cell office:value-type="float" office:value="123.632386284166" calcext:value-type="float">
            <text:p>123.632386284166</text:p>
          </table:table-cell>
          <table:table-cell office:value-type="float" office:value="104.199921474793" calcext:value-type="float">
            <text:p>104.199921474793</text:p>
          </table:table-cell>
          <table:table-cell office:value-type="float" office:value="89.6420503359946" calcext:value-type="float">
            <text:p>89.6420503359946</text:p>
          </table:table-cell>
          <table:table-cell office:value-type="float" office:value="78.470455941191" calcext:value-type="float">
            <text:p>78.470455941191</text:p>
          </table:table-cell>
          <table:table-cell office:value-type="float" office:value="69.7247838030152" calcext:value-type="float">
            <text:p>69.7247838030152</text:p>
          </table:table-cell>
          <table:table-cell office:value-type="float" office:value="62.7625101786492" calcext:value-type="float">
            <text:p>62.7625101786492</text:p>
          </table:table-cell>
          <table:table-cell office:value-type="float" office:value="57.1403067777017" calcext:value-type="float">
            <text:p>57.1403067777017</text:p>
          </table:table-cell>
          <table:table-cell office:value-type="float" office:value="52.5440483641113" calcext:value-type="float">
            <text:p>52.5440483641113</text:p>
          </table:table-cell>
          <table:table-cell office:value-type="float" office:value="48.7459360718558" calcext:value-type="float">
            <text:p>48.7459360718558</text:p>
          </table:table-cell>
          <table:table-cell office:value-type="float" office:value="45.5773582535351" calcext:value-type="float">
            <text:p>45.5773582535351</text:p>
          </table:table-cell>
          <table:table-cell office:value-type="float" office:value="42.9112020927904" calcext:value-type="float">
            <text:p>42.9112020927904</text:p>
          </table:table-cell>
          <table:table-cell office:value-type="float" office:value="40.650000353286" calcext:value-type="float">
            <text:p>40.650000353286</text:p>
          </table:table-cell>
          <table:table-cell office:value-type="float" office:value="38.7177525870009" calcext:value-type="float">
            <text:p>38.7177525870009</text:p>
          </table:table-cell>
          <table:table-cell office:value-type="float" office:value="37.0540772506818" calcext:value-type="float">
            <text:p>37.0540772506818</text:p>
          </table:table-cell>
          <table:table-cell office:value-type="float" office:value="35.6098231458874" calcext:value-type="float">
            <text:p>35.6098231458874</text:p>
          </table:table-cell>
          <table:table-cell office:value-type="float" office:value="34.3435573872069" calcext:value-type="float">
            <text:p>34.3435573872069</text:p>
          </table:table-cell>
          <table:table-cell office:value-type="float" office:value="33.2185659987462" calcext:value-type="float">
            <text:p>33.2185659987462</text:p>
          </table:table-cell>
          <table:table-cell office:value-type="float" office:value="32.2002696922777" calcext:value-type="float">
            <text:p>32.2002696922777</text:p>
          </table:table-cell>
          <table:table-cell office:value-type="float" office:value="31.2544061726811" calcext:value-type="float">
            <text:p>31.2544061726811</text:p>
          </table:table-cell>
          <table:table-cell office:value-type="float" office:value="30.3469816844244" calcext:value-type="float">
            <text:p>30.3469816844244</text:p>
          </table:table-cell>
          <table:table-cell office:value-type="float" office:value="29.4473323349115" calcext:value-type="float">
            <text:p>29.4473323349115</text:p>
          </table:table-cell>
          <table:table-cell office:value-type="float" office:value="28.5343419823768" calcext:value-type="float">
            <text:p>28.5343419823768</text:p>
          </table:table-cell>
          <table:table-cell office:value-type="float" office:value="27.6024689053503" calcext:value-type="float">
            <text:p>27.6024689053503</text:p>
          </table:table-cell>
          <table:table-cell office:value-type="float" office:value="26.6622465314507" calcext:value-type="float">
            <text:p>26.6622465314507</text:p>
          </table:table-cell>
          <table:table-cell office:value-type="float" office:value="25.7337696346887" calcext:value-type="float">
            <text:p>25.7337696346887</text:p>
          </table:table-cell>
          <table:table-cell office:value-type="float" office:value="24.8377854952808" calcext:value-type="float">
            <text:p>24.8377854952808</text:p>
          </table:table-cell>
          <table:table-cell office:value-type="float" office:value="23.9897528853215" calcext:value-type="float">
            <text:p>23.9897528853215</text:p>
          </table:table-cell>
          <table:table-cell office:value-type="float" office:value="23.1982437357477" calcext:value-type="float">
            <text:p>23.1982437357477</text:p>
          </table:table-cell>
          <table:table-cell office:value-type="float" office:value="22.4660560284243" calcext:value-type="float">
            <text:p>22.4660560284243</text:p>
          </table:table-cell>
          <table:table-cell office:value-type="float" office:value="21.7921360154828" calcext:value-type="float">
            <text:p>21.7921360154828</text:p>
          </table:table-cell>
          <table:table-cell office:value-type="float" office:value="21.1732810349587" calcext:value-type="float">
            <text:p>21.1732810349587</text:p>
          </table:table-cell>
          <table:table-cell/>
          <table:table-cell office:value-type="string" calcext:value-type="string">
            <text:p>the integration.</text:p>
          </table:table-cell>
        </table:table-row>
        <table:table-row table:style-name="ro1">
          <table:table-cell office:value-type="float" office:value="24.0689197806573" calcext:value-type="float">
            <text:p>24.0689197806573</text:p>
          </table:table-cell>
          <table:table-cell office:value-type="float" office:value="77.327842415725" calcext:value-type="float">
            <text:p>77.327842415725</text:p>
          </table:table-cell>
          <table:table-cell office:value-type="float" office:value="139.375356765827" calcext:value-type="float">
            <text:p>139.375356765827</text:p>
          </table:table-cell>
          <table:table-cell office:value-type="float" office:value="211.725925985314" calcext:value-type="float">
            <text:p>211.725925985314</text:p>
          </table:table-cell>
          <table:table-cell office:value-type="float" office:value="296.1582302532" calcext:value-type="float">
            <text:p>296.1582302532</text:p>
          </table:table-cell>
          <table:table-cell office:value-type="float" office:value="394.762613725805" calcext:value-type="float">
            <text:p>394.762613725805</text:p>
          </table:table-cell>
          <table:table-cell office:value-type="float" office:value="288.643328615491" calcext:value-type="float">
            <text:p>288.643328615491</text:p>
          </table:table-cell>
          <table:table-cell office:value-type="float" office:value="221.954325963772" calcext:value-type="float">
            <text:p>221.954325963772</text:p>
          </table:table-cell>
          <table:table-cell office:value-type="float" office:value="177.347091392047" calcext:value-type="float">
            <text:p>177.347091392047</text:p>
          </table:table-cell>
          <table:table-cell office:value-type="float" office:value="146.07105703629" calcext:value-type="float">
            <text:p>146.07105703629</text:p>
          </table:table-cell>
          <table:table-cell office:value-type="float" office:value="123.321602404049" calcext:value-type="float">
            <text:p>123.321602404049</text:p>
          </table:table-cell>
          <table:table-cell office:value-type="float" office:value="106.281358248967" calcext:value-type="float">
            <text:p>106.281358248967</text:p>
          </table:table-cell>
          <table:table-cell office:value-type="float" office:value="93.2088553387219" calcext:value-type="float">
            <text:p>93.2088553387219</text:p>
          </table:table-cell>
          <table:table-cell office:value-type="float" office:value="82.9800556468058" calcext:value-type="float">
            <text:p>82.9800556468058</text:p>
          </table:table-cell>
          <table:table-cell office:value-type="float" office:value="74.8426606005667" calcext:value-type="float">
            <text:p>74.8426606005667</text:p>
          </table:table-cell>
          <table:table-cell office:value-type="float" office:value="68.2773772126909" calcext:value-type="float">
            <text:p>68.2773772126909</text:p>
          </table:table-cell>
          <table:table-cell office:value-type="float" office:value="62.9160563954842" calcext:value-type="float">
            <text:p>62.9160563954842</text:p>
          </table:table-cell>
          <table:table-cell office:value-type="float" office:value="58.491540375504" calcext:value-type="float">
            <text:p>58.491540375504</text:p>
          </table:table-cell>
          <table:table-cell office:value-type="float" office:value="54.8059175679785" calcext:value-type="float">
            <text:p>54.8059175679785</text:p>
          </table:table-cell>
          <table:table-cell office:value-type="float" office:value="51.7098339509412" calcext:value-type="float">
            <text:p>51.7098339509412</text:p>
          </table:table-cell>
          <table:table-cell office:value-type="float" office:value="49.0886316400392" calcext:value-type="float">
            <text:p>49.0886316400392</text:p>
          </table:table-cell>
          <table:table-cell office:value-type="float" office:value="46.8527850960845" calcext:value-type="float">
            <text:p>46.8527850960845</text:p>
          </table:table-cell>
          <table:table-cell office:value-type="float" office:value="44.9310591204065" calcext:value-type="float">
            <text:p>44.9310591204065</text:p>
          </table:table-cell>
          <table:table-cell office:value-type="float" office:value="43.2653625633953" calcext:value-type="float">
            <text:p>43.2653625633953</text:p>
          </table:table-cell>
          <table:table-cell office:value-type="float" office:value="41.8066069948183" calcext:value-type="float">
            <text:p>41.8066069948183</text:p>
          </table:table-cell>
          <table:table-cell office:value-type="float" office:value="40.5111339173714" calcext:value-type="float">
            <text:p>40.5111339173714</text:p>
          </table:table-cell>
          <table:table-cell office:value-type="float" office:value="39.3375887051844" calcext:value-type="float">
            <text:p>39.3375887051844</text:p>
          </table:table-cell>
          <table:table-cell office:value-type="float" office:value="38.244663016703" calcext:value-type="float">
            <text:p>38.244663016703</text:p>
          </table:table-cell>
          <table:table-cell office:value-type="float" office:value="37.1909441431583" calcext:value-type="float">
            <text:p>37.1909441431583</text:p>
          </table:table-cell>
          <table:table-cell office:value-type="float" office:value="36.1386015502735" calcext:value-type="float">
            <text:p>36.1386015502735</text:p>
          </table:table-cell>
          <table:table-cell office:value-type="float" office:value="35.0611683321968" calcext:value-type="float">
            <text:p>35.0611683321968</text:p>
          </table:table-cell>
          <table:table-cell office:value-type="float" office:value="33.9514521879392" calcext:value-type="float">
            <text:p>33.9514521879392</text:p>
          </table:table-cell>
          <table:table-cell office:value-type="float" office:value="32.8227644452883" calcext:value-type="float">
            <text:p>32.8227644452883</text:p>
          </table:table-cell>
          <table:table-cell office:value-type="float" office:value="31.70108686053" calcext:value-type="float">
            <text:p>31.70108686053</text:p>
          </table:table-cell>
          <table:table-cell office:value-type="float" office:value="30.6137120728934" calcext:value-type="float">
            <text:p>30.6137120728934</text:p>
          </table:table-cell>
          <table:table-cell office:value-type="float" office:value="29.5813766574173" calcext:value-type="float">
            <text:p>29.5813766574173</text:p>
          </table:table-cell>
          <table:table-cell office:value-type="float" office:value="28.6159692910624" calcext:value-type="float">
            <text:p>28.6159692910624</text:p>
          </table:table-cell>
          <table:table-cell office:value-type="float" office:value="27.7218471443104" calcext:value-type="float">
            <text:p>27.7218471443104</text:p>
          </table:table-cell>
          <table:table-cell office:value-type="float" office:value="26.8982866118147" calcext:value-type="float">
            <text:p>26.8982866118147</text:p>
          </table:table-cell>
          <table:table-cell office:value-type="float" office:value="26.1416902517135" calcext:value-type="float">
            <text:p>26.1416902517135</text:p>
          </table:table-cell>
          <table:table-cell/>
          <table:table-cell office:value-type="string" calcext:value-type="string">
            <text:p>These three are at different</text:p>
          </table:table-cell>
        </table:table-row>
        <table:table-row table:style-name="ro1">
          <table:table-cell office:value-type="float" office:value="15.2968818127236" calcext:value-type="float">
            <text:p>15.2968818127236</text:p>
          </table:table-cell>
          <table:table-cell office:value-type="float" office:value="49.1989012381946" calcext:value-type="float">
            <text:p>49.1989012381946</text:p>
          </table:table-cell>
          <table:table-cell office:value-type="float" office:value="88.7786684533264" calcext:value-type="float">
            <text:p>88.7786684533264</text:p>
          </table:table-cell>
          <table:table-cell office:value-type="float" office:value="135.030267335511" calcext:value-type="float">
            <text:p>135.030267335511</text:p>
          </table:table-cell>
          <table:table-cell office:value-type="float" office:value="189.12458344073" calcext:value-type="float">
            <text:p>189.12458344073</text:p>
          </table:table-cell>
          <table:table-cell office:value-type="float" office:value="252.439281573603" calcext:value-type="float">
            <text:p>252.439281573603</text:p>
          </table:table-cell>
          <table:table-cell office:value-type="float" office:value="326.596775503239" calcext:value-type="float">
            <text:p>326.596775503239</text:p>
          </table:table-cell>
          <table:table-cell office:value-type="float" office:value="251.525619722705" calcext:value-type="float">
            <text:p>251.525619722705</text:p>
          </table:table-cell>
          <table:table-cell office:value-type="float" office:value="201.304933484831" calcext:value-type="float">
            <text:p>201.304933484831</text:p>
          </table:table-cell>
          <table:table-cell office:value-type="float" office:value="166.090559378702" calcext:value-type="float">
            <text:p>166.090559378702</text:p>
          </table:table-cell>
          <table:table-cell office:value-type="float" office:value="140.478181267148" calcext:value-type="float">
            <text:p>140.478181267148</text:p>
          </table:table-cell>
          <table:table-cell office:value-type="float" office:value="121.297959552341" calcext:value-type="float">
            <text:p>121.297959552341</text:p>
          </table:table-cell>
          <table:table-cell office:value-type="float" office:value="106.590017751731" calcext:value-type="float">
            <text:p>106.590017751731</text:p>
          </table:table-cell>
          <table:table-cell office:value-type="float" office:value="95.0889546596327" calcext:value-type="float">
            <text:p>95.0889546596327</text:p>
          </table:table-cell>
          <table:table-cell office:value-type="float" office:value="85.9475471097507" calcext:value-type="float">
            <text:p>85.9475471097507</text:p>
          </table:table-cell>
          <table:table-cell office:value-type="float" office:value="78.5807070241613" calcext:value-type="float">
            <text:p>78.5807070241613</text:p>
          </table:table-cell>
          <table:table-cell office:value-type="float" office:value="72.5733919123588" calcext:value-type="float">
            <text:p>72.5733919123588</text:p>
          </table:table-cell>
          <table:table-cell office:value-type="float" office:value="67.624180069225" calcext:value-type="float">
            <text:p>67.624180069225</text:p>
          </table:table-cell>
          <table:table-cell office:value-type="float" office:value="63.5095547052639" calcext:value-type="float">
            <text:p>63.5095547052639</text:p>
          </table:table-cell>
          <table:table-cell office:value-type="float" office:value="60.0606303430252" calcext:value-type="float">
            <text:p>60.0606303430252</text:p>
          </table:table-cell>
          <table:table-cell office:value-type="float" office:value="57.1475633956126" calcext:value-type="float">
            <text:p>57.1475633956126</text:p>
          </table:table-cell>
          <table:table-cell office:value-type="float" office:value="54.6687983641225" calcext:value-type="float">
            <text:p>54.6687983641225</text:p>
          </table:table-cell>
          <table:table-cell office:value-type="float" office:value="52.5433712925399" calcext:value-type="float">
            <text:p>52.5433712925399</text:p>
          </table:table-cell>
          <table:table-cell office:value-type="float" office:value="50.7051075376858" calcext:value-type="float">
            <text:p>50.7051075376858</text:p>
          </table:table-cell>
          <table:table-cell office:value-type="float" office:value="49.0979248641197" calcext:value-type="float">
            <text:p>49.0979248641197</text:p>
          </table:table-cell>
          <table:table-cell office:value-type="float" office:value="47.6717367539892" calcext:value-type="float">
            <text:p>47.6717367539892</text:p>
          </table:table-cell>
          <table:table-cell office:value-type="float" office:value="46.3788083403818" calcext:value-type="float">
            <text:p>46.3788083403818</text:p>
          </table:table-cell>
          <table:table-cell office:value-type="float" office:value="45.1710517165566" calcext:value-type="float">
            <text:p>45.1710517165566</text:p>
          </table:table-cell>
          <table:table-cell office:value-type="float" office:value="43.9997332533996" calcext:value-type="float">
            <text:p>43.9997332533996</text:p>
          </table:table-cell>
          <table:table-cell office:value-type="float" office:value="42.819739355832" calcext:value-type="float">
            <text:p>42.819739355832</text:p>
          </table:table-cell>
          <table:table-cell office:value-type="float" office:value="41.5989526788583" calcext:value-type="float">
            <text:p>41.5989526788583</text:p>
          </table:table-cell>
          <table:table-cell office:value-type="float" office:value="40.328249830121" calcext:value-type="float">
            <text:p>40.328249830121</text:p>
          </table:table-cell>
          <table:table-cell office:value-type="float" office:value="39.0237665675221" calcext:value-type="float">
            <text:p>39.0237665675221</text:p>
          </table:table-cell>
          <table:table-cell office:value-type="float" office:value="37.7178937544568" calcext:value-type="float">
            <text:p>37.7178937544568</text:p>
          </table:table-cell>
          <table:table-cell office:value-type="float" office:value="36.4453102593906" calcext:value-type="float">
            <text:p>36.4453102593906</text:p>
          </table:table-cell>
          <table:table-cell office:value-type="float" office:value="35.2328985869834" calcext:value-type="float">
            <text:p>35.2328985869834</text:p>
          </table:table-cell>
          <table:table-cell office:value-type="float" office:value="34.0965622249344" calcext:value-type="float">
            <text:p>34.0965622249344</text:p>
          </table:table-cell>
          <table:table-cell office:value-type="float" office:value="33.0426968326143" calcext:value-type="float">
            <text:p>33.0426968326143</text:p>
          </table:table-cell>
          <table:table-cell office:value-type="float" office:value="32.0712063571928" calcext:value-type="float">
            <text:p>32.0712063571928</text:p>
          </table:table-cell>
          <table:table-cell office:value-type="float" office:value="31.1782719550561" calcext:value-type="float">
            <text:p>31.1782719550561</text:p>
          </table:table-cell>
          <table:table-cell/>
          <table:table-cell office:value-type="string" calcext:value-type="string">
            <text:p>10^13 10^6 10^2</text:p>
          </table:table-cell>
        </table:table-row>
        <table:table-row table:style-name="ro1">
          <table:table-cell office:value-type="float" office:value="10.1407935756557" calcext:value-type="float">
            <text:p>10.1407935756557</text:p>
          </table:table-cell>
          <table:table-cell office:value-type="float" office:value="32.6528868935987" calcext:value-type="float">
            <text:p>32.6528868935987</text:p>
          </table:table-cell>
          <table:table-cell office:value-type="float" office:value="58.9934979195133" calcext:value-type="float">
            <text:p>58.9934979195133</text:p>
          </table:table-cell>
          <table:table-cell office:value-type="float" office:value="89.844150575052" calcext:value-type="float">
            <text:p>89.844150575052</text:p>
          </table:table-cell>
          <table:table-cell office:value-type="float" office:value="126.010052627539" calcext:value-type="float">
            <text:p>126.010052627539</text:p>
          </table:table-cell>
          <table:table-cell office:value-type="float" office:value="168.441642764461" calcext:value-type="float">
            <text:p>168.441642764461</text:p>
          </table:table-cell>
          <table:table-cell office:value-type="float" office:value="218.259256106173" calcext:value-type="float">
            <text:p>218.259256106173</text:p>
          </table:table-cell>
          <table:table-cell office:value-type="float" office:value="276.784988064751" calcext:value-type="float">
            <text:p>276.784988064751</text:p>
          </table:table-cell>
          <table:table-cell office:value-type="float" office:value="221.902975842869" calcext:value-type="float">
            <text:p>221.902975842869</text:p>
          </table:table-cell>
          <table:table-cell office:value-type="float" office:value="183.421798632678" calcext:value-type="float">
            <text:p>183.421798632678</text:p>
          </table:table-cell>
          <table:table-cell office:value-type="float" office:value="155.437211801108" calcext:value-type="float">
            <text:p>155.437211801108</text:p>
          </table:table-cell>
          <table:table-cell office:value-type="float" office:value="134.487527198674" calcext:value-type="float">
            <text:p>134.487527198674</text:p>
          </table:table-cell>
          <table:table-cell office:value-type="float" office:value="118.431820083524" calcext:value-type="float">
            <text:p>118.431820083524</text:p>
          </table:table-cell>
          <table:table-cell office:value-type="float" office:value="105.887354715588" calcext:value-type="float">
            <text:p>105.887354715588</text:p>
          </table:table-cell>
          <table:table-cell office:value-type="float" office:value="95.927991330211" calcext:value-type="float">
            <text:p>95.927991330211</text:p>
          </table:table-cell>
          <table:table-cell office:value-type="float" office:value="87.9138243493886" calcext:value-type="float">
            <text:p>87.9138243493886</text:p>
          </table:table-cell>
          <table:table-cell office:value-type="float" office:value="81.3906247584559" calcext:value-type="float">
            <text:p>81.3906247584559</text:p>
          </table:table-cell>
          <table:table-cell office:value-type="float" office:value="76.0282188260685" calcext:value-type="float">
            <text:p>76.0282188260685</text:p>
          </table:table-cell>
          <table:table-cell office:value-type="float" office:value="71.5814820541969" calcext:value-type="float">
            <text:p>71.5814820541969</text:p>
          </table:table-cell>
          <table:table-cell office:value-type="float" office:value="67.8649254081232" calcext:value-type="float">
            <text:p>67.8649254081232</text:p>
          </table:table-cell>
          <table:table-cell office:value-type="float" office:value="64.7356782776623" calcext:value-type="float">
            <text:p>64.7356782776623</text:p>
          </table:table-cell>
          <table:table-cell office:value-type="float" office:value="62.0817544168423" calcext:value-type="float">
            <text:p>62.0817544168423</text:p>
          </table:table-cell>
          <table:table-cell office:value-type="float" office:value="59.8136521549069" calcext:value-type="float">
            <text:p>59.8136521549069</text:p>
          </table:table-cell>
          <table:table-cell office:value-type="float" office:value="57.8580081007346" calcext:value-type="float">
            <text:p>57.8580081007346</text:p>
          </table:table-cell>
          <table:table-cell office:value-type="float" office:value="56.1524275594939" calcext:value-type="float">
            <text:p>56.1524275594939</text:p>
          </table:table-cell>
          <table:table-cell office:value-type="float" office:value="54.6409219061977" calcext:value-type="float">
            <text:p>54.6409219061977</text:p>
          </table:table-cell>
          <table:table-cell office:value-type="float" office:value="53.2697778283849" calcext:value-type="float">
            <text:p>53.2697778283849</text:p>
          </table:table-cell>
          <table:table-cell office:value-type="float" office:value="51.984403435876" calcext:value-type="float">
            <text:p>51.984403435876</text:p>
          </table:table-cell>
          <table:table-cell office:value-type="float" office:value="50.7288529309181" calcext:value-type="float">
            <text:p>50.7288529309181</text:p>
          </table:table-cell>
          <table:table-cell office:value-type="float" office:value="49.4506132068517" calcext:value-type="float">
            <text:p>49.4506132068517</text:p>
          </table:table-cell>
          <table:table-cell office:value-type="float" office:value="48.1115822631613" calcext:value-type="float">
            <text:p>48.1115822631613</text:p>
          </table:table-cell>
          <table:table-cell office:value-type="float" office:value="46.7003441650212" calcext:value-type="float">
            <text:p>46.7003441650212</text:p>
          </table:table-cell>
          <table:table-cell office:value-type="float" office:value="45.235813965901" calcext:value-type="float">
            <text:p>45.235813965901</text:p>
          </table:table-cell>
          <table:table-cell office:value-type="float" office:value="43.757279139957" calcext:value-type="float">
            <text:p>43.757279139957</text:p>
          </table:table-cell>
          <table:table-cell office:value-type="float" office:value="42.3076971147981" calcext:value-type="float">
            <text:p>42.3076971147981</text:p>
          </table:table-cell>
          <table:table-cell office:value-type="float" office:value="40.9210686969334" calcext:value-type="float">
            <text:p>40.9210686969334</text:p>
          </table:table-cell>
          <table:table-cell office:value-type="float" office:value="39.6181180780282" calcext:value-type="float">
            <text:p>39.6181180780282</text:p>
          </table:table-cell>
          <table:table-cell office:value-type="float" office:value="38.4078432565678" calcext:value-type="float">
            <text:p>38.4078432565678</text:p>
          </table:table-cell>
          <table:table-cell office:value-type="float" office:value="37.2911305045772" calcext:value-type="float">
            <text:p>37.2911305045772</text:p>
          </table:table-cell>
          <table:table-cell office:value-type="float" office:value="36.2641492659802" calcext:value-type="float">
            <text:p>36.2641492659802</text:p>
          </table:table-cell>
          <table:table-cell/>
          <table:table-cell office:value-type="string" calcext:value-type="string">
            <text:p>As you can see they </text:p>
          </table:table-cell>
        </table:table-row>
        <table:table-row table:style-name="ro1">
          <table:table-cell office:value-type="float" office:value="6.92547567709697" calcext:value-type="float">
            <text:p>6.92547567709697</text:p>
          </table:table-cell>
          <table:table-cell office:value-type="float" office:value="22.3264804695055" calcext:value-type="float">
            <text:p>22.3264804695055</text:p>
          </table:table-cell>
          <table:table-cell office:value-type="float" office:value="40.3885630580621" calcext:value-type="float">
            <text:p>40.3885630580621</text:p>
          </table:table-cell>
          <table:table-cell office:value-type="float" office:value="61.5936676076981" calcext:value-type="float">
            <text:p>61.5936676076981</text:p>
          </table:table-cell>
          <table:table-cell office:value-type="float" office:value="86.5130668738077" calcext:value-type="float">
            <text:p>86.5130668738077</text:p>
          </table:table-cell>
          <table:table-cell office:value-type="float" office:value="115.823373020232" calcext:value-type="float">
            <text:p>115.823373020232</text:p>
          </table:table-cell>
          <table:table-cell office:value-type="float" office:value="150.324976737977" calcext:value-type="float">
            <text:p>150.324976737977</text:p>
          </table:table-cell>
          <table:table-cell office:value-type="float" office:value="190.963079812394" calcext:value-type="float">
            <text:p>190.963079812394</text:p>
          </table:table-cell>
          <table:table-cell office:value-type="float" office:value="238.855384345895" calcext:value-type="float">
            <text:p>238.855384345895</text:p>
          </table:table-cell>
          <table:table-cell office:value-type="float" office:value="197.815863055829" calcext:value-type="float">
            <text:p>197.815863055829</text:p>
          </table:table-cell>
          <table:table-cell office:value-type="float" office:value="167.980257442799" calcext:value-type="float">
            <text:p>167.980257442799</text:p>
          </table:table-cell>
          <table:table-cell office:value-type="float" office:value="145.65508565219" calcext:value-type="float">
            <text:p>145.65508565219</text:p>
          </table:table-cell>
          <table:table-cell office:value-type="float" office:value="128.557878175869" calcext:value-type="float">
            <text:p>128.557878175869</text:p>
          </table:table-cell>
          <table:table-cell office:value-type="float" office:value="115.214006373976" calcext:value-type="float">
            <text:p>115.214006373976</text:p>
          </table:table-cell>
          <table:table-cell office:value-type="float" office:value="104.63538881268" calcext:value-type="float">
            <text:p>104.63538881268</text:p>
          </table:table-cell>
          <table:table-cell office:value-type="float" office:value="96.138962307844" calcext:value-type="float">
            <text:p>96.138962307844</text:p>
          </table:table-cell>
          <table:table-cell office:value-type="float" office:value="89.2395106893052" calcext:value-type="float">
            <text:p>89.2395106893052</text:p>
          </table:table-cell>
          <table:table-cell office:value-type="float" office:value="83.5839801596124" calcext:value-type="float">
            <text:p>83.5839801596124</text:p>
          </table:table-cell>
          <table:table-cell office:value-type="float" office:value="78.9098992690396" calcext:value-type="float">
            <text:p>78.9098992690396</text:p>
          </table:table-cell>
          <table:table-cell office:value-type="float" office:value="75.0182926415328" calcext:value-type="float">
            <text:p>75.0182926415328</text:p>
          </table:table-cell>
          <table:table-cell office:value-type="float" office:value="71.7555521407715" calcext:value-type="float">
            <text:p>71.7555521407715</text:p>
          </table:table-cell>
          <table:table-cell office:value-type="float" office:value="69.000943715721" calcext:value-type="float">
            <text:p>69.000943715721</text:p>
          </table:table-cell>
          <table:table-cell office:value-type="float" office:value="66.6576651792882" calcext:value-type="float">
            <text:p>66.6576651792882</text:p>
          </table:table-cell>
          <table:table-cell office:value-type="float" office:value="64.6460766146872" calcext:value-type="float">
            <text:p>64.6460766146872</text:p>
          </table:table-cell>
          <table:table-cell office:value-type="float" office:value="62.8981499092236" calcext:value-type="float">
            <text:p>62.8981499092236</text:p>
          </table:table-cell>
          <table:table-cell office:value-type="float" office:value="61.3525071596894" calcext:value-type="float">
            <text:p>61.3525071596894</text:p>
          </table:table-cell>
          <table:table-cell office:value-type="float" office:value="59.9498431983163" calcext:value-type="float">
            <text:p>59.9498431983163</text:p>
          </table:table-cell>
          <table:table-cell office:value-type="float" office:value="58.6293272771595" calcext:value-type="float">
            <text:p>58.6293272771595</text:p>
          </table:table-cell>
          <table:table-cell office:value-type="float" office:value="57.327905804621" calcext:value-type="float">
            <text:p>57.327905804621</text:p>
          </table:table-cell>
          <table:table-cell office:value-type="float" office:value="55.9855403213681" calcext:value-type="float">
            <text:p>55.9855403213681</text:p>
          </table:table-cell>
          <table:table-cell office:value-type="float" office:value="54.5577688502492" calcext:value-type="float">
            <text:p>54.5577688502492</text:p>
          </table:table-cell>
          <table:table-cell office:value-type="float" office:value="53.0304272827896" calcext:value-type="float">
            <text:p>53.0304272827896</text:p>
          </table:table-cell>
          <table:table-cell office:value-type="float" office:value="51.4250462592485" calcext:value-type="float">
            <text:p>51.4250462592485</text:p>
          </table:table-cell>
          <table:table-cell office:value-type="float" office:value="49.7882321965278" calcext:value-type="float">
            <text:p>49.7882321965278</text:p>
          </table:table-cell>
          <table:table-cell office:value-type="float" office:value="48.1721492187429" calcext:value-type="float">
            <text:p>48.1721492187429</text:p>
          </table:table-cell>
          <table:table-cell office:value-type="float" office:value="46.6189969710367" calcext:value-type="float">
            <text:p>46.6189969710367</text:p>
          </table:table-cell>
          <table:table-cell office:value-type="float" office:value="45.155248036177" calcext:value-type="float">
            <text:p>45.155248036177</text:p>
          </table:table-cell>
          <table:table-cell office:value-type="float" office:value="43.7931653686951" calcext:value-type="float">
            <text:p>43.7931653686951</text:p>
          </table:table-cell>
          <table:table-cell office:value-type="float" office:value="42.5350401314633" calcext:value-type="float">
            <text:p>42.5350401314633</text:p>
          </table:table-cell>
          <table:table-cell office:value-type="float" office:value="41.3772826058123" calcext:value-type="float">
            <text:p>41.3772826058123</text:p>
          </table:table-cell>
          <table:table-cell/>
          <table:table-cell office:value-type="string" calcext:value-type="string">
            <text:p>are identical. </text:p>
          </table:table-cell>
        </table:table-row>
        <table:table-row table:style-name="ro1">
          <table:table-cell office:value-type="float" office:value="4.83111347834322" calcext:value-type="float">
            <text:p>4.83111347834322</text:p>
          </table:table-cell>
          <table:table-cell office:value-type="float" office:value="15.5941745596139" calcext:value-type="float">
            <text:p>15.5941745596139</text:p>
          </table:table-cell>
          <table:table-cell office:value-type="float" office:value="28.2476300524354" calcext:value-type="float">
            <text:p>28.2476300524354</text:p>
          </table:table-cell>
          <table:table-cell office:value-type="float" office:value="43.140017544084" calcext:value-type="float">
            <text:p>43.140017544084</text:p>
          </table:table-cell>
          <table:table-cell office:value-type="float" office:value="60.6859100891493" calcext:value-type="float">
            <text:p>60.6859100891493</text:p>
          </table:table-cell>
          <table:table-cell office:value-type="float" office:value="81.3781085971354" calcext:value-type="float">
            <text:p>81.3781085971354</text:p>
          </table:table-cell>
          <table:table-cell office:value-type="float" office:value="105.801775554859" calcext:value-type="float">
            <text:p>105.801775554859</text:p>
          </table:table-cell>
          <table:table-cell office:value-type="float" office:value="134.650668269262" calcext:value-type="float">
            <text:p>134.650668269262</text:p>
          </table:table-cell>
          <table:table-cell office:value-type="float" office:value="168.745576342953" calcext:value-type="float">
            <text:p>168.745576342953</text:p>
          </table:table-cell>
          <table:table-cell office:value-type="float" office:value="209.059026699792" calcext:value-type="float">
            <text:p>209.059026699792</text:p>
          </table:table-cell>
          <table:table-cell office:value-type="float" office:value="177.911910016748" calcext:value-type="float">
            <text:p>177.911910016748</text:p>
          </table:table-cell>
          <table:table-cell office:value-type="float" office:value="154.622513137943" calcext:value-type="float">
            <text:p>154.622513137943</text:p>
          </table:table-cell>
          <table:table-cell office:value-type="float" office:value="136.803825083007" calcext:value-type="float">
            <text:p>136.803825083007</text:p>
          </table:table-cell>
          <table:table-cell office:value-type="float" office:value="122.915798953269" calcext:value-type="float">
            <text:p>122.915798953269</text:p>
          </table:table-cell>
          <table:table-cell office:value-type="float" office:value="111.926107069185" calcext:value-type="float">
            <text:p>111.926107069185</text:p>
          </table:table-cell>
          <table:table-cell office:value-type="float" office:value="103.120708259868" calcext:value-type="float">
            <text:p>103.120708259868</text:p>
          </table:table-cell>
          <table:table-cell office:value-type="float" office:value="95.991982778789" calcext:value-type="float">
            <text:p>95.991982778789</text:p>
          </table:table-cell>
          <table:table-cell office:value-type="float" office:value="90.1701562367936" calcext:value-type="float">
            <text:p>90.1701562367936</text:p>
          </table:table-cell>
          <table:table-cell office:value-type="float" office:value="85.3798851246227" calcext:value-type="float">
            <text:p>85.3798851246227</text:p>
          </table:table-cell>
          <table:table-cell office:value-type="float" office:value="81.4119799084771" calcext:value-type="float">
            <text:p>81.4119799084771</text:p>
          </table:table-cell>
          <table:table-cell office:value-type="float" office:value="78.1044893627142" calcext:value-type="float">
            <text:p>78.1044893627142</text:p>
          </table:table-cell>
          <table:table-cell office:value-type="float" office:value="75.3296762615299" calcext:value-type="float">
            <text:p>75.3296762615299</text:p>
          </table:table-cell>
          <table:table-cell office:value-type="float" office:value="72.9846997972047" calcext:value-type="float">
            <text:p>72.9846997972047</text:p>
          </table:table-cell>
          <table:table-cell office:value-type="float" office:value="70.9845503674896" calcext:value-type="float">
            <text:p>70.9845503674896</text:p>
          </table:table-cell>
          <table:table-cell office:value-type="float" office:value="69.2562181438459" calcext:value-type="float">
            <text:p>69.2562181438459</text:p>
          </table:table-cell>
          <table:table-cell office:value-type="float" office:value="67.7334088078" calcext:value-type="float">
            <text:p>67.7334088078</text:p>
          </table:table-cell>
          <table:table-cell office:value-type="float" office:value="66.3515692909646" calcext:value-type="float">
            <text:p>66.3515692909646</text:p>
          </table:table-cell>
          <table:table-cell office:value-type="float" office:value="65.0438588185128" calcext:value-type="float">
            <text:p>65.0438588185128</text:p>
          </table:table-cell>
          <table:table-cell office:value-type="float" office:value="63.7401945589579" calcext:value-type="float">
            <text:p>63.7401945589579</text:p>
          </table:table-cell>
          <table:table-cell office:value-type="float" office:value="62.3728628455878" calcext:value-type="float">
            <text:p>62.3728628455878</text:p>
          </table:table-cell>
          <table:table-cell office:value-type="float" office:value="60.8906158932152" calcext:value-type="float">
            <text:p>60.8906158932152</text:p>
          </table:table-cell>
          <table:table-cell office:value-type="float" office:value="59.2759774418926" calcext:value-type="float">
            <text:p>59.2759774418926</text:p>
          </table:table-cell>
          <table:table-cell office:value-type="float" office:value="57.5527813339818" calcext:value-type="float">
            <text:p>57.5527813339818</text:p>
          </table:table-cell>
          <table:table-cell office:value-type="float" office:value="55.7752712184426" calcext:value-type="float">
            <text:p>55.7752712184426</text:p>
          </table:table-cell>
          <table:table-cell office:value-type="float" office:value="54.0057570776997" calcext:value-type="float">
            <text:p>54.0057570776997</text:p>
          </table:table-cell>
          <table:table-cell office:value-type="float" office:value="52.2958256410793" calcext:value-type="float">
            <text:p>52.2958256410793</text:p>
          </table:table-cell>
          <table:table-cell office:value-type="float" office:value="50.6787617721398" calcext:value-type="float">
            <text:p>50.6787617721398</text:p>
          </table:table-cell>
          <table:table-cell office:value-type="float" office:value="49.1708713176228" calcext:value-type="float">
            <text:p>49.1708713176228</text:p>
          </table:table-cell>
          <table:table-cell office:value-type="float" office:value="47.7763533064844" calcext:value-type="float">
            <text:p>47.7763533064844</text:p>
          </table:table-cell>
          <table:table-cell office:value-type="float" office:value="46.492162262489" calcext:value-type="float">
            <text:p>46.492162262489</text:p>
          </table:table-cell>
          <table:table-cell table:number-columns-repeated="2"/>
        </table:table-row>
        <table:table-row table:style-name="ro1">
          <table:table-cell office:value-type="float" office:value="3.42136848570488" calcext:value-type="float">
            <text:p>3.42136848570488</text:p>
          </table:table-cell>
          <table:table-cell office:value-type="float" office:value="11.0581436886323" calcext:value-type="float">
            <text:p>11.0581436886323</text:p>
          </table:table-cell>
          <table:table-cell office:value-type="float" office:value="20.0589670455379" calcext:value-type="float">
            <text:p>20.0589670455379</text:p>
          </table:table-cell>
          <table:table-cell office:value-type="float" office:value="30.6800112435424" calcext:value-type="float">
            <text:p>30.6800112435424</text:p>
          </table:table-cell>
          <table:table-cell office:value-type="float" office:value="43.2271009784062" calcext:value-type="float">
            <text:p>43.2271009784062</text:p>
          </table:table-cell>
          <table:table-cell office:value-type="float" office:value="58.0651671125569" calcext:value-type="float">
            <text:p>58.0651671125569</text:p>
          </table:table-cell>
          <table:table-cell office:value-type="float" office:value="75.6292834379548" calcext:value-type="float">
            <text:p>75.6292834379548</text:p>
          </table:table-cell>
          <table:table-cell office:value-type="float" office:value="96.4374379887891" calcext:value-type="float">
            <text:p>96.4374379887891</text:p>
          </table:table-cell>
          <table:table-cell office:value-type="float" office:value="121.105153763572" calcext:value-type="float">
            <text:p>121.105153763572</text:p>
          </table:table-cell>
          <table:table-cell office:value-type="float" office:value="150.362010345307" calcext:value-type="float">
            <text:p>150.362010345307</text:p>
          </table:table-cell>
          <table:table-cell office:value-type="float" office:value="185.074140048729" calcext:value-type="float">
            <text:p>185.074140048729</text:p>
          </table:table-cell>
          <table:table-cell office:value-type="float" office:value="161.237214462685" calcext:value-type="float">
            <text:p>161.237214462685</text:p>
          </table:table-cell>
          <table:table-cell office:value-type="float" office:value="143.024712060188" calcext:value-type="float">
            <text:p>143.024712060188</text:p>
          </table:table-cell>
          <table:table-cell office:value-type="float" office:value="128.85409237256" calcext:value-type="float">
            <text:p>128.85409237256</text:p>
          </table:table-cell>
          <table:table-cell office:value-type="float" office:value="117.666894490056" calcext:value-type="float">
            <text:p>117.666894490056</text:p>
          </table:table-cell>
          <table:table-cell office:value-type="float" office:value="108.730598508335" calcext:value-type="float">
            <text:p>108.730598508335</text:p>
          </table:table-cell>
          <table:table-cell office:value-type="float" office:value="101.524016080767" calcext:value-type="float">
            <text:p>101.524016080767</text:p>
          </table:table-cell>
          <table:table-cell office:value-type="float" office:value="95.6670113840672" calcext:value-type="float">
            <text:p>95.6670113840672</text:p>
          </table:table-cell>
          <table:table-cell office:value-type="float" office:value="90.8760001609203" calcext:value-type="float">
            <text:p>90.8760001609203</text:p>
          </table:table-cell>
          <table:table-cell office:value-type="float" office:value="86.9349676986416" calcext:value-type="float">
            <text:p>86.9349676986416</text:p>
          </table:table-cell>
          <table:table-cell office:value-type="float" office:value="83.6760924907101" calcext:value-type="float">
            <text:p>83.6760924907101</text:p>
          </table:table-cell>
          <table:table-cell office:value-type="float" office:value="80.9664193789872" calcext:value-type="float">
            <text:p>80.9664193789872</text:p>
          </table:table-cell>
          <table:table-cell office:value-type="float" office:value="78.6983353576499" calcext:value-type="float">
            <text:p>78.6983353576499</text:p>
          </table:table-cell>
          <table:table-cell office:value-type="float" office:value="76.7823402333758" calcext:value-type="float">
            <text:p>76.7823402333758</text:p>
          </table:table-cell>
          <table:table-cell office:value-type="float" office:value="75.1410406910726" calcext:value-type="float">
            <text:p>75.1410406910726</text:p>
          </table:table-cell>
          <table:table-cell office:value-type="float" office:value="73.7036289172828" calcext:value-type="float">
            <text:p>73.7036289172828</text:p>
          </table:table-cell>
          <table:table-cell office:value-type="float" office:value="72.4005727518857" calcext:value-type="float">
            <text:p>72.4005727518857</text:p>
          </table:table-cell>
          <table:table-cell office:value-type="float" office:value="71.1591814242189" calcext:value-type="float">
            <text:p>71.1591814242189</text:p>
          </table:table-cell>
          <table:table-cell office:value-type="float" office:value="69.9023666926159" calcext:value-type="float">
            <text:p>69.9023666926159</text:p>
          </table:table-cell>
          <table:table-cell office:value-type="float" office:value="68.554544312752" calcext:value-type="float">
            <text:p>68.554544312752</text:p>
          </table:table-cell>
          <table:table-cell office:value-type="float" office:value="67.0571905736679" calcext:value-type="float">
            <text:p>67.0571905736679</text:p>
          </table:table-cell>
          <table:table-cell office:value-type="float" office:value="65.3888291970781" calcext:value-type="float">
            <text:p>65.3888291970781</text:p>
          </table:table-cell>
          <table:table-cell office:value-type="float" office:value="63.575103411459" calcext:value-type="float">
            <text:p>63.575103411459</text:p>
          </table:table-cell>
          <table:table-cell office:value-type="float" office:value="61.6780604668828" calcext:value-type="float">
            <text:p>61.6780604668828</text:p>
          </table:table-cell>
          <table:table-cell office:value-type="float" office:value="59.7710697006336" calcext:value-type="float">
            <text:p>59.7710697006336</text:p>
          </table:table-cell>
          <table:table-cell office:value-type="float" office:value="57.9163933741274" calcext:value-type="float">
            <text:p>57.9163933741274</text:p>
          </table:table-cell>
          <table:table-cell office:value-type="float" office:value="56.1553425536095" calcext:value-type="float">
            <text:p>56.1553425536095</text:p>
          </table:table-cell>
          <table:table-cell office:value-type="float" office:value="54.5091782934657" calcext:value-type="float">
            <text:p>54.5091782934657</text:p>
          </table:table-cell>
          <table:table-cell office:value-type="float" office:value="52.9846061650857" calcext:value-type="float">
            <text:p>52.9846061650857</text:p>
          </table:table-cell>
          <table:table-cell office:value-type="float" office:value="51.5794890297633" calcext:value-type="float">
            <text:p>51.5794890297633</text:p>
          </table:table-cell>
          <table:table-cell table:number-columns-repeated="2"/>
        </table:table-row>
        <table:table-row table:style-name="ro1">
          <table:table-cell office:value-type="float" office:value="2.44841265330395" calcext:value-type="float">
            <text:p>2.44841265330395</text:p>
          </table:table-cell>
          <table:table-cell office:value-type="float" office:value="7.92420679821357" calcext:value-type="float">
            <text:p>7.92420679821357</text:p>
          </table:table-cell>
          <table:table-cell office:value-type="float" office:value="14.3950418727016" calcext:value-type="float">
            <text:p>14.3950418727016</text:p>
          </table:table-cell>
          <table:table-cell office:value-type="float" office:value="22.0513632693444" calcext:value-type="float">
            <text:p>22.0513632693444</text:p>
          </table:table-cell>
          <table:table-cell office:value-type="float" office:value="31.1214044859517" calcext:value-type="float">
            <text:p>31.1214044859517</text:p>
          </table:table-cell>
          <table:table-cell office:value-type="float" office:value="41.8786144753695" calcext:value-type="float">
            <text:p>41.8786144753695</text:p>
          </table:table-cell>
          <table:table-cell office:value-type="float" office:value="54.6503934436033" calcext:value-type="float">
            <text:p>54.6503934436033</text:p>
          </table:table-cell>
          <table:table-cell office:value-type="float" office:value="69.8282829412474" calcext:value-type="float">
            <text:p>69.8282829412474</text:p>
          </table:table-cell>
          <table:table-cell office:value-type="float" office:value="87.8797319773391" calcext:value-type="float">
            <text:p>87.8797319773391</text:p>
          </table:table-cell>
          <table:table-cell office:value-type="float" office:value="109.361514774456" calcext:value-type="float">
            <text:p>109.361514774456</text:p>
          </table:table-cell>
          <table:table-cell office:value-type="float" office:value="134.934801508595" calcext:value-type="float">
            <text:p>134.934801508595</text:p>
          </table:table-cell>
          <table:table-cell office:value-type="float" office:value="165.385971826066" calcext:value-type="float">
            <text:p>165.385971826066</text:p>
          </table:table-cell>
          <table:table-cell office:value-type="float" office:value="147.103424561839" calcext:value-type="float">
            <text:p>147.103424561839</text:p>
          </table:table-cell>
          <table:table-cell office:value-type="float" office:value="132.912076338821" calcext:value-type="float">
            <text:p>132.912076338821</text:p>
          </table:table-cell>
          <table:table-cell office:value-type="float" office:value="121.741310585644" calcext:value-type="float">
            <text:p>121.741310585644</text:p>
          </table:table-cell>
          <table:table-cell office:value-type="float" office:value="112.852711077992" calcext:value-type="float">
            <text:p>112.852711077992</text:p>
          </table:table-cell>
          <table:table-cell office:value-type="float" office:value="105.720450707981" calcext:value-type="float">
            <text:p>105.720450707981</text:p>
          </table:table-cell>
          <table:table-cell office:value-type="float" office:value="99.9604889251451" calcext:value-type="float">
            <text:p>99.9604889251451</text:p>
          </table:table-cell>
          <table:table-cell office:value-type="float" office:value="95.285723669848" calcext:value-type="float">
            <text:p>95.285723669848</text:p>
          </table:table-cell>
          <table:table-cell office:value-type="float" office:value="91.4767811026612" calcext:value-type="float">
            <text:p>91.4767811026612</text:p>
          </table:table-cell>
          <table:table-cell office:value-type="float" office:value="88.3624964368491" calcext:value-type="float">
            <text:p>88.3624964368491</text:p>
          </table:table-cell>
          <table:table-cell office:value-type="float" office:value="85.8065060843711" calcext:value-type="float">
            <text:p>85.8065060843711</text:p>
          </table:table-cell>
          <table:table-cell office:value-type="float" office:value="83.6976810530065" calcext:value-type="float">
            <text:p>83.6976810530065</text:p>
          </table:table-cell>
          <table:table-cell office:value-type="float" office:value="81.9428641522964" calcext:value-type="float">
            <text:p>81.9428641522964</text:p>
          </table:table-cell>
          <table:table-cell office:value-type="float" office:value="80.4607997345021" calcext:value-type="float">
            <text:p>80.4607997345021</text:p>
          </table:table-cell>
          <table:table-cell office:value-type="float" office:value="79.1764691454461" calcext:value-type="float">
            <text:p>79.1764691454461</text:p>
          </table:table-cell>
          <table:table-cell office:value-type="float" office:value="78.0155188226696" calcext:value-type="float">
            <text:p>78.0155188226696</text:p>
          </table:table-cell>
          <table:table-cell office:value-type="float" office:value="76.8994604668884" calcext:value-type="float">
            <text:p>76.8994604668884</text:p>
          </table:table-cell>
          <table:table-cell office:value-type="float" office:value="75.7441324390304" calcext:value-type="float">
            <text:p>75.7441324390304</text:p>
          </table:table-cell>
          <table:table-cell office:value-type="float" office:value="74.4658089968436" calcext:value-type="float">
            <text:p>74.4658089968436</text:p>
          </table:table-cell>
          <table:table-cell office:value-type="float" office:value="72.9981159748484" calcext:value-type="float">
            <text:p>72.9981159748484</text:p>
          </table:table-cell>
          <table:table-cell office:value-type="float" office:value="71.3147474112072" calcext:value-type="float">
            <text:p>71.3147474112072</text:p>
          </table:table-cell>
          <table:table-cell office:value-type="float" office:value="69.4424458972858" calcext:value-type="float">
            <text:p>69.4424458972858</text:p>
          </table:table-cell>
          <table:table-cell office:value-type="float" office:value="67.4510197255646" calcext:value-type="float">
            <text:p>67.4510197255646</text:p>
          </table:table-cell>
          <table:table-cell office:value-type="float" office:value="65.4257338052262" calcext:value-type="float">
            <text:p>65.4257338052262</text:p>
          </table:table-cell>
          <table:table-cell office:value-type="float" office:value="63.440896315073" calcext:value-type="float">
            <text:p>63.440896315073</text:p>
          </table:table-cell>
          <table:table-cell office:value-type="float" office:value="61.5472199368563" calcext:value-type="float">
            <text:p>61.5472199368563</text:p>
          </table:table-cell>
          <table:table-cell office:value-type="float" office:value="59.7719891688074" calcext:value-type="float">
            <text:p>59.7719891688074</text:p>
          </table:table-cell>
          <table:table-cell office:value-type="float" office:value="58.1251290477762" calcext:value-type="float">
            <text:p>58.1251290477762</text:p>
          </table:table-cell>
          <table:table-cell office:value-type="float" office:value="56.6058477539087" calcext:value-type="float">
            <text:p>56.6058477539087</text:p>
          </table:table-cell>
          <table:table-cell table:number-columns-repeated="2"/>
        </table:table-row>
        <table:table-row table:style-name="ro1">
          <table:table-cell office:value-type="float" office:value="1.76400046508955" calcext:value-type="float">
            <text:p>1.76400046508955</text:p>
          </table:table-cell>
          <table:table-cell office:value-type="float" office:value="5.71713804744677" calcext:value-type="float">
            <text:p>5.71713804744677</text:p>
          </table:table-cell>
          <table:table-cell office:value-type="float" office:value="10.4013346471402" calcext:value-type="float">
            <text:p>10.4013346471402</text:p>
          </table:table-cell>
          <table:table-cell office:value-type="float" office:value="15.9592479736012" calcext:value-type="float">
            <text:p>15.9592479736012</text:p>
          </table:table-cell>
          <table:table-cell office:value-type="float" office:value="22.5625303743504" calcext:value-type="float">
            <text:p>22.5625303743504</text:p>
          </table:table-cell>
          <table:table-cell office:value-type="float" office:value="30.4177162780058" calcext:value-type="float">
            <text:p>30.4177162780058</text:p>
          </table:table-cell>
          <table:table-cell office:value-type="float" office:value="39.7732017547318" calcext:value-type="float">
            <text:p>39.7732017547318</text:p>
          </table:table-cell>
          <table:table-cell office:value-type="float" office:value="50.9274556679479" calcext:value-type="float">
            <text:p>50.9274556679479</text:p>
          </table:table-cell>
          <table:table-cell office:value-type="float" office:value="64.2385882075821" calcext:value-type="float">
            <text:p>64.2385882075821</text:p>
          </table:table-cell>
          <table:table-cell office:value-type="float" office:value="80.1353708310472" calcext:value-type="float">
            <text:p>80.1353708310472</text:p>
          </table:table-cell>
          <table:table-cell office:value-type="float" office:value="99.1297454747517" calcext:value-type="float">
            <text:p>99.1297454747517</text:p>
          </table:table-cell>
          <table:table-cell office:value-type="float" office:value="121.830774277251" calcext:value-type="float">
            <text:p>121.830774277251</text:p>
          </table:table-cell>
          <table:table-cell office:value-type="float" office:value="148.964138355408" calcext:value-type="float">
            <text:p>148.964138355408</text:p>
          </table:table-cell>
          <table:table-cell office:value-type="float" office:value="135.002995318892" calcext:value-type="float">
            <text:p>135.002995318892</text:p>
          </table:table-cell>
          <table:table-cell office:value-type="float" office:value="124.057093254051" calcext:value-type="float">
            <text:p>124.057093254051</text:p>
          </table:table-cell>
          <table:table-cell office:value-type="float" office:value="115.390237172105" calcext:value-type="float">
            <text:p>115.390237172105</text:p>
          </table:table-cell>
          <table:table-cell office:value-type="float" office:value="108.480807461604" calcext:value-type="float">
            <text:p>108.480807461604</text:p>
          </table:table-cell>
          <table:table-cell office:value-type="float" office:value="102.947298034409" calcext:value-type="float">
            <text:p>102.947298034409</text:p>
          </table:table-cell>
          <table:table-cell office:value-type="float" office:value="98.5038333950793" calcext:value-type="float">
            <text:p>98.5038333950793</text:p>
          </table:table-cell>
          <table:table-cell office:value-type="float" office:value="94.9311848687411" calcext:value-type="float">
            <text:p>94.9311848687411</text:p>
          </table:table-cell>
          <table:table-cell office:value-type="float" office:value="92.0574073314677" calcext:value-type="float">
            <text:p>92.0574073314677</text:p>
          </table:table-cell>
          <table:table-cell office:value-type="float" office:value="89.7445555866658" calcext:value-type="float">
            <text:p>89.7445555866658</text:p>
          </table:table-cell>
          <table:table-cell office:value-type="float" office:value="87.8792269431211" calcext:value-type="float">
            <text:p>87.8792269431211</text:p>
          </table:table-cell>
          <table:table-cell office:value-type="float" office:value="86.3653881638003" calcext:value-type="float">
            <text:p>86.3653881638003</text:p>
          </table:table-cell>
          <table:table-cell office:value-type="float" office:value="85.1183500436514" calcext:value-type="float">
            <text:p>85.1183500436514</text:p>
          </table:table-cell>
          <table:table-cell office:value-type="float" office:value="84.0590596902617" calcext:value-type="float">
            <text:p>84.0590596902617</text:p>
          </table:table-cell>
          <table:table-cell office:value-type="float" office:value="83.1083527636287" calcext:value-type="float">
            <text:p>83.1083527636287</text:p>
          </table:table-cell>
          <table:table-cell office:value-type="float" office:value="82.1818451479748" calcext:value-type="float">
            <text:p>82.1818451479748</text:p>
          </table:table-cell>
          <table:table-cell office:value-type="float" office:value="81.1880968654147" calcext:value-type="float">
            <text:p>81.1880968654147</text:p>
          </table:table-cell>
          <table:table-cell office:value-type="float" office:value="80.034854266399" calcext:value-type="float">
            <text:p>80.034854266399</text:p>
          </table:table-cell>
          <table:table-cell office:value-type="float" office:value="78.6472049943938" calcext:value-type="float">
            <text:p>78.6472049943938</text:p>
          </table:table-cell>
          <table:table-cell office:value-type="float" office:value="76.9930199372318" calcext:value-type="float">
            <text:p>76.9930199372318</text:p>
          </table:table-cell>
          <table:table-cell office:value-type="float" office:value="75.0991784881028" calcext:value-type="float">
            <text:p>75.0991784881028</text:p>
          </table:table-cell>
          <table:table-cell office:value-type="float" office:value="73.0429330044365" calcext:value-type="float">
            <text:p>73.0429330044365</text:p>
          </table:table-cell>
          <table:table-cell office:value-type="float" office:value="70.9221334512863" calcext:value-type="float">
            <text:p>70.9221334512863</text:p>
          </table:table-cell>
          <table:table-cell office:value-type="float" office:value="68.8245523102439" calcext:value-type="float">
            <text:p>68.8245523102439</text:p>
          </table:table-cell>
          <table:table-cell office:value-type="float" office:value="66.8118469068497" calcext:value-type="float">
            <text:p>66.8118469068497</text:p>
          </table:table-cell>
          <table:table-cell office:value-type="float" office:value="64.918572927128" calcext:value-type="float">
            <text:p>64.918572927128</text:p>
          </table:table-cell>
          <table:table-cell office:value-type="float" office:value="63.1587244770034" calcext:value-type="float">
            <text:p>63.1587244770034</text:p>
          </table:table-cell>
          <table:table-cell office:value-type="float" office:value="61.5333801592286" calcext:value-type="float">
            <text:p>61.5333801592286</text:p>
          </table:table-cell>
          <table:table-cell table:number-columns-repeated="2"/>
        </table:table-row>
        <table:table-row table:style-name="ro1">
          <table:table-cell office:value-type="float" office:value="1.27562402607952" calcext:value-type="float">
            <text:p>1.27562402607952</text:p>
          </table:table-cell>
          <table:table-cell office:value-type="float" office:value="4.14027702078294" calcext:value-type="float">
            <text:p>4.14027702078294</text:p>
          </table:table-cell>
          <table:table-cell office:value-type="float" office:value="7.54420302070343" calcext:value-type="float">
            <text:p>7.54420302070343</text:p>
          </table:table-cell>
          <table:table-cell office:value-type="float" office:value="11.594729734898" calcext:value-type="float">
            <text:p>11.594729734898</text:p>
          </table:table-cell>
          <table:table-cell office:value-type="float" office:value="16.4215398009298" calcext:value-type="float">
            <text:p>16.4215398009298</text:p>
          </table:table-cell>
          <table:table-cell office:value-type="float" office:value="22.1813627804004" calcext:value-type="float">
            <text:p>22.1813627804004</text:p>
          </table:table-cell>
          <table:table-cell office:value-type="float" office:value="29.063583744813" calcext:value-type="float">
            <text:p>29.063583744813</text:p>
          </table:table-cell>
          <table:table-cell office:value-type="float" office:value="37.2969009898409" calcext:value-type="float">
            <text:p>37.2969009898409</text:p>
          </table:table-cell>
          <table:table-cell office:value-type="float" office:value="47.1571601607298" calcext:value-type="float">
            <text:p>47.1571601607298</text:p>
          </table:table-cell>
          <table:table-cell office:value-type="float" office:value="58.9764723494709" calcext:value-type="float">
            <text:p>58.9764723494709</text:p>
          </table:table-cell>
          <table:table-cell office:value-type="float" office:value="73.1536833667248" calcext:value-type="float">
            <text:p>73.1536833667248</text:p>
          </table:table-cell>
          <table:table-cell office:value-type="float" office:value="90.1661937156316" calcext:value-type="float">
            <text:p>90.1661937156316</text:p>
          </table:table-cell>
          <table:table-cell office:value-type="float" office:value="110.583027919282" calcext:value-type="float">
            <text:p>110.583027919282</text:p>
          </table:table-cell>
          <table:table-cell office:value-type="float" office:value="135.083280243549" calcext:value-type="float">
            <text:p>135.083280243549</text:p>
          </table:table-cell>
          <table:table-cell office:value-type="float" office:value="124.554241705941" calcext:value-type="float">
            <text:p>124.554241705941</text:p>
          </table:table-cell>
          <table:table-cell office:value-type="float" office:value="116.272900137312" calcext:value-type="float">
            <text:p>116.272900137312</text:p>
          </table:table-cell>
          <table:table-cell office:value-type="float" office:value="109.726043292458" calcext:value-type="float">
            <text:p>109.726043292458</text:p>
          </table:table-cell>
          <table:table-cell office:value-type="float" office:value="104.540994542933" calcext:value-type="float">
            <text:p>104.540994542933</text:p>
          </table:table-cell>
          <table:table-cell office:value-type="float" office:value="100.437796193141" calcext:value-type="float">
            <text:p>100.437796193141</text:p>
          </table:table-cell>
          <table:table-cell office:value-type="float" office:value="97.2008711094181" calcext:value-type="float">
            <text:p>97.2008711094181</text:p>
          </table:table-cell>
          <table:table-cell office:value-type="float" office:value="94.6600835898358" calcext:value-type="float">
            <text:p>94.6600835898358</text:p>
          </table:table-cell>
          <table:table-cell office:value-type="float" office:value="92.6777584053419" calcext:value-type="float">
            <text:p>92.6777584053419</text:p>
          </table:table-cell>
          <table:table-cell office:value-type="float" office:value="91.1394615327596" calcext:value-type="float">
            <text:p>91.1394615327596</text:p>
          </table:table-cell>
          <table:table-cell office:value-type="float" office:value="89.9470234060712" calcext:value-type="float">
            <text:p>89.9470234060712</text:p>
          </table:table-cell>
          <table:table-cell office:value-type="float" office:value="89.0126590162914" calcext:value-type="float">
            <text:p>89.0126590162914</text:p>
          </table:table-cell>
          <table:table-cell office:value-type="float" office:value="88.253318322792" calcext:value-type="float">
            <text:p>88.253318322792</text:p>
          </table:table-cell>
          <table:table-cell office:value-type="float" office:value="87.5848601540412" calcext:value-type="float">
            <text:p>87.5848601540412</text:p>
          </table:table-cell>
          <table:table-cell office:value-type="float" office:value="86.9167121063302" calcext:value-type="float">
            <text:p>86.9167121063302</text:p>
          </table:table-cell>
          <table:table-cell office:value-type="float" office:value="86.1497626021437" calcext:value-type="float">
            <text:p>86.1497626021437</text:p>
          </table:table-cell>
          <table:table-cell office:value-type="float" office:value="85.1826778389629" calcext:value-type="float">
            <text:p>85.1826778389629</text:p>
          </table:table-cell>
          <table:table-cell office:value-type="float" office:value="83.9311665000682" calcext:value-type="float">
            <text:p>83.9311665000682</text:p>
          </table:table-cell>
          <table:table-cell office:value-type="float" office:value="82.3560903915623" calcext:value-type="float">
            <text:p>82.3560903915623</text:p>
          </table:table-cell>
          <table:table-cell office:value-type="float" office:value="80.483212610821" calcext:value-type="float">
            <text:p>80.483212610821</text:p>
          </table:table-cell>
          <table:table-cell office:value-type="float" office:value="78.3965656960943" calcext:value-type="float">
            <text:p>78.3965656960943</text:p>
          </table:table-cell>
          <table:table-cell office:value-type="float" office:value="76.2070378744482" calcext:value-type="float">
            <text:p>76.2070378744482</text:p>
          </table:table-cell>
          <table:table-cell office:value-type="float" office:value="74.0172765659434" calcext:value-type="float">
            <text:p>74.0172765659434</text:p>
          </table:table-cell>
          <table:table-cell office:value-type="float" office:value="71.9015905103921" calcext:value-type="float">
            <text:p>71.9015905103921</text:p>
          </table:table-cell>
          <table:table-cell office:value-type="float" office:value="69.9032582606055" calcext:value-type="float">
            <text:p>69.9032582606055</text:p>
          </table:table-cell>
          <table:table-cell office:value-type="float" office:value="68.0413562111024" calcext:value-type="float">
            <text:p>68.0413562111024</text:p>
          </table:table-cell>
          <table:table-cell office:value-type="float" office:value="66.3194657612933" calcext:value-type="float">
            <text:p>66.3194657612933</text:p>
          </table:table-cell>
          <table:table-cell table:number-columns-repeated="2"/>
        </table:table-row>
        <table:table-row table:style-name="ro1">
          <table:table-cell office:value-type="float" office:value="0.923491628105428" calcext:value-type="float">
            <text:p>0.923491628105428</text:p>
          </table:table-cell>
          <table:table-cell office:value-type="float" office:value="3.00180018437008" calcext:value-type="float">
            <text:p>3.00180018437008</text:p>
          </table:table-cell>
          <table:table-cell office:value-type="float" office:value="5.47844053153591" calcext:value-type="float">
            <text:p>5.47844053153591</text:p>
          </table:table-cell>
          <table:table-cell office:value-type="float" office:value="8.43428684925935" calcext:value-type="float">
            <text:p>8.43428684925935</text:p>
          </table:table-cell>
          <table:table-cell office:value-type="float" office:value="11.9674815211078" calcext:value-type="float">
            <text:p>11.9674815211078</text:p>
          </table:table-cell>
          <table:table-cell office:value-type="float" office:value="16.1971826976063" calcext:value-type="float">
            <text:p>16.1971826976063</text:p>
          </table:table-cell>
          <table:table-cell office:value-type="float" office:value="21.2680825959027" calcext:value-type="float">
            <text:p>21.2680825959027</text:p>
          </table:table-cell>
          <table:table-cell office:value-type="float" office:value="27.3558213788597" calcext:value-type="float">
            <text:p>27.3558213788597</text:p>
          </table:table-cell>
          <table:table-cell office:value-type="float" office:value="34.6734229484537" calcext:value-type="float">
            <text:p>34.6734229484537</text:p>
          </table:table-cell>
          <table:table-cell office:value-type="float" office:value="43.4788693573527" calcext:value-type="float">
            <text:p>43.4788693573527</text:p>
          </table:table-cell>
          <table:table-cell office:value-type="float" office:value="54.0839040170733" calcext:value-type="float">
            <text:p>54.0839040170733</text:p>
          </table:table-cell>
          <table:table-cell office:value-type="float" office:value="66.8641036052964" calcext:value-type="float">
            <text:p>66.8641036052964</text:p>
          </table:table-cell>
          <table:table-cell office:value-type="float" office:value="82.2701774376753" calcext:value-type="float">
            <text:p>82.2701774376753</text:p>
          </table:table-cell>
          <table:table-cell office:value-type="float" office:value="100.840335489795" calcext:value-type="float">
            <text:p>100.840335489795</text:p>
          </table:table-cell>
          <table:table-cell office:value-type="float" office:value="123.217867524737" calcext:value-type="float">
            <text:p>123.217867524737</text:p>
          </table:table-cell>
          <table:table-cell office:value-type="float" office:value="115.464932578712" calcext:value-type="float">
            <text:p>115.464932578712</text:p>
          </table:table-cell>
          <table:table-cell office:value-type="float" office:value="109.406061778854" calcext:value-type="float">
            <text:p>109.406061778854</text:p>
          </table:table-cell>
          <table:table-cell office:value-type="float" office:value="104.678964995535" calcext:value-type="float">
            <text:p>104.678964995535</text:p>
          </table:table-cell>
          <table:table-cell office:value-type="float" office:value="101.014161153612" calcext:value-type="float">
            <text:p>101.014161153612</text:p>
          </table:table-cell>
          <table:table-cell office:value-type="float" office:value="98.2031995395734" calcext:value-type="float">
            <text:p>98.2031995395734</text:p>
          </table:table-cell>
          <table:table-cell office:value-type="float" office:value="96.0803718653499" calcext:value-type="float">
            <text:p>96.0803718653499</text:p>
          </table:table-cell>
          <table:table-cell office:value-type="float" office:value="94.5101748815334" calcext:value-type="float">
            <text:p>94.5101748815334</text:p>
          </table:table-cell>
          <table:table-cell office:value-type="float" office:value="93.378424124949" calcext:value-type="float">
            <text:p>93.378424124949</text:p>
          </table:table-cell>
          <table:table-cell office:value-type="float" office:value="92.5855514790291" calcext:value-type="float">
            <text:p>92.5855514790291</text:p>
          </table:table-cell>
          <table:table-cell office:value-type="float" office:value="92.0409519123903" calcext:value-type="float">
            <text:p>92.0409519123903</text:p>
          </table:table-cell>
          <table:table-cell office:value-type="float" office:value="91.657486049511" calcext:value-type="float">
            <text:p>91.657486049511</text:p>
          </table:table-cell>
          <table:table-cell office:value-type="float" office:value="91.3456800928639" calcext:value-type="float">
            <text:p>91.3456800928639</text:p>
          </table:table-cell>
          <table:table-cell office:value-type="float" office:value="91.0082508656892" calcext:value-type="float">
            <text:p>91.0082508656892</text:p>
          </table:table-cell>
          <table:table-cell office:value-type="float" office:value="90.5377807267846" calcext:value-type="float">
            <text:p>90.5377807267846</text:p>
          </table:table-cell>
          <table:table-cell office:value-type="float" office:value="89.8230782352161" calcext:value-type="float">
            <text:p>89.8230782352161</text:p>
          </table:table-cell>
          <table:table-cell office:value-type="float" office:value="88.7694267270296" calcext:value-type="float">
            <text:p>88.7694267270296</text:p>
          </table:table-cell>
          <table:table-cell office:value-type="float" office:value="87.3292619325125" calcext:value-type="float">
            <text:p>87.3292619325125</text:p>
          </table:table-cell>
          <table:table-cell office:value-type="float" office:value="85.5256461566592" calcext:value-type="float">
            <text:p>85.5256461566592</text:p>
          </table:table-cell>
          <table:table-cell office:value-type="float" office:value="83.4483039537401" calcext:value-type="float">
            <text:p>83.4483039537401</text:p>
          </table:table-cell>
          <table:table-cell office:value-type="float" office:value="81.2212682528891" calcext:value-type="float">
            <text:p>81.2212682528891</text:p>
          </table:table-cell>
          <table:table-cell office:value-type="float" office:value="78.9633796722845" calcext:value-type="float">
            <text:p>78.9633796722845</text:p>
          </table:table-cell>
          <table:table-cell office:value-type="float" office:value="76.7634480216631" calcext:value-type="float">
            <text:p>76.7634480216631</text:p>
          </table:table-cell>
          <table:table-cell office:value-type="float" office:value="74.6751530433717" calcext:value-type="float">
            <text:p>74.6751530433717</text:p>
          </table:table-cell>
          <table:table-cell office:value-type="float" office:value="72.7238621051998" calcext:value-type="float">
            <text:p>72.7238621051998</text:p>
          </table:table-cell>
          <table:table-cell office:value-type="float" office:value="70.9164231980973" calcext:value-type="float">
            <text:p>70.9164231980973</text:p>
          </table:table-cell>
          <table:table-cell table:number-columns-repeated="2"/>
        </table:table-row>
        <table:table-row table:style-name="ro1">
          <table:table-cell office:value-type="float" office:value="0.66779521724704" calcext:value-type="float">
            <text:p>0.66779521724704</text:p>
          </table:table-cell>
          <table:table-cell office:value-type="float" office:value="2.17393516575064" calcext:value-type="float">
            <text:p>2.17393516575064</text:p>
          </table:table-cell>
          <table:table-cell office:value-type="float" office:value="3.97399541470896" calcext:value-type="float">
            <text:p>3.97399541470896</text:p>
          </table:table-cell>
          <table:table-cell office:value-type="float" office:value="6.12886043997589" calcext:value-type="float">
            <text:p>6.12886043997589</text:p>
          </table:table-cell>
          <table:table-cell office:value-type="float" office:value="8.71274332904558" calcext:value-type="float">
            <text:p>8.71274332904558</text:p>
          </table:table-cell>
          <table:table-cell office:value-type="float" office:value="11.8161769116444" calcext:value-type="float">
            <text:p>11.8161769116444</text:p>
          </table:table-cell>
          <table:table-cell office:value-type="float" office:value="15.5496520483286" calcext:value-type="float">
            <text:p>15.5496520483286</text:p>
          </table:table-cell>
          <table:table-cell office:value-type="float" office:value="20.0480193640502" calcext:value-type="float">
            <text:p>20.0480193640502</text:p>
          </table:table-cell>
          <table:table-cell office:value-type="float" office:value="25.4757774705524" calcext:value-type="float">
            <text:p>25.4757774705524</text:p>
          </table:table-cell>
          <table:table-cell office:value-type="float" office:value="32.0333694232524" calcext:value-type="float">
            <text:p>32.0333694232524</text:p>
          </table:table-cell>
          <table:table-cell office:value-type="float" office:value="39.9645946335105" calcext:value-type="float">
            <text:p>39.9645946335105</text:p>
          </table:table-cell>
          <table:table-cell office:value-type="float" office:value="49.5652090688302" calcext:value-type="float">
            <text:p>49.5652090688302</text:p>
          </table:table-cell>
          <table:table-cell office:value-type="float" office:value="61.1927246109721" calcext:value-type="float">
            <text:p>61.1927246109721</text:p>
          </table:table-cell>
          <table:table-cell office:value-type="float" office:value="75.2773212998767" calcext:value-type="float">
            <text:p>75.2773212998767</text:p>
          </table:table-cell>
          <table:table-cell office:value-type="float" office:value="92.3336487822354" calcext:value-type="float">
            <text:p>92.3336487822354</text:p>
          </table:table-cell>
          <table:table-cell office:value-type="float" office:value="112.977668540492" calcext:value-type="float">
            <text:p>112.977668540492</text:p>
          </table:table-cell>
          <table:table-cell office:value-type="float" office:value="107.507610565371" calcext:value-type="float">
            <text:p>107.507610565371</text:p>
          </table:table-cell>
          <table:table-cell office:value-type="float" office:value="103.330066672802" calcext:value-type="float">
            <text:p>103.330066672802</text:p>
          </table:table-cell>
          <table:table-cell office:value-type="float" office:value="100.185820500038" calcext:value-type="float">
            <text:p>100.185820500038</text:p>
          </table:table-cell>
          <table:table-cell office:value-type="float" office:value="97.8769565339101" calcext:value-type="float">
            <text:p>97.8769565339101</text:p>
          </table:table-cell>
          <table:table-cell office:value-type="float" office:value="96.2448496566399" calcext:value-type="float">
            <text:p>96.2448496566399</text:p>
          </table:table-cell>
          <table:table-cell office:value-type="float" office:value="95.158165430541" calcext:value-type="float">
            <text:p>95.158165430541</text:p>
          </table:table-cell>
          <table:table-cell office:value-type="float" office:value="94.5043558277878" calcext:value-type="float">
            <text:p>94.5043558277878</text:p>
          </table:table-cell>
          <table:table-cell office:value-type="float" office:value="94.1832662727358" calcext:value-type="float">
            <text:p>94.1832662727358</text:p>
          </table:table-cell>
          <table:table-cell office:value-type="float" office:value="94.1017551879947" calcext:value-type="float">
            <text:p>94.1017551879947</text:p>
          </table:table-cell>
          <table:table-cell office:value-type="float" office:value="94.1684214860338" calcext:value-type="float">
            <text:p>94.1684214860338</text:p>
          </table:table-cell>
          <table:table-cell office:value-type="float" office:value="94.2879319009702" calcext:value-type="float">
            <text:p>94.2879319009702</text:p>
          </table:table-cell>
          <table:table-cell office:value-type="float" office:value="94.3555248391816" calcext:value-type="float">
            <text:p>94.3555248391816</text:p>
          </table:table-cell>
          <table:table-cell office:value-type="float" office:value="94.2545558831878" calcext:value-type="float">
            <text:p>94.2545558831878</text:p>
          </table:table-cell>
          <table:table-cell office:value-type="float" office:value="93.8629095498065" calcext:value-type="float">
            <text:p>93.8629095498065</text:p>
          </table:table-cell>
          <table:table-cell office:value-type="float" office:value="93.074126560445" calcext:value-type="float">
            <text:p>93.074126560445</text:p>
          </table:table-cell>
          <table:table-cell office:value-type="float" office:value="91.8305165668262" calcext:value-type="float">
            <text:p>91.8305165668262</text:p>
          </table:table-cell>
          <table:table-cell office:value-type="float" office:value="90.1504787646216" calcext:value-type="float">
            <text:p>90.1504787646216</text:p>
          </table:table-cell>
          <table:table-cell office:value-type="float" office:value="88.1278371155726" calcext:value-type="float">
            <text:p>88.1278371155726</text:p>
          </table:table-cell>
          <table:table-cell office:value-type="float" office:value="85.8993987778666" calcext:value-type="float">
            <text:p>85.8993987778666</text:p>
          </table:table-cell>
          <table:table-cell office:value-type="float" office:value="83.6013027988716" calcext:value-type="float">
            <text:p>83.6013027988716</text:p>
          </table:table-cell>
          <table:table-cell office:value-type="float" office:value="81.338804870341" calcext:value-type="float">
            <text:p>81.338804870341</text:p>
          </table:table-cell>
          <table:table-cell office:value-type="float" office:value="79.1779070687769" calcext:value-type="float">
            <text:p>79.1779070687769</text:p>
          </table:table-cell>
          <table:table-cell office:value-type="float" office:value="77.1517084938816" calcext:value-type="float">
            <text:p>77.1517084938816</text:p>
          </table:table-cell>
          <table:table-cell office:value-type="float" office:value="75.2712494025428" calcext:value-type="float">
            <text:p>75.2712494025428</text:p>
          </table:table-cell>
          <table:table-cell table:number-columns-repeated="2"/>
        </table:table-row>
        <table:table-row table:style-name="ro1">
          <table:table-cell office:value-type="float" office:value="0.481354403762485" calcext:value-type="float">
            <text:p>0.481354403762485</text:p>
          </table:table-cell>
          <table:table-cell office:value-type="float" office:value="1.56939257071796" calcext:value-type="float">
            <text:p>1.56939257071796</text:p>
          </table:table-cell>
          <table:table-cell office:value-type="float" office:value="2.87361526797141" calcext:value-type="float">
            <text:p>2.87361526797141</text:p>
          </table:table-cell>
          <table:table-cell office:value-type="float" office:value="4.43971117201995" calcext:value-type="float">
            <text:p>4.43971117201995</text:p>
          </table:table-cell>
          <table:table-cell office:value-type="float" office:value="6.32362348653134" calcext:value-type="float">
            <text:p>6.32362348653134</text:p>
          </table:table-cell>
          <table:table-cell office:value-type="float" office:value="8.59392913470671" calcext:value-type="float">
            <text:p>8.59392913470671</text:p>
          </table:table-cell>
          <table:table-cell office:value-type="float" office:value="11.3347588603587" calcext:value-type="float">
            <text:p>11.3347588603587</text:p>
          </table:table-cell>
          <table:table-cell office:value-type="float" office:value="14.6493651028412" calcext:value-type="float">
            <text:p>14.6493651028412</text:p>
          </table:table-cell>
          <table:table-cell office:value-type="float" office:value="18.6644551793742" calcext:value-type="float">
            <text:p>18.6644551793742</text:p>
          </table:table-cell>
          <table:table-cell office:value-type="float" office:value="23.5354126836846" calcext:value-type="float">
            <text:p>23.5354126836846</text:p>
          </table:table-cell>
          <table:table-cell office:value-type="float" office:value="29.4525256751991" calcext:value-type="float">
            <text:p>29.4525256751991</text:p>
          </table:table-cell>
          <table:table-cell office:value-type="float" office:value="36.6483201038358" calcext:value-type="float">
            <text:p>36.6483201038358</text:p>
          </table:table-cell>
          <table:table-cell office:value-type="float" office:value="45.4060532577329" calcext:value-type="float">
            <text:p>45.4060532577329</text:p>
          </table:table-cell>
          <table:table-cell office:value-type="float" office:value="56.0693460557124" calcext:value-type="float">
            <text:p>56.0693460557124</text:p>
          </table:table-cell>
          <table:table-cell office:value-type="float" office:value="69.0528165597373" calcext:value-type="float">
            <text:p>69.0528165597373</text:p>
          </table:table-cell>
          <table:table-cell office:value-type="float" office:value="84.8534158447747" calcext:value-type="float">
            <text:p>84.8534158447747</text:p>
          </table:table-cell>
          <table:table-cell office:value-type="float" office:value="104.066616658423" calcext:value-type="float">
            <text:p>104.066616658423</text:p>
          </table:table-cell>
          <table:table-cell office:value-type="float" office:value="100.502463122372" calcext:value-type="float">
            <text:p>100.502463122372</text:p>
          </table:table-cell>
          <table:table-cell office:value-type="float" office:value="97.9398172544467" calcext:value-type="float">
            <text:p>97.9398172544467</text:p>
          </table:table-cell>
          <table:table-cell office:value-type="float" office:value="96.1899468362368" calcext:value-type="float">
            <text:p>96.1899468362368</text:p>
          </table:table-cell>
          <table:table-cell office:value-type="float" office:value="95.1040123939446" calcext:value-type="float">
            <text:p>95.1040123939446</text:p>
          </table:table-cell>
          <table:table-cell office:value-type="float" office:value="94.5569968577702" calcext:value-type="float">
            <text:p>94.5569968577702</text:p>
          </table:table-cell>
          <table:table-cell office:value-type="float" office:value="94.4395767885995" calcext:value-type="float">
            <text:p>94.4395767885995</text:p>
          </table:table-cell>
          <table:table-cell office:value-type="float" office:value="94.652016258758" calcext:value-type="float">
            <text:p>94.652016258758</text:p>
          </table:table-cell>
          <table:table-cell office:value-type="float" office:value="95.0990510116512" calcext:value-type="float">
            <text:p>95.0990510116512</text:p>
          </table:table-cell>
          <table:table-cell office:value-type="float" office:value="95.684871542777" calcext:value-type="float">
            <text:p>95.684871542777</text:p>
          </table:table-cell>
          <table:table-cell office:value-type="float" office:value="96.3076583333488" calcext:value-type="float">
            <text:p>96.3076583333488</text:p>
          </table:table-cell>
          <table:table-cell office:value-type="float" office:value="96.8541841189163" calcext:value-type="float">
            <text:p>96.8541841189163</text:p>
          </table:table-cell>
          <table:table-cell office:value-type="float" office:value="97.1973498516217" calcext:value-type="float">
            <text:p>97.1973498516217</text:p>
          </table:table-cell>
          <table:table-cell office:value-type="float" office:value="97.2027032999281" calcext:value-type="float">
            <text:p>97.2027032999281</text:p>
          </table:table-cell>
          <table:table-cell office:value-type="float" office:value="96.7503803773575" calcext:value-type="float">
            <text:p>96.7503803773575</text:p>
          </table:table-cell>
          <table:table-cell office:value-type="float" office:value="95.7705141063554" calcext:value-type="float">
            <text:p>95.7705141063554</text:p>
          </table:table-cell>
          <table:table-cell office:value-type="float" office:value="94.2744442578186" calcext:value-type="float">
            <text:p>94.2744442578186</text:p>
          </table:table-cell>
          <table:table-cell office:value-type="float" office:value="92.3579152125821" calcext:value-type="float">
            <text:p>92.3579152125821</text:p>
          </table:table-cell>
          <table:table-cell office:value-type="float" office:value="90.1695149608167" calcext:value-type="float">
            <text:p>90.1695149608167</text:p>
          </table:table-cell>
          <table:table-cell office:value-type="float" office:value="87.8634108032669" calcext:value-type="float">
            <text:p>87.8634108032669</text:p>
          </table:table-cell>
          <table:table-cell office:value-type="float" office:value="85.5632566645368" calcext:value-type="float">
            <text:p>85.5632566645368</text:p>
          </table:table-cell>
          <table:table-cell office:value-type="float" office:value="83.3495422250481" calcext:value-type="float">
            <text:p>83.3495422250481</text:p>
          </table:table-cell>
          <table:table-cell office:value-type="float" office:value="81.2648110999624" calcext:value-type="float">
            <text:p>81.2648110999624</text:p>
          </table:table-cell>
          <table:table-cell office:value-type="float" office:value="79.3254215619958" calcext:value-type="float">
            <text:p>79.3254215619958</text:p>
          </table:table-cell>
          <table:table-cell table:number-columns-repeated="2"/>
        </table:table-row>
        <table:table-row table:style-name="ro1">
          <table:table-cell office:value-type="float" office:value="0.345206058771563" calcext:value-type="float">
            <text:p>0.345206058771563</text:p>
          </table:table-cell>
          <table:table-cell office:value-type="float" office:value="1.12723239033511" calcext:value-type="float">
            <text:p>1.12723239033511</text:p>
          </table:table-cell>
          <table:table-cell office:value-type="float" office:value="2.06744139357472" calcext:value-type="float">
            <text:p>2.06744139357472</text:p>
          </table:table-cell>
          <table:table-cell office:value-type="float" office:value="3.19993557194622" calcext:value-type="float">
            <text:p>3.19993557194622</text:p>
          </table:table-cell>
          <table:table-cell office:value-type="float" office:value="4.56666306615241" calcext:value-type="float">
            <text:p>4.56666306615241</text:p>
          </table:table-cell>
          <table:table-cell office:value-type="float" office:value="6.21929871009327" calcext:value-type="float">
            <text:p>6.21929871009327</text:p>
          </table:table-cell>
          <table:table-cell office:value-type="float" office:value="8.22157378293683" calcext:value-type="float">
            <text:p>8.22157378293683</text:p>
          </table:table-cell>
          <table:table-cell office:value-type="float" office:value="10.6521511264176" calcext:value-type="float">
            <text:p>10.6521511264176</text:p>
          </table:table-cell>
          <table:table-cell office:value-type="float" office:value="13.6081556237833" calcext:value-type="float">
            <text:p>13.6081556237833</text:p>
          </table:table-cell>
          <table:table-cell office:value-type="float" office:value="17.2094804833824" calcext:value-type="float">
            <text:p>17.2094804833824</text:p>
          </table:table-cell>
          <table:table-cell office:value-type="float" office:value="21.6039937729178" calcext:value-type="float">
            <text:p>21.6039937729178</text:p>
          </table:table-cell>
          <table:table-cell office:value-type="float" office:value="26.9737619432352" calcext:value-type="float">
            <text:p>26.9737619432352</text:p>
          </table:table-cell>
          <table:table-cell office:value-type="float" office:value="33.5423804148115" calcext:value-type="float">
            <text:p>33.5423804148115</text:p>
          </table:table-cell>
          <table:table-cell office:value-type="float" office:value="41.5834465405755" calcext:value-type="float">
            <text:p>41.5834465405755</text:p>
          </table:table-cell>
          <table:table-cell office:value-type="float" office:value="51.4301172730764" calcext:value-type="float">
            <text:p>51.4301172730764</text:p>
          </table:table-cell>
          <table:table-cell office:value-type="float" office:value="63.4855538188113" calcext:value-type="float">
            <text:p>63.4855538188113</text:p>
          </table:table-cell>
          <table:table-cell office:value-type="float" office:value="78.2338653233989" calcext:value-type="float">
            <text:p>78.2338653233989</text:p>
          </table:table-cell>
          <table:table-cell office:value-type="float" office:value="96.2556853682864" calcext:value-type="float">
            <text:p>96.2556853682864</text:p>
          </table:table-cell>
          <table:table-cell office:value-type="float" office:value="94.3051294580744" calcext:value-type="float">
            <text:p>94.3051294580744</text:p>
          </table:table-cell>
          <table:table-cell office:value-type="float" office:value="93.1470089621381" calcext:value-type="float">
            <text:p>93.1470089621381</text:p>
          </table:table-cell>
          <table:table-cell office:value-type="float" office:value="92.6402580953666" calcext:value-type="float">
            <text:p>92.6402580953666</text:p>
          </table:table-cell>
          <table:table-cell office:value-type="float" office:value="92.6685304692441" calcext:value-type="float">
            <text:p>92.6685304692441</text:p>
          </table:table-cell>
          <table:table-cell office:value-type="float" office:value="93.1276279608396" calcext:value-type="float">
            <text:p>93.1276279608396</text:p>
          </table:table-cell>
          <table:table-cell office:value-type="float" office:value="93.9195890075134" calcext:value-type="float">
            <text:p>93.9195890075134</text:p>
          </table:table-cell>
          <table:table-cell office:value-type="float" office:value="94.9477536164696" calcext:value-type="float">
            <text:p>94.9477536164696</text:p>
          </table:table-cell>
          <table:table-cell office:value-type="float" office:value="96.1119628057098" calcext:value-type="float">
            <text:p>96.1119628057098</text:p>
          </table:table-cell>
          <table:table-cell office:value-type="float" office:value="97.3033325543149" calcext:value-type="float">
            <text:p>97.3033325543149</text:p>
          </table:table-cell>
          <table:table-cell office:value-type="float" office:value="98.3990572697737" calcext:value-type="float">
            <text:p>98.3990572697737</text:p>
          </table:table-cell>
          <table:table-cell office:value-type="float" office:value="99.2600774188127" calcext:value-type="float">
            <text:p>99.2600774188127</text:p>
          </table:table-cell>
          <table:table-cell office:value-type="float" office:value="99.7378135558763" calcext:value-type="float">
            <text:p>99.7378135558763</text:p>
          </table:table-cell>
          <table:table-cell office:value-type="float" office:value="99.6969176691969" calcext:value-type="float">
            <text:p>99.6969176691969</text:p>
          </table:table-cell>
          <table:table-cell office:value-type="float" office:value="99.0528632743197" calcext:value-type="float">
            <text:p>99.0528632743197</text:p>
          </table:table-cell>
          <table:table-cell office:value-type="float" office:value="97.8070296891008" calcext:value-type="float">
            <text:p>97.8070296891008</text:p>
          </table:table-cell>
          <table:table-cell office:value-type="float" office:value="96.0542313619258" calcext:value-type="float">
            <text:p>96.0542313619258</text:p>
          </table:table-cell>
          <table:table-cell office:value-type="float" office:value="93.9530647298822" calcext:value-type="float">
            <text:p>93.9530647298822</text:p>
          </table:table-cell>
          <table:table-cell office:value-type="float" office:value="91.6758735635369" calcext:value-type="float">
            <text:p>91.6758735635369</text:p>
          </table:table-cell>
          <table:table-cell office:value-type="float" office:value="89.3665269245396" calcext:value-type="float">
            <text:p>89.3665269245396</text:p>
          </table:table-cell>
          <table:table-cell office:value-type="float" office:value="87.1223844432316" calcext:value-type="float">
            <text:p>87.1223844432316</text:p>
          </table:table-cell>
          <table:table-cell office:value-type="float" office:value="84.9974584302487" calcext:value-type="float">
            <text:p>84.9974584302487</text:p>
          </table:table-cell>
          <table:table-cell office:value-type="float" office:value="83.0147982014287" calcext:value-type="float">
            <text:p>83.0147982014287</text:p>
          </table:table-cell>
          <table:table-cell table:number-columns-repeated="2"/>
        </table:table-row>
        <table:table-row table:style-name="ro1">
          <table:table-cell office:value-type="float" office:value="0.245874256652396" calcext:value-type="float">
            <text:p>0.245874256652396</text:p>
          </table:table-cell>
          <table:table-cell office:value-type="float" office:value="0.804113643557441" calcext:value-type="float">
            <text:p>0.804113643557441</text:p>
          </table:table-cell>
          <table:table-cell office:value-type="float" office:value="1.47727658159781" calcext:value-type="float">
            <text:p>1.47727658159781</text:p>
          </table:table-cell>
          <table:table-cell office:value-type="float" office:value="2.29063022205195" calcext:value-type="float">
            <text:p>2.29063022205195</text:p>
          </table:table-cell>
          <table:table-cell office:value-type="float" office:value="3.27539773834113" calcext:value-type="float">
            <text:p>3.27539773834113</text:p>
          </table:table-cell>
          <table:table-cell office:value-type="float" office:value="4.47023290551221" calcext:value-type="float">
            <text:p>4.47023290551221</text:p>
          </table:table-cell>
          <table:table-cell office:value-type="float" office:value="5.92306303078951" calcext:value-type="float">
            <text:p>5.92306303078951</text:p>
          </table:table-cell>
          <table:table-cell office:value-type="float" office:value="7.69338611920398" calcext:value-type="float">
            <text:p>7.69338611920398</text:p>
          </table:table-cell>
          <table:table-cell office:value-type="float" office:value="9.8551229935633" calcext:value-type="float">
            <text:p>9.8551229935633</text:p>
          </table:table-cell>
          <table:table-cell office:value-type="float" office:value="12.5001390593363" calcext:value-type="float">
            <text:p>12.5001390593363</text:p>
          </table:table-cell>
          <table:table-cell office:value-type="float" office:value="15.7425608427143" calcext:value-type="float">
            <text:p>15.7425608427143</text:p>
          </table:table-cell>
          <table:table-cell office:value-type="float" office:value="19.7240150676075" calcext:value-type="float">
            <text:p>19.7240150676075</text:p>
          </table:table-cell>
          <table:table-cell office:value-type="float" office:value="24.6199065284309" calcext:value-type="float">
            <text:p>24.6199065284309</text:p>
          </table:table-cell>
          <table:table-cell office:value-type="float" office:value="30.6468166180608" calcext:value-type="float">
            <text:p>30.6468166180608</text:p>
          </table:table-cell>
          <table:table-cell office:value-type="float" office:value="38.071036137054" calcext:value-type="float">
            <text:p>38.071036137054</text:p>
          </table:table-cell>
          <table:table-cell office:value-type="float" office:value="47.2181320656558" calcext:value-type="float">
            <text:p>47.2181320656558</text:p>
          </table:table-cell>
          <table:table-cell office:value-type="float" office:value="58.4832786988642" calcext:value-type="float">
            <text:p>58.4832786988642</text:p>
          </table:table-cell>
          <table:table-cell office:value-type="float" office:value="72.3418575124974" calcext:value-type="float">
            <text:p>72.3418575124974</text:p>
          </table:table-cell>
          <table:table-cell office:value-type="float" office:value="89.3644201323894" calcext:value-type="float">
            <text:p>89.3644201323894</text:p>
          </table:table-cell>
          <table:table-cell office:value-type="float" office:value="88.7977524525537" calcext:value-type="float">
            <text:p>88.7977524525537</text:p>
          </table:table-cell>
          <table:table-cell office:value-type="float" office:value="88.8761548736178" calcext:value-type="float">
            <text:p>88.8761548736178</text:p>
          </table:table-cell>
          <table:table-cell office:value-type="float" office:value="89.4896731020377" calcext:value-type="float">
            <text:p>89.4896731020377</text:p>
          </table:table-cell>
          <table:table-cell office:value-type="float" office:value="90.5415472523882" calcext:value-type="float">
            <text:p>90.5415472523882</text:p>
          </table:table-cell>
          <table:table-cell office:value-type="float" office:value="91.9374729390054" calcext:value-type="float">
            <text:p>91.9374729390054</text:p>
          </table:table-cell>
          <table:table-cell office:value-type="float" office:value="93.5806704337559" calcext:value-type="float">
            <text:p>93.5806704337559</text:p>
          </table:table-cell>
          <table:table-cell office:value-type="float" office:value="95.3671595046609" calcext:value-type="float">
            <text:p>95.3671595046609</text:p>
          </table:table-cell>
          <table:table-cell office:value-type="float" office:value="97.1807124971814" calcext:value-type="float">
            <text:p>97.1807124971814</text:p>
          </table:table-cell>
          <table:table-cell office:value-type="float" office:value="98.887905134279" calcext:value-type="float">
            <text:p>98.887905134279</text:p>
          </table:table-cell>
          <table:table-cell office:value-type="float" office:value="100.336050209608" calcext:value-type="float">
            <text:p>100.336050209608</text:p>
          </table:table-cell>
          <table:table-cell office:value-type="float" office:value="101.360300003633" calcext:value-type="float">
            <text:p>101.360300003633</text:p>
          </table:table-cell>
          <table:table-cell office:value-type="float" office:value="101.807278909451" calcext:value-type="float">
            <text:p>101.807278909451</text:p>
          </table:table-cell>
          <table:table-cell office:value-type="float" office:value="101.574798723611" calcext:value-type="float">
            <text:p>101.574798723611</text:p>
          </table:table-cell>
          <table:table-cell office:value-type="float" office:value="100.650784478429" calcext:value-type="float">
            <text:p>100.650784478429</text:p>
          </table:table-cell>
          <table:table-cell office:value-type="float" office:value="99.1255067659437" calcext:value-type="float">
            <text:p>99.1255067659437</text:p>
          </table:table-cell>
          <table:table-cell office:value-type="float" office:value="97.1648590676335" calcext:value-type="float">
            <text:p>97.1648590676335</text:p>
          </table:table-cell>
          <table:table-cell office:value-type="float" office:value="94.9586818887679" calcext:value-type="float">
            <text:p>94.9586818887679</text:p>
          </table:table-cell>
          <table:table-cell office:value-type="float" office:value="92.6725268690652" calcext:value-type="float">
            <text:p>92.6725268690652</text:p>
          </table:table-cell>
          <table:table-cell office:value-type="float" office:value="90.4231474517377" calcext:value-type="float">
            <text:p>90.4231474517377</text:p>
          </table:table-cell>
          <table:table-cell office:value-type="float" office:value="88.278390528435" calcext:value-type="float">
            <text:p>88.278390528435</text:p>
          </table:table-cell>
          <table:table-cell office:value-type="float" office:value="86.2696733920007" calcext:value-type="float">
            <text:p>86.2696733920007</text:p>
          </table:table-cell>
          <table:table-cell table:number-columns-repeated="2"/>
        </table:table-row>
        <table:table-row table:style-name="ro1">
          <table:table-cell office:value-type="float" office:value="0.173632798808745" calcext:value-type="float">
            <text:p>0.173632798808745</text:p>
          </table:table-cell>
          <table:table-cell office:value-type="float" office:value="0.568724677284794" calcext:value-type="float">
            <text:p>0.568724677284794</text:p>
          </table:table-cell>
          <table:table-cell office:value-type="float" office:value="1.04656990024166" calcext:value-type="float">
            <text:p>1.04656990024166</text:p>
          </table:table-cell>
          <table:table-cell office:value-type="float" office:value="1.62571529998686" calcext:value-type="float">
            <text:p>1.62571529998686</text:p>
          </table:table-cell>
          <table:table-cell office:value-type="float" office:value="2.32918452362229" calcext:value-type="float">
            <text:p>2.32918452362229</text:p>
          </table:table-cell>
          <table:table-cell office:value-type="float" office:value="3.18562140123049" calcext:value-type="float">
            <text:p>3.18562140123049</text:p>
          </table:table-cell>
          <table:table-cell office:value-type="float" office:value="4.23073176840358" calcext:value-type="float">
            <text:p>4.23073176840358</text:p>
          </table:table-cell>
          <table:table-cell office:value-type="float" office:value="5.5090985186329" calcext:value-type="float">
            <text:p>5.5090985186329</text:p>
          </table:table-cell>
          <table:table-cell office:value-type="float" office:value="7.07645997576358" calcext:value-type="float">
            <text:p>7.07645997576358</text:p>
          </table:table-cell>
          <table:table-cell office:value-type="float" office:value="9.0025577133699" calcext:value-type="float">
            <text:p>9.0025577133699</text:p>
          </table:table-cell>
          <table:table-cell office:value-type="float" office:value="11.3746749054083" calcext:value-type="float">
            <text:p>11.3746749054083</text:p>
          </table:table-cell>
          <table:table-cell office:value-type="float" office:value="14.301996991737" calcext:value-type="float">
            <text:p>14.301996991737</text:p>
          </table:table-cell>
          <table:table-cell office:value-type="float" office:value="17.9209277337954" calcext:value-type="float">
            <text:p>17.9209277337954</text:p>
          </table:table-cell>
          <table:table-cell office:value-type="float" office:value="22.4014778975182" calcext:value-type="float">
            <text:p>22.4014778975182</text:p>
          </table:table-cell>
          <table:table-cell office:value-type="float" office:value="27.9548001539988" calcext:value-type="float">
            <text:p>27.9548001539988</text:p>
          </table:table-cell>
          <table:table-cell office:value-type="float" office:value="34.8418590096003" calcext:value-type="float">
            <text:p>34.8418590096003</text:p>
          </table:table-cell>
          <table:table-cell office:value-type="float" office:value="43.3830844958585" calcext:value-type="float">
            <text:p>43.3830844958585</text:p>
          </table:table-cell>
          <table:table-cell office:value-type="float" office:value="53.9686523409194" calcext:value-type="float">
            <text:p>53.9686523409194</text:p>
          </table:table-cell>
          <table:table-cell office:value-type="float" office:value="67.0687624395753" calcext:value-type="float">
            <text:p>67.0687624395753</text:p>
          </table:table-cell>
          <table:table-cell office:value-type="float" office:value="83.2479374970248" calcext:value-type="float">
            <text:p>83.2479374970248</text:p>
          </table:table-cell>
          <table:table-cell office:value-type="float" office:value="83.8821302405358" calcext:value-type="float">
            <text:p>83.8821302405358</text:p>
          </table:table-cell>
          <table:table-cell office:value-type="float" office:value="85.0609483531795" calcext:value-type="float">
            <text:p>85.0609483531795</text:p>
          </table:table-cell>
          <table:table-cell office:value-type="float" office:value="86.6928758321695" calcext:value-type="float">
            <text:p>86.6928758321695</text:p>
          </table:table-cell>
          <table:table-cell office:value-type="float" office:value="88.6898267654678" calcext:value-type="float">
            <text:p>88.6898267654678</text:p>
          </table:table-cell>
          <table:table-cell office:value-type="float" office:value="90.9569845609104" calcext:value-type="float">
            <text:p>90.9569845609104</text:p>
          </table:table-cell>
          <table:table-cell office:value-type="float" office:value="93.3878821518375" calcext:value-type="float">
            <text:p>93.3878821518375</text:p>
          </table:table-cell>
          <table:table-cell office:value-type="float" office:value="95.8593352060479" calcext:value-type="float">
            <text:p>95.8593352060479</text:p>
          </table:table-cell>
          <table:table-cell office:value-type="float" office:value="98.2266698177022" calcext:value-type="float">
            <text:p>98.2266698177022</text:p>
          </table:table-cell>
          <table:table-cell office:value-type="float" office:value="100.321995341241" calcext:value-type="float">
            <text:p>100.321995341241</text:p>
          </table:table-cell>
          <table:table-cell office:value-type="float" office:value="101.961839414897" calcext:value-type="float">
            <text:p>101.961839414897</text:p>
          </table:table-cell>
          <table:table-cell office:value-type="float" office:value="102.971807146425" calcext:value-type="float">
            <text:p>102.971807146425</text:p>
          </table:table-cell>
          <table:table-cell office:value-type="float" office:value="103.228457727659" calcext:value-type="float">
            <text:p>103.228457727659</text:p>
          </table:table-cell>
          <table:table-cell office:value-type="float" office:value="102.702073845908" calcext:value-type="float">
            <text:p>102.702073845908</text:p>
          </table:table-cell>
          <table:table-cell office:value-type="float" office:value="101.47389945435" calcext:value-type="float">
            <text:p>101.47389945435</text:p>
          </table:table-cell>
          <table:table-cell office:value-type="float" office:value="99.7133142909147" calcext:value-type="float">
            <text:p>99.7133142909147</text:p>
          </table:table-cell>
          <table:table-cell office:value-type="float" office:value="97.6258718219909" calcext:value-type="float">
            <text:p>97.6258718219909</text:p>
          </table:table-cell>
          <table:table-cell office:value-type="float" office:value="95.3996277539023" calcext:value-type="float">
            <text:p>95.3996277539023</text:p>
          </table:table-cell>
          <table:table-cell office:value-type="float" office:value="93.1732432943564" calcext:value-type="float">
            <text:p>93.1732432943564</text:p>
          </table:table-cell>
          <table:table-cell office:value-type="float" office:value="91.0311126240687" calcext:value-type="float">
            <text:p>91.0311126240687</text:p>
          </table:table-cell>
          <table:table-cell office:value-type="float" office:value="89.0150660184763" calcext:value-type="float">
            <text:p>89.0150660184763</text:p>
          </table:table-cell>
          <table:table-cell table:number-columns-repeated="2"/>
        </table:table-row>
        <table:table-row table:style-name="ro1">
          <table:table-cell office:value-type="float" office:value="0.121372021011175" calcext:value-type="float">
            <text:p>0.121372021011175</text:p>
          </table:table-cell>
          <table:table-cell office:value-type="float" office:value="0.398150371334397" calcext:value-type="float">
            <text:p>0.398150371334397</text:p>
          </table:table-cell>
          <table:table-cell office:value-type="float" office:value="0.733883966609829" calcext:value-type="float">
            <text:p>0.733883966609829</text:p>
          </table:table-cell>
          <table:table-cell office:value-type="float" office:value="1.14203462624869" calcext:value-type="float">
            <text:p>1.14203462624869</text:p>
          </table:table-cell>
          <table:table-cell office:value-type="float" office:value="1.63938897286743" calcext:value-type="float">
            <text:p>1.63938897286743</text:p>
          </table:table-cell>
          <table:table-cell office:value-type="float" office:value="2.24693331853352" calcext:value-type="float">
            <text:p>2.24693331853352</text:p>
          </table:table-cell>
          <table:table-cell office:value-type="float" office:value="2.99096660970759" calcext:value-type="float">
            <text:p>2.99096660970759</text:p>
          </table:table-cell>
          <table:table-cell office:value-type="float" office:value="3.90451509738405" calcext:value-type="float">
            <text:p>3.90451509738405</text:p>
          </table:table-cell>
          <table:table-cell office:value-type="float" office:value="5.02912731782629" calcext:value-type="float">
            <text:p>5.02912731782629</text:p>
          </table:table-cell>
          <table:table-cell office:value-type="float" office:value="6.41714475080035" calcext:value-type="float">
            <text:p>6.41714475080035</text:p>
          </table:table-cell>
          <table:table-cell office:value-type="float" office:value="8.13456114977699" calcext:value-type="float">
            <text:p>8.13456114977699</text:p>
          </table:table-cell>
          <table:table-cell office:value-type="float" office:value="10.2645999088403" calcext:value-type="float">
            <text:p>10.2645999088403</text:p>
          </table:table-cell>
          <table:table-cell office:value-type="float" office:value="12.9121501422134" calcext:value-type="float">
            <text:p>12.9121501422134</text:p>
          </table:table-cell>
          <table:table-cell office:value-type="float" office:value="16.2092021508329" calcext:value-type="float">
            <text:p>16.2092021508329</text:p>
          </table:table-cell>
          <table:table-cell office:value-type="float" office:value="20.3214021482393" calcext:value-type="float">
            <text:p>20.3214021482393</text:p>
          </table:table-cell>
          <table:table-cell office:value-type="float" office:value="25.4557913005672" calcext:value-type="float">
            <text:p>25.4557913005672</text:p>
          </table:table-cell>
          <table:table-cell office:value-type="float" office:value="31.8696888130154" calcext:value-type="float">
            <text:p>31.8696888130154</text:p>
          </table:table-cell>
          <table:table-cell office:value-type="float" office:value="39.8805057033995" calcext:value-type="float">
            <text:p>39.8805057033995</text:p>
          </table:table-cell>
          <table:table-cell office:value-type="float" office:value="49.8760230734705" calcext:value-type="float">
            <text:p>49.8760230734705</text:p>
          </table:table-cell>
          <table:table-cell office:value-type="float" office:value="62.3243405571449" calcext:value-type="float">
            <text:p>62.3243405571449</text:p>
          </table:table-cell>
          <table:table-cell office:value-type="float" office:value="77.7873962608042" calcext:value-type="float">
            <text:p>77.7873962608042</text:p>
          </table:table-cell>
          <table:table-cell office:value-type="float" office:value="79.4741329773463" calcext:value-type="float">
            <text:p>79.4741329773463</text:p>
          </table:table-cell>
          <table:table-cell office:value-type="float" office:value="81.640596253463" calcext:value-type="float">
            <text:p>81.640596253463</text:p>
          </table:table-cell>
          <table:table-cell office:value-type="float" office:value="84.203151469724" calcext:value-type="float">
            <text:p>84.203151469724</text:p>
          </table:table-cell>
          <table:table-cell office:value-type="float" office:value="87.0720472355667" calcext:value-type="float">
            <text:p>87.0720472355667</text:p>
          </table:table-cell>
          <table:table-cell office:value-type="float" office:value="90.1408332678062" calcext:value-type="float">
            <text:p>90.1408332678062</text:p>
          </table:table-cell>
          <table:table-cell office:value-type="float" office:value="93.2808907731235" calcext:value-type="float">
            <text:p>93.2808907731235</text:p>
          </table:table-cell>
          <table:table-cell office:value-type="float" office:value="96.3365739388878" calcext:value-type="float">
            <text:p>96.3365739388878</text:p>
          </table:table-cell>
          <table:table-cell office:value-type="float" office:value="99.1237458090065" calcext:value-type="float">
            <text:p>99.1237458090065</text:p>
          </table:table-cell>
          <table:table-cell office:value-type="float" office:value="101.438048211558" calcext:value-type="float">
            <text:p>101.438048211558</text:p>
          </table:table-cell>
          <table:table-cell office:value-type="float" office:value="103.080771594819" calcext:value-type="float">
            <text:p>103.080771594819</text:p>
          </table:table-cell>
          <table:table-cell office:value-type="float" office:value="103.903036786794" calcext:value-type="float">
            <text:p>103.903036786794</text:p>
          </table:table-cell>
          <table:table-cell office:value-type="float" office:value="103.852506313757" calcext:value-type="float">
            <text:p>103.852506313757</text:p>
          </table:table-cell>
          <table:table-cell office:value-type="float" office:value="102.995924703079" calcext:value-type="float">
            <text:p>102.995924703079</text:p>
          </table:table-cell>
          <table:table-cell office:value-type="float" office:value="101.501085984748" calcext:value-type="float">
            <text:p>101.501085984748</text:p>
          </table:table-cell>
          <table:table-cell office:value-type="float" office:value="99.5860782639804" calcext:value-type="float">
            <text:p>99.5860782639804</text:p>
          </table:table-cell>
          <table:table-cell office:value-type="float" office:value="97.4612567431847" calcext:value-type="float">
            <text:p>97.4612567431847</text:p>
          </table:table-cell>
          <table:table-cell office:value-type="float" office:value="95.2894348652107" calcext:value-type="float">
            <text:p>95.2894348652107</text:p>
          </table:table-cell>
          <table:table-cell office:value-type="float" office:value="93.1745658642917" calcext:value-type="float">
            <text:p>93.1745658642917</text:p>
          </table:table-cell>
          <table:table-cell office:value-type="float" office:value="91.1713707299802" calcext:value-type="float">
            <text:p>91.1713707299802</text:p>
          </table:table-cell>
          <table:table-cell table:number-columns-repeated="2"/>
        </table:table-row>
        <table:table-row table:style-name="ro1">
          <table:table-cell office:value-type="float" office:value="0.0838432199250281" calcext:value-type="float">
            <text:p>0.083843219925028</text:p>
          </table:table-cell>
          <table:table-cell office:value-type="float" office:value="0.275450047828019" calcext:value-type="float">
            <text:p>0.275450047828019</text:p>
          </table:table-cell>
          <table:table-cell office:value-type="float" office:value="0.508539682186965" calcext:value-type="float">
            <text:p>0.508539682186965</text:p>
          </table:table-cell>
          <table:table-cell office:value-type="float" office:value="0.792756063265654" calcext:value-type="float">
            <text:p>0.792756063265654</text:p>
          </table:table-cell>
          <table:table-cell office:value-type="float" office:value="1.14017797941291" calcext:value-type="float">
            <text:p>1.14017797941291</text:p>
          </table:table-cell>
          <table:table-cell office:value-type="float" office:value="1.56597823984758" calcext:value-type="float">
            <text:p>1.56597823984758</text:p>
          </table:table-cell>
          <table:table-cell office:value-type="float" office:value="2.0892693238706" calcext:value-type="float">
            <text:p>2.0892693238706</text:p>
          </table:table-cell>
          <table:table-cell office:value-type="float" office:value="2.73418841077632" calcext:value-type="float">
            <text:p>2.73418841077632</text:p>
          </table:table-cell>
          <table:table-cell office:value-type="float" office:value="3.53128852650761" calcext:value-type="float">
            <text:p>3.53128852650761</text:p>
          </table:table-cell>
          <table:table-cell office:value-type="float" office:value="4.51931894666697" calcext:value-type="float">
            <text:p>4.51931894666697</text:p>
          </table:table-cell>
          <table:table-cell office:value-type="float" office:value="5.74749660706612" calcext:value-type="float">
            <text:p>5.74749660706612</text:p>
          </table:table-cell>
          <table:table-cell office:value-type="float" office:value="7.2783899619308" calcext:value-type="float">
            <text:p>7.2783899619308</text:p>
          </table:table-cell>
          <table:table-cell office:value-type="float" office:value="9.19155504132763" calcext:value-type="float">
            <text:p>9.19155504132763</text:p>
          </table:table-cell>
          <table:table-cell office:value-type="float" office:value="11.5880758400677" calcext:value-type="float">
            <text:p>11.5880758400677</text:p>
          </table:table-cell>
          <table:table-cell office:value-type="float" office:value="14.596159982636" calcext:value-type="float">
            <text:p>14.596159982636</text:p>
          </table:table-cell>
          <table:table-cell office:value-type="float" office:value="18.3779140849555" calcext:value-type="float">
            <text:p>18.3779140849555</text:p>
          </table:table-cell>
          <table:table-cell office:value-type="float" office:value="23.1373548023233" calcext:value-type="float">
            <text:p>23.1373548023233</text:p>
          </table:table-cell>
          <table:table-cell office:value-type="float" office:value="29.1295804411486" calcext:value-type="float">
            <text:p>29.1295804411486</text:p>
          </table:table-cell>
          <table:table-cell office:value-type="float" office:value="36.6708126833669" calcext:value-type="float">
            <text:p>36.6708126833669</text:p>
          </table:table-cell>
          <table:table-cell office:value-type="float" office:value="46.1487045395582" calcext:value-type="float">
            <text:p>46.1487045395582</text:p>
          </table:table-cell>
          <table:table-cell office:value-type="float" office:value="58.0319082569051" calcext:value-type="float">
            <text:p>58.0319082569051</text:p>
          </table:table-cell>
          <table:table-cell office:value-type="float" office:value="72.8826142124294" calcext:value-type="float">
            <text:p>72.8826142124294</text:p>
          </table:table-cell>
          <table:table-cell office:value-type="float" office:value="75.4987095155507" calcext:value-type="float">
            <text:p>75.4987095155507</text:p>
          </table:table-cell>
          <table:table-cell office:value-type="float" office:value="78.5556768043733" calcext:value-type="float">
            <text:p>78.5556768043733</text:p>
          </table:table-cell>
          <table:table-cell office:value-type="float" office:value="81.9678567275389" calcext:value-type="float">
            <text:p>81.9678567275389</text:p>
          </table:table-cell>
          <table:table-cell office:value-type="float" office:value="85.6327773035362" calcext:value-type="float">
            <text:p>85.6327773035362</text:p>
          </table:table-cell>
          <table:table-cell office:value-type="float" office:value="89.4195461556483" calcext:value-type="float">
            <text:p>89.4195461556483</text:p>
          </table:table-cell>
          <table:table-cell office:value-type="float" office:value="93.1633765459586" calcext:value-type="float">
            <text:p>93.1633765459586</text:p>
          </table:table-cell>
          <table:table-cell office:value-type="float" office:value="96.6640427918426" calcext:value-type="float">
            <text:p>96.6640427918426</text:p>
          </table:table-cell>
          <table:table-cell office:value-type="float" office:value="99.6946976973976" calcext:value-type="float">
            <text:p>99.6946976973976</text:p>
          </table:table-cell>
          <table:table-cell office:value-type="float" office:value="102.029081093812" calcext:value-type="float">
            <text:p>102.029081093812</text:p>
          </table:table-cell>
          <table:table-cell office:value-type="float" office:value="103.488230121235" calcext:value-type="float">
            <text:p>103.488230121235</text:p>
          </table:table-cell>
          <table:table-cell office:value-type="float" office:value="103.991376711301" calcext:value-type="float">
            <text:p>103.991376711301</text:p>
          </table:table-cell>
          <table:table-cell office:value-type="float" office:value="103.584176540943" calcext:value-type="float">
            <text:p>103.584176540943</text:p>
          </table:table-cell>
          <table:table-cell office:value-type="float" office:value="102.42633703878" calcext:value-type="float">
            <text:p>102.42633703878</text:p>
          </table:table-cell>
          <table:table-cell office:value-type="float" office:value="100.743618376369" calcext:value-type="float">
            <text:p>100.743618376369</text:p>
          </table:table-cell>
          <table:table-cell office:value-type="float" office:value="98.7669954255537" calcext:value-type="float">
            <text:p>98.7669954255537</text:p>
          </table:table-cell>
          <table:table-cell office:value-type="float" office:value="96.6850112512223" calcext:value-type="float">
            <text:p>96.6850112512223</text:p>
          </table:table-cell>
          <table:table-cell office:value-type="float" office:value="94.6243456480765" calcext:value-type="float">
            <text:p>94.6243456480765</text:p>
          </table:table-cell>
          <table:table-cell office:value-type="float" office:value="92.6555687305915" calcext:value-type="float">
            <text:p>92.6555687305915</text:p>
          </table:table-cell>
          <table:table-cell table:number-columns-repeated="2"/>
        </table:table-row>
        <table:table-row table:style-name="ro1">
          <table:table-cell office:value-type="float" office:value="0.0571444269643141" calcext:value-type="float">
            <text:p>0.057144426964314</text:p>
          </table:table-cell>
          <table:table-cell office:value-type="float" office:value="0.188009338429823" calcext:value-type="float">
            <text:p>0.188009338429823</text:p>
          </table:table-cell>
          <table:table-cell office:value-type="float" office:value="0.347653291036642" calcext:value-type="float">
            <text:p>0.347653291036642</text:p>
          </table:table-cell>
          <table:table-cell office:value-type="float" office:value="0.542882883184325" calcext:value-type="float">
            <text:p>0.542882883184325</text:p>
          </table:table-cell>
          <table:table-cell office:value-type="float" office:value="0.782259535900578" calcext:value-type="float">
            <text:p>0.782259535900578</text:p>
          </table:table-cell>
          <table:table-cell office:value-type="float" office:value="1.07658747152163" calcext:value-type="float">
            <text:p>1.07658747152163</text:p>
          </table:table-cell>
          <table:table-cell office:value-type="float" office:value="1.43954481225203" calcext:value-type="float">
            <text:p>1.43954481225203</text:p>
          </table:table-cell>
          <table:table-cell office:value-type="float" office:value="1.88850062111344" calcext:value-type="float">
            <text:p>1.88850062111344</text:p>
          </table:table-cell>
          <table:table-cell office:value-type="float" office:value="2.44557296588143" calcext:value-type="float">
            <text:p>2.44557296588143</text:p>
          </table:table-cell>
          <table:table-cell office:value-type="float" office:value="3.13899823800127" calcext:value-type="float">
            <text:p>3.13899823800127</text:p>
          </table:table-cell>
          <table:table-cell office:value-type="float" office:value="4.00490013070445" calcext:value-type="float">
            <text:p>4.00490013070445</text:p>
          </table:table-cell>
          <table:table-cell office:value-type="float" office:value="5.08956754182676" calcext:value-type="float">
            <text:p>5.08956754182676</text:p>
          </table:table-cell>
          <table:table-cell office:value-type="float" office:value="6.45237297232822" calcext:value-type="float">
            <text:p>6.45237297232822</text:p>
          </table:table-cell>
          <table:table-cell office:value-type="float" office:value="8.16948389246383" calcext:value-type="float">
            <text:p>8.16948389246383</text:p>
          </table:table-cell>
          <table:table-cell office:value-type="float" office:value="10.3385335882993" calcext:value-type="float">
            <text:p>10.3385335882993</text:p>
          </table:table-cell>
          <table:table-cell office:value-type="float" office:value="13.0844158072421" calcext:value-type="float">
            <text:p>13.0844158072421</text:p>
          </table:table-cell>
          <table:table-cell office:value-type="float" office:value="16.566334364883" calcext:value-type="float">
            <text:p>16.566334364883</text:p>
          </table:table-cell>
          <table:table-cell office:value-type="float" office:value="20.9861536976303" calcext:value-type="float">
            <text:p>20.9861536976303</text:p>
          </table:table-cell>
          <table:table-cell office:value-type="float" office:value="26.5979324964267" calcext:value-type="float">
            <text:p>26.5979324964267</text:p>
          </table:table-cell>
          <table:table-cell office:value-type="float" office:value="33.7182524821152" calcext:value-type="float">
            <text:p>33.7182524821152</text:p>
          </table:table-cell>
          <table:table-cell office:value-type="float" office:value="42.7365613705416" calcext:value-type="float">
            <text:p>42.7365613705416</text:p>
          </table:table-cell>
          <table:table-cell office:value-type="float" office:value="54.1242489504489" calcext:value-type="float">
            <text:p>54.1242489504489</text:p>
          </table:table-cell>
          <table:table-cell office:value-type="float" office:value="68.4458769977982" calcext:value-type="float">
            <text:p>68.4458769977982</text:p>
          </table:table-cell>
          <table:table-cell office:value-type="float" office:value="71.8848761439692" calcext:value-type="float">
            <text:p>71.8848761439692</text:p>
          </table:table-cell>
          <table:table-cell office:value-type="float" office:value="75.7430043352967" calcext:value-type="float">
            <text:p>75.7430043352967</text:p>
          </table:table-cell>
          <table:table-cell office:value-type="float" office:value="79.9220141374203" calcext:value-type="float">
            <text:p>79.9220141374203</text:p>
          </table:table-cell>
          <table:table-cell office:value-type="float" office:value="84.2939297333455" calcext:value-type="float">
            <text:p>84.2939297333455</text:p>
          </table:table-cell>
          <table:table-cell office:value-type="float" office:value="88.6889028826137" calcext:value-type="float">
            <text:p>88.6889028826137</text:p>
          </table:table-cell>
          <table:table-cell office:value-type="float" office:value="92.8928547958674" calcext:value-type="float">
            <text:p>92.8928547958674</text:p>
          </table:table-cell>
          <table:table-cell office:value-type="float" office:value="96.6563805075165" calcext:value-type="float">
            <text:p>96.6563805075165</text:p>
          </table:table-cell>
          <table:table-cell office:value-type="float" office:value="99.7231856291615" calcext:value-type="float">
            <text:p>99.7231856291615</text:p>
          </table:table-cell>
          <table:table-cell office:value-type="float" office:value="101.879514915139" calcext:value-type="float">
            <text:p>101.879514915139</text:p>
          </table:table-cell>
          <table:table-cell office:value-type="float" office:value="103.009626858059" calcext:value-type="float">
            <text:p>103.009626858059</text:p>
          </table:table-cell>
          <table:table-cell office:value-type="float" office:value="103.130290662228" calcext:value-type="float">
            <text:p>103.130290662228</text:p>
          </table:table-cell>
          <table:table-cell office:value-type="float" office:value="102.385024569592" calcext:value-type="float">
            <text:p>102.385024569592</text:p>
          </table:table-cell>
          <table:table-cell office:value-type="float" office:value="101.000434633343" calcext:value-type="float">
            <text:p>101.000434633343</text:p>
          </table:table-cell>
          <table:table-cell office:value-type="float" office:value="99.2244727167358" calcext:value-type="float">
            <text:p>99.2244727167358</text:p>
          </table:table-cell>
          <table:table-cell office:value-type="float" office:value="97.2717718765036" calcext:value-type="float">
            <text:p>97.2717718765036</text:p>
          </table:table-cell>
          <table:table-cell office:value-type="float" office:value="95.2947657651902" calcext:value-type="float">
            <text:p>95.2947657651902</text:p>
          </table:table-cell>
          <table:table-cell office:value-type="float" office:value="93.3833090390206" calcext:value-type="float">
            <text:p>93.3833090390206</text:p>
          </table:table-cell>
          <table:table-cell table:number-columns-repeated="2"/>
        </table:table-row>
        <table:table-row table:style-name="ro1">
          <table:table-cell office:value-type="float" office:value="0.0383634578384005" calcext:value-type="float">
            <text:p>0.038363457838401</text:p>
          </table:table-cell>
          <table:table-cell office:value-type="float" office:value="0.126396431252518" calcext:value-type="float">
            <text:p>0.126396431252518</text:p>
          </table:table-cell>
          <table:table-cell office:value-type="float" office:value="0.234080878070709" calcext:value-type="float">
            <text:p>0.234080878070709</text:p>
          </table:table-cell>
          <table:table-cell office:value-type="float" office:value="0.366141141429209" calcext:value-type="float">
            <text:p>0.366141141429209</text:p>
          </table:table-cell>
          <table:table-cell office:value-type="float" office:value="0.528543817913683" calcext:value-type="float">
            <text:p>0.528543817913683</text:p>
          </table:table-cell>
          <table:table-cell office:value-type="float" office:value="0.728851967280487" calcext:value-type="float">
            <text:p>0.728851967280487</text:p>
          </table:table-cell>
          <table:table-cell office:value-type="float" office:value="0.976686713196736" calcext:value-type="float">
            <text:p>0.976686713196736</text:p>
          </table:table-cell>
          <table:table-cell office:value-type="float" office:value="1.28432993902009" calcext:value-type="float">
            <text:p>1.28432993902009</text:p>
          </table:table-cell>
          <table:table-cell office:value-type="float" office:value="1.66751218947487" calcext:value-type="float">
            <text:p>1.66751218947487</text:p>
          </table:table-cell>
          <table:table-cell office:value-type="float" office:value="2.14644319252114" calcext:value-type="float">
            <text:p>2.14644319252114</text:p>
          </table:table-cell>
          <table:table-cell office:value-type="float" office:value="2.74715906527455" calcext:value-type="float">
            <text:p>2.74715906527455</text:p>
          </table:table-cell>
          <table:table-cell office:value-type="float" office:value="3.50328051616927" calcext:value-type="float">
            <text:p>3.50328051616927</text:p>
          </table:table-cell>
          <table:table-cell office:value-type="float" office:value="4.4582999300934" calcext:value-type="float">
            <text:p>4.4582999300934</text:p>
          </table:table-cell>
          <table:table-cell office:value-type="float" office:value="5.66854078469711" calcext:value-type="float">
            <text:p>5.66854078469711</text:p>
          </table:table-cell>
          <table:table-cell office:value-type="float" office:value="7.2069571136252" calcext:value-type="float">
            <text:p>7.2069571136252</text:p>
          </table:table-cell>
          <table:table-cell office:value-type="float" office:value="9.16795717312079" calcext:value-type="float">
            <text:p>9.16795717312079</text:p>
          </table:table-cell>
          <table:table-cell office:value-type="float" office:value="11.6734325270476" calcext:value-type="float">
            <text:p>11.6734325270476</text:p>
          </table:table-cell>
          <table:table-cell office:value-type="float" office:value="14.880132853396" calcext:value-type="float">
            <text:p>14.880132853396</text:p>
          </table:table-cell>
          <table:table-cell office:value-type="float" office:value="18.9884207876322" calcext:value-type="float">
            <text:p>18.9884207876322</text:p>
          </table:table-cell>
          <table:table-cell office:value-type="float" office:value="24.2522352539193" calcext:value-type="float">
            <text:p>24.2522352539193</text:p>
          </table:table-cell>
          <table:table-cell office:value-type="float" office:value="30.9897498780288" calcext:value-type="float">
            <text:p>30.9897498780288</text:p>
          </table:table-cell>
          <table:table-cell office:value-type="float" office:value="39.5937144459046" calcext:value-type="float">
            <text:p>39.5937144459046</text:p>
          </table:table-cell>
          <table:table-cell office:value-type="float" office:value="50.5398380714479" calcext:value-type="float">
            <text:p>50.5398380714479</text:p>
          </table:table-cell>
          <table:table-cell office:value-type="float" office:value="64.3962060905721" calcext:value-type="float">
            <text:p>64.3962060905721</text:p>
          </table:table-cell>
          <table:table-cell office:value-type="float" office:value="68.5601374875868" calcext:value-type="float">
            <text:p>68.5601374875868</text:p>
          </table:table-cell>
          <table:table-cell office:value-type="float" office:value="73.1290446950313" calcext:value-type="float">
            <text:p>73.1290446950313</text:p>
          </table:table-cell>
          <table:table-cell office:value-type="float" office:value="77.9798601768646" calcext:value-type="float">
            <text:p>77.9798601768646</text:p>
          </table:table-cell>
          <table:table-cell office:value-type="float" office:value="82.9445358353718" calcext:value-type="float">
            <text:p>82.9445358353718</text:p>
          </table:table-cell>
          <table:table-cell office:value-type="float" office:value="87.8004132132116" calcext:value-type="float">
            <text:p>87.8004132132116</text:p>
          </table:table-cell>
          <table:table-cell office:value-type="float" office:value="92.278177104587" calcext:value-type="float">
            <text:p>92.278177104587</text:p>
          </table:table-cell>
          <table:table-cell office:value-type="float" office:value="96.090889607628" calcext:value-type="float">
            <text:p>96.090889607628</text:p>
          </table:table-cell>
          <table:table-cell office:value-type="float" office:value="98.986044098946" calcext:value-type="float">
            <text:p>98.986044098946</text:p>
          </table:table-cell>
          <table:table-cell office:value-type="float" office:value="100.806043461051" calcext:value-type="float">
            <text:p>100.806043461051</text:p>
          </table:table-cell>
          <table:table-cell office:value-type="float" office:value="101.529803258263" calcext:value-type="float">
            <text:p>101.529803258263</text:p>
          </table:table-cell>
          <table:table-cell office:value-type="float" office:value="101.274797749032" calcext:value-type="float">
            <text:p>101.274797749032</text:p>
          </table:table-cell>
          <table:table-cell office:value-type="float" office:value="100.259424666913" calcext:value-type="float">
            <text:p>100.259424666913</text:p>
          </table:table-cell>
          <table:table-cell office:value-type="float" office:value="98.7425206960978" calcext:value-type="float">
            <text:p>98.7425206960978</text:p>
          </table:table-cell>
          <table:table-cell office:value-type="float" office:value="96.9632669150101" calcext:value-type="float">
            <text:p>96.9632669150101</text:p>
          </table:table-cell>
          <table:table-cell office:value-type="float" office:value="95.1022281360243" calcext:value-type="float">
            <text:p>95.1022281360243</text:p>
          </table:table-cell>
          <table:table-cell office:value-type="float" office:value="93.2723390975151" calcext:value-type="float">
            <text:p>93.2723390975151</text:p>
          </table:table-cell>
          <table:table-cell table:number-columns-repeated="2"/>
        </table:table-row>
        <table:table-row table:style-name="ro1">
          <table:table-cell office:value-type="float" office:value="0.0253252137239801" calcext:value-type="float">
            <text:p>0.02532521372398</text:p>
          </table:table-cell>
          <table:table-cell office:value-type="float" office:value="0.0835525680734354" calcext:value-type="float">
            <text:p>0.083552568073435</text:p>
          </table:table-cell>
          <table:table-cell office:value-type="float" office:value="0.154964082206329" calcext:value-type="float">
            <text:p>0.154964082206329</text:p>
          </table:table-cell>
          <table:table-cell office:value-type="float" office:value="0.242778516014236" calcext:value-type="float">
            <text:p>0.242778516014236</text:p>
          </table:table-cell>
          <table:table-cell office:value-type="float" office:value="0.351076743259849" calcext:value-type="float">
            <text:p>0.351076743259849</text:p>
          </table:table-cell>
          <table:table-cell office:value-type="float" office:value="0.485053348044553" calcext:value-type="float">
            <text:p>0.485053348044553</text:p>
          </table:table-cell>
          <table:table-cell office:value-type="float" office:value="0.651346839744853" calcext:value-type="float">
            <text:p>0.651346839744853</text:p>
          </table:table-cell>
          <table:table-cell office:value-type="float" office:value="0.858474237543871" calcext:value-type="float">
            <text:p>0.858474237543871</text:p>
          </table:table-cell>
          <table:table-cell office:value-type="float" office:value="1.11740424742112" calcext:value-type="float">
            <text:p>1.11740424742112</text:p>
          </table:table-cell>
          <table:table-cell office:value-type="float" office:value="1.44231439355241" calcext:value-type="float">
            <text:p>1.44231439355241</text:p>
          </table:table-cell>
          <table:table-cell office:value-type="float" office:value="1.85159188768424" calcext:value-type="float">
            <text:p>1.85159188768424</text:p>
          </table:table-cell>
          <table:table-cell office:value-type="float" office:value="2.36915634033211" calcext:value-type="float">
            <text:p>2.36915634033211</text:p>
          </table:table-cell>
          <table:table-cell office:value-type="float" office:value="3.02620504714415" calcext:value-type="float">
            <text:p>3.02620504714415</text:p>
          </table:table-cell>
          <table:table-cell office:value-type="float" office:value="3.86350835961295" calcext:value-type="float">
            <text:p>3.86350835961295</text:p>
          </table:table-cell>
          <table:table-cell office:value-type="float" office:value="4.9344121733326" calcext:value-type="float">
            <text:p>4.9344121733326</text:p>
          </table:table-cell>
          <table:table-cell office:value-type="float" office:value="6.30873309572033" calcext:value-type="float">
            <text:p>6.30873309572033</text:p>
          </table:table-cell>
          <table:table-cell office:value-type="float" office:value="8.07775157781118" calcext:value-type="float">
            <text:p>8.07775157781118</text:p>
          </table:table-cell>
          <table:table-cell office:value-type="float" office:value="10.3605049204129" calcext:value-type="float">
            <text:p>10.3605049204129</text:p>
          </table:table-cell>
          <table:table-cell office:value-type="float" office:value="13.31153195707" calcext:value-type="float">
            <text:p>13.31153195707</text:p>
          </table:table-cell>
          <table:table-cell office:value-type="float" office:value="17.1300890911486" calcext:value-type="float">
            <text:p>17.1300890911486</text:p>
          </table:table-cell>
          <table:table-cell office:value-type="float" office:value="22.0705970844725" calcext:value-type="float">
            <text:p>22.0705970844725</text:p>
          </table:table-cell>
          <table:table-cell office:value-type="float" office:value="28.4536413601309" calcext:value-type="float">
            <text:p>28.4536413601309</text:p>
          </table:table-cell>
          <table:table-cell office:value-type="float" office:value="36.6762096467789" calcext:value-type="float">
            <text:p>36.6762096467789</text:p>
          </table:table-cell>
          <table:table-cell office:value-type="float" office:value="47.219053963559" calcext:value-type="float">
            <text:p>47.219053963559</text:p>
          </table:table-cell>
          <table:table-cell office:value-type="float" office:value="60.6535654066576" calcext:value-type="float">
            <text:p>60.6535654066576</text:p>
          </table:table-cell>
          <table:table-cell office:value-type="float" office:value="65.4440222513036" calcext:value-type="float">
            <text:p>65.4440222513036</text:p>
          </table:table-cell>
          <table:table-cell office:value-type="float" office:value="70.621970863459" calcext:value-type="float">
            <text:p>70.621970863459</text:p>
          </table:table-cell>
          <table:table-cell office:value-type="float" office:value="76.0255749197842" calcext:value-type="float">
            <text:p>76.0255749197842</text:p>
          </table:table-cell>
          <table:table-cell office:value-type="float" office:value="81.4326477366929" calcext:value-type="float">
            <text:p>81.4326477366929</text:p>
          </table:table-cell>
          <table:table-cell office:value-type="float" office:value="86.5606480638637" calcext:value-type="float">
            <text:p>86.5606480638637</text:p>
          </table:table-cell>
          <table:table-cell office:value-type="float" office:value="91.0948217383704" calcext:value-type="float">
            <text:p>91.0948217383704</text:p>
          </table:table-cell>
          <table:table-cell office:value-type="float" office:value="94.742086502375" calcext:value-type="float">
            <text:p>94.742086502375</text:p>
          </table:table-cell>
          <table:table-cell office:value-type="float" office:value="97.2966661438023" calcext:value-type="float">
            <text:p>97.2966661438023</text:p>
          </table:table-cell>
          <table:table-cell office:value-type="float" office:value="98.6898325846946" calcext:value-type="float">
            <text:p>98.6898325846946</text:p>
          </table:table-cell>
          <table:table-cell office:value-type="float" office:value="99.0013694577087" calcext:value-type="float">
            <text:p>99.0013694577087</text:p>
          </table:table-cell>
          <table:table-cell office:value-type="float" office:value="98.4299516098927" calcext:value-type="float">
            <text:p>98.4299516098927</text:p>
          </table:table-cell>
          <table:table-cell office:value-type="float" office:value="97.2363094769421" calcext:value-type="float">
            <text:p>97.2363094769421</text:p>
          </table:table-cell>
          <table:table-cell office:value-type="float" office:value="95.6799636360864" calcext:value-type="float">
            <text:p>95.6799636360864</text:p>
          </table:table-cell>
          <table:table-cell office:value-type="float" office:value="93.9705736982134" calcext:value-type="float">
            <text:p>93.9705736982134</text:p>
          </table:table-cell>
          <table:table-cell office:value-type="float" office:value="92.2479873297806" calcext:value-type="float">
            <text:p>92.2479873297806</text:p>
          </table:table-cell>
          <table:table-cell table:number-columns-repeated="2"/>
        </table:table-row>
        <table:table-row table:style-name="ro1">
          <table:table-cell office:value-type="float" office:value="0.0164091854858255" calcext:value-type="float">
            <text:p>0.016409185485826</text:p>
          </table:table-cell>
          <table:table-cell office:value-type="float" office:value="0.0542074738131504" calcext:value-type="float">
            <text:p>0.05420747381315</text:p>
          </table:table-cell>
          <table:table-cell office:value-type="float" office:value="0.100680100729897" calcext:value-type="float">
            <text:p>0.100680100729897</text:p>
          </table:table-cell>
          <table:table-cell office:value-type="float" office:value="0.15797559720104" calcext:value-type="float">
            <text:p>0.15797559720104</text:p>
          </table:table-cell>
          <table:table-cell office:value-type="float" office:value="0.228827877757445" calcext:value-type="float">
            <text:p>0.228827877757445</text:p>
          </table:table-cell>
          <table:table-cell office:value-type="float" office:value="0.316730767924465" calcext:value-type="float">
            <text:p>0.316730767924465</text:p>
          </table:table-cell>
          <table:table-cell office:value-type="float" office:value="0.426168569942404" calcext:value-type="float">
            <text:p>0.426168569942404</text:p>
          </table:table-cell>
          <table:table-cell office:value-type="float" office:value="0.562921735876211" calcext:value-type="float">
            <text:p>0.562921735876211</text:p>
          </table:table-cell>
          <table:table-cell office:value-type="float" office:value="0.734473330920088" calcext:value-type="float">
            <text:p>0.734473330920088</text:p>
          </table:table-cell>
          <table:table-cell office:value-type="float" office:value="0.950550878438838" calcext:value-type="float">
            <text:p>0.950550878438838</text:p>
          </table:table-cell>
          <table:table-cell office:value-type="float" office:value="1.22385003568703" calcext:value-type="float">
            <text:p>1.22385003568703</text:p>
          </table:table-cell>
          <table:table-cell office:value-type="float" office:value="1.57100213771815" calcext:value-type="float">
            <text:p>1.57100213771815</text:p>
          </table:table-cell>
          <table:table-cell office:value-type="float" office:value="2.01386777160589" calcext:value-type="float">
            <text:p>2.01386777160589</text:p>
          </table:table-cell>
          <table:table-cell office:value-type="float" office:value="2.58126382521317" calcext:value-type="float">
            <text:p>2.58126382521317</text:p>
          </table:table-cell>
          <table:table-cell office:value-type="float" office:value="3.31126190573308" calcext:value-type="float">
            <text:p>3.31126190573308</text:p>
          </table:table-cell>
          <table:table-cell office:value-type="float" office:value="4.25423023890458" calcext:value-type="float">
            <text:p>4.25423023890458</text:p>
          </table:table-cell>
          <table:table-cell office:value-type="float" office:value="5.47682491403515" calcext:value-type="float">
            <text:p>5.47682491403515</text:p>
          </table:table-cell>
          <table:table-cell office:value-type="float" office:value="7.06716031682998" calcext:value-type="float">
            <text:p>7.06716031682998</text:p>
          </table:table-cell>
          <table:table-cell office:value-type="float" office:value="9.14138507885503" calcext:value-type="float">
            <text:p>9.14138507885503</text:p>
          </table:table-cell>
          <table:table-cell office:value-type="float" office:value="11.8518286465161" calcext:value-type="float">
            <text:p>11.8518286465161</text:p>
          </table:table-cell>
          <table:table-cell office:value-type="float" office:value="15.3967183285362" calcext:value-type="float">
            <text:p>15.3967183285362</text:p>
          </table:table-cell>
          <table:table-cell office:value-type="float" office:value="20.0311356955459" calcext:value-type="float">
            <text:p>20.0311356955459</text:p>
          </table:table-cell>
          <table:table-cell office:value-type="float" office:value="26.0783199278233" calcext:value-type="float">
            <text:p>26.0783199278233</text:p>
          </table:table-cell>
          <table:table-cell office:value-type="float" office:value="33.9396040681925" calcext:value-type="float">
            <text:p>33.9396040681925</text:p>
          </table:table-cell>
          <table:table-cell office:value-type="float" office:value="44.1002704894389" calcext:value-type="float">
            <text:p>44.1002704894389</text:p>
          </table:table-cell>
          <table:table-cell office:value-type="float" office:value="57.1329355700464" calcext:value-type="float">
            <text:p>57.1329355700464</text:p>
          </table:table-cell>
          <table:table-cell office:value-type="float" office:value="62.4412322967225" calcext:value-type="float">
            <text:p>62.4412322967225</text:p>
          </table:table-cell>
          <table:table-cell office:value-type="float" office:value="68.1041655779698" calcext:value-type="float">
            <text:p>68.1041655779698</text:p>
          </table:table-cell>
          <table:table-cell office:value-type="float" office:value="73.9077001765251" calcext:value-type="float">
            <text:p>73.9077001765251</text:p>
          </table:table-cell>
          <table:table-cell office:value-type="float" office:value="79.5678241828263" calcext:value-type="float">
            <text:p>79.5678241828263</text:p>
          </table:table-cell>
          <table:table-cell office:value-type="float" office:value="84.7500251164445" calcext:value-type="float">
            <text:p>84.7500251164445</text:p>
          </table:table-cell>
          <table:table-cell office:value-type="float" office:value="89.1229647823958" calcext:value-type="float">
            <text:p>89.1229647823958</text:p>
          </table:table-cell>
          <table:table-cell office:value-type="float" office:value="92.4285615716196" calcext:value-type="float">
            <text:p>92.4285615716196</text:p>
          </table:table-cell>
          <table:table-cell office:value-type="float" office:value="94.5407636213408" calcext:value-type="float">
            <text:p>94.5407636213408</text:p>
          </table:table-cell>
          <table:table-cell office:value-type="float" office:value="95.4884933618641" calcext:value-type="float">
            <text:p>95.4884933618641</text:p>
          </table:table-cell>
          <table:table-cell office:value-type="float" office:value="95.4366000202067" calcext:value-type="float">
            <text:p>95.4366000202067</text:p>
          </table:table-cell>
          <table:table-cell office:value-type="float" office:value="94.6354381888212" calcext:value-type="float">
            <text:p>94.6354381888212</text:p>
          </table:table-cell>
          <table:table-cell office:value-type="float" office:value="93.3572360594743" calcext:value-type="float">
            <text:p>93.3572360594743</text:p>
          </table:table-cell>
          <table:table-cell office:value-type="float" office:value="91.839297898103" calcext:value-type="float">
            <text:p>91.839297898103</text:p>
          </table:table-cell>
          <table:table-cell office:value-type="float" office:value="90.2516144474405" calcext:value-type="float">
            <text:p>90.2516144474405</text:p>
          </table:table-cell>
          <table:table-cell table:number-columns-repeated="2"/>
        </table:table-row>
        <table:table-row table:style-name="ro1">
          <table:table-cell office:value-type="float" office:value="0.010414993362508" calcext:value-type="float">
            <text:p>0.010414993362508</text:p>
          </table:table-cell>
          <table:table-cell office:value-type="float" office:value="0.0344485129349811" calcext:value-type="float">
            <text:p>0.034448512934981</text:p>
          </table:table-cell>
          <table:table-cell office:value-type="float" office:value="0.0640676369033078" calcext:value-type="float">
            <text:p>0.064067636903308</text:p>
          </table:table-cell>
          <table:table-cell office:value-type="float" office:value="0.10067457936402" calcext:value-type="float">
            <text:p>0.10067457936402</text:p>
          </table:table-cell>
          <table:table-cell office:value-type="float" office:value="0.146059648171886" calcext:value-type="float">
            <text:p>0.146059648171886</text:p>
          </table:table-cell>
          <table:table-cell office:value-type="float" office:value="0.202519235128763" calcext:value-type="float">
            <text:p>0.202519235128763</text:p>
          </table:table-cell>
          <table:table-cell office:value-type="float" office:value="0.273012616705131" calcext:value-type="float">
            <text:p>0.273012616705131</text:p>
          </table:table-cell>
          <table:table-cell office:value-type="float" office:value="0.361371230377367" calcext:value-type="float">
            <text:p>0.361371230377367</text:p>
          </table:table-cell>
          <table:table-cell office:value-type="float" office:value="0.472579040897353" calcext:value-type="float">
            <text:p>0.472579040897353</text:p>
          </table:table-cell>
          <table:table-cell office:value-type="float" office:value="0.613149420951599" calcext:value-type="float">
            <text:p>0.613149420951599</text:p>
          </table:table-cell>
          <table:table-cell office:value-type="float" office:value="0.791633244426088" calcext:value-type="float">
            <text:p>0.791633244426088</text:p>
          </table:table-cell>
          <table:table-cell office:value-type="float" office:value="1.01930542413958" calcext:value-type="float">
            <text:p>1.01930542413958</text:p>
          </table:table-cell>
          <table:table-cell office:value-type="float" office:value="1.31109387251245" calcext:value-type="float">
            <text:p>1.31109387251245</text:p>
          </table:table-cell>
          <table:table-cell office:value-type="float" office:value="1.68683685431531" calcext:value-type="float">
            <text:p>1.68683685431531</text:p>
          </table:table-cell>
          <table:table-cell office:value-type="float" office:value="2.17298282579583" calcext:value-type="float">
            <text:p>2.17298282579583</text:p>
          </table:table-cell>
          <table:table-cell office:value-type="float" office:value="2.80488137479638" calcext:value-type="float">
            <text:p>2.80488137479638</text:p>
          </table:table-cell>
          <table:table-cell office:value-type="float" office:value="3.62985345061966" calcext:value-type="float">
            <text:p>3.62985345061966</text:p>
          </table:table-cell>
          <table:table-cell office:value-type="float" office:value="4.71126898298082" calcext:value-type="float">
            <text:p>4.71126898298082</text:p>
          </table:table-cell>
          <table:table-cell office:value-type="float" office:value="6.13388916265663" calcext:value-type="float">
            <text:p>6.13388916265663</text:p>
          </table:table-cell>
          <table:table-cell office:value-type="float" office:value="8.01072713575881" calcext:value-type="float">
            <text:p>8.01072713575881</text:p>
          </table:table-cell>
          <table:table-cell office:value-type="float" office:value="10.4916059295873" calcext:value-type="float">
            <text:p>10.4916059295873</text:p>
          </table:table-cell>
          <table:table-cell office:value-type="float" office:value="13.7733851992567" calcext:value-type="float">
            <text:p>13.7733851992567</text:p>
          </table:table-cell>
          <table:table-cell office:value-type="float" office:value="18.1114065147507" calcext:value-type="float">
            <text:p>18.1114065147507</text:p>
          </table:table-cell>
          <table:table-cell office:value-type="float" office:value="23.8309860522015" calcext:value-type="float">
            <text:p>23.8309860522015</text:p>
          </table:table-cell>
          <table:table-cell office:value-type="float" office:value="31.3367383780858" calcext:value-type="float">
            <text:p>31.3367383780858</text:p>
          </table:table-cell>
          <table:table-cell office:value-type="float" office:value="41.116312127584" calcext:value-type="float">
            <text:p>41.116312127584</text:p>
          </table:table-cell>
          <table:table-cell office:value-type="float" office:value="53.7393074963377" calcext:value-type="float">
            <text:p>53.7393074963377</text:p>
          </table:table-cell>
          <table:table-cell office:value-type="float" office:value="59.4369695749709" calcext:value-type="float">
            <text:p>59.4369695749709</text:p>
          </table:table-cell>
          <table:table-cell office:value-type="float" office:value="65.4305539936233" calcext:value-type="float">
            <text:p>65.4305539936233</text:p>
          </table:table-cell>
          <table:table-cell office:value-type="float" office:value="71.4464684537066" calcext:value-type="float">
            <text:p>71.4464684537066</text:p>
          </table:table-cell>
          <table:table-cell office:value-type="float" office:value="77.1451713494426" calcext:value-type="float">
            <text:p>77.1451713494426</text:p>
          </table:table-cell>
          <table:table-cell office:value-type="float" office:value="82.1659247141392" calcext:value-type="float">
            <text:p>82.1659247141392</text:p>
          </table:table-cell>
          <table:table-cell office:value-type="float" office:value="86.1989225004105" calcext:value-type="float">
            <text:p>86.1989225004105</text:p>
          </table:table-cell>
          <table:table-cell office:value-type="float" office:value="89.0530848019477" calcext:value-type="float">
            <text:p>89.0530848019477</text:p>
          </table:table-cell>
          <table:table-cell office:value-type="float" office:value="90.6927004238136" calcext:value-type="float">
            <text:p>90.6927004238136</text:p>
          </table:table-cell>
          <table:table-cell office:value-type="float" office:value="91.2322758199" calcext:value-type="float">
            <text:p>91.2322758199</text:p>
          </table:table-cell>
          <table:table-cell office:value-type="float" office:value="90.8959938720762" calcext:value-type="float">
            <text:p>90.8959938720762</text:p>
          </table:table-cell>
          <table:table-cell office:value-type="float" office:value="89.9570774811913" calcext:value-type="float">
            <text:p>89.9570774811913</text:p>
          </table:table-cell>
          <table:table-cell office:value-type="float" office:value="88.6754758125158" calcext:value-type="float">
            <text:p>88.6754758125158</text:p>
          </table:table-cell>
          <table:table-cell office:value-type="float" office:value="87.2529080224807" calcext:value-type="float">
            <text:p>87.2529080224807</text:p>
          </table:table-cell>
          <table:table-cell table:number-columns-repeated="2"/>
        </table:table-row>
        <table:table-row table:style-name="ro1">
          <table:table-cell office:value-type="float" office:value="0.00646137960084782" calcext:value-type="float">
            <text:p>0.006461379600848</text:p>
          </table:table-cell>
          <table:table-cell office:value-type="float" office:value="0.0213967356390315" calcext:value-type="float">
            <text:p>0.021396735639032</text:p>
          </table:table-cell>
          <table:table-cell office:value-type="float" office:value="0.0398443621867392" calcext:value-type="float">
            <text:p>0.039844362186739</text:p>
          </table:table-cell>
          <table:table-cell office:value-type="float" office:value="0.0626970199117991" calcext:value-type="float">
            <text:p>0.062697019911799</text:p>
          </table:table-cell>
          <table:table-cell office:value-type="float" office:value="0.09109812304826" calcext:value-type="float">
            <text:p>0.09109812304826</text:p>
          </table:table-cell>
          <table:table-cell office:value-type="float" office:value="0.126519310951399" calcext:value-type="float">
            <text:p>0.126519310951399</text:p>
          </table:table-cell>
          <table:table-cell office:value-type="float" office:value="0.170864079156708" calcext:value-type="float">
            <text:p>0.170864079156708</text:p>
          </table:table-cell>
          <table:table-cell office:value-type="float" office:value="0.226606931235745" calcext:value-type="float">
            <text:p>0.226606931235745</text:p>
          </table:table-cell>
          <table:table-cell office:value-type="float" office:value="0.296981059471589" calcext:value-type="float">
            <text:p>0.296981059471589</text:p>
          </table:table-cell>
          <table:table-cell office:value-type="float" office:value="0.386232538244027" calcext:value-type="float">
            <text:p>0.386232538244027</text:p>
          </table:table-cell>
          <table:table-cell office:value-type="float" office:value="0.499965920049997" calcext:value-type="float">
            <text:p>0.499965920049997</text:p>
          </table:table-cell>
          <table:table-cell office:value-type="float" office:value="0.645615670622059" calcext:value-type="float">
            <text:p>0.645615670622059</text:p>
          </table:table-cell>
          <table:table-cell office:value-type="float" office:value="0.833090989247827" calcext:value-type="float">
            <text:p>0.833090989247827</text:p>
          </table:table-cell>
          <table:table-cell office:value-type="float" office:value="1.07565937252961" calcext:value-type="float">
            <text:p>1.07565937252961</text:p>
          </table:table-cell>
          <table:table-cell office:value-type="float" office:value="1.39115808467542" calcext:value-type="float">
            <text:p>1.39115808467542</text:p>
          </table:table-cell>
          <table:table-cell office:value-type="float" office:value="1.803653709719" calcext:value-type="float">
            <text:p>1.803653709719</text:p>
          </table:table-cell>
          <table:table-cell office:value-type="float" office:value="2.34570876870266" calcext:value-type="float">
            <text:p>2.34570876870266</text:p>
          </table:table-cell>
          <table:table-cell office:value-type="float" office:value="3.06145978805353" calcext:value-type="float">
            <text:p>3.06145978805353</text:p>
          </table:table-cell>
          <table:table-cell office:value-type="float" office:value="4.01075799847568" calcext:value-type="float">
            <text:p>4.01075799847568</text:p>
          </table:table-cell>
          <table:table-cell office:value-type="float" office:value="5.27465893163893" calcext:value-type="float">
            <text:p>5.27465893163893</text:p>
          </table:table-cell>
          <table:table-cell office:value-type="float" office:value="6.96254345325136" calcext:value-type="float">
            <text:p>6.96254345325136</text:p>
          </table:table-cell>
          <table:table-cell office:value-type="float" office:value="9.22106086813323" calcext:value-type="float">
            <text:p>9.22106086813323</text:p>
          </table:table-cell>
          <table:table-cell office:value-type="float" office:value="12.2448253857863" calcext:value-type="float">
            <text:p>12.2448253857863</text:p>
          </table:table-cell>
          <table:table-cell office:value-type="float" office:value="16.2882631708721" calcext:value-type="float">
            <text:p>16.2882631708721</text:p>
          </table:table-cell>
          <table:table-cell office:value-type="float" office:value="21.6770963355318" calcext:value-type="float">
            <text:p>21.6770963355318</text:p>
          </table:table-cell>
          <table:table-cell office:value-type="float" office:value="28.816670541687" calcext:value-type="float">
            <text:p>28.816670541687</text:p>
          </table:table-cell>
          <table:table-cell office:value-type="float" office:value="38.1930283076887" calcext:value-type="float">
            <text:p>38.1930283076887</text:p>
          </table:table-cell>
          <table:table-cell office:value-type="float" office:value="50.3669169634549" calcext:value-type="float">
            <text:p>50.3669169634549</text:p>
          </table:table-cell>
          <table:table-cell office:value-type="float" office:value="56.3006010925383" calcext:value-type="float">
            <text:p>56.3006010925383</text:p>
          </table:table-cell>
          <table:table-cell office:value-type="float" office:value="62.4424309558335" calcext:value-type="float">
            <text:p>62.4424309558335</text:p>
          </table:table-cell>
          <table:table-cell office:value-type="float" office:value="68.4646964685911" calcext:value-type="float">
            <text:p>68.4646964685911</text:p>
          </table:table-cell>
          <table:table-cell office:value-type="float" office:value="73.9946530839521" calcext:value-type="float">
            <text:p>73.9946530839521</text:p>
          </table:table-cell>
          <table:table-cell office:value-type="float" office:value="78.6792044913607" calcext:value-type="float">
            <text:p>78.6792044913607</text:p>
          </table:table-cell>
          <table:table-cell office:value-type="float" office:value="82.2595818329318" calcext:value-type="float">
            <text:p>82.2595818329318</text:p>
          </table:table-cell>
          <table:table-cell office:value-type="float" office:value="84.6231290312953" calcext:value-type="float">
            <text:p>84.6231290312953</text:p>
          </table:table-cell>
          <table:table-cell office:value-type="float" office:value="85.8159518504544" calcext:value-type="float">
            <text:p>85.8159518504544</text:p>
          </table:table-cell>
          <table:table-cell office:value-type="float" office:value="86.0167973676215" calcext:value-type="float">
            <text:p>86.0167973676215</text:p>
          </table:table-cell>
          <table:table-cell office:value-type="float" office:value="85.4836204525602" calcext:value-type="float">
            <text:p>85.4836204525602</text:p>
          </table:table-cell>
          <table:table-cell office:value-type="float" office:value="84.4893629172071" calcext:value-type="float">
            <text:p>84.4893629172071</text:p>
          </table:table-cell>
          <table:table-cell office:value-type="float" office:value="83.265984333723" calcext:value-type="float">
            <text:p>83.265984333723</text:p>
          </table:table-cell>
          <table:table-cell table:number-columns-repeated="2"/>
        </table:table-row>
        <table:table-row table:style-name="ro1">
          <table:table-cell office:value-type="float" office:value="0.00390898693426194" calcext:value-type="float">
            <text:p>0.003908986934262</text:p>
          </table:table-cell>
          <table:table-cell office:value-type="float" office:value="0.012958794151046" calcext:value-type="float">
            <text:p>0.012958794151046</text:p>
          </table:table-cell>
          <table:table-cell office:value-type="float" office:value="0.0241600286717109" calcext:value-type="float">
            <text:p>0.024160028671711</text:p>
          </table:table-cell>
          <table:table-cell office:value-type="float" office:value="0.0380658221303732" calcext:value-type="float">
            <text:p>0.038065822130373</text:p>
          </table:table-cell>
          <table:table-cell office:value-type="float" office:value="0.055386621028669" calcext:value-type="float">
            <text:p>0.055386621028669</text:p>
          </table:table-cell>
          <table:table-cell office:value-type="float" office:value="0.0770396629794632" calcext:value-type="float">
            <text:p>0.077039662979463</text:p>
          </table:table-cell>
          <table:table-cell office:value-type="float" office:value="0.104215376728067" calcext:value-type="float">
            <text:p>0.104215376728067</text:p>
          </table:table-cell>
          <table:table-cell office:value-type="float" office:value="0.138467024086029" calcext:value-type="float">
            <text:p>0.138467024086029</text:p>
          </table:table-cell>
          <table:table-cell office:value-type="float" office:value="0.181832332428839" calcext:value-type="float">
            <text:p>0.181832332428839</text:p>
          </table:table-cell>
          <table:table-cell office:value-type="float" office:value="0.236999339510492" calcext:value-type="float">
            <text:p>0.236999339510492</text:p>
          </table:table-cell>
          <table:table-cell office:value-type="float" office:value="0.307533569761945" calcext:value-type="float">
            <text:p>0.307533569761945</text:p>
          </table:table-cell>
          <table:table-cell office:value-type="float" office:value="0.398190557559851" calcext:value-type="float">
            <text:p>0.398190557559851</text:p>
          </table:table-cell>
          <table:table-cell office:value-type="float" office:value="0.515347414709867" calcext:value-type="float">
            <text:p>0.515347414709867</text:p>
          </table:table-cell>
          <table:table-cell office:value-type="float" office:value="0.667600652510529" calcext:value-type="float">
            <text:p>0.667600652510529</text:p>
          </table:table-cell>
          <table:table-cell office:value-type="float" office:value="0.866596144366831" calcext:value-type="float">
            <text:p>0.866596144366831</text:p>
          </table:table-cell>
          <table:table-cell office:value-type="float" office:value="1.12818252205559" calcext:value-type="float">
            <text:p>1.12818252205559</text:p>
          </table:table-cell>
          <table:table-cell office:value-type="float" office:value="1.47401301842492" calcext:value-type="float">
            <text:p>1.47401301842492</text:p>
          </table:table-cell>
          <table:table-cell office:value-type="float" office:value="1.93376378470221" calcext:value-type="float">
            <text:p>1.93376378470221</text:p>
          </table:table-cell>
          <table:table-cell office:value-type="float" office:value="2.54818804242292" calcext:value-type="float">
            <text:p>2.54818804242292</text:p>
          </table:table-cell>
          <table:table-cell office:value-type="float" office:value="3.37327940540407" calcext:value-type="float">
            <text:p>3.37327940540407</text:p>
          </table:table-cell>
          <table:table-cell office:value-type="float" office:value="4.4858589919111" calcext:value-type="float">
            <text:p>4.4858589919111</text:p>
          </table:table-cell>
          <table:table-cell office:value-type="float" office:value="5.99089646721339" calcext:value-type="float">
            <text:p>5.99089646721339</text:p>
          </table:table-cell>
          <table:table-cell office:value-type="float" office:value="8.03076310131041" calcext:value-type="float">
            <text:p>8.03076310131041</text:p>
          </table:table-cell>
          <table:table-cell office:value-type="float" office:value="10.796295117215" calcext:value-type="float">
            <text:p>10.796295117215</text:p>
          </table:table-cell>
          <table:table-cell office:value-type="float" office:value="14.5388863488942" calcext:value-type="float">
            <text:p>14.5388863488942</text:p>
          </table:table-cell>
          <table:table-cell office:value-type="float" office:value="19.5817275864555" calcext:value-type="float">
            <text:p>19.5817275864555</text:p>
          </table:table-cell>
          <table:table-cell office:value-type="float" office:value="26.3268697485418" calcext:value-type="float">
            <text:p>26.3268697485418</text:p>
          </table:table-cell>
          <table:table-cell office:value-type="float" office:value="35.2536609013192" calcext:value-type="float">
            <text:p>35.2536609013192</text:p>
          </table:table-cell>
          <table:table-cell office:value-type="float" office:value="46.9088734555258" calcext:value-type="float">
            <text:p>46.9088734555258</text:p>
          </table:table-cell>
          <table:table-cell office:value-type="float" office:value="52.9065090923953" calcext:value-type="float">
            <text:p>52.9065090923953</text:p>
          </table:table-cell>
          <table:table-cell office:value-type="float" office:value="59.0052569834365" calcext:value-type="float">
            <text:p>59.0052569834365</text:p>
          </table:table-cell>
          <table:table-cell office:value-type="float" office:value="64.8424335982294" calcext:value-type="float">
            <text:p>64.8424335982294</text:p>
          </table:table-cell>
          <table:table-cell office:value-type="float" office:value="70.0407602808035" calcext:value-type="float">
            <text:p>70.0407602808035</text:p>
          </table:table-cell>
          <table:table-cell office:value-type="float" office:value="74.2802713040684" calcext:value-type="float">
            <text:p>74.2802713040684</text:p>
          </table:table-cell>
          <table:table-cell office:value-type="float" office:value="77.3641858589677" calcext:value-type="float">
            <text:p>77.3641858589677</text:p>
          </table:table-cell>
          <table:table-cell office:value-type="float" office:value="79.2528098136802" calcext:value-type="float">
            <text:p>79.2528098136802</text:p>
          </table:table-cell>
          <table:table-cell office:value-type="float" office:value="80.0574891211863" calcext:value-type="float">
            <text:p>80.0574891211863</text:p>
          </table:table-cell>
          <table:table-cell office:value-type="float" office:value="79.9999631993105" calcext:value-type="float">
            <text:p>79.9999631993105</text:p>
          </table:table-cell>
          <table:table-cell office:value-type="float" office:value="79.3509717842124" calcext:value-type="float">
            <text:p>79.3509717842124</text:p>
          </table:table-cell>
          <table:table-cell office:value-type="float" office:value="78.3665108971273" calcext:value-type="float">
            <text:p>78.3665108971273</text:p>
          </table:table-cell>
          <table:table-cell table:number-columns-repeated="2"/>
        </table:table-row>
        <table:table-row table:style-name="ro1">
          <table:table-cell office:value-type="float" office:value="0.00230051037767939" calcext:value-type="float">
            <text:p>0.002300510377679</text:p>
          </table:table-cell>
          <table:table-cell office:value-type="float" office:value="0.0076341936319408" calcext:value-type="float">
            <text:p>0.007634193631941</text:p>
          </table:table-cell>
          <table:table-cell office:value-type="float" office:value="0.0142483291243447" calcext:value-type="float">
            <text:p>0.014248329124345</text:p>
          </table:table-cell>
          <table:table-cell office:value-type="float" office:value="0.0224755291672793" calcext:value-type="float">
            <text:p>0.022475529167279</text:p>
          </table:table-cell>
          <table:table-cell office:value-type="float" office:value="0.0327440920075287" calcext:value-type="float">
            <text:p>0.032744092007529</text:p>
          </table:table-cell>
          <table:table-cell office:value-type="float" office:value="0.0456085367595372" calcext:value-type="float">
            <text:p>0.045608536759537</text:p>
          </table:table-cell>
          <table:table-cell office:value-type="float" office:value="0.0617907411603362" calcext:value-type="float">
            <text:p>0.061790741160336</text:p>
          </table:table-cell>
          <table:table-cell office:value-type="float" office:value="0.0822357435432903" calcext:value-type="float">
            <text:p>0.08223574354329</text:p>
          </table:table-cell>
          <table:table-cell office:value-type="float" office:value="0.108187860465488" calcext:value-type="float">
            <text:p>0.108187860465488</text:p>
          </table:table-cell>
          <table:table-cell office:value-type="float" office:value="0.141295084967791" calcext:value-type="float">
            <text:p>0.141295084967791</text:p>
          </table:table-cell>
          <table:table-cell office:value-type="float" office:value="0.183753036183774" calcext:value-type="float">
            <text:p>0.183753036183774</text:p>
          </table:table-cell>
          <table:table-cell office:value-type="float" office:value="0.238504457155852" calcext:value-type="float">
            <text:p>0.238504457155852</text:p>
          </table:table-cell>
          <table:table-cell office:value-type="float" office:value="0.309517012487251" calcext:value-type="float">
            <text:p>0.309517012487251</text:p>
          </table:table-cell>
          <table:table-cell office:value-type="float" office:value="0.402171769470885" calcext:value-type="float">
            <text:p>0.402171769470885</text:p>
          </table:table-cell>
          <table:table-cell office:value-type="float" office:value="0.523808410960146" calcext:value-type="float">
            <text:p>0.523808410960146</text:p>
          </table:table-cell>
          <table:table-cell office:value-type="float" office:value="0.684492437122076" calcext:value-type="float">
            <text:p>0.684492437122076</text:p>
          </table:table-cell>
          <table:table-cell office:value-type="float" office:value="0.898096211840796" calcext:value-type="float">
            <text:p>0.898096211840796</text:p>
          </table:table-cell>
          <table:table-cell office:value-type="float" office:value="1.18382166106791" calcext:value-type="float">
            <text:p>1.18382166106791</text:p>
          </table:table-cell>
          <table:table-cell office:value-type="float" office:value="1.56833915740997" calcext:value-type="float">
            <text:p>1.56833915740997</text:p>
          </table:table-cell>
          <table:table-cell office:value-type="float" office:value="2.08877394217945" calcext:value-type="float">
            <text:p>2.08877394217945</text:p>
          </table:table-cell>
          <table:table-cell office:value-type="float" office:value="2.79683227517541" calcext:value-type="float">
            <text:p>2.79683227517541</text:p>
          </table:table-cell>
          <table:table-cell office:value-type="float" office:value="3.76440677391971" calcext:value-type="float">
            <text:p>3.76440677391971</text:p>
          </table:table-cell>
          <table:table-cell office:value-type="float" office:value="5.0909948644799" calcext:value-type="float">
            <text:p>5.0909948644799</text:p>
          </table:table-cell>
          <table:table-cell office:value-type="float" office:value="6.91313153605229" calcext:value-type="float">
            <text:p>6.91313153605229</text:p>
          </table:table-cell>
          <table:table-cell office:value-type="float" office:value="9.41565876858861" calcext:value-type="float">
            <text:p>9.41565876858861</text:p>
          </table:table-cell>
          <table:table-cell office:value-type="float" office:value="12.8438854714294" calcext:value-type="float">
            <text:p>12.8438854714294</text:p>
          </table:table-cell>
          <table:table-cell office:value-type="float" office:value="17.5144708148816" calcext:value-type="float">
            <text:p>17.5144708148816</text:p>
          </table:table-cell>
          <table:table-cell office:value-type="float" office:value="23.8214733721243" calcext:value-type="float">
            <text:p>23.8214733721243</text:p>
          </table:table-cell>
          <table:table-cell office:value-type="float" office:value="32.2334456365138" calcext:value-type="float">
            <text:p>32.2334456365138</text:p>
          </table:table-cell>
          <table:table-cell office:value-type="float" office:value="43.282710800107" calcext:value-type="float">
            <text:p>43.282710800107</text:p>
          </table:table-cell>
          <table:table-cell office:value-type="float" office:value="49.1751589095536" calcext:value-type="float">
            <text:p>49.1751589095536</text:p>
          </table:table-cell>
          <table:table-cell office:value-type="float" office:value="55.0633856857942" calcext:value-type="float">
            <text:p>55.0633856857942</text:p>
          </table:table-cell>
          <table:table-cell office:value-type="float" office:value="60.5729758929212" calcext:value-type="float">
            <text:p>60.5729758929212</text:p>
          </table:table-cell>
          <table:table-cell office:value-type="float" office:value="65.3424456244299" calcext:value-type="float">
            <text:p>65.3424456244299</text:p>
          </table:table-cell>
          <table:table-cell office:value-type="float" office:value="69.0941170367471" calcext:value-type="float">
            <text:p>69.0941170367471</text:p>
          </table:table-cell>
          <table:table-cell office:value-type="float" office:value="71.6899820206835" calcext:value-type="float">
            <text:p>71.6899820206835</text:p>
          </table:table-cell>
          <table:table-cell office:value-type="float" office:value="73.1515157578978" calcext:value-type="float">
            <text:p>73.1515157578978</text:p>
          </table:table-cell>
          <table:table-cell office:value-type="float" office:value="73.6391567784658" calcext:value-type="float">
            <text:p>73.6391567784658</text:p>
          </table:table-cell>
          <table:table-cell office:value-type="float" office:value="73.4001940131467" calcext:value-type="float">
            <text:p>73.4001940131467</text:p>
          </table:table-cell>
          <table:table-cell office:value-type="float" office:value="72.7021756496472" calcext:value-type="float">
            <text:p>72.7021756496472</text:p>
          </table:table-cell>
          <table:table-cell table:number-columns-repeated="2"/>
        </table:table-row>
        <table:table-row table:style-name="ro1">
          <table:table-cell office:value-type="float" office:value="0.00131406012897274" calcext:value-type="float">
            <text:p>0.001314060128973</text:p>
          </table:table-cell>
          <table:table-cell office:value-type="float" office:value="0.0043646022485891" calcext:value-type="float">
            <text:p>0.004364602248589</text:p>
          </table:table-cell>
          <table:table-cell office:value-type="float" office:value="0.00815375876694643" calcext:value-type="float">
            <text:p>0.008153758766946</text:p>
          </table:table-cell>
          <table:table-cell office:value-type="float" office:value="0.0128751377350244" calcext:value-type="float">
            <text:p>0.012875137735024</text:p>
          </table:table-cell>
          <table:table-cell office:value-type="float" office:value="0.0187785970579361" calcext:value-type="float">
            <text:p>0.018778597057936</text:p>
          </table:table-cell>
          <table:table-cell office:value-type="float" office:value="0.0261884302462348" calcext:value-type="float">
            <text:p>0.026188430246235</text:p>
          </table:table-cell>
          <table:table-cell office:value-type="float" office:value="0.0355279434363391" calcext:value-type="float">
            <text:p>0.035527943436339</text:p>
          </table:table-cell>
          <table:table-cell office:value-type="float" office:value="0.0473529313670434" calcext:value-type="float">
            <text:p>0.047352931367043</text:p>
          </table:table-cell>
          <table:table-cell office:value-type="float" office:value="0.0623975512875266" calcext:value-type="float">
            <text:p>0.062397551287527</text:p>
          </table:table-cell>
          <table:table-cell office:value-type="float" office:value="0.0816375627544419" calcext:value-type="float">
            <text:p>0.081637562754442</text:p>
          </table:table-cell>
          <table:table-cell office:value-type="float" office:value="0.106378023431264" calcext:value-type="float">
            <text:p>0.106378023431264</text:p>
          </table:table-cell>
          <table:table-cell office:value-type="float" office:value="0.13837560283802" calcext:value-type="float">
            <text:p>0.13837560283802</text:p>
          </table:table-cell>
          <table:table-cell office:value-type="float" office:value="0.180010130350877" calcext:value-type="float">
            <text:p>0.180010130350877</text:p>
          </table:table-cell>
          <table:table-cell office:value-type="float" office:value="0.234526455218174" calcext:value-type="float">
            <text:p>0.234526455218174</text:p>
          </table:table-cell>
          <table:table-cell office:value-type="float" office:value="0.306377053893382" calcext:value-type="float">
            <text:p>0.306377053893382</text:p>
          </table:table-cell>
          <table:table-cell office:value-type="float" office:value="0.401709310939746" calcext:value-type="float">
            <text:p>0.401709310939746</text:p>
          </table:table-cell>
          <table:table-cell office:value-type="float" office:value="0.529060684417823" calcext:value-type="float">
            <text:p>0.529060684417823</text:p>
          </table:table-cell>
          <table:table-cell office:value-type="float" office:value="0.700352135504919" calcext:value-type="float">
            <text:p>0.700352135504919</text:p>
          </table:table-cell>
          <table:table-cell office:value-type="float" office:value="0.932307580278837" calcext:value-type="float">
            <text:p>0.932307580278837</text:p>
          </table:table-cell>
          <table:table-cell office:value-type="float" office:value="1.24847658296541" calcext:value-type="float">
            <text:p>1.24847658296541</text:p>
          </table:table-cell>
          <table:table-cell office:value-type="float" office:value="1.68209874243561" calcext:value-type="float">
            <text:p>1.68209874243561</text:p>
          </table:table-cell>
          <table:table-cell office:value-type="float" office:value="2.28011497923593" calcext:value-type="float">
            <text:p>2.28011497923593</text:p>
          </table:table-cell>
          <table:table-cell office:value-type="float" office:value="3.10868388100921" calcext:value-type="float">
            <text:p>3.10868388100921</text:p>
          </table:table-cell>
          <table:table-cell office:value-type="float" office:value="4.26055635949891" calcext:value-type="float">
            <text:p>4.26055635949891</text:p>
          </table:table-cell>
          <table:table-cell office:value-type="float" office:value="5.86451618176309" calcext:value-type="float">
            <text:p>5.86451618176309</text:p>
          </table:table-cell>
          <table:table-cell office:value-type="float" office:value="8.09668166598676" calcext:value-type="float">
            <text:p>8.09668166598676</text:p>
          </table:table-cell>
          <table:table-cell office:value-type="float" office:value="11.1926594022995" calcext:value-type="float">
            <text:p>11.1926594022995</text:p>
          </table:table-cell>
          <table:table-cell office:value-type="float" office:value="15.4583733130693" calcext:value-type="float">
            <text:p>15.4583733130693</text:p>
          </table:table-cell>
          <table:table-cell office:value-type="float" office:value="21.2763251654831" calcext:value-type="float">
            <text:p>21.2763251654831</text:p>
          </table:table-cell>
          <table:table-cell office:value-type="float" office:value="29.1040922973224" calcext:value-type="float">
            <text:p>29.1040922973224</text:p>
          </table:table-cell>
          <table:table-cell office:value-type="float" office:value="39.4664466899511" calcext:value-type="float">
            <text:p>39.4664466899511</text:p>
          </table:table-cell>
          <table:table-cell office:value-type="float" office:value="45.1174269300886" calcext:value-type="float">
            <text:p>45.1174269300886</text:p>
          </table:table-cell>
          <table:table-cell office:value-type="float" office:value="50.6802828113485" calcext:value-type="float">
            <text:p>50.6802828113485</text:p>
          </table:table-cell>
          <table:table-cell office:value-type="float" office:value="55.7838139196012" calcext:value-type="float">
            <text:p>55.7838139196012</text:p>
          </table:table-cell>
          <table:table-cell office:value-type="float" office:value="60.0887264411089" calcext:value-type="float">
            <text:p>60.0887264411089</text:p>
          </table:table-cell>
          <table:table-cell office:value-type="float" office:value="63.3575721979503" calcext:value-type="float">
            <text:p>63.3575721979503</text:p>
          </table:table-cell>
          <table:table-cell office:value-type="float" office:value="65.5035625774333" calcext:value-type="float">
            <text:p>65.5035625774333</text:p>
          </table:table-cell>
          <table:table-cell office:value-type="float" office:value="66.5985856530806" calcext:value-type="float">
            <text:p>66.5985856530806</text:p>
          </table:table-cell>
          <table:table-cell office:value-type="float" office:value="66.8393185524739" calcext:value-type="float">
            <text:p>66.8393185524739</text:p>
          </table:table-cell>
          <table:table-cell office:value-type="float" office:value="66.4849050728984" calcext:value-type="float">
            <text:p>66.4849050728984</text:p>
          </table:table-cell>
          <table:table-cell table:number-columns-repeated="2"/>
        </table:table-row>
        <table:table-row table:style-name="ro1">
          <table:table-cell office:value-type="float" office:value="0.000727109958175396" calcext:value-type="float">
            <text:p>0.000727109958175</text:p>
          </table:table-cell>
          <table:table-cell office:value-type="float" office:value="0.00241693673533218" calcext:value-type="float">
            <text:p>0.002416936735332</text:p>
          </table:table-cell>
          <table:table-cell office:value-type="float" office:value="0.00451884754767244" calcext:value-type="float">
            <text:p>0.004518847547672</text:p>
          </table:table-cell>
          <table:table-cell office:value-type="float" office:value="0.00714168917051544" calcext:value-type="float">
            <text:p>0.007141689170515</text:p>
          </table:table-cell>
          <table:table-cell office:value-type="float" office:value="0.01042619113669" calcext:value-type="float">
            <text:p>0.01042619113669</text:p>
          </table:table-cell>
          <table:table-cell office:value-type="float" office:value="0.014555392129782" calcext:value-type="float">
            <text:p>0.014555392129782</text:p>
          </table:table-cell>
          <table:table-cell office:value-type="float" office:value="0.0197687640834283" calcext:value-type="float">
            <text:p>0.019768764083428</text:p>
          </table:table-cell>
          <table:table-cell office:value-type="float" office:value="0.0263815180404977" calcext:value-type="float">
            <text:p>0.026381518040498</text:p>
          </table:table-cell>
          <table:table-cell office:value-type="float" office:value="0.034811163847339" calcext:value-type="float">
            <text:p>0.034811163847339</text:p>
          </table:table-cell>
          <table:table-cell office:value-type="float" office:value="0.0456142837269445" calcext:value-type="float">
            <text:p>0.045614283726945</text:p>
          </table:table-cell>
          <table:table-cell office:value-type="float" office:value="0.0595377742970902" calcext:value-type="float">
            <text:p>0.05953777429709</text:p>
          </table:table-cell>
          <table:table-cell office:value-type="float" office:value="0.0775907043910957" calcext:value-type="float">
            <text:p>0.077590704391096</text:p>
          </table:table-cell>
          <table:table-cell office:value-type="float" office:value="0.10114571286951" calcext:value-type="float">
            <text:p>0.10114571286951</text:p>
          </table:table-cell>
          <table:table-cell office:value-type="float" office:value="0.132082954129565" calcext:value-type="float">
            <text:p>0.132082954129565</text:p>
          </table:table-cell>
          <table:table-cell office:value-type="float" office:value="0.172995609803332" calcext:value-type="float">
            <text:p>0.172995609803332</text:p>
          </table:table-cell>
          <table:table-cell office:value-type="float" office:value="0.227484823246554" calcext:value-type="float">
            <text:p>0.227484823246554</text:p>
          </table:table-cell>
          <table:table-cell office:value-type="float" office:value="0.300584857756718" calcext:value-type="float">
            <text:p>0.300584857756718</text:p>
          </table:table-cell>
          <table:table-cell office:value-type="float" office:value="0.399378086232485" calcext:value-type="float">
            <text:p>0.399378086232485</text:p>
          </table:table-cell>
          <table:table-cell office:value-type="float" office:value="0.533886362775333" calcext:value-type="float">
            <text:p>0.533886362775333</text:p>
          </table:table-cell>
          <table:table-cell office:value-type="float" office:value="0.718363035476017" calcext:value-type="float">
            <text:p>0.718363035476017</text:p>
          </table:table-cell>
          <table:table-cell office:value-type="float" office:value="0.973160646142368" calcext:value-type="float">
            <text:p>0.973160646142368</text:p>
          </table:table-cell>
          <table:table-cell office:value-type="float" office:value="1.32741341937972" calcext:value-type="float">
            <text:p>1.32741341937972</text:p>
          </table:table-cell>
          <table:table-cell office:value-type="float" office:value="1.82284507025593" calcext:value-type="float">
            <text:p>1.82284507025593</text:p>
          </table:table-cell>
          <table:table-cell office:value-type="float" office:value="2.51907176787626" calcext:value-type="float">
            <text:p>2.51907176787626</text:p>
          </table:table-cell>
          <table:table-cell office:value-type="float" office:value="3.50077271430975" calcext:value-type="float">
            <text:p>3.50077271430975</text:p>
          </table:table-cell>
          <table:table-cell office:value-type="float" office:value="4.88696609764797" calcext:value-type="float">
            <text:p>4.88696609764797</text:p>
          </table:table-cell>
          <table:table-cell office:value-type="float" office:value="6.84224717913108" calcext:value-type="float">
            <text:p>6.84224717913108</text:p>
          </table:table-cell>
          <table:table-cell office:value-type="float" office:value="9.58914562710791" calcext:value-type="float">
            <text:p>9.58914562710791</text:p>
          </table:table-cell>
          <table:table-cell office:value-type="float" office:value="13.4198508968759" calcext:value-type="float">
            <text:p>13.4198508968759</text:p>
          </table:table-cell>
          <table:table-cell office:value-type="float" office:value="18.7048258941834" calcext:value-type="float">
            <text:p>18.7048258941834</text:p>
          </table:table-cell>
          <table:table-cell office:value-type="float" office:value="25.8956487362289" calcext:value-type="float">
            <text:p>25.8956487362289</text:p>
          </table:table-cell>
          <table:table-cell office:value-type="float" office:value="35.5214443024275" calcext:value-type="float">
            <text:p>35.5214443024275</text:p>
          </table:table-cell>
          <table:table-cell office:value-type="float" office:value="40.8474416724789" calcext:value-type="float">
            <text:p>40.8474416724789</text:p>
          </table:table-cell>
          <table:table-cell office:value-type="float" office:value="46.0294817893394" calcext:value-type="float">
            <text:p>46.0294817893394</text:p>
          </table:table-cell>
          <table:table-cell office:value-type="float" office:value="50.7030394165823" calcext:value-type="float">
            <text:p>50.7030394165823</text:p>
          </table:table-cell>
          <table:table-cell office:value-type="float" office:value="54.549039067026" calcext:value-type="float">
            <text:p>54.549039067026</text:p>
          </table:table-cell>
          <table:table-cell office:value-type="float" office:value="57.3657400321237" calcext:value-type="float">
            <text:p>57.3657400321237</text:p>
          </table:table-cell>
          <table:table-cell office:value-type="float" office:value="59.1117004774654" calcext:value-type="float">
            <text:p>59.1117004774654</text:p>
          </table:table-cell>
          <table:table-cell office:value-type="float" office:value="59.9014190628834" calcext:value-type="float">
            <text:p>59.9014190628834</text:p>
          </table:table-cell>
          <table:table-cell office:value-type="float" office:value="59.9576805342313" calcext:value-type="float">
            <text:p>59.9576805342313</text:p>
          </table:table-cell>
          <table:table-cell table:number-columns-repeated="2"/>
        </table:table-row>
        <table:table-row table:style-name="ro1">
          <table:table-cell office:value-type="float" office:value="0.000389146665549542" calcext:value-type="float">
            <text:p>0.00038914666555</text:p>
          </table:table-cell>
          <table:table-cell office:value-type="float" office:value="0.00129437343718371" calcext:value-type="float">
            <text:p>0.001294373437184</text:p>
          </table:table-cell>
          <table:table-cell office:value-type="float" office:value="0.00242162810649431" calcext:value-type="float">
            <text:p>0.002421628106494</text:p>
          </table:table-cell>
          <table:table-cell office:value-type="float" office:value="0.0038299223863521" calcext:value-type="float">
            <text:p>0.003829922386352</text:p>
          </table:table-cell>
          <table:table-cell office:value-type="float" office:value="0.00559566348987504" calcext:value-type="float">
            <text:p>0.005595663489875</text:p>
          </table:table-cell>
          <table:table-cell office:value-type="float" office:value="0.00781839859227728" calcext:value-type="float">
            <text:p>0.007818398592277</text:p>
          </table:table-cell>
          <table:table-cell office:value-type="float" office:value="0.0106286088663192" calcext:value-type="float">
            <text:p>0.010628608866319</text:p>
          </table:table-cell>
          <table:table-cell office:value-type="float" office:value="0.0141983934457634" calcext:value-type="float">
            <text:p>0.014198393445763</text:p>
          </table:table-cell>
          <table:table-cell office:value-type="float" office:value="0.0187562150875921" calcext:value-type="float">
            <text:p>0.018756215087592</text:p>
          </table:table-cell>
          <table:table-cell office:value-type="float" office:value="0.024607389771003" calcext:value-type="float">
            <text:p>0.024607389771003</text:p>
          </table:table-cell>
          <table:table-cell office:value-type="float" office:value="0.0321627522757847" calcext:value-type="float">
            <text:p>0.032162752275785</text:p>
          </table:table-cell>
          <table:table-cell office:value-type="float" office:value="0.041979035073605" calcext:value-type="float">
            <text:p>0.041979035073605</text:p>
          </table:table-cell>
          <table:table-cell office:value-type="float" office:value="0.0548161346064046" calcext:value-type="float">
            <text:p>0.054816134606405</text:p>
          </table:table-cell>
          <table:table-cell office:value-type="float" office:value="0.0717188722784393" calcext:value-type="float">
            <text:p>0.071718872278439</text:p>
          </table:table-cell>
          <table:table-cell office:value-type="float" office:value="0.094134485359118" calcext:value-type="float">
            <text:p>0.094134485359118</text:p>
          </table:table-cell>
          <table:table-cell office:value-type="float" office:value="0.124082499804917" calcext:value-type="float">
            <text:p>0.124082499804917</text:p>
          </table:table-cell>
          <table:table-cell office:value-type="float" office:value="0.164401720173979" calcext:value-type="float">
            <text:p>0.164401720173979</text:p>
          </table:table-cell>
          <table:table-cell office:value-type="float" office:value="0.219111092312184" calcext:value-type="float">
            <text:p>0.219111092312184</text:p>
          </table:table-cell>
          <table:table-cell office:value-type="float" office:value="0.293938935997238" calcext:value-type="float">
            <text:p>0.293938935997238</text:p>
          </table:table-cell>
          <table:table-cell office:value-type="float" office:value="0.397100878395648" calcext:value-type="float">
            <text:p>0.397100878395648</text:p>
          </table:table-cell>
          <table:table-cell office:value-type="float" office:value="0.540443596620412" calcext:value-type="float">
            <text:p>0.540443596620412</text:p>
          </table:table-cell>
          <table:table-cell office:value-type="float" office:value="0.74112193672247" calcext:value-type="float">
            <text:p>0.74112193672247</text:p>
          </table:table-cell>
          <table:table-cell office:value-type="float" office:value="1.02404207267612" calcext:value-type="float">
            <text:p>1.02404207267612</text:p>
          </table:table-cell>
          <table:table-cell office:value-type="float" office:value="1.42537861275255" calcext:value-type="float">
            <text:p>1.42537861275255</text:p>
          </table:table-cell>
          <table:table-cell office:value-type="float" office:value="1.99754249105755" calcext:value-type="float">
            <text:p>1.99754249105755</text:p>
          </table:table-cell>
          <table:table-cell office:value-type="float" office:value="2.8160022113433" calcext:value-type="float">
            <text:p>2.8160022113433</text:p>
          </table:table-cell>
          <table:table-cell office:value-type="float" office:value="3.98828279872117" calcext:value-type="float">
            <text:p>3.98828279872117</text:p>
          </table:table-cell>
          <table:table-cell office:value-type="float" office:value="5.66521807823325" calcext:value-type="float">
            <text:p>5.66521807823325</text:p>
          </table:table-cell>
          <table:table-cell office:value-type="float" office:value="8.05408729791259" calcext:value-type="float">
            <text:p>8.05408729791259</text:p>
          </table:table-cell>
          <table:table-cell office:value-type="float" office:value="11.4326462512235" calcext:value-type="float">
            <text:p>11.4326462512235</text:p>
          </table:table-cell>
          <table:table-cell office:value-type="float" office:value="16.1621300800218" calcext:value-type="float">
            <text:p>16.1621300800218</text:p>
          </table:table-cell>
          <table:table-cell office:value-type="float" office:value="22.6956151057621" calcext:value-type="float">
            <text:p>22.6956151057621</text:p>
          </table:table-cell>
          <table:table-cell office:value-type="float" office:value="31.5771861739173" calcext:value-type="float">
            <text:p>31.5771861739173</text:p>
          </table:table-cell>
          <table:table-cell office:value-type="float" office:value="36.5455800325629" calcext:value-type="float">
            <text:p>36.5455800325629</text:p>
          </table:table-cell>
          <table:table-cell office:value-type="float" office:value="41.336412788534" calcext:value-type="float">
            <text:p>41.336412788534</text:p>
          </table:table-cell>
          <table:table-cell office:value-type="float" office:value="45.5892967039158" calcext:value-type="float">
            <text:p>45.5892967039158</text:p>
          </table:table-cell>
          <table:table-cell office:value-type="float" office:value="49.0022997467583" calcext:value-type="float">
            <text:p>49.0022997467583</text:p>
          </table:table-cell>
          <table:table-cell office:value-type="float" office:value="51.4069401109376" calcext:value-type="float">
            <text:p>51.4069401109376</text:p>
          </table:table-cell>
          <table:table-cell office:value-type="float" office:value="52.8039516929011" calcext:value-type="float">
            <text:p>52.8039516929011</text:p>
          </table:table-cell>
          <table:table-cell office:value-type="float" office:value="53.3446107982344" calcext:value-type="float">
            <text:p>53.3446107982344</text:p>
          </table:table-cell>
          <table:table-cell table:number-columns-repeated="2"/>
        </table:table-row>
        <table:table-row table:style-name="ro1">
          <table:table-cell office:value-type="float" office:value="0.000201181201656318" calcext:value-type="float">
            <text:p>0.000201181201656</text:p>
          </table:table-cell>
          <table:table-cell office:value-type="float" office:value="0.000669526474861718" calcext:value-type="float">
            <text:p>0.000669526474862</text:p>
          </table:table-cell>
          <table:table-cell office:value-type="float" office:value="0.00125327101529849" calcext:value-type="float">
            <text:p>0.001253271015298</text:p>
          </table:table-cell>
          <table:table-cell office:value-type="float" office:value="0.00198323774518634" calcext:value-type="float">
            <text:p>0.001983237745186</text:p>
          </table:table-cell>
          <table:table-cell office:value-type="float" office:value="0.00289937783656908" calcext:value-type="float">
            <text:p>0.002899377836569</text:p>
          </table:table-cell>
          <table:table-cell office:value-type="float" office:value="0.00405380972441363" calcext:value-type="float">
            <text:p>0.004053809724414</text:p>
          </table:table-cell>
          <table:table-cell office:value-type="float" office:value="0.0055149455571466" calcext:value-type="float">
            <text:p>0.005514945557147</text:p>
          </table:table-cell>
          <table:table-cell office:value-type="float" office:value="0.00737316008121562" calcext:value-type="float">
            <text:p>0.007373160081216</text:p>
          </table:table-cell>
          <table:table-cell office:value-type="float" office:value="0.00974863423514092" calcext:value-type="float">
            <text:p>0.009748634235141</text:p>
          </table:table-cell>
          <table:table-cell office:value-type="float" office:value="0.0128022846493414" calcext:value-type="float">
            <text:p>0.012802284649341</text:p>
          </table:table-cell>
          <table:table-cell office:value-type="float" office:value="0.0167511024714614" calcext:value-type="float">
            <text:p>0.016751102471461</text:p>
          </table:table-cell>
          <table:table-cell office:value-type="float" office:value="0.0218898365537001" calcext:value-type="float">
            <text:p>0.0218898365537</text:p>
          </table:table-cell>
          <table:table-cell office:value-type="float" office:value="0.0286218684777875" calcext:value-type="float">
            <text:p>0.028621868477788</text:p>
          </table:table-cell>
          <table:table-cell office:value-type="float" office:value="0.0375034950759487" calcext:value-type="float">
            <text:p>0.037503495075949</text:p>
          </table:table-cell>
          <table:table-cell office:value-type="float" office:value="0.0493078946477377" calcext:value-type="float">
            <text:p>0.049307894647738</text:p>
          </table:table-cell>
          <table:table-cell office:value-type="float" office:value="0.0651181666573451" calcext:value-type="float">
            <text:p>0.065118166657345</text:p>
          </table:table-cell>
          <table:table-cell office:value-type="float" office:value="0.0864635482573139" calcext:value-type="float">
            <text:p>0.086463548257314</text:p>
          </table:table-cell>
          <table:table-cell office:value-type="float" office:value="0.115520045558444" calcext:value-type="float">
            <text:p>0.115520045558444</text:p>
          </table:table-cell>
          <table:table-cell office:value-type="float" office:value="0.155407484473311" calcext:value-type="float">
            <text:p>0.155407484473311</text:p>
          </table:table-cell>
          <table:table-cell office:value-type="float" office:value="0.210631121786081" calcext:value-type="float">
            <text:p>0.210631121786081</text:p>
          </table:table-cell>
          <table:table-cell office:value-type="float" office:value="0.287739835576187" calcext:value-type="float">
            <text:p>0.287739835576187</text:p>
          </table:table-cell>
          <table:table-cell office:value-type="float" office:value="0.396307521575585" calcext:value-type="float">
            <text:p>0.396307521575585</text:p>
          </table:table-cell>
          <table:table-cell office:value-type="float" office:value="0.550392850975323" calcext:value-type="float">
            <text:p>0.550392850975323</text:p>
          </table:table-cell>
          <table:table-cell office:value-type="float" office:value="0.770697179777895" calcext:value-type="float">
            <text:p>0.770697179777895</text:p>
          </table:table-cell>
          <table:table-cell office:value-type="float" office:value="1.08771980338072" calcext:value-type="float">
            <text:p>1.08771980338072</text:p>
          </table:table-cell>
          <table:table-cell office:value-type="float" office:value="1.54629538431685" calcext:value-type="float">
            <text:p>1.54629538431685</text:p>
          </table:table-cell>
          <table:table-cell office:value-type="float" office:value="2.2119720389295" calcext:value-type="float">
            <text:p>2.2119720389295</text:p>
          </table:table-cell>
          <table:table-cell office:value-type="float" office:value="3.17972620539762" calcext:value-type="float">
            <text:p>3.17972620539762</text:p>
          </table:table-cell>
          <table:table-cell office:value-type="float" office:value="4.58548755140336" calcext:value-type="float">
            <text:p>4.58548755140336</text:p>
          </table:table-cell>
          <table:table-cell office:value-type="float" office:value="6.62078975157951" calcext:value-type="float">
            <text:p>6.62078975157951</text:p>
          </table:table-cell>
          <table:table-cell office:value-type="float" office:value="9.5502409340841" calcext:value-type="float">
            <text:p>9.5502409340841</text:p>
          </table:table-cell>
          <table:table-cell office:value-type="float" office:value="13.7296586043144" calcext:value-type="float">
            <text:p>13.7296586043144</text:p>
          </table:table-cell>
          <table:table-cell office:value-type="float" office:value="19.6192054763063" calcext:value-type="float">
            <text:p>19.6192054763063</text:p>
          </table:table-cell>
          <table:table-cell office:value-type="float" office:value="27.7833196982037" calcext:value-type="float">
            <text:p>27.7833196982037</text:p>
          </table:table-cell>
          <table:table-cell office:value-type="float" office:value="32.3955361940857" calcext:value-type="float">
            <text:p>32.3955361940857</text:p>
          </table:table-cell>
          <table:table-cell office:value-type="float" office:value="36.8092598905485" calcext:value-type="float">
            <text:p>36.8092598905485</text:p>
          </table:table-cell>
          <table:table-cell office:value-type="float" office:value="40.6652728111017" calcext:value-type="float">
            <text:p>40.6652728111017</text:p>
          </table:table-cell>
          <table:table-cell office:value-type="float" office:value="43.6777186930298" calcext:value-type="float">
            <text:p>43.6777186930298</text:p>
          </table:table-cell>
          <table:table-cell office:value-type="float" office:value="45.7113521930304" calcext:value-type="float">
            <text:p>45.7113521930304</text:p>
          </table:table-cell>
          <table:table-cell office:value-type="float" office:value="46.8074446777737" calcext:value-type="float">
            <text:p>46.8074446777737</text:p>
          </table:table-cell>
          <table:table-cell table:number-columns-repeated="2"/>
        </table:table-row>
        <table:table-row table:style-name="ro1">
          <table:table-cell office:value-type="float" office:value="0.000100332354234137" calcext:value-type="float">
            <text:p>0.000100332354234</text:p>
          </table:table-cell>
          <table:table-cell office:value-type="float" office:value="0.000334057031452038" calcext:value-type="float">
            <text:p>0.000334057031452</text:p>
          </table:table-cell>
          <table:table-cell office:value-type="float" office:value="0.000625581247487018" calcext:value-type="float">
            <text:p>0.000625581247487</text:p>
          </table:table-cell>
          <table:table-cell office:value-type="float" office:value="0.000990403746389787" calcext:value-type="float">
            <text:p>0.00099040374639</text:p>
          </table:table-cell>
          <table:table-cell office:value-type="float" office:value="0.00144862794244225" calcext:value-type="float">
            <text:p>0.001448627942442</text:p>
          </table:table-cell>
          <table:table-cell office:value-type="float" office:value="0.00202650547480682" calcext:value-type="float">
            <text:p>0.002026505474807</text:p>
          </table:table-cell>
          <table:table-cell office:value-type="float" office:value="0.0027585320136479" calcext:value-type="float">
            <text:p>0.002758532013648</text:p>
          </table:table-cell>
          <table:table-cell office:value-type="float" office:value="0.00369033099020301" calcext:value-type="float">
            <text:p>0.003690330990203</text:p>
          </table:table-cell>
          <table:table-cell office:value-type="float" office:value="0.00488265088510456" calcext:value-type="float">
            <text:p>0.004882650885105</text:p>
          </table:table-cell>
          <table:table-cell office:value-type="float" office:value="0.00641694662658823" calcext:value-type="float">
            <text:p>0.006416946626588</text:p>
          </table:table-cell>
          <table:table-cell office:value-type="float" office:value="0.00840323086641311" calcext:value-type="float">
            <text:p>0.008403230866413</text:p>
          </table:table-cell>
          <table:table-cell office:value-type="float" office:value="0.0109912017950488" calcext:value-type="float">
            <text:p>0.010991201795049</text:p>
          </table:table-cell>
          <table:table-cell office:value-type="float" office:value="0.014386135596322" calcext:value-type="float">
            <text:p>0.014386135596322</text:p>
          </table:table-cell>
          <table:table-cell office:value-type="float" office:value="0.0188717583199319" calcext:value-type="float">
            <text:p>0.018871758319932</text:p>
          </table:table-cell>
          <table:table-cell office:value-type="float" office:value="0.0248434148647264" calcext:value-type="float">
            <text:p>0.024843414864726</text:p>
          </table:table-cell>
          <table:table-cell office:value-type="float" office:value="0.0328565347025298" calcext:value-type="float">
            <text:p>0.03285653470253</text:p>
          </table:table-cell>
          <table:table-cell office:value-type="float" office:value="0.0436979684211267" calcext:value-type="float">
            <text:p>0.043697968421127</text:p>
          </table:table-cell>
          <table:table-cell office:value-type="float" office:value="0.0584917185709057" calcext:value-type="float">
            <text:p>0.058491718570906</text:p>
          </table:table-cell>
          <table:table-cell office:value-type="float" office:value="0.0788566485289475" calcext:value-type="float">
            <text:p>0.078856648528948</text:p>
          </table:table-cell>
          <table:table-cell office:value-type="float" office:value="0.10714302965184" calcext:value-type="float">
            <text:p>0.10714302965184</text:p>
          </table:table-cell>
          <table:table-cell office:value-type="float" office:value="0.146788901007173" calcext:value-type="float">
            <text:p>0.146788901007173</text:p>
          </table:table-cell>
          <table:table-cell office:value-type="float" office:value="0.202858457515602" calcext:value-type="float">
            <text:p>0.202858457515602</text:p>
          </table:table-cell>
          <table:table-cell office:value-type="float" office:value="0.282856108016803" calcext:value-type="float">
            <text:p>0.282856108016803</text:p>
          </table:table-cell>
          <table:table-cell office:value-type="float" office:value="0.397955205349911" calcext:value-type="float">
            <text:p>0.397955205349911</text:p>
          </table:table-cell>
          <table:table-cell office:value-type="float" office:value="0.56484385116615" calcext:value-type="float">
            <text:p>0.56484385116615</text:p>
          </table:table-cell>
          <table:table-cell office:value-type="float" office:value="0.808475706867651" calcext:value-type="float">
            <text:p>0.808475706867651</text:p>
          </table:table-cell>
          <table:table-cell office:value-type="float" office:value="1.16612626795672" calcext:value-type="float">
            <text:p>1.16612626795672</text:p>
          </table:table-cell>
          <table:table-cell office:value-type="float" office:value="1.69330382146095" calcext:value-type="float">
            <text:p>1.69330382146095</text:p>
          </table:table-cell>
          <table:table-cell office:value-type="float" office:value="2.47226247563432" calcext:value-type="float">
            <text:p>2.47226247563432</text:p>
          </table:table-cell>
          <table:table-cell office:value-type="float" office:value="3.62408239473725" calcext:value-type="float">
            <text:p>3.62408239473725</text:p>
          </table:table-cell>
          <table:table-cell office:value-type="float" office:value="5.32527088234482" calcext:value-type="float">
            <text:p>5.32527088234482</text:p>
          </table:table-cell>
          <table:table-cell office:value-type="float" office:value="7.82889064834336" calcext:value-type="float">
            <text:p>7.82889064834336</text:p>
          </table:table-cell>
          <table:table-cell office:value-type="float" office:value="11.4874047139446" calcext:value-type="float">
            <text:p>11.4874047139446</text:p>
          </table:table-cell>
          <table:table-cell office:value-type="float" office:value="16.769794959277" calcext:value-type="float">
            <text:p>16.769794959277</text:p>
          </table:table-cell>
          <table:table-cell office:value-type="float" office:value="24.2620618500872" calcext:value-type="float">
            <text:p>24.2620618500872</text:p>
          </table:table-cell>
          <table:table-cell office:value-type="float" office:value="28.5359921736965" calcext:value-type="float">
            <text:p>28.5359921736965</text:p>
          </table:table-cell>
          <table:table-cell office:value-type="float" office:value="32.5960653733571" calcext:value-type="float">
            <text:p>32.5960653733571</text:p>
          </table:table-cell>
          <table:table-cell office:value-type="float" office:value="36.0827977658783" calcext:value-type="float">
            <text:p>36.0827977658783</text:p>
          </table:table-cell>
          <table:table-cell office:value-type="float" office:value="38.7273234898947" calcext:value-type="float">
            <text:p>38.7273234898947</text:p>
          </table:table-cell>
          <table:table-cell office:value-type="float" office:value="40.4289604944106" calcext:value-type="float">
            <text:p>40.4289604944106</text:p>
          </table:table-cell>
          <table:table-cell table:number-columns-repeated="2"/>
        </table:table-row>
        <table:table-row table:style-name="ro1">
          <table:table-cell table:style-name="ce1" office:value-type="float" office:value="0.0000481942523164382" calcext:value-type="float">
            <text:p>4.82E-05</text:p>
          </table:table-cell>
          <table:table-cell office:value-type="float" office:value="0.000160528432648542" calcext:value-type="float">
            <text:p>0.000160528432649</text:p>
          </table:table-cell>
          <table:table-cell office:value-type="float" office:value="0.0003007254835729" calcext:value-type="float">
            <text:p>0.000300725483573</text:p>
          </table:table-cell>
          <table:table-cell office:value-type="float" office:value="0.000476280835577654" calcext:value-type="float">
            <text:p>0.000476280835578</text:p>
          </table:table-cell>
          <table:table-cell office:value-type="float" office:value="0.000696921449606305" calcext:value-type="float">
            <text:p>0.000696921449606</text:p>
          </table:table-cell>
          <table:table-cell office:value-type="float" office:value="0.000975358426597079" calcext:value-type="float">
            <text:p>0.000975358426597</text:p>
          </table:table-cell>
          <table:table-cell office:value-type="float" office:value="0.001328308101518" calcext:value-type="float">
            <text:p>0.001328308101518</text:p>
          </table:table-cell>
          <table:table-cell office:value-type="float" office:value="0.00177789853469471" calcext:value-type="float">
            <text:p>0.001777898534695</text:p>
          </table:table-cell>
          <table:table-cell office:value-type="float" office:value="0.00235362162741651" calcext:value-type="float">
            <text:p>0.002353621627417</text:p>
          </table:table-cell>
          <table:table-cell office:value-type="float" office:value="0.00309506278546099" calcext:value-type="float">
            <text:p>0.003095062785461</text:p>
          </table:table-cell>
          <table:table-cell office:value-type="float" office:value="0.00405574692153702" calcext:value-type="float">
            <text:p>0.004055746921537</text:p>
          </table:table-cell>
          <table:table-cell office:value-type="float" office:value="0.00530859948177544" calcext:value-type="float">
            <text:p>0.005308599481775</text:p>
          </table:table-cell>
          <table:table-cell office:value-type="float" office:value="0.00695376202693494" calcext:value-type="float">
            <text:p>0.006953762026935</text:p>
          </table:table-cell>
          <table:table-cell office:value-type="float" office:value="0.00912986713403219" calcext:value-type="float">
            <text:p>0.009129867134032</text:p>
          </table:table-cell>
          <table:table-cell office:value-type="float" office:value="0.0120304348132948" calcext:value-type="float">
            <text:p>0.012030434813295</text:p>
          </table:table-cell>
          <table:table-cell office:value-type="float" office:value="0.015927908409395" calcext:value-type="float">
            <text:p>0.015927908409395</text:p>
          </table:table-cell>
          <table:table-cell office:value-type="float" office:value="0.0212091684903746" calcext:value-type="float">
            <text:p>0.021209168490375</text:p>
          </table:table-cell>
          <table:table-cell office:value-type="float" office:value="0.0284284092240233" calcext:value-type="float">
            <text:p>0.028428409224023</text:p>
          </table:table-cell>
          <table:table-cell office:value-type="float" office:value="0.0383864401515593" calcext:value-type="float">
            <text:p>0.038386440151559</text:p>
          </table:table-cell>
          <table:table-cell office:value-type="float" office:value="0.052250417769347" calcext:value-type="float">
            <text:p>0.052250417769347</text:p>
          </table:table-cell>
          <table:table-cell office:value-type="float" office:value="0.0717356819250633" calcext:value-type="float">
            <text:p>0.071735681925063</text:p>
          </table:table-cell>
          <table:table-cell office:value-type="float" office:value="0.0993832267735162" calcext:value-type="float">
            <text:p>0.099383226773516</text:p>
          </table:table-cell>
          <table:table-cell office:value-type="float" office:value="0.138984521491933" calcext:value-type="float">
            <text:p>0.138984521491933</text:p>
          </table:table-cell>
          <table:table-cell office:value-type="float" office:value="0.19623301849252" calcext:value-type="float">
            <text:p>0.19623301849252</text:p>
          </table:table-cell>
          <table:table-cell office:value-type="float" office:value="0.279723237377781" calcext:value-type="float">
            <text:p>0.279723237377781</text:p>
          </table:table-cell>
          <table:table-cell office:value-type="float" office:value="0.402480611060349" calcext:value-type="float">
            <text:p>0.402480611060349</text:p>
          </table:table-cell>
          <table:table-cell office:value-type="float" office:value="0.584299916801021" calcext:value-type="float">
            <text:p>0.584299916801021</text:p>
          </table:table-cell>
          <table:table-cell office:value-type="float" office:value="0.855318574799883" calcext:value-type="float">
            <text:p>0.855318574799883</text:p>
          </table:table-cell>
          <table:table-cell office:value-type="float" office:value="1.26148867809146" calcext:value-type="float">
            <text:p>1.26148867809146</text:p>
          </table:table-cell>
          <table:table-cell office:value-type="float" office:value="1.87296444927193" calcext:value-type="float">
            <text:p>1.87296444927193</text:p>
          </table:table-cell>
          <table:table-cell office:value-type="float" office:value="2.79679930360297" calcext:value-type="float">
            <text:p>2.79679930360297</text:p>
          </table:table-cell>
          <table:table-cell office:value-type="float" office:value="4.19534237226649" calcext:value-type="float">
            <text:p>4.19534237226649</text:p>
          </table:table-cell>
          <table:table-cell office:value-type="float" office:value="6.31053384091596" calcext:value-type="float">
            <text:p>6.31053384091596</text:p>
          </table:table-cell>
          <table:table-cell office:value-type="float" office:value="9.49103852817074" calcext:value-type="float">
            <text:p>9.49103852817074</text:p>
          </table:table-cell>
          <table:table-cell office:value-type="float" office:value="14.2136968383513" calcext:value-type="float">
            <text:p>14.2136968383513</text:p>
          </table:table-cell>
          <table:table-cell office:value-type="float" office:value="21.0857286676546" calcext:value-type="float">
            <text:p>21.0857286676546</text:p>
          </table:table-cell>
          <table:table-cell office:value-type="float" office:value="25.0446789125035" calcext:value-type="float">
            <text:p>25.0446789125035</text:p>
          </table:table-cell>
          <table:table-cell office:value-type="float" office:value="28.7762829183025" calcext:value-type="float">
            <text:p>28.7762829183025</text:p>
          </table:table-cell>
          <table:table-cell office:value-type="float" office:value="31.9207229185841" calcext:value-type="float">
            <text:p>31.9207229185841</text:p>
          </table:table-cell>
          <table:table-cell office:value-type="float" office:value="34.228209637068" calcext:value-type="float">
            <text:p>34.228209637068</text:p>
          </table:table-cell>
          <table:table-cell table:number-columns-repeated="2"/>
        </table:table-row>
        <table:table-row table:style-name="ro1">
          <table:table-cell table:style-name="ce1" office:value-type="float" office:value="0.0000222556030395334" calcext:value-type="float">
            <text:p>2.23E-05</text:p>
          </table:table-cell>
          <table:table-cell table:style-name="ce1" office:value-type="float" office:value="0.0000741586404880516" calcext:value-type="float">
            <text:p>7.42E-05</text:p>
          </table:table-cell>
          <table:table-cell office:value-type="float" office:value="0.0001389680070078" calcext:value-type="float">
            <text:p>0.000138968007008</text:p>
          </table:table-cell>
          <table:table-cell office:value-type="float" office:value="0.00022016535235491" calcext:value-type="float">
            <text:p>0.000220165352355</text:p>
          </table:table-cell>
          <table:table-cell office:value-type="float" office:value="0.000322270169978552" calcext:value-type="float">
            <text:p>0.000322270169979</text:p>
          </table:table-cell>
          <table:table-cell office:value-type="float" office:value="0.000451191868743853" calcext:value-type="float">
            <text:p>0.000451191868744</text:p>
          </table:table-cell>
          <table:table-cell office:value-type="float" office:value="0.000614706754772743" calcext:value-type="float">
            <text:p>0.000614706754773</text:p>
          </table:table-cell>
          <table:table-cell office:value-type="float" office:value="0.000823115520860985" calcext:value-type="float">
            <text:p>0.000823115520861</text:p>
          </table:table-cell>
          <table:table-cell office:value-type="float" office:value="0.00109015662205818" calcext:value-type="float">
            <text:p>0.001090156622058</text:p>
          </table:table-cell>
          <table:table-cell office:value-type="float" office:value="0.00143428474348238" calcext:value-type="float">
            <text:p>0.001434284743482</text:p>
          </table:table-cell>
          <table:table-cell office:value-type="float" office:value="0.00188047412923263" calcext:value-type="float">
            <text:p>0.001880474129233</text:p>
          </table:table-cell>
          <table:table-cell office:value-type="float" office:value="0.00246278236466755" calcext:value-type="float">
            <text:p>0.002462782364668</text:p>
          </table:table-cell>
          <table:table-cell office:value-type="float" office:value="0.00322802470949527" calcext:value-type="float">
            <text:p>0.003228024709495</text:p>
          </table:table-cell>
          <table:table-cell office:value-type="float" office:value="0.00424108324984004" calcext:value-type="float">
            <text:p>0.00424108324984</text:p>
          </table:table-cell>
          <table:table-cell office:value-type="float" office:value="0.0055926419272042" calcext:value-type="float">
            <text:p>0.005592641927204</text:p>
          </table:table-cell>
          <table:table-cell office:value-type="float" office:value="0.00741054989055408" calcext:value-type="float">
            <text:p>0.007410549890554</text:p>
          </table:table-cell>
          <table:table-cell office:value-type="float" office:value="0.00987665387293778" calcext:value-type="float">
            <text:p>0.009876653872938</text:p>
          </table:table-cell>
          <table:table-cell office:value-type="float" office:value="0.0132519358771162" calcext:value-type="float">
            <text:p>0.013251935877116</text:p>
          </table:table-cell>
          <table:table-cell office:value-type="float" office:value="0.0179143522807816" calcext:value-type="float">
            <text:p>0.017914352280782</text:p>
          </table:table-cell>
          <table:table-cell office:value-type="float" office:value="0.0244162220654312" calcext:value-type="float">
            <text:p>0.024416222065431</text:p>
          </table:table-cell>
          <table:table-cell office:value-type="float" office:value="0.0335718715227087" calcext:value-type="float">
            <text:p>0.033571871522709</text:p>
          </table:table-cell>
          <table:table-cell office:value-type="float" office:value="0.0465923198412123" calcext:value-type="float">
            <text:p>0.046592319841212</text:p>
          </table:table-cell>
          <table:table-cell office:value-type="float" office:value="0.0652933478791656" calcext:value-type="float">
            <text:p>0.065293347879166</text:p>
          </table:table-cell>
          <table:table-cell office:value-type="float" office:value="0.092418311585201" calcext:value-type="float">
            <text:p>0.092418311585201</text:p>
          </table:table-cell>
          <table:table-cell office:value-type="float" office:value="0.132140725115462" calcext:value-type="float">
            <text:p>0.132140725115462</text:p>
          </table:table-cell>
          <table:table-cell office:value-type="float" office:value="0.190849376837847" calcext:value-type="float">
            <text:p>0.190849376837847</text:p>
          </table:table-cell>
          <table:table-cell office:value-type="float" office:value="0.278380623138078" calcext:value-type="float">
            <text:p>0.278380623138078</text:p>
          </table:table-cell>
          <table:table-cell office:value-type="float" office:value="0.409968125714198" calcext:value-type="float">
            <text:p>0.409968125714198</text:p>
          </table:table-cell>
          <table:table-cell office:value-type="float" office:value="0.609365128466424" calcext:value-type="float">
            <text:p>0.609365128466424</text:p>
          </table:table-cell>
          <table:table-cell office:value-type="float" office:value="0.913905595314161" calcext:value-type="float">
            <text:p>0.913905595314161</text:p>
          </table:table-cell>
          <table:table-cell office:value-type="float" office:value="1.38272126085769" calcext:value-type="float">
            <text:p>1.38272126085769</text:p>
          </table:table-cell>
          <table:table-cell office:value-type="float" office:value="2.10979300699784" calcext:value-type="float">
            <text:p>2.10979300699784</text:p>
          </table:table-cell>
          <table:table-cell office:value-type="float" office:value="3.24359493993115" calcext:value-type="float">
            <text:p>3.24359493993115</text:p>
          </table:table-cell>
          <table:table-cell office:value-type="float" office:value="5.01403412482061" calcext:value-type="float">
            <text:p>5.01403412482061</text:p>
          </table:table-cell>
          <table:table-cell office:value-type="float" office:value="7.76401195183205" calcext:value-type="float">
            <text:p>7.76401195183205</text:p>
          </table:table-cell>
          <table:table-cell office:value-type="float" office:value="11.9762929948233" calcext:value-type="float">
            <text:p>11.9762929948233</text:p>
          </table:table-cell>
          <table:table-cell office:value-type="float" office:value="18.2788410245297" calcext:value-type="float">
            <text:p>18.2788410245297</text:p>
          </table:table-cell>
          <table:table-cell office:value-type="float" office:value="21.9465369775486" calcext:value-type="float">
            <text:p>21.9465369775486</text:p>
          </table:table-cell>
          <table:table-cell office:value-type="float" office:value="25.3737513604271" calcext:value-type="float">
            <text:p>25.3737513604271</text:p>
          </table:table-cell>
          <table:table-cell office:value-type="float" office:value="28.2010886175854" calcext:value-type="float">
            <text:p>28.2010886175854</text:p>
          </table:table-cell>
          <table:table-cell table:number-columns-repeated="2"/>
        </table:table-row>
        <table:table-row table:style-name="ro1">
          <table:table-cell table:style-name="ce1" office:value-type="float" office:value="0.00000985896186202399" calcext:value-type="float">
            <text:p>9.86E-06</text:p>
          </table:table-cell>
          <table:table-cell table:style-name="ce1" office:value-type="float" office:value="0.0000328636706032706" calcext:value-type="float">
            <text:p>3.29E-05</text:p>
          </table:table-cell>
          <table:table-cell table:style-name="ce1" office:value-type="float" office:value="0.0000616014315258641" calcext:value-type="float">
            <text:p>6.16E-05</text:p>
          </table:table-cell>
          <table:table-cell table:style-name="ce1" office:value-type="float" office:value="0.0000976227660548073" calcext:value-type="float">
            <text:p>9.76E-05</text:p>
          </table:table-cell>
          <table:table-cell office:value-type="float" office:value="0.000142940661980304" calcext:value-type="float">
            <text:p>0.00014294066198</text:p>
          </table:table-cell>
          <table:table-cell office:value-type="float" office:value="0.000200188404442063" calcext:value-type="float">
            <text:p>0.000200188404442</text:p>
          </table:table-cell>
          <table:table-cell office:value-type="float" office:value="0.000272832955723372" calcext:value-type="float">
            <text:p>0.000272832955723</text:p>
          </table:table-cell>
          <table:table-cell office:value-type="float" office:value="0.000365469231383551" calcext:value-type="float">
            <text:p>0.000365469231384</text:p>
          </table:table-cell>
          <table:table-cell office:value-type="float" office:value="0.000484229175238045" calcext:value-type="float">
            <text:p>0.000484229175238</text:p>
          </table:table-cell>
          <table:table-cell office:value-type="float" office:value="0.000637354766529992" calcext:value-type="float">
            <text:p>0.00063735476653</text:p>
          </table:table-cell>
          <table:table-cell office:value-type="float" office:value="0.000836006911222733" calcext:value-type="float">
            <text:p>0.000836006911223</text:p>
          </table:table-cell>
          <table:table-cell office:value-type="float" office:value="0.00109541643794428" calcext:value-type="float">
            <text:p>0.001095416437944</text:p>
          </table:table-cell>
          <table:table-cell office:value-type="float" office:value="0.00143653525210055" calcext:value-type="float">
            <text:p>0.001436535252101</text:p>
          </table:table-cell>
          <table:table-cell office:value-type="float" office:value="0.00188842468854297" calcext:value-type="float">
            <text:p>0.001888424688543</text:p>
          </table:table-cell>
          <table:table-cell office:value-type="float" office:value="0.00249173935745001" calcext:value-type="float">
            <text:p>0.00249173935745</text:p>
          </table:table-cell>
          <table:table-cell office:value-type="float" office:value="0.00330385224569862" calcext:value-type="float">
            <text:p>0.003303852245699</text:p>
          </table:table-cell>
          <table:table-cell office:value-type="float" office:value="0.00440645863285227" calcext:value-type="float">
            <text:p>0.004406458632852</text:p>
          </table:table-cell>
          <table:table-cell office:value-type="float" office:value="0.00591695340170399" calcext:value-type="float">
            <text:p>0.005916953401704</text:p>
          </table:table-cell>
          <table:table-cell office:value-type="float" office:value="0.0080055961068253" calcext:value-type="float">
            <text:p>0.008005596106825</text:p>
          </table:table-cell>
          <table:table-cell office:value-type="float" office:value="0.010921617178616" calcext:value-type="float">
            <text:p>0.010921617178616</text:p>
          </table:table-cell>
          <table:table-cell office:value-type="float" office:value="0.0150332280920945" calcext:value-type="float">
            <text:p>0.015033228092095</text:p>
          </table:table-cell>
          <table:table-cell office:value-type="float" office:value="0.0208893821385477" calcext:value-type="float">
            <text:p>0.020889382138548</text:p>
          </table:table-cell>
          <table:table-cell office:value-type="float" office:value="0.029315743622468" calcext:value-type="float">
            <text:p>0.029315743622468</text:p>
          </table:table-cell>
          <table:table-cell office:value-type="float" office:value="0.0415647344440575" calcext:value-type="float">
            <text:p>0.041564734444058</text:p>
          </table:table-cell>
          <table:table-cell office:value-type="float" office:value="0.0595515638058324" calcext:value-type="float">
            <text:p>0.059551563805832</text:p>
          </table:table-cell>
          <table:table-cell office:value-type="float" office:value="0.0862281135001782" calcext:value-type="float">
            <text:p>0.086228113500178</text:p>
          </table:table-cell>
          <table:table-cell office:value-type="float" office:value="0.126180878875217" calcext:value-type="float">
            <text:p>0.126180878875217</text:p>
          </table:table-cell>
          <table:table-cell office:value-type="float" office:value="0.186600877443868" calcext:value-type="float">
            <text:p>0.186600877443868</text:p>
          </table:table-cell>
          <table:table-cell office:value-type="float" office:value="0.278887706145665" calcext:value-type="float">
            <text:p>0.278887706145665</text:p>
          </table:table-cell>
          <table:table-cell office:value-type="float" office:value="0.421357534377629" calcext:value-type="float">
            <text:p>0.421357534377629</text:p>
          </table:table-cell>
          <table:table-cell office:value-type="float" office:value="0.643870720550576" calcext:value-type="float">
            <text:p>0.643870720550576</text:p>
          </table:table-cell>
          <table:table-cell office:value-type="float" office:value="0.9956911600215" calcext:value-type="float">
            <text:p>0.9956911600215</text:p>
          </table:table-cell>
          <table:table-cell office:value-type="float" office:value="1.55846070419683" calcext:value-type="float">
            <text:p>1.55846070419683</text:p>
          </table:table-cell>
          <table:table-cell office:value-type="float" office:value="2.46653619262257" calcext:value-type="float">
            <text:p>2.46653619262257</text:p>
          </table:table-cell>
          <table:table-cell office:value-type="float" office:value="3.9362726235188" calcext:value-type="float">
            <text:p>3.9362726235188</text:p>
          </table:table-cell>
          <table:table-cell office:value-type="float" office:value="6.30239456838448" calcext:value-type="float">
            <text:p>6.30239456838448</text:p>
          </table:table-cell>
          <table:table-cell office:value-type="float" office:value="10.0514785795748" calcext:value-type="float">
            <text:p>10.0514785795748</text:p>
          </table:table-cell>
          <table:table-cell office:value-type="float" office:value="15.8318597087656" calcext:value-type="float">
            <text:p>15.8318597087656</text:p>
          </table:table-cell>
          <table:table-cell office:value-type="float" office:value="19.2307512909041" calcext:value-type="float">
            <text:p>19.2307512909041</text:p>
          </table:table-cell>
          <table:table-cell office:value-type="float" office:value="22.3758566537535" calcext:value-type="float">
            <text:p>22.3758566537535</text:p>
          </table:table-cell>
          <table:table-cell table:number-columns-repeated="2"/>
        </table:table-row>
        <table:table-row table:style-name="ro1">
          <table:table-cell table:style-name="ce1" office:value-type="float" office:value="0.00000417937778439178" calcext:value-type="float">
            <text:p>4.18E-06</text:p>
          </table:table-cell>
          <table:table-cell table:style-name="ce1" office:value-type="float" office:value="0.0000139367679155693" calcext:value-type="float">
            <text:p>1.39E-05</text:p>
          </table:table-cell>
          <table:table-cell table:style-name="ce1" office:value-type="float" office:value="0.0000261306334883263" calcext:value-type="float">
            <text:p>2.61E-05</text:p>
          </table:table-cell>
          <table:table-cell table:style-name="ce1" office:value-type="float" office:value="0.0000414215448787929" calcext:value-type="float">
            <text:p>4.14E-05</text:p>
          </table:table-cell>
          <table:table-cell table:style-name="ce1" office:value-type="float" office:value="0.0000606671011750166" calcext:value-type="float">
            <text:p>6.07E-05</text:p>
          </table:table-cell>
          <table:table-cell table:style-name="ce1" office:value-type="float" office:value="0.0000849896150032479" calcext:value-type="float">
            <text:p>8.50E-05</text:p>
          </table:table-cell>
          <table:table-cell office:value-type="float" office:value="0.000115867364821579" calcext:value-type="float">
            <text:p>0.000115867364822</text:p>
          </table:table-cell>
          <table:table-cell office:value-type="float" office:value="0.000155260485622683" calcext:value-type="float">
            <text:p>0.000155260485623</text:p>
          </table:table-cell>
          <table:table-cell office:value-type="float" office:value="0.000205786060740772" calcext:value-type="float">
            <text:p>0.000205786060741</text:p>
          </table:table-cell>
          <table:table-cell office:value-type="float" office:value="0.000270963518514491" calcext:value-type="float">
            <text:p>0.000270963518514</text:p>
          </table:table-cell>
          <table:table-cell office:value-type="float" office:value="0.000355561258365199" calcext:value-type="float">
            <text:p>0.000355561258365</text:p>
          </table:table-cell>
          <table:table-cell office:value-type="float" office:value="0.000466090194252695" calcext:value-type="float">
            <text:p>0.000466090194253</text:p>
          </table:table-cell>
          <table:table-cell office:value-type="float" office:value="0.000611512255967331" calcext:value-type="float">
            <text:p>0.000611512255967</text:p>
          </table:table-cell>
          <table:table-cell office:value-type="float" office:value="0.000804265988749998" calcext:value-type="float">
            <text:p>0.00080426598875</text:p>
          </table:table-cell>
          <table:table-cell office:value-type="float" office:value="0.00106176380602023" calcext:value-type="float">
            <text:p>0.00106176380602</text:p>
          </table:table-cell>
          <table:table-cell office:value-type="float" office:value="0.00140859660769345" calcext:value-type="float">
            <text:p>0.001408596607693</text:p>
          </table:table-cell>
          <table:table-cell office:value-type="float" office:value="0.00187980802852753" calcext:value-type="float">
            <text:p>0.001879808028528</text:p>
          </table:table-cell>
          <table:table-cell office:value-type="float" office:value="0.00252579923404441" calcext:value-type="float">
            <text:p>0.002525799234044</text:p>
          </table:table-cell>
          <table:table-cell office:value-type="float" office:value="0.00341973894084255" calcext:value-type="float">
            <text:p>0.003419738940843</text:p>
          </table:table-cell>
          <table:table-cell office:value-type="float" office:value="0.0046688516945824" calcext:value-type="float">
            <text:p>0.004668851694582</text:p>
          </table:table-cell>
          <table:table-cell office:value-type="float" office:value="0.00643175310636154" calcext:value-type="float">
            <text:p>0.006431753106362</text:p>
          </table:table-cell>
          <table:table-cell office:value-type="float" office:value="0.00894527761441612" calcext:value-type="float">
            <text:p>0.008945277614416</text:p>
          </table:table-cell>
          <table:table-cell office:value-type="float" office:value="0.012566305868325" calcext:value-type="float">
            <text:p>0.012566305868325</text:p>
          </table:table-cell>
          <table:table-cell office:value-type="float" office:value="0.0178374576186876" calcext:value-type="float">
            <text:p>0.017837457618688</text:p>
          </table:table-cell>
          <table:table-cell office:value-type="float" office:value="0.0255910755275385" calcext:value-type="float">
            <text:p>0.025591075527539</text:p>
          </table:table-cell>
          <table:table-cell office:value-type="float" office:value="0.0371153829279273" calcext:value-type="float">
            <text:p>0.037115382927927</text:p>
          </table:table-cell>
          <table:table-cell office:value-type="float" office:value="0.0544234700862935" calcext:value-type="float">
            <text:p>0.054423470086294</text:p>
          </table:table-cell>
          <table:table-cell office:value-type="float" office:value="0.0806969835365896" calcext:value-type="float">
            <text:p>0.08069698353659</text:p>
          </table:table-cell>
          <table:table-cell office:value-type="float" office:value="0.121036490948375" calcext:value-type="float">
            <text:p>0.121036490948375</text:p>
          </table:table-cell>
          <table:table-cell office:value-type="float" office:value="0.183765362864577" calcext:value-type="float">
            <text:p>0.183765362864577</text:p>
          </table:table-cell>
          <table:table-cell office:value-type="float" office:value="0.282741901976951" calcext:value-type="float">
            <text:p>0.282741901976951</text:p>
          </table:table-cell>
          <table:table-cell office:value-type="float" office:value="0.441481796181521" calcext:value-type="float">
            <text:p>0.441481796181521</text:p>
          </table:table-cell>
          <table:table-cell office:value-type="float" office:value="0.700430450933295" calcext:value-type="float">
            <text:p>0.700430450933295</text:p>
          </table:table-cell>
          <table:table-cell office:value-type="float" office:value="1.12947365494038" calcext:value-type="float">
            <text:p>1.12947365494038</text:p>
          </table:table-cell>
          <table:table-cell office:value-type="float" office:value="1.84853186002988" calcext:value-type="float">
            <text:p>1.84853186002988</text:p>
          </table:table-cell>
          <table:table-cell office:value-type="float" office:value="3.05891989685345" calcext:value-type="float">
            <text:p>3.05891989685345</text:p>
          </table:table-cell>
          <table:table-cell office:value-type="float" office:value="5.08479117411578" calcext:value-type="float">
            <text:p>5.08479117411578</text:p>
          </table:table-cell>
          <table:table-cell office:value-type="float" office:value="8.41435329164719" calcext:value-type="float">
            <text:p>8.41435329164719</text:p>
          </table:table-cell>
          <table:table-cell office:value-type="float" office:value="13.715903014913" calcext:value-type="float">
            <text:p>13.715903014913</text:p>
          </table:table-cell>
          <table:table-cell office:value-type="float" office:value="16.8667805610613" calcext:value-type="float">
            <text:p>16.8667805610613</text:p>
          </table:table-cell>
          <table:table-cell table:number-columns-repeated="2"/>
        </table:table-row>
        <table:table-row table:style-name="ro1">
          <table:table-cell table:style-name="ce1" office:value-type="float" office:value="0.00000169090886845517" calcext:value-type="float">
            <text:p>1.69E-06</text:p>
          </table:table-cell>
          <table:table-cell table:style-name="ce1" office:value-type="float" office:value="0.00000564084671918273" calcext:value-type="float">
            <text:p>5.64E-06</text:p>
          </table:table-cell>
          <table:table-cell table:style-name="ce1" office:value-type="float" office:value="0.0000105788769986651" calcext:value-type="float">
            <text:p>1.06E-05</text:p>
          </table:table-cell>
          <table:table-cell table:style-name="ce1" office:value-type="float" office:value="0.000016773543131072" calcext:value-type="float">
            <text:p>1.68E-05</text:p>
          </table:table-cell>
          <table:table-cell table:style-name="ce1" office:value-type="float" office:value="0.0000245734440796875" calcext:value-type="float">
            <text:p>2.46E-05</text:p>
          </table:table-cell>
          <table:table-cell table:style-name="ce1" office:value-type="float" office:value="0.0000344349402506491" calcext:value-type="float">
            <text:p>3.44E-05</text:p>
          </table:table-cell>
          <table:table-cell table:style-name="ce1" office:value-type="float" office:value="0.0000469593739960791" calcext:value-type="float">
            <text:p>4.70E-05</text:p>
          </table:table-cell>
          <table:table-cell table:style-name="ce1" office:value-type="float" office:value="0.0000629444305074301" calcext:value-type="float">
            <text:p>6.29E-05</text:p>
          </table:table-cell>
          <table:table-cell table:style-name="ce1" office:value-type="float" office:value="0.0000834556024716559" calcext:value-type="float">
            <text:p>8.35E-05</text:p>
          </table:table-cell>
          <table:table-cell office:value-type="float" office:value="0.000109926397236106" calcext:value-type="float">
            <text:p>0.000109926397236</text:p>
          </table:table-cell>
          <table:table-cell office:value-type="float" office:value="0.000144299951024049" calcext:value-type="float">
            <text:p>0.000144299951024</text:p>
          </table:table-cell>
          <table:table-cell office:value-type="float" office:value="0.000189230771186805" calcext:value-type="float">
            <text:p>0.000189230771187</text:p>
          </table:table-cell>
          <table:table-cell office:value-type="float" office:value="0.000248374503334101" calcext:value-type="float">
            <text:p>0.000248374503334</text:p>
          </table:table-cell>
          <table:table-cell office:value-type="float" office:value="0.000326807628322668" calcext:value-type="float">
            <text:p>0.000326807628323</text:p>
          </table:table-cell>
          <table:table-cell office:value-type="float" office:value="0.000431640542183639" calcext:value-type="float">
            <text:p>0.000431640542184</text:p>
          </table:table-cell>
          <table:table-cell office:value-type="float" office:value="0.000572920865579414" calcext:value-type="float">
            <text:p>0.000572920865579</text:p>
          </table:table-cell>
          <table:table-cell office:value-type="float" office:value="0.000764975952273143" calcext:value-type="float">
            <text:p>0.000764975952273</text:p>
          </table:table-cell>
          <table:table-cell office:value-type="float" office:value="0.0010284254803053" calcext:value-type="float">
            <text:p>0.001028425480305</text:p>
          </table:table-cell>
          <table:table-cell office:value-type="float" office:value="0.00139322457137568" calcext:value-type="float">
            <text:p>0.001393224571376</text:p>
          </table:table-cell>
          <table:table-cell office:value-type="float" office:value="0.001903304044311" calcext:value-type="float">
            <text:p>0.001903304044311</text:p>
          </table:table-cell>
          <table:table-cell office:value-type="float" office:value="0.00262370435149756" calcext:value-type="float">
            <text:p>0.002623704351498</text:p>
          </table:table-cell>
          <table:table-cell office:value-type="float" office:value="0.00365163099278106" calcext:value-type="float">
            <text:p>0.003651630992781</text:p>
          </table:table-cell>
          <table:table-cell office:value-type="float" office:value="0.0051337210028643" calcext:value-type="float">
            <text:p>0.005133721002864</text:p>
          </table:table-cell>
          <table:table-cell office:value-type="float" office:value="0.00729322403610837" calcext:value-type="float">
            <text:p>0.007293224036108</text:p>
          </table:table-cell>
          <table:table-cell office:value-type="float" office:value="0.0104731659233798" calcext:value-type="float">
            <text:p>0.01047316592338</text:p>
          </table:table-cell>
          <table:table-cell office:value-type="float" office:value="0.0152056431576504" calcext:value-type="float">
            <text:p>0.01520564315765</text:p>
          </table:table-cell>
          <table:table-cell office:value-type="float" office:value="0.0223247722153099" calcext:value-type="float">
            <text:p>0.02232477221531</text:p>
          </table:table-cell>
          <table:table-cell office:value-type="float" office:value="0.0331548685464041" calcext:value-type="float">
            <text:p>0.033154868546404</text:p>
          </table:table-cell>
          <table:table-cell office:value-type="float" office:value="0.0498332268412066" calcext:value-type="float">
            <text:p>0.049833226841207</text:p>
          </table:table-cell>
          <table:table-cell office:value-type="float" office:value="0.0758819146370377" calcext:value-type="float">
            <text:p>0.075881914637038</text:p>
          </table:table-cell>
          <table:table-cell office:value-type="float" office:value="0.117248052796855" calcext:value-type="float">
            <text:p>0.117248052796855</text:p>
          </table:table-cell>
          <table:table-cell office:value-type="float" office:value="0.184223461333213" calcext:value-type="float">
            <text:p>0.184223461333213</text:p>
          </table:table-cell>
          <table:table-cell office:value-type="float" office:value="0.294994262077006" calcext:value-type="float">
            <text:p>0.294994262077006</text:p>
          </table:table-cell>
          <table:table-cell office:value-type="float" office:value="0.482160239208913" calcext:value-type="float">
            <text:p>0.482160239208913</text:p>
          </table:table-cell>
          <table:table-cell office:value-type="float" office:value="0.804500755227216" calcext:value-type="float">
            <text:p>0.804500755227216</text:p>
          </table:table-cell>
          <table:table-cell office:value-type="float" office:value="1.36742650442275" calcext:value-type="float">
            <text:p>1.36742650442275</text:p>
          </table:table-cell>
          <table:table-cell office:value-type="float" office:value="2.35601873338051" calcext:value-type="float">
            <text:p>2.35601873338051</text:p>
          </table:table-cell>
          <table:table-cell office:value-type="float" office:value="4.08158257177058" calcext:value-type="float">
            <text:p>4.08158257177058</text:p>
          </table:table-cell>
          <table:table-cell office:value-type="float" office:value="7.03163985381246" calcext:value-type="float">
            <text:p>7.03163985381246</text:p>
          </table:table-cell>
          <table:table-cell office:value-type="float" office:value="11.8938705918979" calcext:value-type="float">
            <text:p>11.8938705918979</text:p>
          </table:table-cell>
          <table:table-cell table:number-columns-repeated="2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office:value-type="float" office:value="4810.84813426676" calcext:value-type="float">
            <text:p>4810.84813426676</text:p>
          </table:table-cell>
          <table:table-cell office:value-type="float" office:value="546.60891535723" calcext:value-type="float">
            <text:p>546.60891535723</text:p>
          </table:table-cell>
          <table:table-cell office:value-type="float" office:value="198.646628075163" calcext:value-type="float">
            <text:p>198.646628075163</text:p>
          </table:table-cell>
          <table:table-cell office:value-type="float" office:value="102.312101997447" calcext:value-type="float">
            <text:p>102.312101997447</text:p>
          </table:table-cell>
          <table:table-cell office:value-type="float" office:value="62.5718195728043" calcext:value-type="float">
            <text:p>62.5718195728043</text:p>
          </table:table-cell>
          <table:table-cell office:value-type="float" office:value="42.4266975462414" calcext:value-type="float">
            <text:p>42.4266975462414</text:p>
          </table:table-cell>
          <table:table-cell office:value-type="float" office:value="30.8311786960506" calcext:value-type="float">
            <text:p>30.8311786960506</text:p>
          </table:table-cell>
          <table:table-cell office:value-type="float" office:value="23.5542194294344" calcext:value-type="float">
            <text:p>23.5542194294344</text:p>
          </table:table-cell>
          <table:table-cell office:value-type="float" office:value="18.6921862057419" calcext:value-type="float">
            <text:p>18.6921862057419</text:p>
          </table:table-cell>
          <table:table-cell office:value-type="float" office:value="15.2857392750538" calcext:value-type="float">
            <text:p>15.2857392750538</text:p>
          </table:table-cell>
          <table:table-cell office:value-type="float" office:value="12.8087266709621" calcext:value-type="float">
            <text:p>12.8087266709621</text:p>
          </table:table-cell>
          <table:table-cell office:value-type="float" office:value="10.9529734472401" calcext:value-type="float">
            <text:p>10.9529734472401</text:p>
          </table:table-cell>
          <table:table-cell office:value-type="float" office:value="9.52822258060793" calcext:value-type="float">
            <text:p>9.52822258060793</text:p>
          </table:table-cell>
          <table:table-cell office:value-type="float" office:value="8.41183636737396" calcext:value-type="float">
            <text:p>8.41183636737396</text:p>
          </table:table-cell>
          <table:table-cell office:value-type="float" office:value="7.52186142762241" calcext:value-type="float">
            <text:p>7.52186142762241</text:p>
          </table:table-cell>
          <table:table-cell office:value-type="float" office:value="6.80183007620008" calcext:value-type="float">
            <text:p>6.80183007620008</text:p>
          </table:table-cell>
          <table:table-cell office:value-type="float" office:value="6.21179768878891" calcext:value-type="float">
            <text:p>6.21179768878891</text:p>
          </table:table-cell>
          <table:table-cell office:value-type="float" office:value="5.72285418424622" calcext:value-type="float">
            <text:p>5.72285418424622</text:p>
          </table:table-cell>
          <table:table-cell office:value-type="float" office:value="5.31365055909713" calcext:value-type="float">
            <text:p>5.31365055909713</text:p>
          </table:table-cell>
          <table:table-cell office:value-type="float" office:value="4.96813487046814" calcext:value-type="float">
            <text:p>4.96813487046814</text:p>
          </table:table-cell>
          <table:table-cell office:value-type="float" office:value="4.67403493530889" calcext:value-type="float">
            <text:p>4.67403493530889</text:p>
          </table:table-cell>
          <table:table-cell office:value-type="float" office:value="4.42181192117035" calcext:value-type="float">
            <text:p>4.42181192117035</text:p>
          </table:table-cell>
          <table:table-cell office:value-type="float" office:value="4.20391421274288" calcext:value-type="float">
            <text:p>4.20391421274288</text:p>
          </table:table-cell>
          <table:table-cell office:value-type="float" office:value="4.01422203419101" calcext:value-type="float">
            <text:p>4.01422203419101</text:p>
          </table:table-cell>
          <table:table-cell office:value-type="float" office:value="3.84761104633772" calcext:value-type="float">
            <text:p>3.84761104633772</text:p>
          </table:table-cell>
          <table:table-cell office:value-type="float" office:value="3.69959171659077" calcext:value-type="float">
            <text:p>3.69959171659077</text:p>
          </table:table-cell>
          <table:table-cell office:value-type="float" office:value="3.56601431988049" calcext:value-type="float">
            <text:p>3.56601431988049</text:p>
          </table:table-cell>
          <table:table-cell office:value-type="float" office:value="3.44288015502611" calcext:value-type="float">
            <text:p>3.44288015502611</text:p>
          </table:table-cell>
          <table:table-cell office:value-type="float" office:value="3.32636327218427" calcext:value-type="float">
            <text:p>3.32636327218427</text:p>
          </table:table-cell>
          <table:table-cell office:value-type="float" office:value="3.21315760989781" calcext:value-type="float">
            <text:p>3.21315760989781</text:p>
          </table:table-cell>
          <table:table-cell office:value-type="float" office:value="3.10109294751917" calcext:value-type="float">
            <text:p>3.10109294751917</text:p>
          </table:table-cell>
          <table:table-cell office:value-type="float" office:value="2.98962809374068" calcext:value-type="float">
            <text:p>2.98962809374068</text:p>
          </table:table-cell>
          <table:table-cell office:value-type="float" office:value="2.8797400772599" calcext:value-type="float">
            <text:p>2.8797400772599</text:p>
          </table:table-cell>
          <table:table-cell office:value-type="float" office:value="2.7731976171876" calcext:value-type="float">
            <text:p>2.7731976171876</text:p>
          </table:table-cell>
          <table:table-cell office:value-type="float" office:value="2.67172554737991" calcext:value-type="float">
            <text:p>2.67172554737991</text:p>
          </table:table-cell>
          <table:table-cell office:value-type="float" office:value="2.57651109222004" calcext:value-type="float">
            <text:p>2.57651109222004</text:p>
          </table:table-cell>
          <table:table-cell office:value-type="float" office:value="2.48810779464575" calcext:value-type="float">
            <text:p>2.48810779464575</text:p>
          </table:table-cell>
          <table:table-cell office:value-type="float" office:value="2.40656203724189" calcext:value-type="float">
            <text:p>2.40656203724189</text:p>
          </table:table-cell>
          <table:table-cell office:value-type="float" office:value="2.33159445258865" calcext:value-type="float">
            <text:p>2.33159445258865</text:p>
          </table:table-cell>
          <table:table-cell office:value-type="float" office:value="2.26275306158732" calcext:value-type="float">
            <text:p>2.26275306158732</text:p>
          </table:table-cell>
          <table:table-cell table:number-columns-repeated="2"/>
        </table:table-row>
        <table:table-row table:style-name="ro1">
          <table:table-cell office:value-type="float" office:value="494.16707484788" calcext:value-type="float">
            <text:p>494.16707484788</text:p>
          </table:table-cell>
          <table:table-cell office:value-type="float" office:value="1581.59148229607" calcext:value-type="float">
            <text:p>1581.59148229607</text:p>
          </table:table-cell>
          <table:table-cell office:value-type="float" office:value="575.279504964094" calcext:value-type="float">
            <text:p>575.279504964094</text:p>
          </table:table-cell>
          <table:table-cell office:value-type="float" office:value="296.570485372192" calcext:value-type="float">
            <text:p>296.570485372192</text:p>
          </table:table-cell>
          <table:table-cell office:value-type="float" office:value="181.553968667903" calcext:value-type="float">
            <text:p>181.553968667903</text:p>
          </table:table-cell>
          <table:table-cell office:value-type="float" office:value="123.229763916967" calcext:value-type="float">
            <text:p>123.229763916967</text:p>
          </table:table-cell>
          <table:table-cell office:value-type="float" office:value="89.6478164803146" calcext:value-type="float">
            <text:p>89.6478164803146</text:p>
          </table:table-cell>
          <table:table-cell office:value-type="float" office:value="68.5670481653104" calcext:value-type="float">
            <text:p>68.5670481653104</text:p>
          </table:table-cell>
          <table:table-cell office:value-type="float" office:value="54.4788400485435" calcext:value-type="float">
            <text:p>54.4788400485435</text:p>
          </table:table-cell>
          <table:table-cell office:value-type="float" office:value="44.6065562092035" calcext:value-type="float">
            <text:p>44.6065562092035</text:p>
          </table:table-cell>
          <table:table-cell office:value-type="float" office:value="37.4270356992612" calcext:value-type="float">
            <text:p>37.4270356992612</text:p>
          </table:table-cell>
          <table:table-cell office:value-type="float" office:value="32.0479545134194" calcext:value-type="float">
            <text:p>32.0479545134194</text:p>
          </table:table-cell>
          <table:table-cell office:value-type="float" office:value="27.9183001823667" calcext:value-type="float">
            <text:p>27.9183001823667</text:p>
          </table:table-cell>
          <table:table-cell office:value-type="float" office:value="24.682811171003" calcext:value-type="float">
            <text:p>24.682811171003</text:p>
          </table:table-cell>
          <table:table-cell office:value-type="float" office:value="22.1040187705591" calcext:value-type="float">
            <text:p>22.1040187705591</text:p>
          </table:table-cell>
          <table:table-cell office:value-type="float" office:value="20.0182522173098" calcext:value-type="float">
            <text:p>20.0182522173098</text:p>
          </table:table-cell>
          <table:table-cell office:value-type="float" office:value="18.3096920911139" calcext:value-type="float">
            <text:p>18.3096920911139</text:p>
          </table:table-cell>
          <table:table-cell office:value-type="float" office:value="16.8944798642911" calcext:value-type="float">
            <text:p>16.8944798642911</text:p>
          </table:table-cell>
          <table:table-cell office:value-type="float" office:value="15.7106609666647" calcext:value-type="float">
            <text:p>15.7106609666647</text:p>
          </table:table-cell>
          <table:table-cell office:value-type="float" office:value="14.7116295164967" calcext:value-type="float">
            <text:p>14.7116295164967</text:p>
          </table:table-cell>
          <table:table-cell office:value-type="float" office:value="13.8617349607711" calcext:value-type="float">
            <text:p>13.8617349607711</text:p>
          </table:table-cell>
          <table:table-cell office:value-type="float" office:value="13.1332516149176" calcext:value-type="float">
            <text:p>13.1332516149176</text:p>
          </table:table-cell>
          <table:table-cell office:value-type="float" office:value="12.5042163510939" calcext:value-type="float">
            <text:p>12.5042163510939</text:p>
          </table:table-cell>
          <table:table-cell office:value-type="float" office:value="11.9568161858726" calcext:value-type="float">
            <text:p>11.9568161858726</text:p>
          </table:table-cell>
          <table:table-cell office:value-type="float" office:value="11.4761163282068" calcext:value-type="float">
            <text:p>11.4761163282068</text:p>
          </table:table-cell>
          <table:table-cell office:value-type="float" office:value="11.0490016393289" calcext:value-type="float">
            <text:p>11.0490016393289</text:p>
          </table:table-cell>
          <table:table-cell office:value-type="float" office:value="10.663300781483" calcext:value-type="float">
            <text:p>10.663300781483</text:p>
          </table:table-cell>
          <table:table-cell office:value-type="float" office:value="10.3072133399227" calcext:value-type="float">
            <text:p>10.3072133399227</text:p>
          </table:table-cell>
          <table:table-cell office:value-type="float" office:value="9.96935691001437" calcext:value-type="float">
            <text:p>9.96935691001437</text:p>
          </table:table-cell>
          <table:table-cell office:value-type="float" office:value="9.63980166049758" calcext:value-type="float">
            <text:p>9.63980166049758</text:p>
          </table:table-cell>
          <table:table-cell office:value-type="float" office:value="9.31196451516366" calcext:value-type="float">
            <text:p>9.31196451516366</text:p>
          </table:table-cell>
          <table:table-cell office:value-type="float" office:value="8.98420082447071" calcext:value-type="float">
            <text:p>8.98420082447071</text:p>
          </table:table-cell>
          <table:table-cell office:value-type="float" office:value="8.65957671611938" calcext:value-type="float">
            <text:p>8.65957671611938</text:p>
          </table:table-cell>
          <table:table-cell office:value-type="float" office:value="8.34369212276903" calcext:value-type="float">
            <text:p>8.34369212276903</text:p>
          </table:table-cell>
          <table:table-cell office:value-type="float" office:value="8.04208303868832" calcext:value-type="float">
            <text:p>8.04208303868832</text:p>
          </table:table-cell>
          <table:table-cell office:value-type="float" office:value="7.75864408907984" calcext:value-type="float">
            <text:p>7.75864408907984</text:p>
          </table:table-cell>
          <table:table-cell office:value-type="float" office:value="7.4952941283827" calcext:value-type="float">
            <text:p>7.4952941283827</text:p>
          </table:table-cell>
          <table:table-cell office:value-type="float" office:value="7.2523547421888" calcext:value-type="float">
            <text:p>7.2523547421888</text:p>
          </table:table-cell>
          <table:table-cell office:value-type="float" office:value="7.0291133476935" calcext:value-type="float">
            <text:p>7.0291133476935</text:p>
          </table:table-cell>
          <table:table-cell office:value-type="float" office:value="6.82430381287995" calcext:value-type="float">
            <text:p>6.82430381287995</text:p>
          </table:table-cell>
          <table:table-cell table:number-columns-repeated="2"/>
        </table:table-row>
        <table:table-row table:style-name="ro1">
          <table:table-cell office:value-type="float" office:value="161.40348878827" calcext:value-type="float">
            <text:p>161.40348878827</text:p>
          </table:table-cell>
          <table:table-cell office:value-type="float" office:value="517.027361901873" calcext:value-type="float">
            <text:p>517.027361901873</text:p>
          </table:table-cell>
          <table:table-cell office:value-type="float" office:value="928.986308286296" calcext:value-type="float">
            <text:p>928.986308286296</text:p>
          </table:table-cell>
          <table:table-cell office:value-type="float" office:value="479.384163087299" calcext:value-type="float">
            <text:p>479.384163087299</text:p>
          </table:table-cell>
          <table:table-cell office:value-type="float" office:value="293.773945690327" calcext:value-type="float">
            <text:p>293.773945690327</text:p>
          </table:table-cell>
          <table:table-cell office:value-type="float" office:value="199.618294620382" calcext:value-type="float">
            <text:p>199.618294620382</text:p>
          </table:table-cell>
          <table:table-cell office:value-type="float" office:value="145.387665970429" calcext:value-type="float">
            <text:p>145.387665970429</text:p>
          </table:table-cell>
          <table:table-cell office:value-type="float" office:value="111.335238111142" calcext:value-type="float">
            <text:p>111.335238111142</text:p>
          </table:table-cell>
          <table:table-cell office:value-type="float" office:value="88.5728487181245" calcext:value-type="float">
            <text:p>88.5728487181245</text:p>
          </table:table-cell>
          <table:table-cell office:value-type="float" office:value="72.6194484473813" calcext:value-type="float">
            <text:p>72.6194484473813</text:p>
          </table:table-cell>
          <table:table-cell office:value-type="float" office:value="61.0163736212096" calcext:value-type="float">
            <text:p>61.0163736212096</text:p>
          </table:table-cell>
          <table:table-cell office:value-type="float" office:value="52.3229320083469" calcext:value-type="float">
            <text:p>52.3229320083469</text:p>
          </table:table-cell>
          <table:table-cell office:value-type="float" office:value="45.6492859038735" calcext:value-type="float">
            <text:p>45.6492859038735</text:p>
          </table:table-cell>
          <table:table-cell office:value-type="float" office:value="40.4215732692903" calcext:value-type="float">
            <text:p>40.4215732692903</text:p>
          </table:table-cell>
          <table:table-cell office:value-type="float" office:value="36.2560959673612" calcext:value-type="float">
            <text:p>36.2560959673612</text:p>
          </table:table-cell>
          <table:table-cell office:value-type="float" office:value="32.8883098874468" calcext:value-type="float">
            <text:p>32.8883098874468</text:p>
          </table:table-cell>
          <table:table-cell office:value-type="float" office:value="30.1309410832316" calcext:value-type="float">
            <text:p>30.1309410832316</text:p>
          </table:table-cell>
          <table:table-cell office:value-type="float" office:value="27.8483326911027" calcext:value-type="float">
            <text:p>27.8483326911027</text:p>
          </table:table-cell>
          <table:table-cell office:value-type="float" office:value="25.9402086057761" calcext:value-type="float">
            <text:p>25.9402086057761</text:p>
          </table:table-cell>
          <table:table-cell office:value-type="float" office:value="24.3310903766044" calcext:value-type="float">
            <text:p>24.3310903766044</text:p>
          </table:table-cell>
          <table:table-cell office:value-type="float" office:value="22.9632043455576" calcext:value-type="float">
            <text:p>22.9632043455576</text:p>
          </table:table-cell>
          <table:table-cell office:value-type="float" office:value="21.7915882932702" calcext:value-type="float">
            <text:p>21.7915882932702</text:p>
          </table:table-cell>
          <table:table-cell office:value-type="float" office:value="20.7805973915867" calcext:value-type="float">
            <text:p>20.7805973915867</text:p>
          </table:table-cell>
          <table:table-cell office:value-type="float" office:value="19.9012934670006" calcext:value-type="float">
            <text:p>19.9012934670006</text:p>
          </table:table-cell>
          <table:table-cell office:value-type="float" office:value="19.1293763970267" calcext:value-type="float">
            <text:p>19.1293763970267</text:p>
          </table:table-cell>
          <table:table-cell office:value-type="float" office:value="18.4434488636877" calcext:value-type="float">
            <text:p>18.4434488636877</text:p>
          </table:table-cell>
          <table:table-cell office:value-type="float" office:value="17.8235624145297" calcext:value-type="float">
            <text:p>17.8235624145297</text:p>
          </table:table-cell>
          <table:table-cell office:value-type="float" office:value="17.2502442498855" calcext:value-type="float">
            <text:p>17.2502442498855</text:p>
          </table:table-cell>
          <table:table-cell office:value-type="float" office:value="16.7045439579721" calcext:value-type="float">
            <text:p>16.7045439579721</text:p>
          </table:table-cell>
          <table:table-cell office:value-type="float" office:value="16.1697569081696" calcext:value-type="float">
            <text:p>16.1697569081696</text:p>
          </table:table-cell>
          <table:table-cell office:value-type="float" office:value="15.6346845779788" calcext:value-type="float">
            <text:p>15.6346845779788</text:p>
          </table:table-cell>
          <table:table-cell office:value-type="float" office:value="15.0965073758984" calcext:value-type="float">
            <text:p>15.0965073758984</text:p>
          </table:table-cell>
          <table:table-cell office:value-type="float" office:value="14.5605957961615" calcext:value-type="float">
            <text:p>14.5605957961615</text:p>
          </table:table-cell>
          <table:table-cell office:value-type="float" office:value="14.0368654376643" calcext:value-type="float">
            <text:p>14.0368654376643</text:p>
          </table:table-cell>
          <table:table-cell office:value-type="float" office:value="13.5352500272028" calcext:value-type="float">
            <text:p>13.5352500272028</text:p>
          </table:table-cell>
          <table:table-cell office:value-type="float" office:value="13.0628735168134" calcext:value-type="float">
            <text:p>13.0628735168134</text:p>
          </table:table-cell>
          <table:table-cell office:value-type="float" office:value="12.6234008974373" calcext:value-type="float">
            <text:p>12.6234008974373</text:p>
          </table:table-cell>
          <table:table-cell office:value-type="float" office:value="12.2176702624935" calcext:value-type="float">
            <text:p>12.2176702624935</text:p>
          </table:table-cell>
          <table:table-cell office:value-type="float" office:value="11.844672096185" calcext:value-type="float">
            <text:p>11.844672096185</text:p>
          </table:table-cell>
          <table:table-cell office:value-type="float" office:value="11.5023941985395" calcext:value-type="float">
            <text:p>11.5023941985395</text:p>
          </table:table-cell>
          <table:table-cell table:number-columns-repeated="2"/>
        </table:table-row>
        <table:table-row table:style-name="ro1">
          <table:table-cell office:value-type="float" office:value="74.2473535642835" calcext:value-type="float">
            <text:p>74.2473535642835</text:p>
          </table:table-cell>
          <table:table-cell office:value-type="float" office:value="238.05910909281" calcext:value-type="float">
            <text:p>238.05910909281</text:p>
          </table:table-cell>
          <table:table-cell office:value-type="float" office:value="428.159843883695" calcext:value-type="float">
            <text:p>428.159843883695</text:p>
          </table:table-cell>
          <table:table-cell office:value-type="float" office:value="648.950747494768" calcext:value-type="float">
            <text:p>648.950747494768</text:p>
          </table:table-cell>
          <table:table-cell office:value-type="float" office:value="398.123128400182" calcext:value-type="float">
            <text:p>398.123128400182</text:p>
          </table:table-cell>
          <table:table-cell office:value-type="float" office:value="270.838650169445" calcext:value-type="float">
            <text:p>270.838650169445</text:p>
          </table:table-cell>
          <table:table-cell office:value-type="float" office:value="197.502371980408" calcext:value-type="float">
            <text:p>197.502371980408</text:p>
          </table:table-cell>
          <table:table-cell office:value-type="float" office:value="151.439983076104" calcext:value-type="float">
            <text:p>151.439983076104</text:p>
          </table:table-cell>
          <table:table-cell office:value-type="float" office:value="120.642555086682" calcext:value-type="float">
            <text:p>120.642555086682</text:p>
          </table:table-cell>
          <table:table-cell office:value-type="float" office:value="99.0543374510502" calcext:value-type="float">
            <text:p>99.0543374510502</text:p>
          </table:table-cell>
          <table:table-cell office:value-type="float" office:value="83.3519170950391" calcext:value-type="float">
            <text:p>83.3519170950391</text:p>
          </table:table-cell>
          <table:table-cell office:value-type="float" office:value="71.5874403975954" calcext:value-type="float">
            <text:p>71.5874403975954</text:p>
          </table:table-cell>
          <table:table-cell office:value-type="float" office:value="62.5575299428662" calcext:value-type="float">
            <text:p>62.5575299428662</text:p>
          </table:table-cell>
          <table:table-cell office:value-type="float" office:value="55.4859117231052" calcext:value-type="float">
            <text:p>55.4859117231052</text:p>
          </table:table-cell>
          <table:table-cell office:value-type="float" office:value="49.8533909889438" calcext:value-type="float">
            <text:p>49.8533909889438</text:p>
          </table:table-cell>
          <table:table-cell office:value-type="float" office:value="45.3018749765446" calcext:value-type="float">
            <text:p>45.3018749765446</text:p>
          </table:table-cell>
          <table:table-cell office:value-type="float" office:value="41.577755625687" calcext:value-type="float">
            <text:p>41.577755625687</text:p>
          </table:table-cell>
          <table:table-cell office:value-type="float" office:value="38.4972295221798" calcext:value-type="float">
            <text:p>38.4972295221798</text:p>
          </table:table-cell>
          <table:table-cell office:value-type="float" office:value="35.9243474576895" calcext:value-type="float">
            <text:p>35.9243474576895</text:p>
          </table:table-cell>
          <table:table-cell office:value-type="float" office:value="33.7567071103396" calcext:value-type="float">
            <text:p>33.7567071103396</text:p>
          </table:table-cell>
          <table:table-cell office:value-type="float" office:value="31.9158645687593" calcext:value-type="float">
            <text:p>31.9158645687593</text:p>
          </table:table-cell>
          <table:table-cell office:value-type="float" office:value="30.3407184960959" calcext:value-type="float">
            <text:p>30.3407184960959</text:p>
          </table:table-cell>
          <table:table-cell office:value-type="float" office:value="28.9827828496294" calcext:value-type="float">
            <text:p>28.9827828496294</text:p>
          </table:table-cell>
          <table:table-cell office:value-type="float" office:value="27.8026471450583" calcext:value-type="float">
            <text:p>27.8026471450583</text:p>
          </table:table-cell>
          <table:table-cell office:value-type="float" office:value="26.767158304378" calcext:value-type="float">
            <text:p>26.767158304378</text:p>
          </table:table-cell>
          <table:table-cell office:value-type="float" office:value="25.8470362054608" calcext:value-type="float">
            <text:p>25.8470362054608</text:p>
          </table:table-cell>
          <table:table-cell office:value-type="float" office:value="25.014848686793" calcext:value-type="float">
            <text:p>25.014848686793</text:p>
          </table:table-cell>
          <table:table-cell office:value-type="float" office:value="24.2436228346018" calcext:value-type="float">
            <text:p>24.2436228346018</text:p>
          </table:table-cell>
          <table:table-cell office:value-type="float" office:value="23.506861206516" calcext:value-type="float">
            <text:p>23.506861206516</text:p>
          </table:table-cell>
          <table:table-cell office:value-type="float" office:value="22.7809446518146" calcext:value-type="float">
            <text:p>22.7809446518146</text:p>
          </table:table-cell>
          <table:table-cell office:value-type="float" office:value="22.0498378455063" calcext:value-type="float">
            <text:p>22.0498378455063</text:p>
          </table:table-cell>
          <table:table-cell office:value-type="float" office:value="21.3094376472165" calcext:value-type="float">
            <text:p>21.3094376472165</text:p>
          </table:table-cell>
          <table:table-cell office:value-type="float" office:value="20.5676143825809" calcext:value-type="float">
            <text:p>20.5676143825809</text:p>
          </table:table-cell>
          <table:table-cell office:value-type="float" office:value="19.8391093436072" calcext:value-type="float">
            <text:p>19.8391093436072</text:p>
          </table:table-cell>
          <table:table-cell office:value-type="float" office:value="19.1389049723498" calcext:value-type="float">
            <text:p>19.1389049723498</text:p>
          </table:table-cell>
          <table:table-cell office:value-type="float" office:value="18.4779525486288" calcext:value-type="float">
            <text:p>18.4779525486288</text:p>
          </table:table-cell>
          <table:table-cell office:value-type="float" office:value="17.8621104768339" calcext:value-type="float">
            <text:p>17.8621104768339</text:p>
          </table:table-cell>
          <table:table-cell office:value-type="float" office:value="17.2930244282772" calcext:value-type="float">
            <text:p>17.2930244282772</text:p>
          </table:table-cell>
          <table:table-cell office:value-type="float" office:value="16.7695592063443" calcext:value-type="float">
            <text:p>16.7695592063443</text:p>
          </table:table-cell>
          <table:table-cell office:value-type="float" office:value="16.2890493923112" calcext:value-type="float">
            <text:p>16.2890493923112</text:p>
          </table:table-cell>
          <table:table-cell table:number-columns-repeated="2"/>
        </table:table-row>
        <table:table-row table:style-name="ro1">
          <table:table-cell office:value-type="float" office:value="40.2887652892252" calcext:value-type="float">
            <text:p>40.2887652892252</text:p>
          </table:table-cell>
          <table:table-cell office:value-type="float" office:value="129.304555377566" calcext:value-type="float">
            <text:p>129.304555377566</text:p>
          </table:table-cell>
          <table:table-cell office:value-type="float" office:value="232.802012101638" calcext:value-type="float">
            <text:p>232.802012101638</text:p>
          </table:table-cell>
          <table:table-cell office:value-type="float" office:value="353.238970618541" calcext:value-type="float">
            <text:p>353.238970618541</text:p>
          </table:table-cell>
          <table:table-cell office:value-type="float" office:value="493.498018516148" calcext:value-type="float">
            <text:p>493.498018516148</text:p>
          </table:table-cell>
          <table:table-cell office:value-type="float" office:value="336.133353545684" calcext:value-type="float">
            <text:p>336.133353545684</text:p>
          </table:table-cell>
          <table:table-cell office:value-type="float" office:value="245.437192936466" calcext:value-type="float">
            <text:p>245.437192936466</text:p>
          </table:table-cell>
          <table:table-cell office:value-type="float" office:value="188.454772776959" calcext:value-type="float">
            <text:p>188.454772776959</text:p>
          </table:table-cell>
          <table:table-cell office:value-type="float" office:value="150.347901912116" calcext:value-type="float">
            <text:p>150.347901912116</text:p>
          </table:table-cell>
          <table:table-cell office:value-type="float" office:value="123.632386284166" calcext:value-type="float">
            <text:p>123.632386284166</text:p>
          </table:table-cell>
          <table:table-cell office:value-type="float" office:value="104.199921474793" calcext:value-type="float">
            <text:p>104.199921474793</text:p>
          </table:table-cell>
          <table:table-cell office:value-type="float" office:value="89.6420503359946" calcext:value-type="float">
            <text:p>89.6420503359946</text:p>
          </table:table-cell>
          <table:table-cell office:value-type="float" office:value="78.470455941191" calcext:value-type="float">
            <text:p>78.470455941191</text:p>
          </table:table-cell>
          <table:table-cell office:value-type="float" office:value="69.7247838030152" calcext:value-type="float">
            <text:p>69.7247838030152</text:p>
          </table:table-cell>
          <table:table-cell office:value-type="float" office:value="62.7625101786492" calcext:value-type="float">
            <text:p>62.7625101786492</text:p>
          </table:table-cell>
          <table:table-cell office:value-type="float" office:value="57.1403067777017" calcext:value-type="float">
            <text:p>57.1403067777017</text:p>
          </table:table-cell>
          <table:table-cell office:value-type="float" office:value="52.5440483641113" calcext:value-type="float">
            <text:p>52.5440483641113</text:p>
          </table:table-cell>
          <table:table-cell office:value-type="float" office:value="48.7459360718558" calcext:value-type="float">
            <text:p>48.7459360718558</text:p>
          </table:table-cell>
          <table:table-cell office:value-type="float" office:value="45.5773582535351" calcext:value-type="float">
            <text:p>45.5773582535351</text:p>
          </table:table-cell>
          <table:table-cell office:value-type="float" office:value="42.9112020927904" calcext:value-type="float">
            <text:p>42.9112020927904</text:p>
          </table:table-cell>
          <table:table-cell office:value-type="float" office:value="40.650000353286" calcext:value-type="float">
            <text:p>40.650000353286</text:p>
          </table:table-cell>
          <table:table-cell office:value-type="float" office:value="38.7177525870009" calcext:value-type="float">
            <text:p>38.7177525870009</text:p>
          </table:table-cell>
          <table:table-cell office:value-type="float" office:value="37.0540772506818" calcext:value-type="float">
            <text:p>37.0540772506818</text:p>
          </table:table-cell>
          <table:table-cell office:value-type="float" office:value="35.6098231458874" calcext:value-type="float">
            <text:p>35.6098231458874</text:p>
          </table:table-cell>
          <table:table-cell office:value-type="float" office:value="34.3435573872069" calcext:value-type="float">
            <text:p>34.3435573872069</text:p>
          </table:table-cell>
          <table:table-cell office:value-type="float" office:value="33.2185659987462" calcext:value-type="float">
            <text:p>33.2185659987462</text:p>
          </table:table-cell>
          <table:table-cell office:value-type="float" office:value="32.2002696922777" calcext:value-type="float">
            <text:p>32.2002696922777</text:p>
          </table:table-cell>
          <table:table-cell office:value-type="float" office:value="31.2544061726811" calcext:value-type="float">
            <text:p>31.2544061726811</text:p>
          </table:table-cell>
          <table:table-cell office:value-type="float" office:value="30.3469816844244" calcext:value-type="float">
            <text:p>30.3469816844244</text:p>
          </table:table-cell>
          <table:table-cell office:value-type="float" office:value="29.4473323349115" calcext:value-type="float">
            <text:p>29.4473323349115</text:p>
          </table:table-cell>
          <table:table-cell office:value-type="float" office:value="28.5343419823768" calcext:value-type="float">
            <text:p>28.5343419823768</text:p>
          </table:table-cell>
          <table:table-cell office:value-type="float" office:value="27.6024689053503" calcext:value-type="float">
            <text:p>27.6024689053503</text:p>
          </table:table-cell>
          <table:table-cell office:value-type="float" office:value="26.6622465314507" calcext:value-type="float">
            <text:p>26.6622465314507</text:p>
          </table:table-cell>
          <table:table-cell office:value-type="float" office:value="25.7337696346887" calcext:value-type="float">
            <text:p>25.7337696346887</text:p>
          </table:table-cell>
          <table:table-cell office:value-type="float" office:value="24.8377854952808" calcext:value-type="float">
            <text:p>24.8377854952808</text:p>
          </table:table-cell>
          <table:table-cell office:value-type="float" office:value="23.9897528853215" calcext:value-type="float">
            <text:p>23.9897528853215</text:p>
          </table:table-cell>
          <table:table-cell office:value-type="float" office:value="23.1982437357477" calcext:value-type="float">
            <text:p>23.1982437357477</text:p>
          </table:table-cell>
          <table:table-cell office:value-type="float" office:value="22.4660560284243" calcext:value-type="float">
            <text:p>22.4660560284243</text:p>
          </table:table-cell>
          <table:table-cell office:value-type="float" office:value="21.7921360154828" calcext:value-type="float">
            <text:p>21.7921360154828</text:p>
          </table:table-cell>
          <table:table-cell office:value-type="float" office:value="21.1732810349587" calcext:value-type="float">
            <text:p>21.1732810349587</text:p>
          </table:table-cell>
          <table:table-cell table:number-columns-repeated="2"/>
        </table:table-row>
        <table:table-row table:style-name="ro1">
          <table:table-cell office:value-type="float" office:value="24.0689197806573" calcext:value-type="float">
            <text:p>24.0689197806573</text:p>
          </table:table-cell>
          <table:table-cell office:value-type="float" office:value="77.327842415725" calcext:value-type="float">
            <text:p>77.327842415725</text:p>
          </table:table-cell>
          <table:table-cell office:value-type="float" office:value="139.375356765827" calcext:value-type="float">
            <text:p>139.375356765827</text:p>
          </table:table-cell>
          <table:table-cell office:value-type="float" office:value="211.725925985314" calcext:value-type="float">
            <text:p>211.725925985314</text:p>
          </table:table-cell>
          <table:table-cell office:value-type="float" office:value="296.1582302532" calcext:value-type="float">
            <text:p>296.1582302532</text:p>
          </table:table-cell>
          <table:table-cell office:value-type="float" office:value="394.762613725805" calcext:value-type="float">
            <text:p>394.762613725805</text:p>
          </table:table-cell>
          <table:table-cell office:value-type="float" office:value="288.643328615491" calcext:value-type="float">
            <text:p>288.643328615491</text:p>
          </table:table-cell>
          <table:table-cell office:value-type="float" office:value="221.954325963772" calcext:value-type="float">
            <text:p>221.954325963772</text:p>
          </table:table-cell>
          <table:table-cell office:value-type="float" office:value="177.347091392047" calcext:value-type="float">
            <text:p>177.347091392047</text:p>
          </table:table-cell>
          <table:table-cell office:value-type="float" office:value="146.07105703629" calcext:value-type="float">
            <text:p>146.07105703629</text:p>
          </table:table-cell>
          <table:table-cell office:value-type="float" office:value="123.321602404049" calcext:value-type="float">
            <text:p>123.321602404049</text:p>
          </table:table-cell>
          <table:table-cell office:value-type="float" office:value="106.281358248967" calcext:value-type="float">
            <text:p>106.281358248967</text:p>
          </table:table-cell>
          <table:table-cell office:value-type="float" office:value="93.2088553387219" calcext:value-type="float">
            <text:p>93.2088553387219</text:p>
          </table:table-cell>
          <table:table-cell office:value-type="float" office:value="82.9800556468058" calcext:value-type="float">
            <text:p>82.9800556468058</text:p>
          </table:table-cell>
          <table:table-cell office:value-type="float" office:value="74.8426606005667" calcext:value-type="float">
            <text:p>74.8426606005667</text:p>
          </table:table-cell>
          <table:table-cell office:value-type="float" office:value="68.2773772126909" calcext:value-type="float">
            <text:p>68.2773772126909</text:p>
          </table:table-cell>
          <table:table-cell office:value-type="float" office:value="62.9160563954842" calcext:value-type="float">
            <text:p>62.9160563954842</text:p>
          </table:table-cell>
          <table:table-cell office:value-type="float" office:value="58.491540375504" calcext:value-type="float">
            <text:p>58.491540375504</text:p>
          </table:table-cell>
          <table:table-cell office:value-type="float" office:value="54.8059175679785" calcext:value-type="float">
            <text:p>54.8059175679785</text:p>
          </table:table-cell>
          <table:table-cell office:value-type="float" office:value="51.7098339509412" calcext:value-type="float">
            <text:p>51.7098339509412</text:p>
          </table:table-cell>
          <table:table-cell office:value-type="float" office:value="49.0886316400392" calcext:value-type="float">
            <text:p>49.0886316400392</text:p>
          </table:table-cell>
          <table:table-cell office:value-type="float" office:value="46.8527850960845" calcext:value-type="float">
            <text:p>46.8527850960845</text:p>
          </table:table-cell>
          <table:table-cell office:value-type="float" office:value="44.9310591204065" calcext:value-type="float">
            <text:p>44.9310591204065</text:p>
          </table:table-cell>
          <table:table-cell office:value-type="float" office:value="43.2653625633953" calcext:value-type="float">
            <text:p>43.2653625633953</text:p>
          </table:table-cell>
          <table:table-cell office:value-type="float" office:value="41.8066069948183" calcext:value-type="float">
            <text:p>41.8066069948183</text:p>
          </table:table-cell>
          <table:table-cell office:value-type="float" office:value="40.5111339173714" calcext:value-type="float">
            <text:p>40.5111339173714</text:p>
          </table:table-cell>
          <table:table-cell office:value-type="float" office:value="39.3375887051844" calcext:value-type="float">
            <text:p>39.3375887051844</text:p>
          </table:table-cell>
          <table:table-cell office:value-type="float" office:value="38.244663016703" calcext:value-type="float">
            <text:p>38.244663016703</text:p>
          </table:table-cell>
          <table:table-cell office:value-type="float" office:value="37.1909441431583" calcext:value-type="float">
            <text:p>37.1909441431583</text:p>
          </table:table-cell>
          <table:table-cell office:value-type="float" office:value="36.1386015502735" calcext:value-type="float">
            <text:p>36.1386015502735</text:p>
          </table:table-cell>
          <table:table-cell office:value-type="float" office:value="35.0611683321968" calcext:value-type="float">
            <text:p>35.0611683321968</text:p>
          </table:table-cell>
          <table:table-cell office:value-type="float" office:value="33.9514521879392" calcext:value-type="float">
            <text:p>33.9514521879392</text:p>
          </table:table-cell>
          <table:table-cell office:value-type="float" office:value="32.8227644452883" calcext:value-type="float">
            <text:p>32.8227644452883</text:p>
          </table:table-cell>
          <table:table-cell office:value-type="float" office:value="31.70108686053" calcext:value-type="float">
            <text:p>31.70108686053</text:p>
          </table:table-cell>
          <table:table-cell office:value-type="float" office:value="30.6137120728934" calcext:value-type="float">
            <text:p>30.6137120728934</text:p>
          </table:table-cell>
          <table:table-cell office:value-type="float" office:value="29.5813766574173" calcext:value-type="float">
            <text:p>29.5813766574173</text:p>
          </table:table-cell>
          <table:table-cell office:value-type="float" office:value="28.6159692910624" calcext:value-type="float">
            <text:p>28.6159692910624</text:p>
          </table:table-cell>
          <table:table-cell office:value-type="float" office:value="27.7218471443104" calcext:value-type="float">
            <text:p>27.7218471443104</text:p>
          </table:table-cell>
          <table:table-cell office:value-type="float" office:value="26.8982866118147" calcext:value-type="float">
            <text:p>26.8982866118147</text:p>
          </table:table-cell>
          <table:table-cell office:value-type="float" office:value="26.1416902517135" calcext:value-type="float">
            <text:p>26.1416902517135</text:p>
          </table:table-cell>
          <table:table-cell table:number-columns-repeated="2"/>
        </table:table-row>
        <table:table-row table:style-name="ro1">
          <table:table-cell office:value-type="float" office:value="15.2968818127236" calcext:value-type="float">
            <text:p>15.2968818127236</text:p>
          </table:table-cell>
          <table:table-cell office:value-type="float" office:value="49.1989012381946" calcext:value-type="float">
            <text:p>49.1989012381946</text:p>
          </table:table-cell>
          <table:table-cell office:value-type="float" office:value="88.7786684533264" calcext:value-type="float">
            <text:p>88.7786684533264</text:p>
          </table:table-cell>
          <table:table-cell office:value-type="float" office:value="135.030267335511" calcext:value-type="float">
            <text:p>135.030267335511</text:p>
          </table:table-cell>
          <table:table-cell office:value-type="float" office:value="189.12458344073" calcext:value-type="float">
            <text:p>189.12458344073</text:p>
          </table:table-cell>
          <table:table-cell office:value-type="float" office:value="252.439281573603" calcext:value-type="float">
            <text:p>252.439281573603</text:p>
          </table:table-cell>
          <table:table-cell office:value-type="float" office:value="326.596775503239" calcext:value-type="float">
            <text:p>326.596775503239</text:p>
          </table:table-cell>
          <table:table-cell office:value-type="float" office:value="251.525619722705" calcext:value-type="float">
            <text:p>251.525619722705</text:p>
          </table:table-cell>
          <table:table-cell office:value-type="float" office:value="201.304933484831" calcext:value-type="float">
            <text:p>201.304933484831</text:p>
          </table:table-cell>
          <table:table-cell office:value-type="float" office:value="166.090559378702" calcext:value-type="float">
            <text:p>166.090559378702</text:p>
          </table:table-cell>
          <table:table-cell office:value-type="float" office:value="140.478181267148" calcext:value-type="float">
            <text:p>140.478181267148</text:p>
          </table:table-cell>
          <table:table-cell office:value-type="float" office:value="121.297959552341" calcext:value-type="float">
            <text:p>121.297959552341</text:p>
          </table:table-cell>
          <table:table-cell office:value-type="float" office:value="106.590017751731" calcext:value-type="float">
            <text:p>106.590017751731</text:p>
          </table:table-cell>
          <table:table-cell office:value-type="float" office:value="95.0889546596327" calcext:value-type="float">
            <text:p>95.0889546596327</text:p>
          </table:table-cell>
          <table:table-cell office:value-type="float" office:value="85.9475471097507" calcext:value-type="float">
            <text:p>85.9475471097507</text:p>
          </table:table-cell>
          <table:table-cell office:value-type="float" office:value="78.5807070241613" calcext:value-type="float">
            <text:p>78.5807070241613</text:p>
          </table:table-cell>
          <table:table-cell office:value-type="float" office:value="72.5733919123588" calcext:value-type="float">
            <text:p>72.5733919123588</text:p>
          </table:table-cell>
          <table:table-cell office:value-type="float" office:value="67.624180069225" calcext:value-type="float">
            <text:p>67.624180069225</text:p>
          </table:table-cell>
          <table:table-cell office:value-type="float" office:value="63.5095547052639" calcext:value-type="float">
            <text:p>63.5095547052639</text:p>
          </table:table-cell>
          <table:table-cell office:value-type="float" office:value="60.0606303430252" calcext:value-type="float">
            <text:p>60.0606303430252</text:p>
          </table:table-cell>
          <table:table-cell office:value-type="float" office:value="57.1475633956126" calcext:value-type="float">
            <text:p>57.1475633956126</text:p>
          </table:table-cell>
          <table:table-cell office:value-type="float" office:value="54.6687983641225" calcext:value-type="float">
            <text:p>54.6687983641225</text:p>
          </table:table-cell>
          <table:table-cell office:value-type="float" office:value="52.5433712925399" calcext:value-type="float">
            <text:p>52.5433712925399</text:p>
          </table:table-cell>
          <table:table-cell office:value-type="float" office:value="50.7051075376858" calcext:value-type="float">
            <text:p>50.7051075376858</text:p>
          </table:table-cell>
          <table:table-cell office:value-type="float" office:value="49.0979248641197" calcext:value-type="float">
            <text:p>49.0979248641197</text:p>
          </table:table-cell>
          <table:table-cell office:value-type="float" office:value="47.6717367539892" calcext:value-type="float">
            <text:p>47.6717367539892</text:p>
          </table:table-cell>
          <table:table-cell office:value-type="float" office:value="46.3788083403818" calcext:value-type="float">
            <text:p>46.3788083403818</text:p>
          </table:table-cell>
          <table:table-cell office:value-type="float" office:value="45.1710517165566" calcext:value-type="float">
            <text:p>45.1710517165566</text:p>
          </table:table-cell>
          <table:table-cell office:value-type="float" office:value="43.9997332533996" calcext:value-type="float">
            <text:p>43.9997332533996</text:p>
          </table:table-cell>
          <table:table-cell office:value-type="float" office:value="42.819739355832" calcext:value-type="float">
            <text:p>42.819739355832</text:p>
          </table:table-cell>
          <table:table-cell office:value-type="float" office:value="41.5989526788583" calcext:value-type="float">
            <text:p>41.5989526788583</text:p>
          </table:table-cell>
          <table:table-cell office:value-type="float" office:value="40.328249830121" calcext:value-type="float">
            <text:p>40.328249830121</text:p>
          </table:table-cell>
          <table:table-cell office:value-type="float" office:value="39.0237665675221" calcext:value-type="float">
            <text:p>39.0237665675221</text:p>
          </table:table-cell>
          <table:table-cell office:value-type="float" office:value="37.7178937544568" calcext:value-type="float">
            <text:p>37.7178937544568</text:p>
          </table:table-cell>
          <table:table-cell office:value-type="float" office:value="36.4453102593906" calcext:value-type="float">
            <text:p>36.4453102593906</text:p>
          </table:table-cell>
          <table:table-cell office:value-type="float" office:value="35.2328985869834" calcext:value-type="float">
            <text:p>35.2328985869834</text:p>
          </table:table-cell>
          <table:table-cell office:value-type="float" office:value="34.0965622249344" calcext:value-type="float">
            <text:p>34.0965622249344</text:p>
          </table:table-cell>
          <table:table-cell office:value-type="float" office:value="33.0426968326143" calcext:value-type="float">
            <text:p>33.0426968326143</text:p>
          </table:table-cell>
          <table:table-cell office:value-type="float" office:value="32.0712063571928" calcext:value-type="float">
            <text:p>32.0712063571928</text:p>
          </table:table-cell>
          <table:table-cell office:value-type="float" office:value="31.1782719550561" calcext:value-type="float">
            <text:p>31.1782719550561</text:p>
          </table:table-cell>
          <table:table-cell table:number-columns-repeated="2"/>
        </table:table-row>
        <table:table-row table:style-name="ro1">
          <table:table-cell office:value-type="float" office:value="10.1407935756557" calcext:value-type="float">
            <text:p>10.1407935756557</text:p>
          </table:table-cell>
          <table:table-cell office:value-type="float" office:value="32.6528868935987" calcext:value-type="float">
            <text:p>32.6528868935987</text:p>
          </table:table-cell>
          <table:table-cell office:value-type="float" office:value="58.9934979195133" calcext:value-type="float">
            <text:p>58.9934979195133</text:p>
          </table:table-cell>
          <table:table-cell office:value-type="float" office:value="89.844150575052" calcext:value-type="float">
            <text:p>89.844150575052</text:p>
          </table:table-cell>
          <table:table-cell office:value-type="float" office:value="126.010052627539" calcext:value-type="float">
            <text:p>126.010052627539</text:p>
          </table:table-cell>
          <table:table-cell office:value-type="float" office:value="168.441642764461" calcext:value-type="float">
            <text:p>168.441642764461</text:p>
          </table:table-cell>
          <table:table-cell office:value-type="float" office:value="218.259256106173" calcext:value-type="float">
            <text:p>218.259256106173</text:p>
          </table:table-cell>
          <table:table-cell office:value-type="float" office:value="276.784988064751" calcext:value-type="float">
            <text:p>276.784988064751</text:p>
          </table:table-cell>
          <table:table-cell office:value-type="float" office:value="221.902975842869" calcext:value-type="float">
            <text:p>221.902975842869</text:p>
          </table:table-cell>
          <table:table-cell office:value-type="float" office:value="183.421798632678" calcext:value-type="float">
            <text:p>183.421798632678</text:p>
          </table:table-cell>
          <table:table-cell office:value-type="float" office:value="155.437211801108" calcext:value-type="float">
            <text:p>155.437211801108</text:p>
          </table:table-cell>
          <table:table-cell office:value-type="float" office:value="134.487527198674" calcext:value-type="float">
            <text:p>134.487527198674</text:p>
          </table:table-cell>
          <table:table-cell office:value-type="float" office:value="118.431820083524" calcext:value-type="float">
            <text:p>118.431820083524</text:p>
          </table:table-cell>
          <table:table-cell office:value-type="float" office:value="105.887354715588" calcext:value-type="float">
            <text:p>105.887354715588</text:p>
          </table:table-cell>
          <table:table-cell office:value-type="float" office:value="95.927991330211" calcext:value-type="float">
            <text:p>95.927991330211</text:p>
          </table:table-cell>
          <table:table-cell office:value-type="float" office:value="87.9138243493886" calcext:value-type="float">
            <text:p>87.9138243493886</text:p>
          </table:table-cell>
          <table:table-cell office:value-type="float" office:value="81.3906247584559" calcext:value-type="float">
            <text:p>81.3906247584559</text:p>
          </table:table-cell>
          <table:table-cell office:value-type="float" office:value="76.0282188260685" calcext:value-type="float">
            <text:p>76.0282188260685</text:p>
          </table:table-cell>
          <table:table-cell office:value-type="float" office:value="71.5814820541969" calcext:value-type="float">
            <text:p>71.5814820541969</text:p>
          </table:table-cell>
          <table:table-cell office:value-type="float" office:value="67.8649254081232" calcext:value-type="float">
            <text:p>67.8649254081232</text:p>
          </table:table-cell>
          <table:table-cell office:value-type="float" office:value="64.7356782776623" calcext:value-type="float">
            <text:p>64.7356782776623</text:p>
          </table:table-cell>
          <table:table-cell office:value-type="float" office:value="62.0817544168423" calcext:value-type="float">
            <text:p>62.0817544168423</text:p>
          </table:table-cell>
          <table:table-cell office:value-type="float" office:value="59.8136521549069" calcext:value-type="float">
            <text:p>59.8136521549069</text:p>
          </table:table-cell>
          <table:table-cell office:value-type="float" office:value="57.8580081007346" calcext:value-type="float">
            <text:p>57.8580081007346</text:p>
          </table:table-cell>
          <table:table-cell office:value-type="float" office:value="56.1524275594939" calcext:value-type="float">
            <text:p>56.1524275594939</text:p>
          </table:table-cell>
          <table:table-cell office:value-type="float" office:value="54.6409219061977" calcext:value-type="float">
            <text:p>54.6409219061977</text:p>
          </table:table-cell>
          <table:table-cell office:value-type="float" office:value="53.2697778283849" calcext:value-type="float">
            <text:p>53.2697778283849</text:p>
          </table:table-cell>
          <table:table-cell office:value-type="float" office:value="51.984403435876" calcext:value-type="float">
            <text:p>51.984403435876</text:p>
          </table:table-cell>
          <table:table-cell office:value-type="float" office:value="50.7288529309181" calcext:value-type="float">
            <text:p>50.7288529309181</text:p>
          </table:table-cell>
          <table:table-cell office:value-type="float" office:value="49.4506132068517" calcext:value-type="float">
            <text:p>49.4506132068517</text:p>
          </table:table-cell>
          <table:table-cell office:value-type="float" office:value="48.1115822631613" calcext:value-type="float">
            <text:p>48.1115822631613</text:p>
          </table:table-cell>
          <table:table-cell office:value-type="float" office:value="46.7003441650212" calcext:value-type="float">
            <text:p>46.7003441650212</text:p>
          </table:table-cell>
          <table:table-cell office:value-type="float" office:value="45.235813965901" calcext:value-type="float">
            <text:p>45.235813965901</text:p>
          </table:table-cell>
          <table:table-cell office:value-type="float" office:value="43.757279139957" calcext:value-type="float">
            <text:p>43.757279139957</text:p>
          </table:table-cell>
          <table:table-cell office:value-type="float" office:value="42.3076971147981" calcext:value-type="float">
            <text:p>42.3076971147981</text:p>
          </table:table-cell>
          <table:table-cell office:value-type="float" office:value="40.9210686969334" calcext:value-type="float">
            <text:p>40.9210686969334</text:p>
          </table:table-cell>
          <table:table-cell office:value-type="float" office:value="39.6181180780282" calcext:value-type="float">
            <text:p>39.6181180780282</text:p>
          </table:table-cell>
          <table:table-cell office:value-type="float" office:value="38.4078432565678" calcext:value-type="float">
            <text:p>38.4078432565678</text:p>
          </table:table-cell>
          <table:table-cell office:value-type="float" office:value="37.2911305045772" calcext:value-type="float">
            <text:p>37.2911305045772</text:p>
          </table:table-cell>
          <table:table-cell office:value-type="float" office:value="36.2641492659802" calcext:value-type="float">
            <text:p>36.2641492659802</text:p>
          </table:table-cell>
          <table:table-cell table:number-columns-repeated="2"/>
        </table:table-row>
        <table:table-row table:style-name="ro1">
          <table:table-cell office:value-type="float" office:value="6.92547567709697" calcext:value-type="float">
            <text:p>6.92547567709697</text:p>
          </table:table-cell>
          <table:table-cell office:value-type="float" office:value="22.3264804695055" calcext:value-type="float">
            <text:p>22.3264804695055</text:p>
          </table:table-cell>
          <table:table-cell office:value-type="float" office:value="40.3885630580621" calcext:value-type="float">
            <text:p>40.3885630580621</text:p>
          </table:table-cell>
          <table:table-cell office:value-type="float" office:value="61.5936676076981" calcext:value-type="float">
            <text:p>61.5936676076981</text:p>
          </table:table-cell>
          <table:table-cell office:value-type="float" office:value="86.5130668738077" calcext:value-type="float">
            <text:p>86.5130668738077</text:p>
          </table:table-cell>
          <table:table-cell office:value-type="float" office:value="115.823373020232" calcext:value-type="float">
            <text:p>115.823373020232</text:p>
          </table:table-cell>
          <table:table-cell office:value-type="float" office:value="150.324976737977" calcext:value-type="float">
            <text:p>150.324976737977</text:p>
          </table:table-cell>
          <table:table-cell office:value-type="float" office:value="190.963079812394" calcext:value-type="float">
            <text:p>190.963079812394</text:p>
          </table:table-cell>
          <table:table-cell office:value-type="float" office:value="238.855384345895" calcext:value-type="float">
            <text:p>238.855384345895</text:p>
          </table:table-cell>
          <table:table-cell office:value-type="float" office:value="197.815863055829" calcext:value-type="float">
            <text:p>197.815863055829</text:p>
          </table:table-cell>
          <table:table-cell office:value-type="float" office:value="167.980257442799" calcext:value-type="float">
            <text:p>167.980257442799</text:p>
          </table:table-cell>
          <table:table-cell office:value-type="float" office:value="145.65508565219" calcext:value-type="float">
            <text:p>145.65508565219</text:p>
          </table:table-cell>
          <table:table-cell office:value-type="float" office:value="128.557878175869" calcext:value-type="float">
            <text:p>128.557878175869</text:p>
          </table:table-cell>
          <table:table-cell office:value-type="float" office:value="115.214006373976" calcext:value-type="float">
            <text:p>115.214006373976</text:p>
          </table:table-cell>
          <table:table-cell office:value-type="float" office:value="104.63538881268" calcext:value-type="float">
            <text:p>104.63538881268</text:p>
          </table:table-cell>
          <table:table-cell office:value-type="float" office:value="96.138962307844" calcext:value-type="float">
            <text:p>96.138962307844</text:p>
          </table:table-cell>
          <table:table-cell office:value-type="float" office:value="89.2395106893052" calcext:value-type="float">
            <text:p>89.2395106893052</text:p>
          </table:table-cell>
          <table:table-cell office:value-type="float" office:value="83.5839801596124" calcext:value-type="float">
            <text:p>83.5839801596124</text:p>
          </table:table-cell>
          <table:table-cell office:value-type="float" office:value="78.9098992690396" calcext:value-type="float">
            <text:p>78.9098992690396</text:p>
          </table:table-cell>
          <table:table-cell office:value-type="float" office:value="75.0182926415328" calcext:value-type="float">
            <text:p>75.0182926415328</text:p>
          </table:table-cell>
          <table:table-cell office:value-type="float" office:value="71.7555521407715" calcext:value-type="float">
            <text:p>71.7555521407715</text:p>
          </table:table-cell>
          <table:table-cell office:value-type="float" office:value="69.000943715721" calcext:value-type="float">
            <text:p>69.000943715721</text:p>
          </table:table-cell>
          <table:table-cell office:value-type="float" office:value="66.6576651792882" calcext:value-type="float">
            <text:p>66.6576651792882</text:p>
          </table:table-cell>
          <table:table-cell office:value-type="float" office:value="64.6460766146872" calcext:value-type="float">
            <text:p>64.6460766146872</text:p>
          </table:table-cell>
          <table:table-cell office:value-type="float" office:value="62.8981499092236" calcext:value-type="float">
            <text:p>62.8981499092236</text:p>
          </table:table-cell>
          <table:table-cell office:value-type="float" office:value="61.3525071596894" calcext:value-type="float">
            <text:p>61.3525071596894</text:p>
          </table:table-cell>
          <table:table-cell office:value-type="float" office:value="59.9498431983163" calcext:value-type="float">
            <text:p>59.9498431983163</text:p>
          </table:table-cell>
          <table:table-cell office:value-type="float" office:value="58.6293272771595" calcext:value-type="float">
            <text:p>58.6293272771595</text:p>
          </table:table-cell>
          <table:table-cell office:value-type="float" office:value="57.327905804621" calcext:value-type="float">
            <text:p>57.327905804621</text:p>
          </table:table-cell>
          <table:table-cell office:value-type="float" office:value="55.9855403213681" calcext:value-type="float">
            <text:p>55.9855403213681</text:p>
          </table:table-cell>
          <table:table-cell office:value-type="float" office:value="54.5577688502492" calcext:value-type="float">
            <text:p>54.5577688502492</text:p>
          </table:table-cell>
          <table:table-cell office:value-type="float" office:value="53.0304272827896" calcext:value-type="float">
            <text:p>53.0304272827896</text:p>
          </table:table-cell>
          <table:table-cell office:value-type="float" office:value="51.4250462592485" calcext:value-type="float">
            <text:p>51.4250462592485</text:p>
          </table:table-cell>
          <table:table-cell office:value-type="float" office:value="49.7882321965278" calcext:value-type="float">
            <text:p>49.7882321965278</text:p>
          </table:table-cell>
          <table:table-cell office:value-type="float" office:value="48.1721492187429" calcext:value-type="float">
            <text:p>48.1721492187429</text:p>
          </table:table-cell>
          <table:table-cell office:value-type="float" office:value="46.6189969710367" calcext:value-type="float">
            <text:p>46.6189969710367</text:p>
          </table:table-cell>
          <table:table-cell office:value-type="float" office:value="45.155248036177" calcext:value-type="float">
            <text:p>45.155248036177</text:p>
          </table:table-cell>
          <table:table-cell office:value-type="float" office:value="43.7931653686951" calcext:value-type="float">
            <text:p>43.7931653686951</text:p>
          </table:table-cell>
          <table:table-cell office:value-type="float" office:value="42.5350401314633" calcext:value-type="float">
            <text:p>42.5350401314633</text:p>
          </table:table-cell>
          <table:table-cell office:value-type="float" office:value="41.3772826058123" calcext:value-type="float">
            <text:p>41.3772826058123</text:p>
          </table:table-cell>
          <table:table-cell table:number-columns-repeated="2"/>
        </table:table-row>
        <table:table-row table:style-name="ro1">
          <table:table-cell office:value-type="float" office:value="4.83111347834322" calcext:value-type="float">
            <text:p>4.83111347834322</text:p>
          </table:table-cell>
          <table:table-cell office:value-type="float" office:value="15.5941745596139" calcext:value-type="float">
            <text:p>15.5941745596139</text:p>
          </table:table-cell>
          <table:table-cell office:value-type="float" office:value="28.2476300524354" calcext:value-type="float">
            <text:p>28.2476300524354</text:p>
          </table:table-cell>
          <table:table-cell office:value-type="float" office:value="43.140017544084" calcext:value-type="float">
            <text:p>43.140017544084</text:p>
          </table:table-cell>
          <table:table-cell office:value-type="float" office:value="60.6859100891493" calcext:value-type="float">
            <text:p>60.6859100891493</text:p>
          </table:table-cell>
          <table:table-cell office:value-type="float" office:value="81.3781085971354" calcext:value-type="float">
            <text:p>81.3781085971354</text:p>
          </table:table-cell>
          <table:table-cell office:value-type="float" office:value="105.801775554859" calcext:value-type="float">
            <text:p>105.801775554859</text:p>
          </table:table-cell>
          <table:table-cell office:value-type="float" office:value="134.650668269262" calcext:value-type="float">
            <text:p>134.650668269262</text:p>
          </table:table-cell>
          <table:table-cell office:value-type="float" office:value="168.745576342953" calcext:value-type="float">
            <text:p>168.745576342953</text:p>
          </table:table-cell>
          <table:table-cell office:value-type="float" office:value="209.059026699792" calcext:value-type="float">
            <text:p>209.059026699792</text:p>
          </table:table-cell>
          <table:table-cell office:value-type="float" office:value="177.911910016748" calcext:value-type="float">
            <text:p>177.911910016748</text:p>
          </table:table-cell>
          <table:table-cell office:value-type="float" office:value="154.622513137943" calcext:value-type="float">
            <text:p>154.622513137943</text:p>
          </table:table-cell>
          <table:table-cell office:value-type="float" office:value="136.803825083007" calcext:value-type="float">
            <text:p>136.803825083007</text:p>
          </table:table-cell>
          <table:table-cell office:value-type="float" office:value="122.915798953269" calcext:value-type="float">
            <text:p>122.915798953269</text:p>
          </table:table-cell>
          <table:table-cell office:value-type="float" office:value="111.926107069185" calcext:value-type="float">
            <text:p>111.926107069185</text:p>
          </table:table-cell>
          <table:table-cell office:value-type="float" office:value="103.120708259868" calcext:value-type="float">
            <text:p>103.120708259868</text:p>
          </table:table-cell>
          <table:table-cell office:value-type="float" office:value="95.991982778789" calcext:value-type="float">
            <text:p>95.991982778789</text:p>
          </table:table-cell>
          <table:table-cell office:value-type="float" office:value="90.1701562367936" calcext:value-type="float">
            <text:p>90.1701562367936</text:p>
          </table:table-cell>
          <table:table-cell office:value-type="float" office:value="85.3798851246227" calcext:value-type="float">
            <text:p>85.3798851246227</text:p>
          </table:table-cell>
          <table:table-cell office:value-type="float" office:value="81.4119799084771" calcext:value-type="float">
            <text:p>81.4119799084771</text:p>
          </table:table-cell>
          <table:table-cell office:value-type="float" office:value="78.1044893627142" calcext:value-type="float">
            <text:p>78.1044893627142</text:p>
          </table:table-cell>
          <table:table-cell office:value-type="float" office:value="75.3296762615299" calcext:value-type="float">
            <text:p>75.3296762615299</text:p>
          </table:table-cell>
          <table:table-cell office:value-type="float" office:value="72.9846997972047" calcext:value-type="float">
            <text:p>72.9846997972047</text:p>
          </table:table-cell>
          <table:table-cell office:value-type="float" office:value="70.9845503674896" calcext:value-type="float">
            <text:p>70.9845503674896</text:p>
          </table:table-cell>
          <table:table-cell office:value-type="float" office:value="69.2562181438459" calcext:value-type="float">
            <text:p>69.2562181438459</text:p>
          </table:table-cell>
          <table:table-cell office:value-type="float" office:value="67.7334088078" calcext:value-type="float">
            <text:p>67.7334088078</text:p>
          </table:table-cell>
          <table:table-cell office:value-type="float" office:value="66.3515692909646" calcext:value-type="float">
            <text:p>66.3515692909646</text:p>
          </table:table-cell>
          <table:table-cell office:value-type="float" office:value="65.0438588185128" calcext:value-type="float">
            <text:p>65.0438588185128</text:p>
          </table:table-cell>
          <table:table-cell office:value-type="float" office:value="63.7401945589579" calcext:value-type="float">
            <text:p>63.7401945589579</text:p>
          </table:table-cell>
          <table:table-cell office:value-type="float" office:value="62.3728628455878" calcext:value-type="float">
            <text:p>62.3728628455878</text:p>
          </table:table-cell>
          <table:table-cell office:value-type="float" office:value="60.8906158932152" calcext:value-type="float">
            <text:p>60.8906158932152</text:p>
          </table:table-cell>
          <table:table-cell office:value-type="float" office:value="59.2759774418926" calcext:value-type="float">
            <text:p>59.2759774418926</text:p>
          </table:table-cell>
          <table:table-cell office:value-type="float" office:value="57.5527813339818" calcext:value-type="float">
            <text:p>57.5527813339818</text:p>
          </table:table-cell>
          <table:table-cell office:value-type="float" office:value="55.7752712184426" calcext:value-type="float">
            <text:p>55.7752712184426</text:p>
          </table:table-cell>
          <table:table-cell office:value-type="float" office:value="54.0057570776997" calcext:value-type="float">
            <text:p>54.0057570776997</text:p>
          </table:table-cell>
          <table:table-cell office:value-type="float" office:value="52.2958256410793" calcext:value-type="float">
            <text:p>52.2958256410793</text:p>
          </table:table-cell>
          <table:table-cell office:value-type="float" office:value="50.6787617721398" calcext:value-type="float">
            <text:p>50.6787617721398</text:p>
          </table:table-cell>
          <table:table-cell office:value-type="float" office:value="49.1708713176228" calcext:value-type="float">
            <text:p>49.1708713176228</text:p>
          </table:table-cell>
          <table:table-cell office:value-type="float" office:value="47.7763533064844" calcext:value-type="float">
            <text:p>47.7763533064844</text:p>
          </table:table-cell>
          <table:table-cell office:value-type="float" office:value="46.492162262489" calcext:value-type="float">
            <text:p>46.492162262489</text:p>
          </table:table-cell>
          <table:table-cell table:number-columns-repeated="2"/>
        </table:table-row>
        <table:table-row table:style-name="ro1">
          <table:table-cell office:value-type="float" office:value="3.42136848570488" calcext:value-type="float">
            <text:p>3.42136848570488</text:p>
          </table:table-cell>
          <table:table-cell office:value-type="float" office:value="11.0581436886323" calcext:value-type="float">
            <text:p>11.0581436886323</text:p>
          </table:table-cell>
          <table:table-cell office:value-type="float" office:value="20.0589670455379" calcext:value-type="float">
            <text:p>20.0589670455379</text:p>
          </table:table-cell>
          <table:table-cell office:value-type="float" office:value="30.6800112435424" calcext:value-type="float">
            <text:p>30.6800112435424</text:p>
          </table:table-cell>
          <table:table-cell office:value-type="float" office:value="43.2271009784062" calcext:value-type="float">
            <text:p>43.2271009784062</text:p>
          </table:table-cell>
          <table:table-cell office:value-type="float" office:value="58.0651671125569" calcext:value-type="float">
            <text:p>58.0651671125569</text:p>
          </table:table-cell>
          <table:table-cell office:value-type="float" office:value="75.6292834379548" calcext:value-type="float">
            <text:p>75.6292834379548</text:p>
          </table:table-cell>
          <table:table-cell office:value-type="float" office:value="96.4374379887891" calcext:value-type="float">
            <text:p>96.4374379887891</text:p>
          </table:table-cell>
          <table:table-cell office:value-type="float" office:value="121.105153763572" calcext:value-type="float">
            <text:p>121.105153763572</text:p>
          </table:table-cell>
          <table:table-cell office:value-type="float" office:value="150.362010345307" calcext:value-type="float">
            <text:p>150.362010345307</text:p>
          </table:table-cell>
          <table:table-cell office:value-type="float" office:value="185.074140048729" calcext:value-type="float">
            <text:p>185.074140048729</text:p>
          </table:table-cell>
          <table:table-cell office:value-type="float" office:value="161.237214462685" calcext:value-type="float">
            <text:p>161.237214462685</text:p>
          </table:table-cell>
          <table:table-cell office:value-type="float" office:value="143.024712060188" calcext:value-type="float">
            <text:p>143.024712060188</text:p>
          </table:table-cell>
          <table:table-cell office:value-type="float" office:value="128.85409237256" calcext:value-type="float">
            <text:p>128.85409237256</text:p>
          </table:table-cell>
          <table:table-cell office:value-type="float" office:value="117.666894490056" calcext:value-type="float">
            <text:p>117.666894490056</text:p>
          </table:table-cell>
          <table:table-cell office:value-type="float" office:value="108.730598508335" calcext:value-type="float">
            <text:p>108.730598508335</text:p>
          </table:table-cell>
          <table:table-cell office:value-type="float" office:value="101.524016080767" calcext:value-type="float">
            <text:p>101.524016080767</text:p>
          </table:table-cell>
          <table:table-cell office:value-type="float" office:value="95.6670113840672" calcext:value-type="float">
            <text:p>95.6670113840672</text:p>
          </table:table-cell>
          <table:table-cell office:value-type="float" office:value="90.8760001609203" calcext:value-type="float">
            <text:p>90.8760001609203</text:p>
          </table:table-cell>
          <table:table-cell office:value-type="float" office:value="86.9349676986416" calcext:value-type="float">
            <text:p>86.9349676986416</text:p>
          </table:table-cell>
          <table:table-cell office:value-type="float" office:value="83.6760924907101" calcext:value-type="float">
            <text:p>83.6760924907101</text:p>
          </table:table-cell>
          <table:table-cell office:value-type="float" office:value="80.9664193789872" calcext:value-type="float">
            <text:p>80.9664193789872</text:p>
          </table:table-cell>
          <table:table-cell office:value-type="float" office:value="78.6983353576499" calcext:value-type="float">
            <text:p>78.6983353576499</text:p>
          </table:table-cell>
          <table:table-cell office:value-type="float" office:value="76.7823402333758" calcext:value-type="float">
            <text:p>76.7823402333758</text:p>
          </table:table-cell>
          <table:table-cell office:value-type="float" office:value="75.1410406910726" calcext:value-type="float">
            <text:p>75.1410406910726</text:p>
          </table:table-cell>
          <table:table-cell office:value-type="float" office:value="73.7036289172828" calcext:value-type="float">
            <text:p>73.7036289172828</text:p>
          </table:table-cell>
          <table:table-cell office:value-type="float" office:value="72.4005727518857" calcext:value-type="float">
            <text:p>72.4005727518857</text:p>
          </table:table-cell>
          <table:table-cell office:value-type="float" office:value="71.1591814242189" calcext:value-type="float">
            <text:p>71.1591814242189</text:p>
          </table:table-cell>
          <table:table-cell office:value-type="float" office:value="69.9023666926159" calcext:value-type="float">
            <text:p>69.9023666926159</text:p>
          </table:table-cell>
          <table:table-cell office:value-type="float" office:value="68.554544312752" calcext:value-type="float">
            <text:p>68.554544312752</text:p>
          </table:table-cell>
          <table:table-cell office:value-type="float" office:value="67.0571905736679" calcext:value-type="float">
            <text:p>67.0571905736679</text:p>
          </table:table-cell>
          <table:table-cell office:value-type="float" office:value="65.3888291970781" calcext:value-type="float">
            <text:p>65.3888291970781</text:p>
          </table:table-cell>
          <table:table-cell office:value-type="float" office:value="63.575103411459" calcext:value-type="float">
            <text:p>63.575103411459</text:p>
          </table:table-cell>
          <table:table-cell office:value-type="float" office:value="61.6780604668828" calcext:value-type="float">
            <text:p>61.6780604668828</text:p>
          </table:table-cell>
          <table:table-cell office:value-type="float" office:value="59.7710697006336" calcext:value-type="float">
            <text:p>59.7710697006336</text:p>
          </table:table-cell>
          <table:table-cell office:value-type="float" office:value="57.9163933741274" calcext:value-type="float">
            <text:p>57.9163933741274</text:p>
          </table:table-cell>
          <table:table-cell office:value-type="float" office:value="56.1553425536095" calcext:value-type="float">
            <text:p>56.1553425536095</text:p>
          </table:table-cell>
          <table:table-cell office:value-type="float" office:value="54.5091782934657" calcext:value-type="float">
            <text:p>54.5091782934657</text:p>
          </table:table-cell>
          <table:table-cell office:value-type="float" office:value="52.9846061650857" calcext:value-type="float">
            <text:p>52.9846061650857</text:p>
          </table:table-cell>
          <table:table-cell office:value-type="float" office:value="51.5794890297633" calcext:value-type="float">
            <text:p>51.5794890297633</text:p>
          </table:table-cell>
          <table:table-cell table:number-columns-repeated="2"/>
        </table:table-row>
        <table:table-row table:style-name="ro1">
          <table:table-cell office:value-type="float" office:value="2.44841265330395" calcext:value-type="float">
            <text:p>2.44841265330395</text:p>
          </table:table-cell>
          <table:table-cell office:value-type="float" office:value="7.92420679821357" calcext:value-type="float">
            <text:p>7.92420679821357</text:p>
          </table:table-cell>
          <table:table-cell office:value-type="float" office:value="14.3950418727016" calcext:value-type="float">
            <text:p>14.3950418727016</text:p>
          </table:table-cell>
          <table:table-cell office:value-type="float" office:value="22.0513632693444" calcext:value-type="float">
            <text:p>22.0513632693444</text:p>
          </table:table-cell>
          <table:table-cell office:value-type="float" office:value="31.1214044859517" calcext:value-type="float">
            <text:p>31.1214044859517</text:p>
          </table:table-cell>
          <table:table-cell office:value-type="float" office:value="41.8786144753695" calcext:value-type="float">
            <text:p>41.8786144753695</text:p>
          </table:table-cell>
          <table:table-cell office:value-type="float" office:value="54.6503934436033" calcext:value-type="float">
            <text:p>54.6503934436033</text:p>
          </table:table-cell>
          <table:table-cell office:value-type="float" office:value="69.8282829412474" calcext:value-type="float">
            <text:p>69.8282829412474</text:p>
          </table:table-cell>
          <table:table-cell office:value-type="float" office:value="87.8797319773391" calcext:value-type="float">
            <text:p>87.8797319773391</text:p>
          </table:table-cell>
          <table:table-cell office:value-type="float" office:value="109.361514774456" calcext:value-type="float">
            <text:p>109.361514774456</text:p>
          </table:table-cell>
          <table:table-cell office:value-type="float" office:value="134.934801508595" calcext:value-type="float">
            <text:p>134.934801508595</text:p>
          </table:table-cell>
          <table:table-cell office:value-type="float" office:value="165.385971826066" calcext:value-type="float">
            <text:p>165.385971826066</text:p>
          </table:table-cell>
          <table:table-cell office:value-type="float" office:value="147.103424561839" calcext:value-type="float">
            <text:p>147.103424561839</text:p>
          </table:table-cell>
          <table:table-cell office:value-type="float" office:value="132.912076338821" calcext:value-type="float">
            <text:p>132.912076338821</text:p>
          </table:table-cell>
          <table:table-cell office:value-type="float" office:value="121.741310585644" calcext:value-type="float">
            <text:p>121.741310585644</text:p>
          </table:table-cell>
          <table:table-cell office:value-type="float" office:value="112.852711077992" calcext:value-type="float">
            <text:p>112.852711077992</text:p>
          </table:table-cell>
          <table:table-cell office:value-type="float" office:value="105.720450707981" calcext:value-type="float">
            <text:p>105.720450707981</text:p>
          </table:table-cell>
          <table:table-cell office:value-type="float" office:value="99.9604889251451" calcext:value-type="float">
            <text:p>99.9604889251451</text:p>
          </table:table-cell>
          <table:table-cell office:value-type="float" office:value="95.285723669848" calcext:value-type="float">
            <text:p>95.285723669848</text:p>
          </table:table-cell>
          <table:table-cell office:value-type="float" office:value="91.4767811026612" calcext:value-type="float">
            <text:p>91.4767811026612</text:p>
          </table:table-cell>
          <table:table-cell office:value-type="float" office:value="88.3624964368491" calcext:value-type="float">
            <text:p>88.3624964368491</text:p>
          </table:table-cell>
          <table:table-cell office:value-type="float" office:value="85.8065060843711" calcext:value-type="float">
            <text:p>85.8065060843711</text:p>
          </table:table-cell>
          <table:table-cell office:value-type="float" office:value="83.6976810530065" calcext:value-type="float">
            <text:p>83.6976810530065</text:p>
          </table:table-cell>
          <table:table-cell office:value-type="float" office:value="81.9428641522964" calcext:value-type="float">
            <text:p>81.9428641522964</text:p>
          </table:table-cell>
          <table:table-cell office:value-type="float" office:value="80.4607997345021" calcext:value-type="float">
            <text:p>80.4607997345021</text:p>
          </table:table-cell>
          <table:table-cell office:value-type="float" office:value="79.1764691454461" calcext:value-type="float">
            <text:p>79.1764691454461</text:p>
          </table:table-cell>
          <table:table-cell office:value-type="float" office:value="78.0155188226696" calcext:value-type="float">
            <text:p>78.0155188226696</text:p>
          </table:table-cell>
          <table:table-cell office:value-type="float" office:value="76.8994604668884" calcext:value-type="float">
            <text:p>76.8994604668884</text:p>
          </table:table-cell>
          <table:table-cell office:value-type="float" office:value="75.7441324390304" calcext:value-type="float">
            <text:p>75.7441324390304</text:p>
          </table:table-cell>
          <table:table-cell office:value-type="float" office:value="74.4658089968436" calcext:value-type="float">
            <text:p>74.4658089968436</text:p>
          </table:table-cell>
          <table:table-cell office:value-type="float" office:value="72.9981159748484" calcext:value-type="float">
            <text:p>72.9981159748484</text:p>
          </table:table-cell>
          <table:table-cell office:value-type="float" office:value="71.3147474112072" calcext:value-type="float">
            <text:p>71.3147474112072</text:p>
          </table:table-cell>
          <table:table-cell office:value-type="float" office:value="69.4424458972858" calcext:value-type="float">
            <text:p>69.4424458972858</text:p>
          </table:table-cell>
          <table:table-cell office:value-type="float" office:value="67.4510197255646" calcext:value-type="float">
            <text:p>67.4510197255646</text:p>
          </table:table-cell>
          <table:table-cell office:value-type="float" office:value="65.4257338052262" calcext:value-type="float">
            <text:p>65.4257338052262</text:p>
          </table:table-cell>
          <table:table-cell office:value-type="float" office:value="63.440896315073" calcext:value-type="float">
            <text:p>63.440896315073</text:p>
          </table:table-cell>
          <table:table-cell office:value-type="float" office:value="61.5472199368563" calcext:value-type="float">
            <text:p>61.5472199368563</text:p>
          </table:table-cell>
          <table:table-cell office:value-type="float" office:value="59.7719891688074" calcext:value-type="float">
            <text:p>59.7719891688074</text:p>
          </table:table-cell>
          <table:table-cell office:value-type="float" office:value="58.1251290477762" calcext:value-type="float">
            <text:p>58.1251290477762</text:p>
          </table:table-cell>
          <table:table-cell office:value-type="float" office:value="56.6058477539087" calcext:value-type="float">
            <text:p>56.6058477539087</text:p>
          </table:table-cell>
          <table:table-cell table:number-columns-repeated="2"/>
        </table:table-row>
        <table:table-row table:style-name="ro1">
          <table:table-cell office:value-type="float" office:value="1.76400046508955" calcext:value-type="float">
            <text:p>1.76400046508955</text:p>
          </table:table-cell>
          <table:table-cell office:value-type="float" office:value="5.71713804744677" calcext:value-type="float">
            <text:p>5.71713804744677</text:p>
          </table:table-cell>
          <table:table-cell office:value-type="float" office:value="10.4013346471402" calcext:value-type="float">
            <text:p>10.4013346471402</text:p>
          </table:table-cell>
          <table:table-cell office:value-type="float" office:value="15.9592479736012" calcext:value-type="float">
            <text:p>15.9592479736012</text:p>
          </table:table-cell>
          <table:table-cell office:value-type="float" office:value="22.5625303743504" calcext:value-type="float">
            <text:p>22.5625303743504</text:p>
          </table:table-cell>
          <table:table-cell office:value-type="float" office:value="30.4177162780058" calcext:value-type="float">
            <text:p>30.4177162780058</text:p>
          </table:table-cell>
          <table:table-cell office:value-type="float" office:value="39.7732017547318" calcext:value-type="float">
            <text:p>39.7732017547318</text:p>
          </table:table-cell>
          <table:table-cell office:value-type="float" office:value="50.9274556679479" calcext:value-type="float">
            <text:p>50.9274556679479</text:p>
          </table:table-cell>
          <table:table-cell office:value-type="float" office:value="64.2385882075821" calcext:value-type="float">
            <text:p>64.2385882075821</text:p>
          </table:table-cell>
          <table:table-cell office:value-type="float" office:value="80.1353708310472" calcext:value-type="float">
            <text:p>80.1353708310472</text:p>
          </table:table-cell>
          <table:table-cell office:value-type="float" office:value="99.1297454747517" calcext:value-type="float">
            <text:p>99.1297454747517</text:p>
          </table:table-cell>
          <table:table-cell office:value-type="float" office:value="121.830774277251" calcext:value-type="float">
            <text:p>121.830774277251</text:p>
          </table:table-cell>
          <table:table-cell office:value-type="float" office:value="148.964138355408" calcext:value-type="float">
            <text:p>148.964138355408</text:p>
          </table:table-cell>
          <table:table-cell office:value-type="float" office:value="135.002995318892" calcext:value-type="float">
            <text:p>135.002995318892</text:p>
          </table:table-cell>
          <table:table-cell office:value-type="float" office:value="124.057093254051" calcext:value-type="float">
            <text:p>124.057093254051</text:p>
          </table:table-cell>
          <table:table-cell office:value-type="float" office:value="115.390237172105" calcext:value-type="float">
            <text:p>115.390237172105</text:p>
          </table:table-cell>
          <table:table-cell office:value-type="float" office:value="108.480807461604" calcext:value-type="float">
            <text:p>108.480807461604</text:p>
          </table:table-cell>
          <table:table-cell office:value-type="float" office:value="102.947298034409" calcext:value-type="float">
            <text:p>102.947298034409</text:p>
          </table:table-cell>
          <table:table-cell office:value-type="float" office:value="98.5038333950793" calcext:value-type="float">
            <text:p>98.5038333950793</text:p>
          </table:table-cell>
          <table:table-cell office:value-type="float" office:value="94.9311848687411" calcext:value-type="float">
            <text:p>94.9311848687411</text:p>
          </table:table-cell>
          <table:table-cell office:value-type="float" office:value="92.0574073314677" calcext:value-type="float">
            <text:p>92.0574073314677</text:p>
          </table:table-cell>
          <table:table-cell office:value-type="float" office:value="89.7445555866658" calcext:value-type="float">
            <text:p>89.7445555866658</text:p>
          </table:table-cell>
          <table:table-cell office:value-type="float" office:value="87.8792269431211" calcext:value-type="float">
            <text:p>87.8792269431211</text:p>
          </table:table-cell>
          <table:table-cell office:value-type="float" office:value="86.3653881638003" calcext:value-type="float">
            <text:p>86.3653881638003</text:p>
          </table:table-cell>
          <table:table-cell office:value-type="float" office:value="85.1183500436514" calcext:value-type="float">
            <text:p>85.1183500436514</text:p>
          </table:table-cell>
          <table:table-cell office:value-type="float" office:value="84.0590596902617" calcext:value-type="float">
            <text:p>84.0590596902617</text:p>
          </table:table-cell>
          <table:table-cell office:value-type="float" office:value="83.1083527636287" calcext:value-type="float">
            <text:p>83.1083527636287</text:p>
          </table:table-cell>
          <table:table-cell office:value-type="float" office:value="82.1818451479748" calcext:value-type="float">
            <text:p>82.1818451479748</text:p>
          </table:table-cell>
          <table:table-cell office:value-type="float" office:value="81.1880968654147" calcext:value-type="float">
            <text:p>81.1880968654147</text:p>
          </table:table-cell>
          <table:table-cell office:value-type="float" office:value="80.034854266399" calcext:value-type="float">
            <text:p>80.034854266399</text:p>
          </table:table-cell>
          <table:table-cell office:value-type="float" office:value="78.6472049943938" calcext:value-type="float">
            <text:p>78.6472049943938</text:p>
          </table:table-cell>
          <table:table-cell office:value-type="float" office:value="76.9930199372318" calcext:value-type="float">
            <text:p>76.9930199372318</text:p>
          </table:table-cell>
          <table:table-cell office:value-type="float" office:value="75.0991784881028" calcext:value-type="float">
            <text:p>75.0991784881028</text:p>
          </table:table-cell>
          <table:table-cell office:value-type="float" office:value="73.0429330044365" calcext:value-type="float">
            <text:p>73.0429330044365</text:p>
          </table:table-cell>
          <table:table-cell office:value-type="float" office:value="70.9221334512863" calcext:value-type="float">
            <text:p>70.9221334512863</text:p>
          </table:table-cell>
          <table:table-cell office:value-type="float" office:value="68.8245523102439" calcext:value-type="float">
            <text:p>68.8245523102439</text:p>
          </table:table-cell>
          <table:table-cell office:value-type="float" office:value="66.8118469068497" calcext:value-type="float">
            <text:p>66.8118469068497</text:p>
          </table:table-cell>
          <table:table-cell office:value-type="float" office:value="64.918572927128" calcext:value-type="float">
            <text:p>64.918572927128</text:p>
          </table:table-cell>
          <table:table-cell office:value-type="float" office:value="63.1587244770034" calcext:value-type="float">
            <text:p>63.1587244770034</text:p>
          </table:table-cell>
          <table:table-cell office:value-type="float" office:value="61.5333801592286" calcext:value-type="float">
            <text:p>61.5333801592286</text:p>
          </table:table-cell>
          <table:table-cell table:number-columns-repeated="2"/>
        </table:table-row>
        <table:table-row table:style-name="ro1">
          <table:table-cell office:value-type="float" office:value="1.27562402607952" calcext:value-type="float">
            <text:p>1.27562402607952</text:p>
          </table:table-cell>
          <table:table-cell office:value-type="float" office:value="4.14027702078294" calcext:value-type="float">
            <text:p>4.14027702078294</text:p>
          </table:table-cell>
          <table:table-cell office:value-type="float" office:value="7.54420302070343" calcext:value-type="float">
            <text:p>7.54420302070343</text:p>
          </table:table-cell>
          <table:table-cell office:value-type="float" office:value="11.594729734898" calcext:value-type="float">
            <text:p>11.594729734898</text:p>
          </table:table-cell>
          <table:table-cell office:value-type="float" office:value="16.4215398009298" calcext:value-type="float">
            <text:p>16.4215398009298</text:p>
          </table:table-cell>
          <table:table-cell office:value-type="float" office:value="22.1813627804004" calcext:value-type="float">
            <text:p>22.1813627804004</text:p>
          </table:table-cell>
          <table:table-cell office:value-type="float" office:value="29.063583744813" calcext:value-type="float">
            <text:p>29.063583744813</text:p>
          </table:table-cell>
          <table:table-cell office:value-type="float" office:value="37.2969009898409" calcext:value-type="float">
            <text:p>37.2969009898409</text:p>
          </table:table-cell>
          <table:table-cell office:value-type="float" office:value="47.1571601607298" calcext:value-type="float">
            <text:p>47.1571601607298</text:p>
          </table:table-cell>
          <table:table-cell office:value-type="float" office:value="58.9764723494709" calcext:value-type="float">
            <text:p>58.9764723494709</text:p>
          </table:table-cell>
          <table:table-cell office:value-type="float" office:value="73.1536833667248" calcext:value-type="float">
            <text:p>73.1536833667248</text:p>
          </table:table-cell>
          <table:table-cell office:value-type="float" office:value="90.1661937156316" calcext:value-type="float">
            <text:p>90.1661937156316</text:p>
          </table:table-cell>
          <table:table-cell office:value-type="float" office:value="110.583027919282" calcext:value-type="float">
            <text:p>110.583027919282</text:p>
          </table:table-cell>
          <table:table-cell office:value-type="float" office:value="135.083280243549" calcext:value-type="float">
            <text:p>135.083280243549</text:p>
          </table:table-cell>
          <table:table-cell office:value-type="float" office:value="124.554241705941" calcext:value-type="float">
            <text:p>124.554241705941</text:p>
          </table:table-cell>
          <table:table-cell office:value-type="float" office:value="116.272900137312" calcext:value-type="float">
            <text:p>116.272900137312</text:p>
          </table:table-cell>
          <table:table-cell office:value-type="float" office:value="109.726043292458" calcext:value-type="float">
            <text:p>109.726043292458</text:p>
          </table:table-cell>
          <table:table-cell office:value-type="float" office:value="104.540994542933" calcext:value-type="float">
            <text:p>104.540994542933</text:p>
          </table:table-cell>
          <table:table-cell office:value-type="float" office:value="100.437796193141" calcext:value-type="float">
            <text:p>100.437796193141</text:p>
          </table:table-cell>
          <table:table-cell office:value-type="float" office:value="97.2008711094181" calcext:value-type="float">
            <text:p>97.2008711094181</text:p>
          </table:table-cell>
          <table:table-cell office:value-type="float" office:value="94.6600835898358" calcext:value-type="float">
            <text:p>94.6600835898358</text:p>
          </table:table-cell>
          <table:table-cell office:value-type="float" office:value="92.6777584053419" calcext:value-type="float">
            <text:p>92.6777584053419</text:p>
          </table:table-cell>
          <table:table-cell office:value-type="float" office:value="91.1394615327596" calcext:value-type="float">
            <text:p>91.1394615327596</text:p>
          </table:table-cell>
          <table:table-cell office:value-type="float" office:value="89.9470234060712" calcext:value-type="float">
            <text:p>89.9470234060712</text:p>
          </table:table-cell>
          <table:table-cell office:value-type="float" office:value="89.0126590162914" calcext:value-type="float">
            <text:p>89.0126590162914</text:p>
          </table:table-cell>
          <table:table-cell office:value-type="float" office:value="88.253318322792" calcext:value-type="float">
            <text:p>88.253318322792</text:p>
          </table:table-cell>
          <table:table-cell office:value-type="float" office:value="87.5848601540412" calcext:value-type="float">
            <text:p>87.5848601540412</text:p>
          </table:table-cell>
          <table:table-cell office:value-type="float" office:value="86.9167121063302" calcext:value-type="float">
            <text:p>86.9167121063302</text:p>
          </table:table-cell>
          <table:table-cell office:value-type="float" office:value="86.1497626021437" calcext:value-type="float">
            <text:p>86.1497626021437</text:p>
          </table:table-cell>
          <table:table-cell office:value-type="float" office:value="85.1826778389629" calcext:value-type="float">
            <text:p>85.1826778389629</text:p>
          </table:table-cell>
          <table:table-cell office:value-type="float" office:value="83.9311665000682" calcext:value-type="float">
            <text:p>83.9311665000682</text:p>
          </table:table-cell>
          <table:table-cell office:value-type="float" office:value="82.3560903915623" calcext:value-type="float">
            <text:p>82.3560903915623</text:p>
          </table:table-cell>
          <table:table-cell office:value-type="float" office:value="80.483212610821" calcext:value-type="float">
            <text:p>80.483212610821</text:p>
          </table:table-cell>
          <table:table-cell office:value-type="float" office:value="78.3965656960943" calcext:value-type="float">
            <text:p>78.3965656960943</text:p>
          </table:table-cell>
          <table:table-cell office:value-type="float" office:value="76.2070378744482" calcext:value-type="float">
            <text:p>76.2070378744482</text:p>
          </table:table-cell>
          <table:table-cell office:value-type="float" office:value="74.0172765659434" calcext:value-type="float">
            <text:p>74.0172765659434</text:p>
          </table:table-cell>
          <table:table-cell office:value-type="float" office:value="71.9015905103921" calcext:value-type="float">
            <text:p>71.9015905103921</text:p>
          </table:table-cell>
          <table:table-cell office:value-type="float" office:value="69.9032582606055" calcext:value-type="float">
            <text:p>69.9032582606055</text:p>
          </table:table-cell>
          <table:table-cell office:value-type="float" office:value="68.0413562111024" calcext:value-type="float">
            <text:p>68.0413562111024</text:p>
          </table:table-cell>
          <table:table-cell office:value-type="float" office:value="66.3194657612933" calcext:value-type="float">
            <text:p>66.3194657612933</text:p>
          </table:table-cell>
          <table:table-cell table:number-columns-repeated="2"/>
        </table:table-row>
        <table:table-row table:style-name="ro1">
          <table:table-cell office:value-type="float" office:value="0.923491628105428" calcext:value-type="float">
            <text:p>0.923491628105428</text:p>
          </table:table-cell>
          <table:table-cell office:value-type="float" office:value="3.00180018437008" calcext:value-type="float">
            <text:p>3.00180018437008</text:p>
          </table:table-cell>
          <table:table-cell office:value-type="float" office:value="5.47844053153591" calcext:value-type="float">
            <text:p>5.47844053153591</text:p>
          </table:table-cell>
          <table:table-cell office:value-type="float" office:value="8.43428684925935" calcext:value-type="float">
            <text:p>8.43428684925935</text:p>
          </table:table-cell>
          <table:table-cell office:value-type="float" office:value="11.9674815211078" calcext:value-type="float">
            <text:p>11.9674815211078</text:p>
          </table:table-cell>
          <table:table-cell office:value-type="float" office:value="16.1971826976063" calcext:value-type="float">
            <text:p>16.1971826976063</text:p>
          </table:table-cell>
          <table:table-cell office:value-type="float" office:value="21.2680825959027" calcext:value-type="float">
            <text:p>21.2680825959027</text:p>
          </table:table-cell>
          <table:table-cell office:value-type="float" office:value="27.3558213788597" calcext:value-type="float">
            <text:p>27.3558213788597</text:p>
          </table:table-cell>
          <table:table-cell office:value-type="float" office:value="34.6734229484537" calcext:value-type="float">
            <text:p>34.6734229484537</text:p>
          </table:table-cell>
          <table:table-cell office:value-type="float" office:value="43.4788693573527" calcext:value-type="float">
            <text:p>43.4788693573527</text:p>
          </table:table-cell>
          <table:table-cell office:value-type="float" office:value="54.0839040170733" calcext:value-type="float">
            <text:p>54.0839040170733</text:p>
          </table:table-cell>
          <table:table-cell office:value-type="float" office:value="66.8641036052964" calcext:value-type="float">
            <text:p>66.8641036052964</text:p>
          </table:table-cell>
          <table:table-cell office:value-type="float" office:value="82.2701774376753" calcext:value-type="float">
            <text:p>82.2701774376753</text:p>
          </table:table-cell>
          <table:table-cell office:value-type="float" office:value="100.840335489795" calcext:value-type="float">
            <text:p>100.840335489795</text:p>
          </table:table-cell>
          <table:table-cell office:value-type="float" office:value="123.217867524737" calcext:value-type="float">
            <text:p>123.217867524737</text:p>
          </table:table-cell>
          <table:table-cell office:value-type="float" office:value="115.464932578712" calcext:value-type="float">
            <text:p>115.464932578712</text:p>
          </table:table-cell>
          <table:table-cell office:value-type="float" office:value="109.406061778854" calcext:value-type="float">
            <text:p>109.406061778854</text:p>
          </table:table-cell>
          <table:table-cell office:value-type="float" office:value="104.678964995535" calcext:value-type="float">
            <text:p>104.678964995535</text:p>
          </table:table-cell>
          <table:table-cell office:value-type="float" office:value="101.014161153612" calcext:value-type="float">
            <text:p>101.014161153612</text:p>
          </table:table-cell>
          <table:table-cell office:value-type="float" office:value="98.2031995395734" calcext:value-type="float">
            <text:p>98.2031995395734</text:p>
          </table:table-cell>
          <table:table-cell office:value-type="float" office:value="96.0803718653499" calcext:value-type="float">
            <text:p>96.0803718653499</text:p>
          </table:table-cell>
          <table:table-cell office:value-type="float" office:value="94.5101748815334" calcext:value-type="float">
            <text:p>94.5101748815334</text:p>
          </table:table-cell>
          <table:table-cell office:value-type="float" office:value="93.378424124949" calcext:value-type="float">
            <text:p>93.378424124949</text:p>
          </table:table-cell>
          <table:table-cell office:value-type="float" office:value="92.5855514790291" calcext:value-type="float">
            <text:p>92.5855514790291</text:p>
          </table:table-cell>
          <table:table-cell office:value-type="float" office:value="92.0409519123903" calcext:value-type="float">
            <text:p>92.0409519123903</text:p>
          </table:table-cell>
          <table:table-cell office:value-type="float" office:value="91.657486049511" calcext:value-type="float">
            <text:p>91.657486049511</text:p>
          </table:table-cell>
          <table:table-cell office:value-type="float" office:value="91.3456800928639" calcext:value-type="float">
            <text:p>91.3456800928639</text:p>
          </table:table-cell>
          <table:table-cell office:value-type="float" office:value="91.0082508656892" calcext:value-type="float">
            <text:p>91.0082508656892</text:p>
          </table:table-cell>
          <table:table-cell office:value-type="float" office:value="90.5377807267846" calcext:value-type="float">
            <text:p>90.5377807267846</text:p>
          </table:table-cell>
          <table:table-cell office:value-type="float" office:value="89.8230782352161" calcext:value-type="float">
            <text:p>89.8230782352161</text:p>
          </table:table-cell>
          <table:table-cell office:value-type="float" office:value="88.7694267270296" calcext:value-type="float">
            <text:p>88.7694267270296</text:p>
          </table:table-cell>
          <table:table-cell office:value-type="float" office:value="87.3292619325125" calcext:value-type="float">
            <text:p>87.3292619325125</text:p>
          </table:table-cell>
          <table:table-cell office:value-type="float" office:value="85.5256461566592" calcext:value-type="float">
            <text:p>85.5256461566592</text:p>
          </table:table-cell>
          <table:table-cell office:value-type="float" office:value="83.4483039537401" calcext:value-type="float">
            <text:p>83.4483039537401</text:p>
          </table:table-cell>
          <table:table-cell office:value-type="float" office:value="81.2212682528891" calcext:value-type="float">
            <text:p>81.2212682528891</text:p>
          </table:table-cell>
          <table:table-cell office:value-type="float" office:value="78.9633796722845" calcext:value-type="float">
            <text:p>78.9633796722845</text:p>
          </table:table-cell>
          <table:table-cell office:value-type="float" office:value="76.7634480216631" calcext:value-type="float">
            <text:p>76.7634480216631</text:p>
          </table:table-cell>
          <table:table-cell office:value-type="float" office:value="74.6751530433717" calcext:value-type="float">
            <text:p>74.6751530433717</text:p>
          </table:table-cell>
          <table:table-cell office:value-type="float" office:value="72.7238621051998" calcext:value-type="float">
            <text:p>72.7238621051998</text:p>
          </table:table-cell>
          <table:table-cell office:value-type="float" office:value="70.9164231980973" calcext:value-type="float">
            <text:p>70.9164231980973</text:p>
          </table:table-cell>
          <table:table-cell table:number-columns-repeated="2"/>
        </table:table-row>
        <table:table-row table:style-name="ro1">
          <table:table-cell office:value-type="float" office:value="0.66779521724704" calcext:value-type="float">
            <text:p>0.66779521724704</text:p>
          </table:table-cell>
          <table:table-cell office:value-type="float" office:value="2.17393516575064" calcext:value-type="float">
            <text:p>2.17393516575064</text:p>
          </table:table-cell>
          <table:table-cell office:value-type="float" office:value="3.97399541470896" calcext:value-type="float">
            <text:p>3.97399541470896</text:p>
          </table:table-cell>
          <table:table-cell office:value-type="float" office:value="6.12886043997589" calcext:value-type="float">
            <text:p>6.12886043997589</text:p>
          </table:table-cell>
          <table:table-cell office:value-type="float" office:value="8.71274332904558" calcext:value-type="float">
            <text:p>8.71274332904558</text:p>
          </table:table-cell>
          <table:table-cell office:value-type="float" office:value="11.8161769116444" calcext:value-type="float">
            <text:p>11.8161769116444</text:p>
          </table:table-cell>
          <table:table-cell office:value-type="float" office:value="15.5496520483286" calcext:value-type="float">
            <text:p>15.5496520483286</text:p>
          </table:table-cell>
          <table:table-cell office:value-type="float" office:value="20.0480193640502" calcext:value-type="float">
            <text:p>20.0480193640502</text:p>
          </table:table-cell>
          <table:table-cell office:value-type="float" office:value="25.4757774705524" calcext:value-type="float">
            <text:p>25.4757774705524</text:p>
          </table:table-cell>
          <table:table-cell office:value-type="float" office:value="32.0333694232524" calcext:value-type="float">
            <text:p>32.0333694232524</text:p>
          </table:table-cell>
          <table:table-cell office:value-type="float" office:value="39.9645946335105" calcext:value-type="float">
            <text:p>39.9645946335105</text:p>
          </table:table-cell>
          <table:table-cell office:value-type="float" office:value="49.5652090688302" calcext:value-type="float">
            <text:p>49.5652090688302</text:p>
          </table:table-cell>
          <table:table-cell office:value-type="float" office:value="61.1927246109721" calcext:value-type="float">
            <text:p>61.1927246109721</text:p>
          </table:table-cell>
          <table:table-cell office:value-type="float" office:value="75.2773212998767" calcext:value-type="float">
            <text:p>75.2773212998767</text:p>
          </table:table-cell>
          <table:table-cell office:value-type="float" office:value="92.3336487822354" calcext:value-type="float">
            <text:p>92.3336487822354</text:p>
          </table:table-cell>
          <table:table-cell office:value-type="float" office:value="112.977668540492" calcext:value-type="float">
            <text:p>112.977668540492</text:p>
          </table:table-cell>
          <table:table-cell office:value-type="float" office:value="107.507610565371" calcext:value-type="float">
            <text:p>107.507610565371</text:p>
          </table:table-cell>
          <table:table-cell office:value-type="float" office:value="103.330066672802" calcext:value-type="float">
            <text:p>103.330066672802</text:p>
          </table:table-cell>
          <table:table-cell office:value-type="float" office:value="100.185820500038" calcext:value-type="float">
            <text:p>100.185820500038</text:p>
          </table:table-cell>
          <table:table-cell office:value-type="float" office:value="97.8769565339101" calcext:value-type="float">
            <text:p>97.8769565339101</text:p>
          </table:table-cell>
          <table:table-cell office:value-type="float" office:value="96.2448496566399" calcext:value-type="float">
            <text:p>96.2448496566399</text:p>
          </table:table-cell>
          <table:table-cell office:value-type="float" office:value="95.158165430541" calcext:value-type="float">
            <text:p>95.158165430541</text:p>
          </table:table-cell>
          <table:table-cell office:value-type="float" office:value="94.5043558277878" calcext:value-type="float">
            <text:p>94.5043558277878</text:p>
          </table:table-cell>
          <table:table-cell office:value-type="float" office:value="94.1832662727358" calcext:value-type="float">
            <text:p>94.1832662727358</text:p>
          </table:table-cell>
          <table:table-cell office:value-type="float" office:value="94.1017551879947" calcext:value-type="float">
            <text:p>94.1017551879947</text:p>
          </table:table-cell>
          <table:table-cell office:value-type="float" office:value="94.1684214860338" calcext:value-type="float">
            <text:p>94.1684214860338</text:p>
          </table:table-cell>
          <table:table-cell office:value-type="float" office:value="94.2879319009702" calcext:value-type="float">
            <text:p>94.2879319009702</text:p>
          </table:table-cell>
          <table:table-cell office:value-type="float" office:value="94.3555248391816" calcext:value-type="float">
            <text:p>94.3555248391816</text:p>
          </table:table-cell>
          <table:table-cell office:value-type="float" office:value="94.2545558831878" calcext:value-type="float">
            <text:p>94.2545558831878</text:p>
          </table:table-cell>
          <table:table-cell office:value-type="float" office:value="93.8629095498065" calcext:value-type="float">
            <text:p>93.8629095498065</text:p>
          </table:table-cell>
          <table:table-cell office:value-type="float" office:value="93.074126560445" calcext:value-type="float">
            <text:p>93.074126560445</text:p>
          </table:table-cell>
          <table:table-cell office:value-type="float" office:value="91.8305165668262" calcext:value-type="float">
            <text:p>91.8305165668262</text:p>
          </table:table-cell>
          <table:table-cell office:value-type="float" office:value="90.1504787646216" calcext:value-type="float">
            <text:p>90.1504787646216</text:p>
          </table:table-cell>
          <table:table-cell office:value-type="float" office:value="88.1278371155726" calcext:value-type="float">
            <text:p>88.1278371155726</text:p>
          </table:table-cell>
          <table:table-cell office:value-type="float" office:value="85.8993987778666" calcext:value-type="float">
            <text:p>85.8993987778666</text:p>
          </table:table-cell>
          <table:table-cell office:value-type="float" office:value="83.6013027988716" calcext:value-type="float">
            <text:p>83.6013027988716</text:p>
          </table:table-cell>
          <table:table-cell office:value-type="float" office:value="81.338804870341" calcext:value-type="float">
            <text:p>81.338804870341</text:p>
          </table:table-cell>
          <table:table-cell office:value-type="float" office:value="79.1779070687769" calcext:value-type="float">
            <text:p>79.1779070687769</text:p>
          </table:table-cell>
          <table:table-cell office:value-type="float" office:value="77.1517084938816" calcext:value-type="float">
            <text:p>77.1517084938816</text:p>
          </table:table-cell>
          <table:table-cell office:value-type="float" office:value="75.2712494025428" calcext:value-type="float">
            <text:p>75.2712494025428</text:p>
          </table:table-cell>
          <table:table-cell table:number-columns-repeated="2"/>
        </table:table-row>
        <table:table-row table:style-name="ro1">
          <table:table-cell office:value-type="float" office:value="0.481354403762485" calcext:value-type="float">
            <text:p>0.481354403762485</text:p>
          </table:table-cell>
          <table:table-cell office:value-type="float" office:value="1.56939257071796" calcext:value-type="float">
            <text:p>1.56939257071796</text:p>
          </table:table-cell>
          <table:table-cell office:value-type="float" office:value="2.87361526797141" calcext:value-type="float">
            <text:p>2.87361526797141</text:p>
          </table:table-cell>
          <table:table-cell office:value-type="float" office:value="4.43971117201995" calcext:value-type="float">
            <text:p>4.43971117201995</text:p>
          </table:table-cell>
          <table:table-cell office:value-type="float" office:value="6.32362348653134" calcext:value-type="float">
            <text:p>6.32362348653134</text:p>
          </table:table-cell>
          <table:table-cell office:value-type="float" office:value="8.59392913470671" calcext:value-type="float">
            <text:p>8.59392913470671</text:p>
          </table:table-cell>
          <table:table-cell office:value-type="float" office:value="11.3347588603587" calcext:value-type="float">
            <text:p>11.3347588603587</text:p>
          </table:table-cell>
          <table:table-cell office:value-type="float" office:value="14.6493651028412" calcext:value-type="float">
            <text:p>14.6493651028412</text:p>
          </table:table-cell>
          <table:table-cell office:value-type="float" office:value="18.6644551793742" calcext:value-type="float">
            <text:p>18.6644551793742</text:p>
          </table:table-cell>
          <table:table-cell office:value-type="float" office:value="23.5354126836846" calcext:value-type="float">
            <text:p>23.5354126836846</text:p>
          </table:table-cell>
          <table:table-cell office:value-type="float" office:value="29.4525256751991" calcext:value-type="float">
            <text:p>29.4525256751991</text:p>
          </table:table-cell>
          <table:table-cell office:value-type="float" office:value="36.6483201038358" calcext:value-type="float">
            <text:p>36.6483201038358</text:p>
          </table:table-cell>
          <table:table-cell office:value-type="float" office:value="45.4060532577329" calcext:value-type="float">
            <text:p>45.4060532577329</text:p>
          </table:table-cell>
          <table:table-cell office:value-type="float" office:value="56.0693460557124" calcext:value-type="float">
            <text:p>56.0693460557124</text:p>
          </table:table-cell>
          <table:table-cell office:value-type="float" office:value="69.0528165597373" calcext:value-type="float">
            <text:p>69.0528165597373</text:p>
          </table:table-cell>
          <table:table-cell office:value-type="float" office:value="84.8534158447747" calcext:value-type="float">
            <text:p>84.8534158447747</text:p>
          </table:table-cell>
          <table:table-cell office:value-type="float" office:value="104.066616658423" calcext:value-type="float">
            <text:p>104.066616658423</text:p>
          </table:table-cell>
          <table:table-cell office:value-type="float" office:value="100.502463122372" calcext:value-type="float">
            <text:p>100.502463122372</text:p>
          </table:table-cell>
          <table:table-cell office:value-type="float" office:value="97.9398172544467" calcext:value-type="float">
            <text:p>97.9398172544467</text:p>
          </table:table-cell>
          <table:table-cell office:value-type="float" office:value="96.1899468362368" calcext:value-type="float">
            <text:p>96.1899468362368</text:p>
          </table:table-cell>
          <table:table-cell office:value-type="float" office:value="95.1040123939446" calcext:value-type="float">
            <text:p>95.1040123939446</text:p>
          </table:table-cell>
          <table:table-cell office:value-type="float" office:value="94.5569968577702" calcext:value-type="float">
            <text:p>94.5569968577702</text:p>
          </table:table-cell>
          <table:table-cell office:value-type="float" office:value="94.4395767885995" calcext:value-type="float">
            <text:p>94.4395767885995</text:p>
          </table:table-cell>
          <table:table-cell office:value-type="float" office:value="94.652016258758" calcext:value-type="float">
            <text:p>94.652016258758</text:p>
          </table:table-cell>
          <table:table-cell office:value-type="float" office:value="95.0990510116512" calcext:value-type="float">
            <text:p>95.0990510116512</text:p>
          </table:table-cell>
          <table:table-cell office:value-type="float" office:value="95.684871542777" calcext:value-type="float">
            <text:p>95.684871542777</text:p>
          </table:table-cell>
          <table:table-cell office:value-type="float" office:value="96.3076583333488" calcext:value-type="float">
            <text:p>96.3076583333488</text:p>
          </table:table-cell>
          <table:table-cell office:value-type="float" office:value="96.8541841189163" calcext:value-type="float">
            <text:p>96.8541841189163</text:p>
          </table:table-cell>
          <table:table-cell office:value-type="float" office:value="97.1973498516217" calcext:value-type="float">
            <text:p>97.1973498516217</text:p>
          </table:table-cell>
          <table:table-cell office:value-type="float" office:value="97.2027032999281" calcext:value-type="float">
            <text:p>97.2027032999281</text:p>
          </table:table-cell>
          <table:table-cell office:value-type="float" office:value="96.7503803773575" calcext:value-type="float">
            <text:p>96.7503803773575</text:p>
          </table:table-cell>
          <table:table-cell office:value-type="float" office:value="95.7705141063554" calcext:value-type="float">
            <text:p>95.7705141063554</text:p>
          </table:table-cell>
          <table:table-cell office:value-type="float" office:value="94.2744442578186" calcext:value-type="float">
            <text:p>94.2744442578186</text:p>
          </table:table-cell>
          <table:table-cell office:value-type="float" office:value="92.3579152125821" calcext:value-type="float">
            <text:p>92.3579152125821</text:p>
          </table:table-cell>
          <table:table-cell office:value-type="float" office:value="90.1695149608167" calcext:value-type="float">
            <text:p>90.1695149608167</text:p>
          </table:table-cell>
          <table:table-cell office:value-type="float" office:value="87.8634108032669" calcext:value-type="float">
            <text:p>87.8634108032669</text:p>
          </table:table-cell>
          <table:table-cell office:value-type="float" office:value="85.5632566645368" calcext:value-type="float">
            <text:p>85.5632566645368</text:p>
          </table:table-cell>
          <table:table-cell office:value-type="float" office:value="83.3495422250481" calcext:value-type="float">
            <text:p>83.3495422250481</text:p>
          </table:table-cell>
          <table:table-cell office:value-type="float" office:value="81.2648110999624" calcext:value-type="float">
            <text:p>81.2648110999624</text:p>
          </table:table-cell>
          <table:table-cell office:value-type="float" office:value="79.3254215619958" calcext:value-type="float">
            <text:p>79.3254215619958</text:p>
          </table:table-cell>
          <table:table-cell table:number-columns-repeated="2"/>
        </table:table-row>
        <table:table-row table:style-name="ro1">
          <table:table-cell office:value-type="float" office:value="0.345206058771563" calcext:value-type="float">
            <text:p>0.345206058771563</text:p>
          </table:table-cell>
          <table:table-cell office:value-type="float" office:value="1.12723239033511" calcext:value-type="float">
            <text:p>1.12723239033511</text:p>
          </table:table-cell>
          <table:table-cell office:value-type="float" office:value="2.06744139357472" calcext:value-type="float">
            <text:p>2.06744139357472</text:p>
          </table:table-cell>
          <table:table-cell office:value-type="float" office:value="3.19993557194622" calcext:value-type="float">
            <text:p>3.19993557194622</text:p>
          </table:table-cell>
          <table:table-cell office:value-type="float" office:value="4.56666306615241" calcext:value-type="float">
            <text:p>4.56666306615241</text:p>
          </table:table-cell>
          <table:table-cell office:value-type="float" office:value="6.21929871009327" calcext:value-type="float">
            <text:p>6.21929871009327</text:p>
          </table:table-cell>
          <table:table-cell office:value-type="float" office:value="8.22157378293683" calcext:value-type="float">
            <text:p>8.22157378293683</text:p>
          </table:table-cell>
          <table:table-cell office:value-type="float" office:value="10.6521511264176" calcext:value-type="float">
            <text:p>10.6521511264176</text:p>
          </table:table-cell>
          <table:table-cell office:value-type="float" office:value="13.6081556237833" calcext:value-type="float">
            <text:p>13.6081556237833</text:p>
          </table:table-cell>
          <table:table-cell office:value-type="float" office:value="17.2094804833824" calcext:value-type="float">
            <text:p>17.2094804833824</text:p>
          </table:table-cell>
          <table:table-cell office:value-type="float" office:value="21.6039937729178" calcext:value-type="float">
            <text:p>21.6039937729178</text:p>
          </table:table-cell>
          <table:table-cell office:value-type="float" office:value="26.9737619432352" calcext:value-type="float">
            <text:p>26.9737619432352</text:p>
          </table:table-cell>
          <table:table-cell office:value-type="float" office:value="33.5423804148115" calcext:value-type="float">
            <text:p>33.5423804148115</text:p>
          </table:table-cell>
          <table:table-cell office:value-type="float" office:value="41.5834465405755" calcext:value-type="float">
            <text:p>41.5834465405755</text:p>
          </table:table-cell>
          <table:table-cell office:value-type="float" office:value="51.4301172730764" calcext:value-type="float">
            <text:p>51.4301172730764</text:p>
          </table:table-cell>
          <table:table-cell office:value-type="float" office:value="63.4855538188113" calcext:value-type="float">
            <text:p>63.4855538188113</text:p>
          </table:table-cell>
          <table:table-cell office:value-type="float" office:value="78.2338653233989" calcext:value-type="float">
            <text:p>78.2338653233989</text:p>
          </table:table-cell>
          <table:table-cell office:value-type="float" office:value="96.2556853682864" calcext:value-type="float">
            <text:p>96.2556853682864</text:p>
          </table:table-cell>
          <table:table-cell office:value-type="float" office:value="94.3051294580744" calcext:value-type="float">
            <text:p>94.3051294580744</text:p>
          </table:table-cell>
          <table:table-cell office:value-type="float" office:value="93.1470089621381" calcext:value-type="float">
            <text:p>93.1470089621381</text:p>
          </table:table-cell>
          <table:table-cell office:value-type="float" office:value="92.6402580953666" calcext:value-type="float">
            <text:p>92.6402580953666</text:p>
          </table:table-cell>
          <table:table-cell office:value-type="float" office:value="92.6685304692441" calcext:value-type="float">
            <text:p>92.6685304692441</text:p>
          </table:table-cell>
          <table:table-cell office:value-type="float" office:value="93.1276279608396" calcext:value-type="float">
            <text:p>93.1276279608396</text:p>
          </table:table-cell>
          <table:table-cell office:value-type="float" office:value="93.9195890075134" calcext:value-type="float">
            <text:p>93.9195890075134</text:p>
          </table:table-cell>
          <table:table-cell office:value-type="float" office:value="94.9477536164696" calcext:value-type="float">
            <text:p>94.9477536164696</text:p>
          </table:table-cell>
          <table:table-cell office:value-type="float" office:value="96.1119628057098" calcext:value-type="float">
            <text:p>96.1119628057098</text:p>
          </table:table-cell>
          <table:table-cell office:value-type="float" office:value="97.3033325543149" calcext:value-type="float">
            <text:p>97.3033325543149</text:p>
          </table:table-cell>
          <table:table-cell office:value-type="float" office:value="98.3990572697737" calcext:value-type="float">
            <text:p>98.3990572697737</text:p>
          </table:table-cell>
          <table:table-cell office:value-type="float" office:value="99.2600774188127" calcext:value-type="float">
            <text:p>99.2600774188127</text:p>
          </table:table-cell>
          <table:table-cell office:value-type="float" office:value="99.7378135558763" calcext:value-type="float">
            <text:p>99.7378135558763</text:p>
          </table:table-cell>
          <table:table-cell office:value-type="float" office:value="99.6969176691969" calcext:value-type="float">
            <text:p>99.6969176691969</text:p>
          </table:table-cell>
          <table:table-cell office:value-type="float" office:value="99.0528632743197" calcext:value-type="float">
            <text:p>99.0528632743197</text:p>
          </table:table-cell>
          <table:table-cell office:value-type="float" office:value="97.8070296891008" calcext:value-type="float">
            <text:p>97.8070296891008</text:p>
          </table:table-cell>
          <table:table-cell office:value-type="float" office:value="96.0542313619258" calcext:value-type="float">
            <text:p>96.0542313619258</text:p>
          </table:table-cell>
          <table:table-cell office:value-type="float" office:value="93.9530647298822" calcext:value-type="float">
            <text:p>93.9530647298822</text:p>
          </table:table-cell>
          <table:table-cell office:value-type="float" office:value="91.6758735635369" calcext:value-type="float">
            <text:p>91.6758735635369</text:p>
          </table:table-cell>
          <table:table-cell office:value-type="float" office:value="89.3665269245396" calcext:value-type="float">
            <text:p>89.3665269245396</text:p>
          </table:table-cell>
          <table:table-cell office:value-type="float" office:value="87.1223844432316" calcext:value-type="float">
            <text:p>87.1223844432316</text:p>
          </table:table-cell>
          <table:table-cell office:value-type="float" office:value="84.9974584302487" calcext:value-type="float">
            <text:p>84.9974584302487</text:p>
          </table:table-cell>
          <table:table-cell office:value-type="float" office:value="83.0147982014287" calcext:value-type="float">
            <text:p>83.0147982014287</text:p>
          </table:table-cell>
          <table:table-cell table:number-columns-repeated="2"/>
        </table:table-row>
        <table:table-row table:style-name="ro1">
          <table:table-cell office:value-type="float" office:value="0.245874256652396" calcext:value-type="float">
            <text:p>0.245874256652396</text:p>
          </table:table-cell>
          <table:table-cell office:value-type="float" office:value="0.804113643557441" calcext:value-type="float">
            <text:p>0.804113643557441</text:p>
          </table:table-cell>
          <table:table-cell office:value-type="float" office:value="1.47727658159781" calcext:value-type="float">
            <text:p>1.47727658159781</text:p>
          </table:table-cell>
          <table:table-cell office:value-type="float" office:value="2.29063022205195" calcext:value-type="float">
            <text:p>2.29063022205195</text:p>
          </table:table-cell>
          <table:table-cell office:value-type="float" office:value="3.27539773834113" calcext:value-type="float">
            <text:p>3.27539773834113</text:p>
          </table:table-cell>
          <table:table-cell office:value-type="float" office:value="4.47023290551221" calcext:value-type="float">
            <text:p>4.47023290551221</text:p>
          </table:table-cell>
          <table:table-cell office:value-type="float" office:value="5.92306303078951" calcext:value-type="float">
            <text:p>5.92306303078951</text:p>
          </table:table-cell>
          <table:table-cell office:value-type="float" office:value="7.69338611920398" calcext:value-type="float">
            <text:p>7.69338611920398</text:p>
          </table:table-cell>
          <table:table-cell office:value-type="float" office:value="9.8551229935633" calcext:value-type="float">
            <text:p>9.8551229935633</text:p>
          </table:table-cell>
          <table:table-cell office:value-type="float" office:value="12.5001390593363" calcext:value-type="float">
            <text:p>12.5001390593363</text:p>
          </table:table-cell>
          <table:table-cell office:value-type="float" office:value="15.7425608427143" calcext:value-type="float">
            <text:p>15.7425608427143</text:p>
          </table:table-cell>
          <table:table-cell office:value-type="float" office:value="19.7240150676075" calcext:value-type="float">
            <text:p>19.7240150676075</text:p>
          </table:table-cell>
          <table:table-cell office:value-type="float" office:value="24.6199065284309" calcext:value-type="float">
            <text:p>24.6199065284309</text:p>
          </table:table-cell>
          <table:table-cell office:value-type="float" office:value="30.6468166180608" calcext:value-type="float">
            <text:p>30.6468166180608</text:p>
          </table:table-cell>
          <table:table-cell office:value-type="float" office:value="38.071036137054" calcext:value-type="float">
            <text:p>38.071036137054</text:p>
          </table:table-cell>
          <table:table-cell office:value-type="float" office:value="47.2181320656558" calcext:value-type="float">
            <text:p>47.2181320656558</text:p>
          </table:table-cell>
          <table:table-cell office:value-type="float" office:value="58.4832786988642" calcext:value-type="float">
            <text:p>58.4832786988642</text:p>
          </table:table-cell>
          <table:table-cell office:value-type="float" office:value="72.3418575124974" calcext:value-type="float">
            <text:p>72.3418575124974</text:p>
          </table:table-cell>
          <table:table-cell office:value-type="float" office:value="89.3644201323894" calcext:value-type="float">
            <text:p>89.3644201323894</text:p>
          </table:table-cell>
          <table:table-cell office:value-type="float" office:value="88.7977524525537" calcext:value-type="float">
            <text:p>88.7977524525537</text:p>
          </table:table-cell>
          <table:table-cell office:value-type="float" office:value="88.8761548736178" calcext:value-type="float">
            <text:p>88.8761548736178</text:p>
          </table:table-cell>
          <table:table-cell office:value-type="float" office:value="89.4896731020377" calcext:value-type="float">
            <text:p>89.4896731020377</text:p>
          </table:table-cell>
          <table:table-cell office:value-type="float" office:value="90.5415472523882" calcext:value-type="float">
            <text:p>90.5415472523882</text:p>
          </table:table-cell>
          <table:table-cell office:value-type="float" office:value="91.9374729390054" calcext:value-type="float">
            <text:p>91.9374729390054</text:p>
          </table:table-cell>
          <table:table-cell office:value-type="float" office:value="93.5806704337559" calcext:value-type="float">
            <text:p>93.5806704337559</text:p>
          </table:table-cell>
          <table:table-cell office:value-type="float" office:value="95.3671595046609" calcext:value-type="float">
            <text:p>95.3671595046609</text:p>
          </table:table-cell>
          <table:table-cell office:value-type="float" office:value="97.1807124971814" calcext:value-type="float">
            <text:p>97.1807124971814</text:p>
          </table:table-cell>
          <table:table-cell office:value-type="float" office:value="98.887905134279" calcext:value-type="float">
            <text:p>98.887905134279</text:p>
          </table:table-cell>
          <table:table-cell office:value-type="float" office:value="100.336050209608" calcext:value-type="float">
            <text:p>100.336050209608</text:p>
          </table:table-cell>
          <table:table-cell office:value-type="float" office:value="101.360300003633" calcext:value-type="float">
            <text:p>101.360300003633</text:p>
          </table:table-cell>
          <table:table-cell office:value-type="float" office:value="101.807278909451" calcext:value-type="float">
            <text:p>101.807278909451</text:p>
          </table:table-cell>
          <table:table-cell office:value-type="float" office:value="101.574798723611" calcext:value-type="float">
            <text:p>101.574798723611</text:p>
          </table:table-cell>
          <table:table-cell office:value-type="float" office:value="100.650784478429" calcext:value-type="float">
            <text:p>100.650784478429</text:p>
          </table:table-cell>
          <table:table-cell office:value-type="float" office:value="99.1255067659437" calcext:value-type="float">
            <text:p>99.1255067659437</text:p>
          </table:table-cell>
          <table:table-cell office:value-type="float" office:value="97.1648590676335" calcext:value-type="float">
            <text:p>97.1648590676335</text:p>
          </table:table-cell>
          <table:table-cell office:value-type="float" office:value="94.9586818887679" calcext:value-type="float">
            <text:p>94.9586818887679</text:p>
          </table:table-cell>
          <table:table-cell office:value-type="float" office:value="92.6725268690652" calcext:value-type="float">
            <text:p>92.6725268690652</text:p>
          </table:table-cell>
          <table:table-cell office:value-type="float" office:value="90.4231474517377" calcext:value-type="float">
            <text:p>90.4231474517377</text:p>
          </table:table-cell>
          <table:table-cell office:value-type="float" office:value="88.278390528435" calcext:value-type="float">
            <text:p>88.278390528435</text:p>
          </table:table-cell>
          <table:table-cell office:value-type="float" office:value="86.2696733920007" calcext:value-type="float">
            <text:p>86.2696733920007</text:p>
          </table:table-cell>
          <table:table-cell table:number-columns-repeated="2"/>
        </table:table-row>
        <table:table-row table:style-name="ro1">
          <table:table-cell office:value-type="float" office:value="0.173632798808745" calcext:value-type="float">
            <text:p>0.173632798808745</text:p>
          </table:table-cell>
          <table:table-cell office:value-type="float" office:value="0.568724677284794" calcext:value-type="float">
            <text:p>0.568724677284794</text:p>
          </table:table-cell>
          <table:table-cell office:value-type="float" office:value="1.04656990024166" calcext:value-type="float">
            <text:p>1.04656990024166</text:p>
          </table:table-cell>
          <table:table-cell office:value-type="float" office:value="1.62571529998686" calcext:value-type="float">
            <text:p>1.62571529998686</text:p>
          </table:table-cell>
          <table:table-cell office:value-type="float" office:value="2.32918452362229" calcext:value-type="float">
            <text:p>2.32918452362229</text:p>
          </table:table-cell>
          <table:table-cell office:value-type="float" office:value="3.18562140123049" calcext:value-type="float">
            <text:p>3.18562140123049</text:p>
          </table:table-cell>
          <table:table-cell office:value-type="float" office:value="4.23073176840358" calcext:value-type="float">
            <text:p>4.23073176840358</text:p>
          </table:table-cell>
          <table:table-cell office:value-type="float" office:value="5.5090985186329" calcext:value-type="float">
            <text:p>5.5090985186329</text:p>
          </table:table-cell>
          <table:table-cell office:value-type="float" office:value="7.07645997576358" calcext:value-type="float">
            <text:p>7.07645997576358</text:p>
          </table:table-cell>
          <table:table-cell office:value-type="float" office:value="9.0025577133699" calcext:value-type="float">
            <text:p>9.0025577133699</text:p>
          </table:table-cell>
          <table:table-cell office:value-type="float" office:value="11.3746749054083" calcext:value-type="float">
            <text:p>11.3746749054083</text:p>
          </table:table-cell>
          <table:table-cell office:value-type="float" office:value="14.301996991737" calcext:value-type="float">
            <text:p>14.301996991737</text:p>
          </table:table-cell>
          <table:table-cell office:value-type="float" office:value="17.9209277337954" calcext:value-type="float">
            <text:p>17.9209277337954</text:p>
          </table:table-cell>
          <table:table-cell office:value-type="float" office:value="22.4014778975182" calcext:value-type="float">
            <text:p>22.4014778975182</text:p>
          </table:table-cell>
          <table:table-cell office:value-type="float" office:value="27.9548001539988" calcext:value-type="float">
            <text:p>27.9548001539988</text:p>
          </table:table-cell>
          <table:table-cell office:value-type="float" office:value="34.8418590096003" calcext:value-type="float">
            <text:p>34.8418590096003</text:p>
          </table:table-cell>
          <table:table-cell office:value-type="float" office:value="43.3830844958585" calcext:value-type="float">
            <text:p>43.3830844958585</text:p>
          </table:table-cell>
          <table:table-cell office:value-type="float" office:value="53.9686523409194" calcext:value-type="float">
            <text:p>53.9686523409194</text:p>
          </table:table-cell>
          <table:table-cell office:value-type="float" office:value="67.0687624395753" calcext:value-type="float">
            <text:p>67.0687624395753</text:p>
          </table:table-cell>
          <table:table-cell office:value-type="float" office:value="83.2479374970248" calcext:value-type="float">
            <text:p>83.2479374970248</text:p>
          </table:table-cell>
          <table:table-cell office:value-type="float" office:value="83.8821302405358" calcext:value-type="float">
            <text:p>83.8821302405358</text:p>
          </table:table-cell>
          <table:table-cell office:value-type="float" office:value="85.0609483531795" calcext:value-type="float">
            <text:p>85.0609483531795</text:p>
          </table:table-cell>
          <table:table-cell office:value-type="float" office:value="86.6928758321695" calcext:value-type="float">
            <text:p>86.6928758321695</text:p>
          </table:table-cell>
          <table:table-cell office:value-type="float" office:value="88.6898267654678" calcext:value-type="float">
            <text:p>88.6898267654678</text:p>
          </table:table-cell>
          <table:table-cell office:value-type="float" office:value="90.9569845609104" calcext:value-type="float">
            <text:p>90.9569845609104</text:p>
          </table:table-cell>
          <table:table-cell office:value-type="float" office:value="93.3878821518375" calcext:value-type="float">
            <text:p>93.3878821518375</text:p>
          </table:table-cell>
          <table:table-cell office:value-type="float" office:value="95.8593352060479" calcext:value-type="float">
            <text:p>95.8593352060479</text:p>
          </table:table-cell>
          <table:table-cell office:value-type="float" office:value="98.2266698177022" calcext:value-type="float">
            <text:p>98.2266698177022</text:p>
          </table:table-cell>
          <table:table-cell office:value-type="float" office:value="100.321995341241" calcext:value-type="float">
            <text:p>100.321995341241</text:p>
          </table:table-cell>
          <table:table-cell office:value-type="float" office:value="101.961839414897" calcext:value-type="float">
            <text:p>101.961839414897</text:p>
          </table:table-cell>
          <table:table-cell office:value-type="float" office:value="102.971807146425" calcext:value-type="float">
            <text:p>102.971807146425</text:p>
          </table:table-cell>
          <table:table-cell office:value-type="float" office:value="103.228457727659" calcext:value-type="float">
            <text:p>103.228457727659</text:p>
          </table:table-cell>
          <table:table-cell office:value-type="float" office:value="102.702073845908" calcext:value-type="float">
            <text:p>102.702073845908</text:p>
          </table:table-cell>
          <table:table-cell office:value-type="float" office:value="101.47389945435" calcext:value-type="float">
            <text:p>101.47389945435</text:p>
          </table:table-cell>
          <table:table-cell office:value-type="float" office:value="99.7133142909147" calcext:value-type="float">
            <text:p>99.7133142909147</text:p>
          </table:table-cell>
          <table:table-cell office:value-type="float" office:value="97.6258718219909" calcext:value-type="float">
            <text:p>97.6258718219909</text:p>
          </table:table-cell>
          <table:table-cell office:value-type="float" office:value="95.3996277539023" calcext:value-type="float">
            <text:p>95.3996277539023</text:p>
          </table:table-cell>
          <table:table-cell office:value-type="float" office:value="93.1732432943564" calcext:value-type="float">
            <text:p>93.1732432943564</text:p>
          </table:table-cell>
          <table:table-cell office:value-type="float" office:value="91.0311126240687" calcext:value-type="float">
            <text:p>91.0311126240687</text:p>
          </table:table-cell>
          <table:table-cell office:value-type="float" office:value="89.0150660184763" calcext:value-type="float">
            <text:p>89.0150660184763</text:p>
          </table:table-cell>
          <table:table-cell table:number-columns-repeated="2"/>
        </table:table-row>
        <table:table-row table:style-name="ro1">
          <table:table-cell office:value-type="float" office:value="0.121372021011175" calcext:value-type="float">
            <text:p>0.121372021011175</text:p>
          </table:table-cell>
          <table:table-cell office:value-type="float" office:value="0.398150371334397" calcext:value-type="float">
            <text:p>0.398150371334397</text:p>
          </table:table-cell>
          <table:table-cell office:value-type="float" office:value="0.733883966609829" calcext:value-type="float">
            <text:p>0.733883966609829</text:p>
          </table:table-cell>
          <table:table-cell office:value-type="float" office:value="1.14203462624869" calcext:value-type="float">
            <text:p>1.14203462624869</text:p>
          </table:table-cell>
          <table:table-cell office:value-type="float" office:value="1.63938897286743" calcext:value-type="float">
            <text:p>1.63938897286743</text:p>
          </table:table-cell>
          <table:table-cell office:value-type="float" office:value="2.24693331853352" calcext:value-type="float">
            <text:p>2.24693331853352</text:p>
          </table:table-cell>
          <table:table-cell office:value-type="float" office:value="2.99096660970759" calcext:value-type="float">
            <text:p>2.99096660970759</text:p>
          </table:table-cell>
          <table:table-cell office:value-type="float" office:value="3.90451509738405" calcext:value-type="float">
            <text:p>3.90451509738405</text:p>
          </table:table-cell>
          <table:table-cell office:value-type="float" office:value="5.02912731782629" calcext:value-type="float">
            <text:p>5.02912731782629</text:p>
          </table:table-cell>
          <table:table-cell office:value-type="float" office:value="6.41714475080035" calcext:value-type="float">
            <text:p>6.41714475080035</text:p>
          </table:table-cell>
          <table:table-cell office:value-type="float" office:value="8.13456114977699" calcext:value-type="float">
            <text:p>8.13456114977699</text:p>
          </table:table-cell>
          <table:table-cell office:value-type="float" office:value="10.2645999088403" calcext:value-type="float">
            <text:p>10.2645999088403</text:p>
          </table:table-cell>
          <table:table-cell office:value-type="float" office:value="12.9121501422134" calcext:value-type="float">
            <text:p>12.9121501422134</text:p>
          </table:table-cell>
          <table:table-cell office:value-type="float" office:value="16.2092021508329" calcext:value-type="float">
            <text:p>16.2092021508329</text:p>
          </table:table-cell>
          <table:table-cell office:value-type="float" office:value="20.3214021482393" calcext:value-type="float">
            <text:p>20.3214021482393</text:p>
          </table:table-cell>
          <table:table-cell office:value-type="float" office:value="25.4557913005672" calcext:value-type="float">
            <text:p>25.4557913005672</text:p>
          </table:table-cell>
          <table:table-cell office:value-type="float" office:value="31.8696888130154" calcext:value-type="float">
            <text:p>31.8696888130154</text:p>
          </table:table-cell>
          <table:table-cell office:value-type="float" office:value="39.8805057033995" calcext:value-type="float">
            <text:p>39.8805057033995</text:p>
          </table:table-cell>
          <table:table-cell office:value-type="float" office:value="49.8760230734705" calcext:value-type="float">
            <text:p>49.8760230734705</text:p>
          </table:table-cell>
          <table:table-cell office:value-type="float" office:value="62.3243405571449" calcext:value-type="float">
            <text:p>62.3243405571449</text:p>
          </table:table-cell>
          <table:table-cell office:value-type="float" office:value="77.7873962608042" calcext:value-type="float">
            <text:p>77.7873962608042</text:p>
          </table:table-cell>
          <table:table-cell office:value-type="float" office:value="79.4741329773463" calcext:value-type="float">
            <text:p>79.4741329773463</text:p>
          </table:table-cell>
          <table:table-cell office:value-type="float" office:value="81.640596253463" calcext:value-type="float">
            <text:p>81.640596253463</text:p>
          </table:table-cell>
          <table:table-cell office:value-type="float" office:value="84.203151469724" calcext:value-type="float">
            <text:p>84.203151469724</text:p>
          </table:table-cell>
          <table:table-cell office:value-type="float" office:value="87.0720472355667" calcext:value-type="float">
            <text:p>87.0720472355667</text:p>
          </table:table-cell>
          <table:table-cell office:value-type="float" office:value="90.1408332678062" calcext:value-type="float">
            <text:p>90.1408332678062</text:p>
          </table:table-cell>
          <table:table-cell office:value-type="float" office:value="93.2808907731235" calcext:value-type="float">
            <text:p>93.2808907731235</text:p>
          </table:table-cell>
          <table:table-cell office:value-type="float" office:value="96.3365739388878" calcext:value-type="float">
            <text:p>96.3365739388878</text:p>
          </table:table-cell>
          <table:table-cell office:value-type="float" office:value="99.1237458090065" calcext:value-type="float">
            <text:p>99.1237458090065</text:p>
          </table:table-cell>
          <table:table-cell office:value-type="float" office:value="101.438048211558" calcext:value-type="float">
            <text:p>101.438048211558</text:p>
          </table:table-cell>
          <table:table-cell office:value-type="float" office:value="103.080771594819" calcext:value-type="float">
            <text:p>103.080771594819</text:p>
          </table:table-cell>
          <table:table-cell office:value-type="float" office:value="103.903036786794" calcext:value-type="float">
            <text:p>103.903036786794</text:p>
          </table:table-cell>
          <table:table-cell office:value-type="float" office:value="103.852506313757" calcext:value-type="float">
            <text:p>103.852506313757</text:p>
          </table:table-cell>
          <table:table-cell office:value-type="float" office:value="102.995924703079" calcext:value-type="float">
            <text:p>102.995924703079</text:p>
          </table:table-cell>
          <table:table-cell office:value-type="float" office:value="101.501085984748" calcext:value-type="float">
            <text:p>101.501085984748</text:p>
          </table:table-cell>
          <table:table-cell office:value-type="float" office:value="99.5860782639804" calcext:value-type="float">
            <text:p>99.5860782639804</text:p>
          </table:table-cell>
          <table:table-cell office:value-type="float" office:value="97.4612567431847" calcext:value-type="float">
            <text:p>97.4612567431847</text:p>
          </table:table-cell>
          <table:table-cell office:value-type="float" office:value="95.2894348652107" calcext:value-type="float">
            <text:p>95.2894348652107</text:p>
          </table:table-cell>
          <table:table-cell office:value-type="float" office:value="93.1745658642917" calcext:value-type="float">
            <text:p>93.1745658642917</text:p>
          </table:table-cell>
          <table:table-cell office:value-type="float" office:value="91.1713707299802" calcext:value-type="float">
            <text:p>91.1713707299802</text:p>
          </table:table-cell>
          <table:table-cell table:number-columns-repeated="2"/>
        </table:table-row>
        <table:table-row table:style-name="ro1">
          <table:table-cell office:value-type="float" office:value="0.0838432199250281" calcext:value-type="float">
            <text:p>0.083843219925028</text:p>
          </table:table-cell>
          <table:table-cell office:value-type="float" office:value="0.275450047828019" calcext:value-type="float">
            <text:p>0.275450047828019</text:p>
          </table:table-cell>
          <table:table-cell office:value-type="float" office:value="0.508539682186965" calcext:value-type="float">
            <text:p>0.508539682186965</text:p>
          </table:table-cell>
          <table:table-cell office:value-type="float" office:value="0.792756063265654" calcext:value-type="float">
            <text:p>0.792756063265654</text:p>
          </table:table-cell>
          <table:table-cell office:value-type="float" office:value="1.14017797941291" calcext:value-type="float">
            <text:p>1.14017797941291</text:p>
          </table:table-cell>
          <table:table-cell office:value-type="float" office:value="1.56597823984758" calcext:value-type="float">
            <text:p>1.56597823984758</text:p>
          </table:table-cell>
          <table:table-cell office:value-type="float" office:value="2.0892693238706" calcext:value-type="float">
            <text:p>2.0892693238706</text:p>
          </table:table-cell>
          <table:table-cell office:value-type="float" office:value="2.73418841077632" calcext:value-type="float">
            <text:p>2.73418841077632</text:p>
          </table:table-cell>
          <table:table-cell office:value-type="float" office:value="3.53128852650761" calcext:value-type="float">
            <text:p>3.53128852650761</text:p>
          </table:table-cell>
          <table:table-cell office:value-type="float" office:value="4.51931894666697" calcext:value-type="float">
            <text:p>4.51931894666697</text:p>
          </table:table-cell>
          <table:table-cell office:value-type="float" office:value="5.74749660706612" calcext:value-type="float">
            <text:p>5.74749660706612</text:p>
          </table:table-cell>
          <table:table-cell office:value-type="float" office:value="7.2783899619308" calcext:value-type="float">
            <text:p>7.2783899619308</text:p>
          </table:table-cell>
          <table:table-cell office:value-type="float" office:value="9.19155504132763" calcext:value-type="float">
            <text:p>9.19155504132763</text:p>
          </table:table-cell>
          <table:table-cell office:value-type="float" office:value="11.5880758400677" calcext:value-type="float">
            <text:p>11.5880758400677</text:p>
          </table:table-cell>
          <table:table-cell office:value-type="float" office:value="14.596159982636" calcext:value-type="float">
            <text:p>14.596159982636</text:p>
          </table:table-cell>
          <table:table-cell office:value-type="float" office:value="18.3779140849555" calcext:value-type="float">
            <text:p>18.3779140849555</text:p>
          </table:table-cell>
          <table:table-cell office:value-type="float" office:value="23.1373548023233" calcext:value-type="float">
            <text:p>23.1373548023233</text:p>
          </table:table-cell>
          <table:table-cell office:value-type="float" office:value="29.1295804411486" calcext:value-type="float">
            <text:p>29.1295804411486</text:p>
          </table:table-cell>
          <table:table-cell office:value-type="float" office:value="36.6708126833669" calcext:value-type="float">
            <text:p>36.6708126833669</text:p>
          </table:table-cell>
          <table:table-cell office:value-type="float" office:value="46.1487045395582" calcext:value-type="float">
            <text:p>46.1487045395582</text:p>
          </table:table-cell>
          <table:table-cell office:value-type="float" office:value="58.0319082569051" calcext:value-type="float">
            <text:p>58.0319082569051</text:p>
          </table:table-cell>
          <table:table-cell office:value-type="float" office:value="72.8826142124294" calcext:value-type="float">
            <text:p>72.8826142124294</text:p>
          </table:table-cell>
          <table:table-cell office:value-type="float" office:value="75.4987095155507" calcext:value-type="float">
            <text:p>75.4987095155507</text:p>
          </table:table-cell>
          <table:table-cell office:value-type="float" office:value="78.5556768043733" calcext:value-type="float">
            <text:p>78.5556768043733</text:p>
          </table:table-cell>
          <table:table-cell office:value-type="float" office:value="81.9678567275389" calcext:value-type="float">
            <text:p>81.9678567275389</text:p>
          </table:table-cell>
          <table:table-cell office:value-type="float" office:value="85.6327773035362" calcext:value-type="float">
            <text:p>85.6327773035362</text:p>
          </table:table-cell>
          <table:table-cell office:value-type="float" office:value="89.4195461556483" calcext:value-type="float">
            <text:p>89.4195461556483</text:p>
          </table:table-cell>
          <table:table-cell office:value-type="float" office:value="93.1633765459586" calcext:value-type="float">
            <text:p>93.1633765459586</text:p>
          </table:table-cell>
          <table:table-cell office:value-type="float" office:value="96.6640427918426" calcext:value-type="float">
            <text:p>96.6640427918426</text:p>
          </table:table-cell>
          <table:table-cell office:value-type="float" office:value="99.6946976973976" calcext:value-type="float">
            <text:p>99.6946976973976</text:p>
          </table:table-cell>
          <table:table-cell office:value-type="float" office:value="102.029081093812" calcext:value-type="float">
            <text:p>102.029081093812</text:p>
          </table:table-cell>
          <table:table-cell office:value-type="float" office:value="103.488230121235" calcext:value-type="float">
            <text:p>103.488230121235</text:p>
          </table:table-cell>
          <table:table-cell office:value-type="float" office:value="103.991376711301" calcext:value-type="float">
            <text:p>103.991376711301</text:p>
          </table:table-cell>
          <table:table-cell office:value-type="float" office:value="103.584176540943" calcext:value-type="float">
            <text:p>103.584176540943</text:p>
          </table:table-cell>
          <table:table-cell office:value-type="float" office:value="102.42633703878" calcext:value-type="float">
            <text:p>102.42633703878</text:p>
          </table:table-cell>
          <table:table-cell office:value-type="float" office:value="100.743618376369" calcext:value-type="float">
            <text:p>100.743618376369</text:p>
          </table:table-cell>
          <table:table-cell office:value-type="float" office:value="98.7669954255537" calcext:value-type="float">
            <text:p>98.7669954255537</text:p>
          </table:table-cell>
          <table:table-cell office:value-type="float" office:value="96.6850112512223" calcext:value-type="float">
            <text:p>96.6850112512223</text:p>
          </table:table-cell>
          <table:table-cell office:value-type="float" office:value="94.6243456480765" calcext:value-type="float">
            <text:p>94.6243456480765</text:p>
          </table:table-cell>
          <table:table-cell office:value-type="float" office:value="92.6555687305915" calcext:value-type="float">
            <text:p>92.6555687305915</text:p>
          </table:table-cell>
          <table:table-cell table:number-columns-repeated="2"/>
        </table:table-row>
        <table:table-row table:style-name="ro1">
          <table:table-cell office:value-type="float" office:value="0.0571444269643141" calcext:value-type="float">
            <text:p>0.057144426964314</text:p>
          </table:table-cell>
          <table:table-cell office:value-type="float" office:value="0.188009338429823" calcext:value-type="float">
            <text:p>0.188009338429823</text:p>
          </table:table-cell>
          <table:table-cell office:value-type="float" office:value="0.347653291036642" calcext:value-type="float">
            <text:p>0.347653291036642</text:p>
          </table:table-cell>
          <table:table-cell office:value-type="float" office:value="0.542882883184325" calcext:value-type="float">
            <text:p>0.542882883184325</text:p>
          </table:table-cell>
          <table:table-cell office:value-type="float" office:value="0.782259535900578" calcext:value-type="float">
            <text:p>0.782259535900578</text:p>
          </table:table-cell>
          <table:table-cell office:value-type="float" office:value="1.07658747152163" calcext:value-type="float">
            <text:p>1.07658747152163</text:p>
          </table:table-cell>
          <table:table-cell office:value-type="float" office:value="1.43954481225203" calcext:value-type="float">
            <text:p>1.43954481225203</text:p>
          </table:table-cell>
          <table:table-cell office:value-type="float" office:value="1.88850062111344" calcext:value-type="float">
            <text:p>1.88850062111344</text:p>
          </table:table-cell>
          <table:table-cell office:value-type="float" office:value="2.44557296588143" calcext:value-type="float">
            <text:p>2.44557296588143</text:p>
          </table:table-cell>
          <table:table-cell office:value-type="float" office:value="3.13899823800127" calcext:value-type="float">
            <text:p>3.13899823800127</text:p>
          </table:table-cell>
          <table:table-cell office:value-type="float" office:value="4.00490013070445" calcext:value-type="float">
            <text:p>4.00490013070445</text:p>
          </table:table-cell>
          <table:table-cell office:value-type="float" office:value="5.08956754182676" calcext:value-type="float">
            <text:p>5.08956754182676</text:p>
          </table:table-cell>
          <table:table-cell office:value-type="float" office:value="6.45237297232822" calcext:value-type="float">
            <text:p>6.45237297232822</text:p>
          </table:table-cell>
          <table:table-cell office:value-type="float" office:value="8.16948389246383" calcext:value-type="float">
            <text:p>8.16948389246383</text:p>
          </table:table-cell>
          <table:table-cell office:value-type="float" office:value="10.3385335882993" calcext:value-type="float">
            <text:p>10.3385335882993</text:p>
          </table:table-cell>
          <table:table-cell office:value-type="float" office:value="13.0844158072421" calcext:value-type="float">
            <text:p>13.0844158072421</text:p>
          </table:table-cell>
          <table:table-cell office:value-type="float" office:value="16.566334364883" calcext:value-type="float">
            <text:p>16.566334364883</text:p>
          </table:table-cell>
          <table:table-cell office:value-type="float" office:value="20.9861536976303" calcext:value-type="float">
            <text:p>20.9861536976303</text:p>
          </table:table-cell>
          <table:table-cell office:value-type="float" office:value="26.5979324964267" calcext:value-type="float">
            <text:p>26.5979324964267</text:p>
          </table:table-cell>
          <table:table-cell office:value-type="float" office:value="33.7182524821152" calcext:value-type="float">
            <text:p>33.7182524821152</text:p>
          </table:table-cell>
          <table:table-cell office:value-type="float" office:value="42.7365613705416" calcext:value-type="float">
            <text:p>42.7365613705416</text:p>
          </table:table-cell>
          <table:table-cell office:value-type="float" office:value="54.1242489504489" calcext:value-type="float">
            <text:p>54.1242489504489</text:p>
          </table:table-cell>
          <table:table-cell office:value-type="float" office:value="68.4458769977982" calcext:value-type="float">
            <text:p>68.4458769977982</text:p>
          </table:table-cell>
          <table:table-cell office:value-type="float" office:value="71.8848761439692" calcext:value-type="float">
            <text:p>71.8848761439692</text:p>
          </table:table-cell>
          <table:table-cell office:value-type="float" office:value="75.7430043352967" calcext:value-type="float">
            <text:p>75.7430043352967</text:p>
          </table:table-cell>
          <table:table-cell office:value-type="float" office:value="79.9220141374203" calcext:value-type="float">
            <text:p>79.9220141374203</text:p>
          </table:table-cell>
          <table:table-cell office:value-type="float" office:value="84.2939297333455" calcext:value-type="float">
            <text:p>84.2939297333455</text:p>
          </table:table-cell>
          <table:table-cell office:value-type="float" office:value="88.6889028826137" calcext:value-type="float">
            <text:p>88.6889028826137</text:p>
          </table:table-cell>
          <table:table-cell office:value-type="float" office:value="92.8928547958674" calcext:value-type="float">
            <text:p>92.8928547958674</text:p>
          </table:table-cell>
          <table:table-cell office:value-type="float" office:value="96.6563805075165" calcext:value-type="float">
            <text:p>96.6563805075165</text:p>
          </table:table-cell>
          <table:table-cell office:value-type="float" office:value="99.7231856291615" calcext:value-type="float">
            <text:p>99.7231856291615</text:p>
          </table:table-cell>
          <table:table-cell office:value-type="float" office:value="101.879514915139" calcext:value-type="float">
            <text:p>101.879514915139</text:p>
          </table:table-cell>
          <table:table-cell office:value-type="float" office:value="103.009626858059" calcext:value-type="float">
            <text:p>103.009626858059</text:p>
          </table:table-cell>
          <table:table-cell office:value-type="float" office:value="103.130290662228" calcext:value-type="float">
            <text:p>103.130290662228</text:p>
          </table:table-cell>
          <table:table-cell office:value-type="float" office:value="102.385024569592" calcext:value-type="float">
            <text:p>102.385024569592</text:p>
          </table:table-cell>
          <table:table-cell office:value-type="float" office:value="101.000434633343" calcext:value-type="float">
            <text:p>101.000434633343</text:p>
          </table:table-cell>
          <table:table-cell office:value-type="float" office:value="99.2244727167358" calcext:value-type="float">
            <text:p>99.2244727167358</text:p>
          </table:table-cell>
          <table:table-cell office:value-type="float" office:value="97.2717718765036" calcext:value-type="float">
            <text:p>97.2717718765036</text:p>
          </table:table-cell>
          <table:table-cell office:value-type="float" office:value="95.2947657651902" calcext:value-type="float">
            <text:p>95.2947657651902</text:p>
          </table:table-cell>
          <table:table-cell office:value-type="float" office:value="93.3833090390206" calcext:value-type="float">
            <text:p>93.3833090390206</text:p>
          </table:table-cell>
          <table:table-cell table:number-columns-repeated="2"/>
        </table:table-row>
        <table:table-row table:style-name="ro1">
          <table:table-cell office:value-type="float" office:value="0.0383634578384005" calcext:value-type="float">
            <text:p>0.038363457838401</text:p>
          </table:table-cell>
          <table:table-cell office:value-type="float" office:value="0.126396431252518" calcext:value-type="float">
            <text:p>0.126396431252518</text:p>
          </table:table-cell>
          <table:table-cell office:value-type="float" office:value="0.234080878070709" calcext:value-type="float">
            <text:p>0.234080878070709</text:p>
          </table:table-cell>
          <table:table-cell office:value-type="float" office:value="0.366141141429209" calcext:value-type="float">
            <text:p>0.366141141429209</text:p>
          </table:table-cell>
          <table:table-cell office:value-type="float" office:value="0.528543817913683" calcext:value-type="float">
            <text:p>0.528543817913683</text:p>
          </table:table-cell>
          <table:table-cell office:value-type="float" office:value="0.728851967280487" calcext:value-type="float">
            <text:p>0.728851967280487</text:p>
          </table:table-cell>
          <table:table-cell office:value-type="float" office:value="0.976686713196736" calcext:value-type="float">
            <text:p>0.976686713196736</text:p>
          </table:table-cell>
          <table:table-cell office:value-type="float" office:value="1.28432993902009" calcext:value-type="float">
            <text:p>1.28432993902009</text:p>
          </table:table-cell>
          <table:table-cell office:value-type="float" office:value="1.66751218947487" calcext:value-type="float">
            <text:p>1.66751218947487</text:p>
          </table:table-cell>
          <table:table-cell office:value-type="float" office:value="2.14644319252114" calcext:value-type="float">
            <text:p>2.14644319252114</text:p>
          </table:table-cell>
          <table:table-cell office:value-type="float" office:value="2.74715906527455" calcext:value-type="float">
            <text:p>2.74715906527455</text:p>
          </table:table-cell>
          <table:table-cell office:value-type="float" office:value="3.50328051616927" calcext:value-type="float">
            <text:p>3.50328051616927</text:p>
          </table:table-cell>
          <table:table-cell office:value-type="float" office:value="4.4582999300934" calcext:value-type="float">
            <text:p>4.4582999300934</text:p>
          </table:table-cell>
          <table:table-cell office:value-type="float" office:value="5.66854078469711" calcext:value-type="float">
            <text:p>5.66854078469711</text:p>
          </table:table-cell>
          <table:table-cell office:value-type="float" office:value="7.2069571136252" calcext:value-type="float">
            <text:p>7.2069571136252</text:p>
          </table:table-cell>
          <table:table-cell office:value-type="float" office:value="9.16795717312079" calcext:value-type="float">
            <text:p>9.16795717312079</text:p>
          </table:table-cell>
          <table:table-cell office:value-type="float" office:value="11.6734325270476" calcext:value-type="float">
            <text:p>11.6734325270476</text:p>
          </table:table-cell>
          <table:table-cell office:value-type="float" office:value="14.880132853396" calcext:value-type="float">
            <text:p>14.880132853396</text:p>
          </table:table-cell>
          <table:table-cell office:value-type="float" office:value="18.9884207876322" calcext:value-type="float">
            <text:p>18.9884207876322</text:p>
          </table:table-cell>
          <table:table-cell office:value-type="float" office:value="24.2522352539193" calcext:value-type="float">
            <text:p>24.2522352539193</text:p>
          </table:table-cell>
          <table:table-cell office:value-type="float" office:value="30.9897498780288" calcext:value-type="float">
            <text:p>30.9897498780288</text:p>
          </table:table-cell>
          <table:table-cell office:value-type="float" office:value="39.5937144459046" calcext:value-type="float">
            <text:p>39.5937144459046</text:p>
          </table:table-cell>
          <table:table-cell office:value-type="float" office:value="50.5398380714479" calcext:value-type="float">
            <text:p>50.5398380714479</text:p>
          </table:table-cell>
          <table:table-cell office:value-type="float" office:value="64.3962060905721" calcext:value-type="float">
            <text:p>64.3962060905721</text:p>
          </table:table-cell>
          <table:table-cell office:value-type="float" office:value="68.5601374875868" calcext:value-type="float">
            <text:p>68.5601374875868</text:p>
          </table:table-cell>
          <table:table-cell office:value-type="float" office:value="73.1290446950313" calcext:value-type="float">
            <text:p>73.1290446950313</text:p>
          </table:table-cell>
          <table:table-cell office:value-type="float" office:value="77.9798601768646" calcext:value-type="float">
            <text:p>77.9798601768646</text:p>
          </table:table-cell>
          <table:table-cell office:value-type="float" office:value="82.9445358353718" calcext:value-type="float">
            <text:p>82.9445358353718</text:p>
          </table:table-cell>
          <table:table-cell office:value-type="float" office:value="87.8004132132116" calcext:value-type="float">
            <text:p>87.8004132132116</text:p>
          </table:table-cell>
          <table:table-cell office:value-type="float" office:value="92.278177104587" calcext:value-type="float">
            <text:p>92.278177104587</text:p>
          </table:table-cell>
          <table:table-cell office:value-type="float" office:value="96.090889607628" calcext:value-type="float">
            <text:p>96.090889607628</text:p>
          </table:table-cell>
          <table:table-cell office:value-type="float" office:value="98.986044098946" calcext:value-type="float">
            <text:p>98.986044098946</text:p>
          </table:table-cell>
          <table:table-cell office:value-type="float" office:value="100.806043461051" calcext:value-type="float">
            <text:p>100.806043461051</text:p>
          </table:table-cell>
          <table:table-cell office:value-type="float" office:value="101.529803258263" calcext:value-type="float">
            <text:p>101.529803258263</text:p>
          </table:table-cell>
          <table:table-cell office:value-type="float" office:value="101.274797749032" calcext:value-type="float">
            <text:p>101.274797749032</text:p>
          </table:table-cell>
          <table:table-cell office:value-type="float" office:value="100.259424666913" calcext:value-type="float">
            <text:p>100.259424666913</text:p>
          </table:table-cell>
          <table:table-cell office:value-type="float" office:value="98.7425206960978" calcext:value-type="float">
            <text:p>98.7425206960978</text:p>
          </table:table-cell>
          <table:table-cell office:value-type="float" office:value="96.9632669150101" calcext:value-type="float">
            <text:p>96.9632669150101</text:p>
          </table:table-cell>
          <table:table-cell office:value-type="float" office:value="95.1022281360243" calcext:value-type="float">
            <text:p>95.1022281360243</text:p>
          </table:table-cell>
          <table:table-cell office:value-type="float" office:value="93.2723390975151" calcext:value-type="float">
            <text:p>93.2723390975151</text:p>
          </table:table-cell>
          <table:table-cell table:number-columns-repeated="2"/>
        </table:table-row>
        <table:table-row table:style-name="ro1">
          <table:table-cell office:value-type="float" office:value="0.0253252137239801" calcext:value-type="float">
            <text:p>0.02532521372398</text:p>
          </table:table-cell>
          <table:table-cell office:value-type="float" office:value="0.0835525680734354" calcext:value-type="float">
            <text:p>0.083552568073435</text:p>
          </table:table-cell>
          <table:table-cell office:value-type="float" office:value="0.154964082206329" calcext:value-type="float">
            <text:p>0.154964082206329</text:p>
          </table:table-cell>
          <table:table-cell office:value-type="float" office:value="0.242778516014236" calcext:value-type="float">
            <text:p>0.242778516014236</text:p>
          </table:table-cell>
          <table:table-cell office:value-type="float" office:value="0.351076743259849" calcext:value-type="float">
            <text:p>0.351076743259849</text:p>
          </table:table-cell>
          <table:table-cell office:value-type="float" office:value="0.485053348044553" calcext:value-type="float">
            <text:p>0.485053348044553</text:p>
          </table:table-cell>
          <table:table-cell office:value-type="float" office:value="0.651346839744853" calcext:value-type="float">
            <text:p>0.651346839744853</text:p>
          </table:table-cell>
          <table:table-cell office:value-type="float" office:value="0.858474237543871" calcext:value-type="float">
            <text:p>0.858474237543871</text:p>
          </table:table-cell>
          <table:table-cell office:value-type="float" office:value="1.11740424742112" calcext:value-type="float">
            <text:p>1.11740424742112</text:p>
          </table:table-cell>
          <table:table-cell office:value-type="float" office:value="1.44231439355241" calcext:value-type="float">
            <text:p>1.44231439355241</text:p>
          </table:table-cell>
          <table:table-cell office:value-type="float" office:value="1.85159188768424" calcext:value-type="float">
            <text:p>1.85159188768424</text:p>
          </table:table-cell>
          <table:table-cell office:value-type="float" office:value="2.36915634033211" calcext:value-type="float">
            <text:p>2.36915634033211</text:p>
          </table:table-cell>
          <table:table-cell office:value-type="float" office:value="3.02620504714415" calcext:value-type="float">
            <text:p>3.02620504714415</text:p>
          </table:table-cell>
          <table:table-cell office:value-type="float" office:value="3.86350835961295" calcext:value-type="float">
            <text:p>3.86350835961295</text:p>
          </table:table-cell>
          <table:table-cell office:value-type="float" office:value="4.9344121733326" calcext:value-type="float">
            <text:p>4.9344121733326</text:p>
          </table:table-cell>
          <table:table-cell office:value-type="float" office:value="6.30873309572033" calcext:value-type="float">
            <text:p>6.30873309572033</text:p>
          </table:table-cell>
          <table:table-cell office:value-type="float" office:value="8.07775157781118" calcext:value-type="float">
            <text:p>8.07775157781118</text:p>
          </table:table-cell>
          <table:table-cell office:value-type="float" office:value="10.3605049204129" calcext:value-type="float">
            <text:p>10.3605049204129</text:p>
          </table:table-cell>
          <table:table-cell office:value-type="float" office:value="13.31153195707" calcext:value-type="float">
            <text:p>13.31153195707</text:p>
          </table:table-cell>
          <table:table-cell office:value-type="float" office:value="17.1300890911486" calcext:value-type="float">
            <text:p>17.1300890911486</text:p>
          </table:table-cell>
          <table:table-cell office:value-type="float" office:value="22.0705970844725" calcext:value-type="float">
            <text:p>22.0705970844725</text:p>
          </table:table-cell>
          <table:table-cell office:value-type="float" office:value="28.4536413601309" calcext:value-type="float">
            <text:p>28.4536413601309</text:p>
          </table:table-cell>
          <table:table-cell office:value-type="float" office:value="36.6762096467789" calcext:value-type="float">
            <text:p>36.6762096467789</text:p>
          </table:table-cell>
          <table:table-cell office:value-type="float" office:value="47.219053963559" calcext:value-type="float">
            <text:p>47.219053963559</text:p>
          </table:table-cell>
          <table:table-cell office:value-type="float" office:value="60.6535654066576" calcext:value-type="float">
            <text:p>60.6535654066576</text:p>
          </table:table-cell>
          <table:table-cell office:value-type="float" office:value="65.4440222513036" calcext:value-type="float">
            <text:p>65.4440222513036</text:p>
          </table:table-cell>
          <table:table-cell office:value-type="float" office:value="70.621970863459" calcext:value-type="float">
            <text:p>70.621970863459</text:p>
          </table:table-cell>
          <table:table-cell office:value-type="float" office:value="76.0255749197842" calcext:value-type="float">
            <text:p>76.0255749197842</text:p>
          </table:table-cell>
          <table:table-cell office:value-type="float" office:value="81.4326477366929" calcext:value-type="float">
            <text:p>81.4326477366929</text:p>
          </table:table-cell>
          <table:table-cell office:value-type="float" office:value="86.5606480638637" calcext:value-type="float">
            <text:p>86.5606480638637</text:p>
          </table:table-cell>
          <table:table-cell office:value-type="float" office:value="91.0948217383704" calcext:value-type="float">
            <text:p>91.0948217383704</text:p>
          </table:table-cell>
          <table:table-cell office:value-type="float" office:value="94.742086502375" calcext:value-type="float">
            <text:p>94.742086502375</text:p>
          </table:table-cell>
          <table:table-cell office:value-type="float" office:value="97.2966661438023" calcext:value-type="float">
            <text:p>97.2966661438023</text:p>
          </table:table-cell>
          <table:table-cell office:value-type="float" office:value="98.6898325846946" calcext:value-type="float">
            <text:p>98.6898325846946</text:p>
          </table:table-cell>
          <table:table-cell office:value-type="float" office:value="99.0013694577087" calcext:value-type="float">
            <text:p>99.0013694577087</text:p>
          </table:table-cell>
          <table:table-cell office:value-type="float" office:value="98.4299516098927" calcext:value-type="float">
            <text:p>98.4299516098927</text:p>
          </table:table-cell>
          <table:table-cell office:value-type="float" office:value="97.2363094769421" calcext:value-type="float">
            <text:p>97.2363094769421</text:p>
          </table:table-cell>
          <table:table-cell office:value-type="float" office:value="95.6799636360864" calcext:value-type="float">
            <text:p>95.6799636360864</text:p>
          </table:table-cell>
          <table:table-cell office:value-type="float" office:value="93.9705736982134" calcext:value-type="float">
            <text:p>93.9705736982134</text:p>
          </table:table-cell>
          <table:table-cell office:value-type="float" office:value="92.2479873297806" calcext:value-type="float">
            <text:p>92.2479873297806</text:p>
          </table:table-cell>
          <table:table-cell table:number-columns-repeated="2"/>
        </table:table-row>
        <table:table-row table:style-name="ro1">
          <table:table-cell office:value-type="float" office:value="0.0164091854858255" calcext:value-type="float">
            <text:p>0.016409185485826</text:p>
          </table:table-cell>
          <table:table-cell office:value-type="float" office:value="0.0542074738131504" calcext:value-type="float">
            <text:p>0.05420747381315</text:p>
          </table:table-cell>
          <table:table-cell office:value-type="float" office:value="0.100680100729897" calcext:value-type="float">
            <text:p>0.100680100729897</text:p>
          </table:table-cell>
          <table:table-cell office:value-type="float" office:value="0.15797559720104" calcext:value-type="float">
            <text:p>0.15797559720104</text:p>
          </table:table-cell>
          <table:table-cell office:value-type="float" office:value="0.228827877757445" calcext:value-type="float">
            <text:p>0.228827877757445</text:p>
          </table:table-cell>
          <table:table-cell office:value-type="float" office:value="0.316730767924465" calcext:value-type="float">
            <text:p>0.316730767924465</text:p>
          </table:table-cell>
          <table:table-cell office:value-type="float" office:value="0.426168569942404" calcext:value-type="float">
            <text:p>0.426168569942404</text:p>
          </table:table-cell>
          <table:table-cell office:value-type="float" office:value="0.562921735876211" calcext:value-type="float">
            <text:p>0.562921735876211</text:p>
          </table:table-cell>
          <table:table-cell office:value-type="float" office:value="0.734473330920088" calcext:value-type="float">
            <text:p>0.734473330920088</text:p>
          </table:table-cell>
          <table:table-cell office:value-type="float" office:value="0.950550878438838" calcext:value-type="float">
            <text:p>0.950550878438838</text:p>
          </table:table-cell>
          <table:table-cell office:value-type="float" office:value="1.22385003568703" calcext:value-type="float">
            <text:p>1.22385003568703</text:p>
          </table:table-cell>
          <table:table-cell office:value-type="float" office:value="1.57100213771815" calcext:value-type="float">
            <text:p>1.57100213771815</text:p>
          </table:table-cell>
          <table:table-cell office:value-type="float" office:value="2.01386777160589" calcext:value-type="float">
            <text:p>2.01386777160589</text:p>
          </table:table-cell>
          <table:table-cell office:value-type="float" office:value="2.58126382521317" calcext:value-type="float">
            <text:p>2.58126382521317</text:p>
          </table:table-cell>
          <table:table-cell office:value-type="float" office:value="3.31126190573308" calcext:value-type="float">
            <text:p>3.31126190573308</text:p>
          </table:table-cell>
          <table:table-cell office:value-type="float" office:value="4.25423023890458" calcext:value-type="float">
            <text:p>4.25423023890458</text:p>
          </table:table-cell>
          <table:table-cell office:value-type="float" office:value="5.47682491403515" calcext:value-type="float">
            <text:p>5.47682491403515</text:p>
          </table:table-cell>
          <table:table-cell office:value-type="float" office:value="7.06716031682998" calcext:value-type="float">
            <text:p>7.06716031682998</text:p>
          </table:table-cell>
          <table:table-cell office:value-type="float" office:value="9.14138507885503" calcext:value-type="float">
            <text:p>9.14138507885503</text:p>
          </table:table-cell>
          <table:table-cell office:value-type="float" office:value="11.8518286465161" calcext:value-type="float">
            <text:p>11.8518286465161</text:p>
          </table:table-cell>
          <table:table-cell office:value-type="float" office:value="15.3967183285362" calcext:value-type="float">
            <text:p>15.3967183285362</text:p>
          </table:table-cell>
          <table:table-cell office:value-type="float" office:value="20.0311356955459" calcext:value-type="float">
            <text:p>20.0311356955459</text:p>
          </table:table-cell>
          <table:table-cell office:value-type="float" office:value="26.0783199278233" calcext:value-type="float">
            <text:p>26.0783199278233</text:p>
          </table:table-cell>
          <table:table-cell office:value-type="float" office:value="33.9396040681925" calcext:value-type="float">
            <text:p>33.9396040681925</text:p>
          </table:table-cell>
          <table:table-cell office:value-type="float" office:value="44.1002704894389" calcext:value-type="float">
            <text:p>44.1002704894389</text:p>
          </table:table-cell>
          <table:table-cell office:value-type="float" office:value="57.1329355700464" calcext:value-type="float">
            <text:p>57.1329355700464</text:p>
          </table:table-cell>
          <table:table-cell office:value-type="float" office:value="62.4412322967225" calcext:value-type="float">
            <text:p>62.4412322967225</text:p>
          </table:table-cell>
          <table:table-cell office:value-type="float" office:value="68.1041655779698" calcext:value-type="float">
            <text:p>68.1041655779698</text:p>
          </table:table-cell>
          <table:table-cell office:value-type="float" office:value="73.9077001765251" calcext:value-type="float">
            <text:p>73.9077001765251</text:p>
          </table:table-cell>
          <table:table-cell office:value-type="float" office:value="79.5678241828263" calcext:value-type="float">
            <text:p>79.5678241828263</text:p>
          </table:table-cell>
          <table:table-cell office:value-type="float" office:value="84.7500251164445" calcext:value-type="float">
            <text:p>84.7500251164445</text:p>
          </table:table-cell>
          <table:table-cell office:value-type="float" office:value="89.1229647823958" calcext:value-type="float">
            <text:p>89.1229647823958</text:p>
          </table:table-cell>
          <table:table-cell office:value-type="float" office:value="92.4285615716196" calcext:value-type="float">
            <text:p>92.4285615716196</text:p>
          </table:table-cell>
          <table:table-cell office:value-type="float" office:value="94.5407636213408" calcext:value-type="float">
            <text:p>94.5407636213408</text:p>
          </table:table-cell>
          <table:table-cell office:value-type="float" office:value="95.4884933618641" calcext:value-type="float">
            <text:p>95.4884933618641</text:p>
          </table:table-cell>
          <table:table-cell office:value-type="float" office:value="95.4366000202067" calcext:value-type="float">
            <text:p>95.4366000202067</text:p>
          </table:table-cell>
          <table:table-cell office:value-type="float" office:value="94.6354381888212" calcext:value-type="float">
            <text:p>94.6354381888212</text:p>
          </table:table-cell>
          <table:table-cell office:value-type="float" office:value="93.3572360594743" calcext:value-type="float">
            <text:p>93.3572360594743</text:p>
          </table:table-cell>
          <table:table-cell office:value-type="float" office:value="91.839297898103" calcext:value-type="float">
            <text:p>91.839297898103</text:p>
          </table:table-cell>
          <table:table-cell office:value-type="float" office:value="90.2516144474405" calcext:value-type="float">
            <text:p>90.2516144474405</text:p>
          </table:table-cell>
          <table:table-cell table:number-columns-repeated="2"/>
        </table:table-row>
        <table:table-row table:style-name="ro1">
          <table:table-cell office:value-type="float" office:value="0.010414993362508" calcext:value-type="float">
            <text:p>0.010414993362508</text:p>
          </table:table-cell>
          <table:table-cell office:value-type="float" office:value="0.0344485129349811" calcext:value-type="float">
            <text:p>0.034448512934981</text:p>
          </table:table-cell>
          <table:table-cell office:value-type="float" office:value="0.0640676369033078" calcext:value-type="float">
            <text:p>0.064067636903308</text:p>
          </table:table-cell>
          <table:table-cell office:value-type="float" office:value="0.10067457936402" calcext:value-type="float">
            <text:p>0.10067457936402</text:p>
          </table:table-cell>
          <table:table-cell office:value-type="float" office:value="0.146059648171886" calcext:value-type="float">
            <text:p>0.146059648171886</text:p>
          </table:table-cell>
          <table:table-cell office:value-type="float" office:value="0.202519235128763" calcext:value-type="float">
            <text:p>0.202519235128763</text:p>
          </table:table-cell>
          <table:table-cell office:value-type="float" office:value="0.273012616705131" calcext:value-type="float">
            <text:p>0.273012616705131</text:p>
          </table:table-cell>
          <table:table-cell office:value-type="float" office:value="0.361371230377367" calcext:value-type="float">
            <text:p>0.361371230377367</text:p>
          </table:table-cell>
          <table:table-cell office:value-type="float" office:value="0.472579040897353" calcext:value-type="float">
            <text:p>0.472579040897353</text:p>
          </table:table-cell>
          <table:table-cell office:value-type="float" office:value="0.613149420951599" calcext:value-type="float">
            <text:p>0.613149420951599</text:p>
          </table:table-cell>
          <table:table-cell office:value-type="float" office:value="0.791633244426088" calcext:value-type="float">
            <text:p>0.791633244426088</text:p>
          </table:table-cell>
          <table:table-cell office:value-type="float" office:value="1.01930542413958" calcext:value-type="float">
            <text:p>1.01930542413958</text:p>
          </table:table-cell>
          <table:table-cell office:value-type="float" office:value="1.31109387251245" calcext:value-type="float">
            <text:p>1.31109387251245</text:p>
          </table:table-cell>
          <table:table-cell office:value-type="float" office:value="1.68683685431531" calcext:value-type="float">
            <text:p>1.68683685431531</text:p>
          </table:table-cell>
          <table:table-cell office:value-type="float" office:value="2.17298282579583" calcext:value-type="float">
            <text:p>2.17298282579583</text:p>
          </table:table-cell>
          <table:table-cell office:value-type="float" office:value="2.80488137479638" calcext:value-type="float">
            <text:p>2.80488137479638</text:p>
          </table:table-cell>
          <table:table-cell office:value-type="float" office:value="3.62985345061966" calcext:value-type="float">
            <text:p>3.62985345061966</text:p>
          </table:table-cell>
          <table:table-cell office:value-type="float" office:value="4.71126898298082" calcext:value-type="float">
            <text:p>4.71126898298082</text:p>
          </table:table-cell>
          <table:table-cell office:value-type="float" office:value="6.13388916265663" calcext:value-type="float">
            <text:p>6.13388916265663</text:p>
          </table:table-cell>
          <table:table-cell office:value-type="float" office:value="8.01072713575881" calcext:value-type="float">
            <text:p>8.01072713575881</text:p>
          </table:table-cell>
          <table:table-cell office:value-type="float" office:value="10.4916059295873" calcext:value-type="float">
            <text:p>10.4916059295873</text:p>
          </table:table-cell>
          <table:table-cell office:value-type="float" office:value="13.7733851992567" calcext:value-type="float">
            <text:p>13.7733851992567</text:p>
          </table:table-cell>
          <table:table-cell office:value-type="float" office:value="18.1114065147507" calcext:value-type="float">
            <text:p>18.1114065147507</text:p>
          </table:table-cell>
          <table:table-cell office:value-type="float" office:value="23.8309860522015" calcext:value-type="float">
            <text:p>23.8309860522015</text:p>
          </table:table-cell>
          <table:table-cell office:value-type="float" office:value="31.3367383780858" calcext:value-type="float">
            <text:p>31.3367383780858</text:p>
          </table:table-cell>
          <table:table-cell office:value-type="float" office:value="41.116312127584" calcext:value-type="float">
            <text:p>41.116312127584</text:p>
          </table:table-cell>
          <table:table-cell office:value-type="float" office:value="53.7393074963377" calcext:value-type="float">
            <text:p>53.7393074963377</text:p>
          </table:table-cell>
          <table:table-cell office:value-type="float" office:value="59.4369695749709" calcext:value-type="float">
            <text:p>59.4369695749709</text:p>
          </table:table-cell>
          <table:table-cell office:value-type="float" office:value="65.4305539936233" calcext:value-type="float">
            <text:p>65.4305539936233</text:p>
          </table:table-cell>
          <table:table-cell office:value-type="float" office:value="71.4464684537066" calcext:value-type="float">
            <text:p>71.4464684537066</text:p>
          </table:table-cell>
          <table:table-cell office:value-type="float" office:value="77.1451713494426" calcext:value-type="float">
            <text:p>77.1451713494426</text:p>
          </table:table-cell>
          <table:table-cell office:value-type="float" office:value="82.1659247141392" calcext:value-type="float">
            <text:p>82.1659247141392</text:p>
          </table:table-cell>
          <table:table-cell office:value-type="float" office:value="86.1989225004105" calcext:value-type="float">
            <text:p>86.1989225004105</text:p>
          </table:table-cell>
          <table:table-cell office:value-type="float" office:value="89.0530848019477" calcext:value-type="float">
            <text:p>89.0530848019477</text:p>
          </table:table-cell>
          <table:table-cell office:value-type="float" office:value="90.6927004238136" calcext:value-type="float">
            <text:p>90.6927004238136</text:p>
          </table:table-cell>
          <table:table-cell office:value-type="float" office:value="91.2322758199" calcext:value-type="float">
            <text:p>91.2322758199</text:p>
          </table:table-cell>
          <table:table-cell office:value-type="float" office:value="90.8959938720762" calcext:value-type="float">
            <text:p>90.8959938720762</text:p>
          </table:table-cell>
          <table:table-cell office:value-type="float" office:value="89.9570774811913" calcext:value-type="float">
            <text:p>89.9570774811913</text:p>
          </table:table-cell>
          <table:table-cell office:value-type="float" office:value="88.6754758125158" calcext:value-type="float">
            <text:p>88.6754758125158</text:p>
          </table:table-cell>
          <table:table-cell office:value-type="float" office:value="87.2529080224807" calcext:value-type="float">
            <text:p>87.2529080224807</text:p>
          </table:table-cell>
          <table:table-cell table:number-columns-repeated="2"/>
        </table:table-row>
        <table:table-row table:style-name="ro1">
          <table:table-cell office:value-type="float" office:value="0.00646137960084782" calcext:value-type="float">
            <text:p>0.006461379600848</text:p>
          </table:table-cell>
          <table:table-cell office:value-type="float" office:value="0.0213967356390315" calcext:value-type="float">
            <text:p>0.021396735639032</text:p>
          </table:table-cell>
          <table:table-cell office:value-type="float" office:value="0.0398443621867392" calcext:value-type="float">
            <text:p>0.039844362186739</text:p>
          </table:table-cell>
          <table:table-cell office:value-type="float" office:value="0.0626970199117991" calcext:value-type="float">
            <text:p>0.062697019911799</text:p>
          </table:table-cell>
          <table:table-cell office:value-type="float" office:value="0.09109812304826" calcext:value-type="float">
            <text:p>0.09109812304826</text:p>
          </table:table-cell>
          <table:table-cell office:value-type="float" office:value="0.126519310951399" calcext:value-type="float">
            <text:p>0.126519310951399</text:p>
          </table:table-cell>
          <table:table-cell office:value-type="float" office:value="0.170864079156708" calcext:value-type="float">
            <text:p>0.170864079156708</text:p>
          </table:table-cell>
          <table:table-cell office:value-type="float" office:value="0.226606931235745" calcext:value-type="float">
            <text:p>0.226606931235745</text:p>
          </table:table-cell>
          <table:table-cell office:value-type="float" office:value="0.296981059471589" calcext:value-type="float">
            <text:p>0.296981059471589</text:p>
          </table:table-cell>
          <table:table-cell office:value-type="float" office:value="0.386232538244027" calcext:value-type="float">
            <text:p>0.386232538244027</text:p>
          </table:table-cell>
          <table:table-cell office:value-type="float" office:value="0.499965920049997" calcext:value-type="float">
            <text:p>0.499965920049997</text:p>
          </table:table-cell>
          <table:table-cell office:value-type="float" office:value="0.645615670622059" calcext:value-type="float">
            <text:p>0.645615670622059</text:p>
          </table:table-cell>
          <table:table-cell office:value-type="float" office:value="0.833090989247827" calcext:value-type="float">
            <text:p>0.833090989247827</text:p>
          </table:table-cell>
          <table:table-cell office:value-type="float" office:value="1.07565937252961" calcext:value-type="float">
            <text:p>1.07565937252961</text:p>
          </table:table-cell>
          <table:table-cell office:value-type="float" office:value="1.39115808467542" calcext:value-type="float">
            <text:p>1.39115808467542</text:p>
          </table:table-cell>
          <table:table-cell office:value-type="float" office:value="1.803653709719" calcext:value-type="float">
            <text:p>1.803653709719</text:p>
          </table:table-cell>
          <table:table-cell office:value-type="float" office:value="2.34570876870266" calcext:value-type="float">
            <text:p>2.34570876870266</text:p>
          </table:table-cell>
          <table:table-cell office:value-type="float" office:value="3.06145978805353" calcext:value-type="float">
            <text:p>3.06145978805353</text:p>
          </table:table-cell>
          <table:table-cell office:value-type="float" office:value="4.01075799847568" calcext:value-type="float">
            <text:p>4.01075799847568</text:p>
          </table:table-cell>
          <table:table-cell office:value-type="float" office:value="5.27465893163893" calcext:value-type="float">
            <text:p>5.27465893163893</text:p>
          </table:table-cell>
          <table:table-cell office:value-type="float" office:value="6.96254345325136" calcext:value-type="float">
            <text:p>6.96254345325136</text:p>
          </table:table-cell>
          <table:table-cell office:value-type="float" office:value="9.22106086813323" calcext:value-type="float">
            <text:p>9.22106086813323</text:p>
          </table:table-cell>
          <table:table-cell office:value-type="float" office:value="12.2448253857863" calcext:value-type="float">
            <text:p>12.2448253857863</text:p>
          </table:table-cell>
          <table:table-cell office:value-type="float" office:value="16.2882631708721" calcext:value-type="float">
            <text:p>16.2882631708721</text:p>
          </table:table-cell>
          <table:table-cell office:value-type="float" office:value="21.6770963355318" calcext:value-type="float">
            <text:p>21.6770963355318</text:p>
          </table:table-cell>
          <table:table-cell office:value-type="float" office:value="28.816670541687" calcext:value-type="float">
            <text:p>28.816670541687</text:p>
          </table:table-cell>
          <table:table-cell office:value-type="float" office:value="38.1930283076887" calcext:value-type="float">
            <text:p>38.1930283076887</text:p>
          </table:table-cell>
          <table:table-cell office:value-type="float" office:value="50.3669169634549" calcext:value-type="float">
            <text:p>50.3669169634549</text:p>
          </table:table-cell>
          <table:table-cell office:value-type="float" office:value="56.3006010925383" calcext:value-type="float">
            <text:p>56.3006010925383</text:p>
          </table:table-cell>
          <table:table-cell office:value-type="float" office:value="62.4424309558335" calcext:value-type="float">
            <text:p>62.4424309558335</text:p>
          </table:table-cell>
          <table:table-cell office:value-type="float" office:value="68.4646964685911" calcext:value-type="float">
            <text:p>68.4646964685911</text:p>
          </table:table-cell>
          <table:table-cell office:value-type="float" office:value="73.9946530839521" calcext:value-type="float">
            <text:p>73.9946530839521</text:p>
          </table:table-cell>
          <table:table-cell office:value-type="float" office:value="78.6792044913607" calcext:value-type="float">
            <text:p>78.6792044913607</text:p>
          </table:table-cell>
          <table:table-cell office:value-type="float" office:value="82.2595818329318" calcext:value-type="float">
            <text:p>82.2595818329318</text:p>
          </table:table-cell>
          <table:table-cell office:value-type="float" office:value="84.6231290312953" calcext:value-type="float">
            <text:p>84.6231290312953</text:p>
          </table:table-cell>
          <table:table-cell office:value-type="float" office:value="85.8159518504544" calcext:value-type="float">
            <text:p>85.8159518504544</text:p>
          </table:table-cell>
          <table:table-cell office:value-type="float" office:value="86.0167973676215" calcext:value-type="float">
            <text:p>86.0167973676215</text:p>
          </table:table-cell>
          <table:table-cell office:value-type="float" office:value="85.4836204525602" calcext:value-type="float">
            <text:p>85.4836204525602</text:p>
          </table:table-cell>
          <table:table-cell office:value-type="float" office:value="84.4893629172071" calcext:value-type="float">
            <text:p>84.4893629172071</text:p>
          </table:table-cell>
          <table:table-cell office:value-type="float" office:value="83.265984333723" calcext:value-type="float">
            <text:p>83.265984333723</text:p>
          </table:table-cell>
          <table:table-cell table:number-columns-repeated="2"/>
        </table:table-row>
        <table:table-row table:style-name="ro1">
          <table:table-cell office:value-type="float" office:value="0.00390898693426194" calcext:value-type="float">
            <text:p>0.003908986934262</text:p>
          </table:table-cell>
          <table:table-cell office:value-type="float" office:value="0.012958794151046" calcext:value-type="float">
            <text:p>0.012958794151046</text:p>
          </table:table-cell>
          <table:table-cell office:value-type="float" office:value="0.0241600286717109" calcext:value-type="float">
            <text:p>0.024160028671711</text:p>
          </table:table-cell>
          <table:table-cell office:value-type="float" office:value="0.0380658221303732" calcext:value-type="float">
            <text:p>0.038065822130373</text:p>
          </table:table-cell>
          <table:table-cell office:value-type="float" office:value="0.055386621028669" calcext:value-type="float">
            <text:p>0.055386621028669</text:p>
          </table:table-cell>
          <table:table-cell office:value-type="float" office:value="0.0770396629794632" calcext:value-type="float">
            <text:p>0.077039662979463</text:p>
          </table:table-cell>
          <table:table-cell office:value-type="float" office:value="0.104215376728067" calcext:value-type="float">
            <text:p>0.104215376728067</text:p>
          </table:table-cell>
          <table:table-cell office:value-type="float" office:value="0.138467024086029" calcext:value-type="float">
            <text:p>0.138467024086029</text:p>
          </table:table-cell>
          <table:table-cell office:value-type="float" office:value="0.181832332428839" calcext:value-type="float">
            <text:p>0.181832332428839</text:p>
          </table:table-cell>
          <table:table-cell office:value-type="float" office:value="0.236999339510492" calcext:value-type="float">
            <text:p>0.236999339510492</text:p>
          </table:table-cell>
          <table:table-cell office:value-type="float" office:value="0.307533569761945" calcext:value-type="float">
            <text:p>0.307533569761945</text:p>
          </table:table-cell>
          <table:table-cell office:value-type="float" office:value="0.398190557559851" calcext:value-type="float">
            <text:p>0.398190557559851</text:p>
          </table:table-cell>
          <table:table-cell office:value-type="float" office:value="0.515347414709867" calcext:value-type="float">
            <text:p>0.515347414709867</text:p>
          </table:table-cell>
          <table:table-cell office:value-type="float" office:value="0.667600652510529" calcext:value-type="float">
            <text:p>0.667600652510529</text:p>
          </table:table-cell>
          <table:table-cell office:value-type="float" office:value="0.866596144366831" calcext:value-type="float">
            <text:p>0.866596144366831</text:p>
          </table:table-cell>
          <table:table-cell office:value-type="float" office:value="1.12818252205559" calcext:value-type="float">
            <text:p>1.12818252205559</text:p>
          </table:table-cell>
          <table:table-cell office:value-type="float" office:value="1.47401301842492" calcext:value-type="float">
            <text:p>1.47401301842492</text:p>
          </table:table-cell>
          <table:table-cell office:value-type="float" office:value="1.93376378470221" calcext:value-type="float">
            <text:p>1.93376378470221</text:p>
          </table:table-cell>
          <table:table-cell office:value-type="float" office:value="2.54818804242292" calcext:value-type="float">
            <text:p>2.54818804242292</text:p>
          </table:table-cell>
          <table:table-cell office:value-type="float" office:value="3.37327940540407" calcext:value-type="float">
            <text:p>3.37327940540407</text:p>
          </table:table-cell>
          <table:table-cell office:value-type="float" office:value="4.4858589919111" calcext:value-type="float">
            <text:p>4.4858589919111</text:p>
          </table:table-cell>
          <table:table-cell office:value-type="float" office:value="5.99089646721339" calcext:value-type="float">
            <text:p>5.99089646721339</text:p>
          </table:table-cell>
          <table:table-cell office:value-type="float" office:value="8.03076310131041" calcext:value-type="float">
            <text:p>8.03076310131041</text:p>
          </table:table-cell>
          <table:table-cell office:value-type="float" office:value="10.796295117215" calcext:value-type="float">
            <text:p>10.796295117215</text:p>
          </table:table-cell>
          <table:table-cell office:value-type="float" office:value="14.5388863488942" calcext:value-type="float">
            <text:p>14.5388863488942</text:p>
          </table:table-cell>
          <table:table-cell office:value-type="float" office:value="19.5817275864555" calcext:value-type="float">
            <text:p>19.5817275864555</text:p>
          </table:table-cell>
          <table:table-cell office:value-type="float" office:value="26.3268697485418" calcext:value-type="float">
            <text:p>26.3268697485418</text:p>
          </table:table-cell>
          <table:table-cell office:value-type="float" office:value="35.2536609013192" calcext:value-type="float">
            <text:p>35.2536609013192</text:p>
          </table:table-cell>
          <table:table-cell office:value-type="float" office:value="46.9088734555258" calcext:value-type="float">
            <text:p>46.9088734555258</text:p>
          </table:table-cell>
          <table:table-cell office:value-type="float" office:value="52.9065090923953" calcext:value-type="float">
            <text:p>52.9065090923953</text:p>
          </table:table-cell>
          <table:table-cell office:value-type="float" office:value="59.0052569834365" calcext:value-type="float">
            <text:p>59.0052569834365</text:p>
          </table:table-cell>
          <table:table-cell office:value-type="float" office:value="64.8424335982294" calcext:value-type="float">
            <text:p>64.8424335982294</text:p>
          </table:table-cell>
          <table:table-cell office:value-type="float" office:value="70.0407602808035" calcext:value-type="float">
            <text:p>70.0407602808035</text:p>
          </table:table-cell>
          <table:table-cell office:value-type="float" office:value="74.2802713040684" calcext:value-type="float">
            <text:p>74.2802713040684</text:p>
          </table:table-cell>
          <table:table-cell office:value-type="float" office:value="77.3641858589677" calcext:value-type="float">
            <text:p>77.3641858589677</text:p>
          </table:table-cell>
          <table:table-cell office:value-type="float" office:value="79.2528098136802" calcext:value-type="float">
            <text:p>79.2528098136802</text:p>
          </table:table-cell>
          <table:table-cell office:value-type="float" office:value="80.0574891211863" calcext:value-type="float">
            <text:p>80.0574891211863</text:p>
          </table:table-cell>
          <table:table-cell office:value-type="float" office:value="79.9999631993105" calcext:value-type="float">
            <text:p>79.9999631993105</text:p>
          </table:table-cell>
          <table:table-cell office:value-type="float" office:value="79.3509717842124" calcext:value-type="float">
            <text:p>79.3509717842124</text:p>
          </table:table-cell>
          <table:table-cell office:value-type="float" office:value="78.3665108971273" calcext:value-type="float">
            <text:p>78.3665108971273</text:p>
          </table:table-cell>
          <table:table-cell table:number-columns-repeated="2"/>
        </table:table-row>
        <table:table-row table:style-name="ro1">
          <table:table-cell office:value-type="float" office:value="0.00230051037767939" calcext:value-type="float">
            <text:p>0.002300510377679</text:p>
          </table:table-cell>
          <table:table-cell office:value-type="float" office:value="0.0076341936319408" calcext:value-type="float">
            <text:p>0.007634193631941</text:p>
          </table:table-cell>
          <table:table-cell office:value-type="float" office:value="0.0142483291243447" calcext:value-type="float">
            <text:p>0.014248329124345</text:p>
          </table:table-cell>
          <table:table-cell office:value-type="float" office:value="0.0224755291672793" calcext:value-type="float">
            <text:p>0.022475529167279</text:p>
          </table:table-cell>
          <table:table-cell office:value-type="float" office:value="0.0327440920075287" calcext:value-type="float">
            <text:p>0.032744092007529</text:p>
          </table:table-cell>
          <table:table-cell office:value-type="float" office:value="0.0456085367595372" calcext:value-type="float">
            <text:p>0.045608536759537</text:p>
          </table:table-cell>
          <table:table-cell office:value-type="float" office:value="0.0617907411603362" calcext:value-type="float">
            <text:p>0.061790741160336</text:p>
          </table:table-cell>
          <table:table-cell office:value-type="float" office:value="0.0822357435432903" calcext:value-type="float">
            <text:p>0.08223574354329</text:p>
          </table:table-cell>
          <table:table-cell office:value-type="float" office:value="0.108187860465488" calcext:value-type="float">
            <text:p>0.108187860465488</text:p>
          </table:table-cell>
          <table:table-cell office:value-type="float" office:value="0.141295084967791" calcext:value-type="float">
            <text:p>0.141295084967791</text:p>
          </table:table-cell>
          <table:table-cell office:value-type="float" office:value="0.183753036183774" calcext:value-type="float">
            <text:p>0.183753036183774</text:p>
          </table:table-cell>
          <table:table-cell office:value-type="float" office:value="0.238504457155852" calcext:value-type="float">
            <text:p>0.238504457155852</text:p>
          </table:table-cell>
          <table:table-cell office:value-type="float" office:value="0.309517012487251" calcext:value-type="float">
            <text:p>0.309517012487251</text:p>
          </table:table-cell>
          <table:table-cell office:value-type="float" office:value="0.402171769470885" calcext:value-type="float">
            <text:p>0.402171769470885</text:p>
          </table:table-cell>
          <table:table-cell office:value-type="float" office:value="0.523808410960146" calcext:value-type="float">
            <text:p>0.523808410960146</text:p>
          </table:table-cell>
          <table:table-cell office:value-type="float" office:value="0.684492437122076" calcext:value-type="float">
            <text:p>0.684492437122076</text:p>
          </table:table-cell>
          <table:table-cell office:value-type="float" office:value="0.898096211840796" calcext:value-type="float">
            <text:p>0.898096211840796</text:p>
          </table:table-cell>
          <table:table-cell office:value-type="float" office:value="1.18382166106791" calcext:value-type="float">
            <text:p>1.18382166106791</text:p>
          </table:table-cell>
          <table:table-cell office:value-type="float" office:value="1.56833915740997" calcext:value-type="float">
            <text:p>1.56833915740997</text:p>
          </table:table-cell>
          <table:table-cell office:value-type="float" office:value="2.08877394217945" calcext:value-type="float">
            <text:p>2.08877394217945</text:p>
          </table:table-cell>
          <table:table-cell office:value-type="float" office:value="2.79683227517541" calcext:value-type="float">
            <text:p>2.79683227517541</text:p>
          </table:table-cell>
          <table:table-cell office:value-type="float" office:value="3.76440677391971" calcext:value-type="float">
            <text:p>3.76440677391971</text:p>
          </table:table-cell>
          <table:table-cell office:value-type="float" office:value="5.0909948644799" calcext:value-type="float">
            <text:p>5.0909948644799</text:p>
          </table:table-cell>
          <table:table-cell office:value-type="float" office:value="6.91313153605229" calcext:value-type="float">
            <text:p>6.91313153605229</text:p>
          </table:table-cell>
          <table:table-cell office:value-type="float" office:value="9.41565876858861" calcext:value-type="float">
            <text:p>9.41565876858861</text:p>
          </table:table-cell>
          <table:table-cell office:value-type="float" office:value="12.8438854714294" calcext:value-type="float">
            <text:p>12.8438854714294</text:p>
          </table:table-cell>
          <table:table-cell office:value-type="float" office:value="17.5144708148816" calcext:value-type="float">
            <text:p>17.5144708148816</text:p>
          </table:table-cell>
          <table:table-cell office:value-type="float" office:value="23.8214733721243" calcext:value-type="float">
            <text:p>23.8214733721243</text:p>
          </table:table-cell>
          <table:table-cell office:value-type="float" office:value="32.2334456365138" calcext:value-type="float">
            <text:p>32.2334456365138</text:p>
          </table:table-cell>
          <table:table-cell office:value-type="float" office:value="43.282710800107" calcext:value-type="float">
            <text:p>43.282710800107</text:p>
          </table:table-cell>
          <table:table-cell office:value-type="float" office:value="49.1751589095536" calcext:value-type="float">
            <text:p>49.1751589095536</text:p>
          </table:table-cell>
          <table:table-cell office:value-type="float" office:value="55.0633856857942" calcext:value-type="float">
            <text:p>55.0633856857942</text:p>
          </table:table-cell>
          <table:table-cell office:value-type="float" office:value="60.5729758929212" calcext:value-type="float">
            <text:p>60.5729758929212</text:p>
          </table:table-cell>
          <table:table-cell office:value-type="float" office:value="65.3424456244299" calcext:value-type="float">
            <text:p>65.3424456244299</text:p>
          </table:table-cell>
          <table:table-cell office:value-type="float" office:value="69.0941170367471" calcext:value-type="float">
            <text:p>69.0941170367471</text:p>
          </table:table-cell>
          <table:table-cell office:value-type="float" office:value="71.6899820206835" calcext:value-type="float">
            <text:p>71.6899820206835</text:p>
          </table:table-cell>
          <table:table-cell office:value-type="float" office:value="73.1515157578978" calcext:value-type="float">
            <text:p>73.1515157578978</text:p>
          </table:table-cell>
          <table:table-cell office:value-type="float" office:value="73.6391567784658" calcext:value-type="float">
            <text:p>73.6391567784658</text:p>
          </table:table-cell>
          <table:table-cell office:value-type="float" office:value="73.4001940131467" calcext:value-type="float">
            <text:p>73.4001940131467</text:p>
          </table:table-cell>
          <table:table-cell office:value-type="float" office:value="72.7021756496472" calcext:value-type="float">
            <text:p>72.7021756496472</text:p>
          </table:table-cell>
          <table:table-cell table:number-columns-repeated="2"/>
        </table:table-row>
        <table:table-row table:style-name="ro1">
          <table:table-cell office:value-type="float" office:value="0.00131406012897274" calcext:value-type="float">
            <text:p>0.001314060128973</text:p>
          </table:table-cell>
          <table:table-cell office:value-type="float" office:value="0.0043646022485891" calcext:value-type="float">
            <text:p>0.004364602248589</text:p>
          </table:table-cell>
          <table:table-cell office:value-type="float" office:value="0.00815375876694643" calcext:value-type="float">
            <text:p>0.008153758766946</text:p>
          </table:table-cell>
          <table:table-cell office:value-type="float" office:value="0.0128751377350244" calcext:value-type="float">
            <text:p>0.012875137735024</text:p>
          </table:table-cell>
          <table:table-cell office:value-type="float" office:value="0.0187785970579361" calcext:value-type="float">
            <text:p>0.018778597057936</text:p>
          </table:table-cell>
          <table:table-cell office:value-type="float" office:value="0.0261884302462348" calcext:value-type="float">
            <text:p>0.026188430246235</text:p>
          </table:table-cell>
          <table:table-cell office:value-type="float" office:value="0.0355279434363391" calcext:value-type="float">
            <text:p>0.035527943436339</text:p>
          </table:table-cell>
          <table:table-cell office:value-type="float" office:value="0.0473529313670434" calcext:value-type="float">
            <text:p>0.047352931367043</text:p>
          </table:table-cell>
          <table:table-cell office:value-type="float" office:value="0.0623975512875266" calcext:value-type="float">
            <text:p>0.062397551287527</text:p>
          </table:table-cell>
          <table:table-cell office:value-type="float" office:value="0.0816375627544419" calcext:value-type="float">
            <text:p>0.081637562754442</text:p>
          </table:table-cell>
          <table:table-cell office:value-type="float" office:value="0.106378023431264" calcext:value-type="float">
            <text:p>0.106378023431264</text:p>
          </table:table-cell>
          <table:table-cell office:value-type="float" office:value="0.13837560283802" calcext:value-type="float">
            <text:p>0.13837560283802</text:p>
          </table:table-cell>
          <table:table-cell office:value-type="float" office:value="0.180010130350877" calcext:value-type="float">
            <text:p>0.180010130350877</text:p>
          </table:table-cell>
          <table:table-cell office:value-type="float" office:value="0.234526455218174" calcext:value-type="float">
            <text:p>0.234526455218174</text:p>
          </table:table-cell>
          <table:table-cell office:value-type="float" office:value="0.306377053893382" calcext:value-type="float">
            <text:p>0.306377053893382</text:p>
          </table:table-cell>
          <table:table-cell office:value-type="float" office:value="0.401709310939746" calcext:value-type="float">
            <text:p>0.401709310939746</text:p>
          </table:table-cell>
          <table:table-cell office:value-type="float" office:value="0.529060684417823" calcext:value-type="float">
            <text:p>0.529060684417823</text:p>
          </table:table-cell>
          <table:table-cell office:value-type="float" office:value="0.700352135504919" calcext:value-type="float">
            <text:p>0.700352135504919</text:p>
          </table:table-cell>
          <table:table-cell office:value-type="float" office:value="0.932307580278837" calcext:value-type="float">
            <text:p>0.932307580278837</text:p>
          </table:table-cell>
          <table:table-cell office:value-type="float" office:value="1.24847658296541" calcext:value-type="float">
            <text:p>1.24847658296541</text:p>
          </table:table-cell>
          <table:table-cell office:value-type="float" office:value="1.68209874243561" calcext:value-type="float">
            <text:p>1.68209874243561</text:p>
          </table:table-cell>
          <table:table-cell office:value-type="float" office:value="2.28011497923593" calcext:value-type="float">
            <text:p>2.28011497923593</text:p>
          </table:table-cell>
          <table:table-cell office:value-type="float" office:value="3.10868388100921" calcext:value-type="float">
            <text:p>3.10868388100921</text:p>
          </table:table-cell>
          <table:table-cell office:value-type="float" office:value="4.26055635949891" calcext:value-type="float">
            <text:p>4.26055635949891</text:p>
          </table:table-cell>
          <table:table-cell office:value-type="float" office:value="5.86451618176309" calcext:value-type="float">
            <text:p>5.86451618176309</text:p>
          </table:table-cell>
          <table:table-cell office:value-type="float" office:value="8.09668166598676" calcext:value-type="float">
            <text:p>8.09668166598676</text:p>
          </table:table-cell>
          <table:table-cell office:value-type="float" office:value="11.1926594022995" calcext:value-type="float">
            <text:p>11.1926594022995</text:p>
          </table:table-cell>
          <table:table-cell office:value-type="float" office:value="15.4583733130693" calcext:value-type="float">
            <text:p>15.4583733130693</text:p>
          </table:table-cell>
          <table:table-cell office:value-type="float" office:value="21.2763251654831" calcext:value-type="float">
            <text:p>21.2763251654831</text:p>
          </table:table-cell>
          <table:table-cell office:value-type="float" office:value="29.1040922973224" calcext:value-type="float">
            <text:p>29.1040922973224</text:p>
          </table:table-cell>
          <table:table-cell office:value-type="float" office:value="39.4664466899511" calcext:value-type="float">
            <text:p>39.4664466899511</text:p>
          </table:table-cell>
          <table:table-cell office:value-type="float" office:value="45.1174269300886" calcext:value-type="float">
            <text:p>45.1174269300886</text:p>
          </table:table-cell>
          <table:table-cell office:value-type="float" office:value="50.6802828113485" calcext:value-type="float">
            <text:p>50.6802828113485</text:p>
          </table:table-cell>
          <table:table-cell office:value-type="float" office:value="55.7838139196012" calcext:value-type="float">
            <text:p>55.7838139196012</text:p>
          </table:table-cell>
          <table:table-cell office:value-type="float" office:value="60.0887264411089" calcext:value-type="float">
            <text:p>60.0887264411089</text:p>
          </table:table-cell>
          <table:table-cell office:value-type="float" office:value="63.3575721979503" calcext:value-type="float">
            <text:p>63.3575721979503</text:p>
          </table:table-cell>
          <table:table-cell office:value-type="float" office:value="65.5035625774333" calcext:value-type="float">
            <text:p>65.5035625774333</text:p>
          </table:table-cell>
          <table:table-cell office:value-type="float" office:value="66.5985856530806" calcext:value-type="float">
            <text:p>66.5985856530806</text:p>
          </table:table-cell>
          <table:table-cell office:value-type="float" office:value="66.8393185524739" calcext:value-type="float">
            <text:p>66.8393185524739</text:p>
          </table:table-cell>
          <table:table-cell office:value-type="float" office:value="66.4849050728984" calcext:value-type="float">
            <text:p>66.4849050728984</text:p>
          </table:table-cell>
          <table:table-cell table:number-columns-repeated="2"/>
        </table:table-row>
        <table:table-row table:style-name="ro1">
          <table:table-cell office:value-type="float" office:value="0.000727109958175396" calcext:value-type="float">
            <text:p>0.000727109958175</text:p>
          </table:table-cell>
          <table:table-cell office:value-type="float" office:value="0.00241693673533218" calcext:value-type="float">
            <text:p>0.002416936735332</text:p>
          </table:table-cell>
          <table:table-cell office:value-type="float" office:value="0.00451884754767244" calcext:value-type="float">
            <text:p>0.004518847547672</text:p>
          </table:table-cell>
          <table:table-cell office:value-type="float" office:value="0.00714168917051544" calcext:value-type="float">
            <text:p>0.007141689170515</text:p>
          </table:table-cell>
          <table:table-cell office:value-type="float" office:value="0.01042619113669" calcext:value-type="float">
            <text:p>0.01042619113669</text:p>
          </table:table-cell>
          <table:table-cell office:value-type="float" office:value="0.014555392129782" calcext:value-type="float">
            <text:p>0.014555392129782</text:p>
          </table:table-cell>
          <table:table-cell office:value-type="float" office:value="0.0197687640834283" calcext:value-type="float">
            <text:p>0.019768764083428</text:p>
          </table:table-cell>
          <table:table-cell office:value-type="float" office:value="0.0263815180404977" calcext:value-type="float">
            <text:p>0.026381518040498</text:p>
          </table:table-cell>
          <table:table-cell office:value-type="float" office:value="0.034811163847339" calcext:value-type="float">
            <text:p>0.034811163847339</text:p>
          </table:table-cell>
          <table:table-cell office:value-type="float" office:value="0.0456142837269445" calcext:value-type="float">
            <text:p>0.045614283726945</text:p>
          </table:table-cell>
          <table:table-cell office:value-type="float" office:value="0.0595377742970902" calcext:value-type="float">
            <text:p>0.05953777429709</text:p>
          </table:table-cell>
          <table:table-cell office:value-type="float" office:value="0.0775907043910957" calcext:value-type="float">
            <text:p>0.077590704391096</text:p>
          </table:table-cell>
          <table:table-cell office:value-type="float" office:value="0.10114571286951" calcext:value-type="float">
            <text:p>0.10114571286951</text:p>
          </table:table-cell>
          <table:table-cell office:value-type="float" office:value="0.132082954129565" calcext:value-type="float">
            <text:p>0.132082954129565</text:p>
          </table:table-cell>
          <table:table-cell office:value-type="float" office:value="0.172995609803332" calcext:value-type="float">
            <text:p>0.172995609803332</text:p>
          </table:table-cell>
          <table:table-cell office:value-type="float" office:value="0.227484823246554" calcext:value-type="float">
            <text:p>0.227484823246554</text:p>
          </table:table-cell>
          <table:table-cell office:value-type="float" office:value="0.300584857756718" calcext:value-type="float">
            <text:p>0.300584857756718</text:p>
          </table:table-cell>
          <table:table-cell office:value-type="float" office:value="0.399378086232485" calcext:value-type="float">
            <text:p>0.399378086232485</text:p>
          </table:table-cell>
          <table:table-cell office:value-type="float" office:value="0.533886362775333" calcext:value-type="float">
            <text:p>0.533886362775333</text:p>
          </table:table-cell>
          <table:table-cell office:value-type="float" office:value="0.718363035476017" calcext:value-type="float">
            <text:p>0.718363035476017</text:p>
          </table:table-cell>
          <table:table-cell office:value-type="float" office:value="0.973160646142368" calcext:value-type="float">
            <text:p>0.973160646142368</text:p>
          </table:table-cell>
          <table:table-cell office:value-type="float" office:value="1.32741341937972" calcext:value-type="float">
            <text:p>1.32741341937972</text:p>
          </table:table-cell>
          <table:table-cell office:value-type="float" office:value="1.82284507025593" calcext:value-type="float">
            <text:p>1.82284507025593</text:p>
          </table:table-cell>
          <table:table-cell office:value-type="float" office:value="2.51907176787626" calcext:value-type="float">
            <text:p>2.51907176787626</text:p>
          </table:table-cell>
          <table:table-cell office:value-type="float" office:value="3.50077271430975" calcext:value-type="float">
            <text:p>3.50077271430975</text:p>
          </table:table-cell>
          <table:table-cell office:value-type="float" office:value="4.88696609764797" calcext:value-type="float">
            <text:p>4.88696609764797</text:p>
          </table:table-cell>
          <table:table-cell office:value-type="float" office:value="6.84224717913108" calcext:value-type="float">
            <text:p>6.84224717913108</text:p>
          </table:table-cell>
          <table:table-cell office:value-type="float" office:value="9.58914562710791" calcext:value-type="float">
            <text:p>9.58914562710791</text:p>
          </table:table-cell>
          <table:table-cell office:value-type="float" office:value="13.4198508968759" calcext:value-type="float">
            <text:p>13.4198508968759</text:p>
          </table:table-cell>
          <table:table-cell office:value-type="float" office:value="18.7048258941834" calcext:value-type="float">
            <text:p>18.7048258941834</text:p>
          </table:table-cell>
          <table:table-cell office:value-type="float" office:value="25.8956487362289" calcext:value-type="float">
            <text:p>25.8956487362289</text:p>
          </table:table-cell>
          <table:table-cell office:value-type="float" office:value="35.5214443024275" calcext:value-type="float">
            <text:p>35.5214443024275</text:p>
          </table:table-cell>
          <table:table-cell office:value-type="float" office:value="40.8474416724789" calcext:value-type="float">
            <text:p>40.8474416724789</text:p>
          </table:table-cell>
          <table:table-cell office:value-type="float" office:value="46.0294817893394" calcext:value-type="float">
            <text:p>46.0294817893394</text:p>
          </table:table-cell>
          <table:table-cell office:value-type="float" office:value="50.7030394165823" calcext:value-type="float">
            <text:p>50.7030394165823</text:p>
          </table:table-cell>
          <table:table-cell office:value-type="float" office:value="54.549039067026" calcext:value-type="float">
            <text:p>54.549039067026</text:p>
          </table:table-cell>
          <table:table-cell office:value-type="float" office:value="57.3657400321237" calcext:value-type="float">
            <text:p>57.3657400321237</text:p>
          </table:table-cell>
          <table:table-cell office:value-type="float" office:value="59.1117004774654" calcext:value-type="float">
            <text:p>59.1117004774654</text:p>
          </table:table-cell>
          <table:table-cell office:value-type="float" office:value="59.9014190628834" calcext:value-type="float">
            <text:p>59.9014190628834</text:p>
          </table:table-cell>
          <table:table-cell office:value-type="float" office:value="59.9576805342313" calcext:value-type="float">
            <text:p>59.9576805342313</text:p>
          </table:table-cell>
          <table:table-cell table:number-columns-repeated="2"/>
        </table:table-row>
        <table:table-row table:style-name="ro1">
          <table:table-cell office:value-type="float" office:value="0.000389146665549542" calcext:value-type="float">
            <text:p>0.00038914666555</text:p>
          </table:table-cell>
          <table:table-cell office:value-type="float" office:value="0.00129437343718371" calcext:value-type="float">
            <text:p>0.001294373437184</text:p>
          </table:table-cell>
          <table:table-cell office:value-type="float" office:value="0.00242162810649431" calcext:value-type="float">
            <text:p>0.002421628106494</text:p>
          </table:table-cell>
          <table:table-cell office:value-type="float" office:value="0.0038299223863521" calcext:value-type="float">
            <text:p>0.003829922386352</text:p>
          </table:table-cell>
          <table:table-cell office:value-type="float" office:value="0.00559566348987504" calcext:value-type="float">
            <text:p>0.005595663489875</text:p>
          </table:table-cell>
          <table:table-cell office:value-type="float" office:value="0.00781839859227728" calcext:value-type="float">
            <text:p>0.007818398592277</text:p>
          </table:table-cell>
          <table:table-cell office:value-type="float" office:value="0.0106286088663192" calcext:value-type="float">
            <text:p>0.010628608866319</text:p>
          </table:table-cell>
          <table:table-cell office:value-type="float" office:value="0.0141983934457634" calcext:value-type="float">
            <text:p>0.014198393445763</text:p>
          </table:table-cell>
          <table:table-cell office:value-type="float" office:value="0.0187562150875921" calcext:value-type="float">
            <text:p>0.018756215087592</text:p>
          </table:table-cell>
          <table:table-cell office:value-type="float" office:value="0.024607389771003" calcext:value-type="float">
            <text:p>0.024607389771003</text:p>
          </table:table-cell>
          <table:table-cell office:value-type="float" office:value="0.0321627522757847" calcext:value-type="float">
            <text:p>0.032162752275785</text:p>
          </table:table-cell>
          <table:table-cell office:value-type="float" office:value="0.041979035073605" calcext:value-type="float">
            <text:p>0.041979035073605</text:p>
          </table:table-cell>
          <table:table-cell office:value-type="float" office:value="0.0548161346064046" calcext:value-type="float">
            <text:p>0.054816134606405</text:p>
          </table:table-cell>
          <table:table-cell office:value-type="float" office:value="0.0717188722784393" calcext:value-type="float">
            <text:p>0.071718872278439</text:p>
          </table:table-cell>
          <table:table-cell office:value-type="float" office:value="0.094134485359118" calcext:value-type="float">
            <text:p>0.094134485359118</text:p>
          </table:table-cell>
          <table:table-cell office:value-type="float" office:value="0.124082499804917" calcext:value-type="float">
            <text:p>0.124082499804917</text:p>
          </table:table-cell>
          <table:table-cell office:value-type="float" office:value="0.164401720173979" calcext:value-type="float">
            <text:p>0.164401720173979</text:p>
          </table:table-cell>
          <table:table-cell office:value-type="float" office:value="0.219111092312184" calcext:value-type="float">
            <text:p>0.219111092312184</text:p>
          </table:table-cell>
          <table:table-cell office:value-type="float" office:value="0.293938935997238" calcext:value-type="float">
            <text:p>0.293938935997238</text:p>
          </table:table-cell>
          <table:table-cell office:value-type="float" office:value="0.397100878395648" calcext:value-type="float">
            <text:p>0.397100878395648</text:p>
          </table:table-cell>
          <table:table-cell office:value-type="float" office:value="0.540443596620412" calcext:value-type="float">
            <text:p>0.540443596620412</text:p>
          </table:table-cell>
          <table:table-cell office:value-type="float" office:value="0.74112193672247" calcext:value-type="float">
            <text:p>0.74112193672247</text:p>
          </table:table-cell>
          <table:table-cell office:value-type="float" office:value="1.02404207267612" calcext:value-type="float">
            <text:p>1.02404207267612</text:p>
          </table:table-cell>
          <table:table-cell office:value-type="float" office:value="1.42537861275255" calcext:value-type="float">
            <text:p>1.42537861275255</text:p>
          </table:table-cell>
          <table:table-cell office:value-type="float" office:value="1.99754249105755" calcext:value-type="float">
            <text:p>1.99754249105755</text:p>
          </table:table-cell>
          <table:table-cell office:value-type="float" office:value="2.8160022113433" calcext:value-type="float">
            <text:p>2.8160022113433</text:p>
          </table:table-cell>
          <table:table-cell office:value-type="float" office:value="3.98828279872117" calcext:value-type="float">
            <text:p>3.98828279872117</text:p>
          </table:table-cell>
          <table:table-cell office:value-type="float" office:value="5.66521807823325" calcext:value-type="float">
            <text:p>5.66521807823325</text:p>
          </table:table-cell>
          <table:table-cell office:value-type="float" office:value="8.05408729791259" calcext:value-type="float">
            <text:p>8.05408729791259</text:p>
          </table:table-cell>
          <table:table-cell office:value-type="float" office:value="11.4326462512235" calcext:value-type="float">
            <text:p>11.4326462512235</text:p>
          </table:table-cell>
          <table:table-cell office:value-type="float" office:value="16.1621300800218" calcext:value-type="float">
            <text:p>16.1621300800218</text:p>
          </table:table-cell>
          <table:table-cell office:value-type="float" office:value="22.6956151057621" calcext:value-type="float">
            <text:p>22.6956151057621</text:p>
          </table:table-cell>
          <table:table-cell office:value-type="float" office:value="31.5771861739173" calcext:value-type="float">
            <text:p>31.5771861739173</text:p>
          </table:table-cell>
          <table:table-cell office:value-type="float" office:value="36.5455800325629" calcext:value-type="float">
            <text:p>36.5455800325629</text:p>
          </table:table-cell>
          <table:table-cell office:value-type="float" office:value="41.336412788534" calcext:value-type="float">
            <text:p>41.336412788534</text:p>
          </table:table-cell>
          <table:table-cell office:value-type="float" office:value="45.5892967039158" calcext:value-type="float">
            <text:p>45.5892967039158</text:p>
          </table:table-cell>
          <table:table-cell office:value-type="float" office:value="49.0022997467583" calcext:value-type="float">
            <text:p>49.0022997467583</text:p>
          </table:table-cell>
          <table:table-cell office:value-type="float" office:value="51.4069401109376" calcext:value-type="float">
            <text:p>51.4069401109376</text:p>
          </table:table-cell>
          <table:table-cell office:value-type="float" office:value="52.8039516929011" calcext:value-type="float">
            <text:p>52.8039516929011</text:p>
          </table:table-cell>
          <table:table-cell office:value-type="float" office:value="53.3446107982344" calcext:value-type="float">
            <text:p>53.3446107982344</text:p>
          </table:table-cell>
          <table:table-cell table:number-columns-repeated="2"/>
        </table:table-row>
        <table:table-row table:style-name="ro1">
          <table:table-cell office:value-type="float" office:value="0.000201181201656318" calcext:value-type="float">
            <text:p>0.000201181201656</text:p>
          </table:table-cell>
          <table:table-cell office:value-type="float" office:value="0.000669526474861718" calcext:value-type="float">
            <text:p>0.000669526474862</text:p>
          </table:table-cell>
          <table:table-cell office:value-type="float" office:value="0.00125327101529849" calcext:value-type="float">
            <text:p>0.001253271015298</text:p>
          </table:table-cell>
          <table:table-cell office:value-type="float" office:value="0.00198323774518634" calcext:value-type="float">
            <text:p>0.001983237745186</text:p>
          </table:table-cell>
          <table:table-cell office:value-type="float" office:value="0.00289937783656908" calcext:value-type="float">
            <text:p>0.002899377836569</text:p>
          </table:table-cell>
          <table:table-cell office:value-type="float" office:value="0.00405380972441363" calcext:value-type="float">
            <text:p>0.004053809724414</text:p>
          </table:table-cell>
          <table:table-cell office:value-type="float" office:value="0.0055149455571466" calcext:value-type="float">
            <text:p>0.005514945557147</text:p>
          </table:table-cell>
          <table:table-cell office:value-type="float" office:value="0.00737316008121562" calcext:value-type="float">
            <text:p>0.007373160081216</text:p>
          </table:table-cell>
          <table:table-cell office:value-type="float" office:value="0.00974863423514092" calcext:value-type="float">
            <text:p>0.009748634235141</text:p>
          </table:table-cell>
          <table:table-cell office:value-type="float" office:value="0.0128022846493414" calcext:value-type="float">
            <text:p>0.012802284649341</text:p>
          </table:table-cell>
          <table:table-cell office:value-type="float" office:value="0.0167511024714614" calcext:value-type="float">
            <text:p>0.016751102471461</text:p>
          </table:table-cell>
          <table:table-cell office:value-type="float" office:value="0.0218898365537001" calcext:value-type="float">
            <text:p>0.0218898365537</text:p>
          </table:table-cell>
          <table:table-cell office:value-type="float" office:value="0.0286218684777875" calcext:value-type="float">
            <text:p>0.028621868477788</text:p>
          </table:table-cell>
          <table:table-cell office:value-type="float" office:value="0.0375034950759487" calcext:value-type="float">
            <text:p>0.037503495075949</text:p>
          </table:table-cell>
          <table:table-cell office:value-type="float" office:value="0.0493078946477377" calcext:value-type="float">
            <text:p>0.049307894647738</text:p>
          </table:table-cell>
          <table:table-cell office:value-type="float" office:value="0.0651181666573451" calcext:value-type="float">
            <text:p>0.065118166657345</text:p>
          </table:table-cell>
          <table:table-cell office:value-type="float" office:value="0.0864635482573139" calcext:value-type="float">
            <text:p>0.086463548257314</text:p>
          </table:table-cell>
          <table:table-cell office:value-type="float" office:value="0.115520045558444" calcext:value-type="float">
            <text:p>0.115520045558444</text:p>
          </table:table-cell>
          <table:table-cell office:value-type="float" office:value="0.155407484473311" calcext:value-type="float">
            <text:p>0.155407484473311</text:p>
          </table:table-cell>
          <table:table-cell office:value-type="float" office:value="0.210631121786081" calcext:value-type="float">
            <text:p>0.210631121786081</text:p>
          </table:table-cell>
          <table:table-cell office:value-type="float" office:value="0.287739835576187" calcext:value-type="float">
            <text:p>0.287739835576187</text:p>
          </table:table-cell>
          <table:table-cell office:value-type="float" office:value="0.396307521575585" calcext:value-type="float">
            <text:p>0.396307521575585</text:p>
          </table:table-cell>
          <table:table-cell office:value-type="float" office:value="0.550392850975323" calcext:value-type="float">
            <text:p>0.550392850975323</text:p>
          </table:table-cell>
          <table:table-cell office:value-type="float" office:value="0.770697179777895" calcext:value-type="float">
            <text:p>0.770697179777895</text:p>
          </table:table-cell>
          <table:table-cell office:value-type="float" office:value="1.08771980338072" calcext:value-type="float">
            <text:p>1.08771980338072</text:p>
          </table:table-cell>
          <table:table-cell office:value-type="float" office:value="1.54629538431685" calcext:value-type="float">
            <text:p>1.54629538431685</text:p>
          </table:table-cell>
          <table:table-cell office:value-type="float" office:value="2.2119720389295" calcext:value-type="float">
            <text:p>2.2119720389295</text:p>
          </table:table-cell>
          <table:table-cell office:value-type="float" office:value="3.17972620539762" calcext:value-type="float">
            <text:p>3.17972620539762</text:p>
          </table:table-cell>
          <table:table-cell office:value-type="float" office:value="4.58548755140336" calcext:value-type="float">
            <text:p>4.58548755140336</text:p>
          </table:table-cell>
          <table:table-cell office:value-type="float" office:value="6.62078975157951" calcext:value-type="float">
            <text:p>6.62078975157951</text:p>
          </table:table-cell>
          <table:table-cell office:value-type="float" office:value="9.5502409340841" calcext:value-type="float">
            <text:p>9.5502409340841</text:p>
          </table:table-cell>
          <table:table-cell office:value-type="float" office:value="13.7296586043144" calcext:value-type="float">
            <text:p>13.7296586043144</text:p>
          </table:table-cell>
          <table:table-cell office:value-type="float" office:value="19.6192054763063" calcext:value-type="float">
            <text:p>19.6192054763063</text:p>
          </table:table-cell>
          <table:table-cell office:value-type="float" office:value="27.7833196982037" calcext:value-type="float">
            <text:p>27.7833196982037</text:p>
          </table:table-cell>
          <table:table-cell office:value-type="float" office:value="32.3955361940857" calcext:value-type="float">
            <text:p>32.3955361940857</text:p>
          </table:table-cell>
          <table:table-cell office:value-type="float" office:value="36.8092598905485" calcext:value-type="float">
            <text:p>36.8092598905485</text:p>
          </table:table-cell>
          <table:table-cell office:value-type="float" office:value="40.6652728111017" calcext:value-type="float">
            <text:p>40.6652728111017</text:p>
          </table:table-cell>
          <table:table-cell office:value-type="float" office:value="43.6777186930298" calcext:value-type="float">
            <text:p>43.6777186930298</text:p>
          </table:table-cell>
          <table:table-cell office:value-type="float" office:value="45.7113521930304" calcext:value-type="float">
            <text:p>45.7113521930304</text:p>
          </table:table-cell>
          <table:table-cell office:value-type="float" office:value="46.8074446777737" calcext:value-type="float">
            <text:p>46.8074446777737</text:p>
          </table:table-cell>
          <table:table-cell table:number-columns-repeated="2"/>
        </table:table-row>
        <table:table-row table:style-name="ro1">
          <table:table-cell office:value-type="float" office:value="0.000100332354234137" calcext:value-type="float">
            <text:p>0.000100332354234</text:p>
          </table:table-cell>
          <table:table-cell office:value-type="float" office:value="0.000334057031452038" calcext:value-type="float">
            <text:p>0.000334057031452</text:p>
          </table:table-cell>
          <table:table-cell office:value-type="float" office:value="0.000625581247487018" calcext:value-type="float">
            <text:p>0.000625581247487</text:p>
          </table:table-cell>
          <table:table-cell office:value-type="float" office:value="0.000990403746389787" calcext:value-type="float">
            <text:p>0.00099040374639</text:p>
          </table:table-cell>
          <table:table-cell office:value-type="float" office:value="0.00144862794244225" calcext:value-type="float">
            <text:p>0.001448627942442</text:p>
          </table:table-cell>
          <table:table-cell office:value-type="float" office:value="0.00202650547480682" calcext:value-type="float">
            <text:p>0.002026505474807</text:p>
          </table:table-cell>
          <table:table-cell office:value-type="float" office:value="0.0027585320136479" calcext:value-type="float">
            <text:p>0.002758532013648</text:p>
          </table:table-cell>
          <table:table-cell office:value-type="float" office:value="0.00369033099020301" calcext:value-type="float">
            <text:p>0.003690330990203</text:p>
          </table:table-cell>
          <table:table-cell office:value-type="float" office:value="0.00488265088510456" calcext:value-type="float">
            <text:p>0.004882650885105</text:p>
          </table:table-cell>
          <table:table-cell office:value-type="float" office:value="0.00641694662658823" calcext:value-type="float">
            <text:p>0.006416946626588</text:p>
          </table:table-cell>
          <table:table-cell office:value-type="float" office:value="0.00840323086641311" calcext:value-type="float">
            <text:p>0.008403230866413</text:p>
          </table:table-cell>
          <table:table-cell office:value-type="float" office:value="0.0109912017950488" calcext:value-type="float">
            <text:p>0.010991201795049</text:p>
          </table:table-cell>
          <table:table-cell office:value-type="float" office:value="0.014386135596322" calcext:value-type="float">
            <text:p>0.014386135596322</text:p>
          </table:table-cell>
          <table:table-cell office:value-type="float" office:value="0.0188717583199319" calcext:value-type="float">
            <text:p>0.018871758319932</text:p>
          </table:table-cell>
          <table:table-cell office:value-type="float" office:value="0.0248434148647264" calcext:value-type="float">
            <text:p>0.024843414864726</text:p>
          </table:table-cell>
          <table:table-cell office:value-type="float" office:value="0.0328565347025298" calcext:value-type="float">
            <text:p>0.03285653470253</text:p>
          </table:table-cell>
          <table:table-cell office:value-type="float" office:value="0.0436979684211267" calcext:value-type="float">
            <text:p>0.043697968421127</text:p>
          </table:table-cell>
          <table:table-cell office:value-type="float" office:value="0.0584917185709057" calcext:value-type="float">
            <text:p>0.058491718570906</text:p>
          </table:table-cell>
          <table:table-cell office:value-type="float" office:value="0.0788566485289475" calcext:value-type="float">
            <text:p>0.078856648528948</text:p>
          </table:table-cell>
          <table:table-cell office:value-type="float" office:value="0.10714302965184" calcext:value-type="float">
            <text:p>0.10714302965184</text:p>
          </table:table-cell>
          <table:table-cell office:value-type="float" office:value="0.146788901007173" calcext:value-type="float">
            <text:p>0.146788901007173</text:p>
          </table:table-cell>
          <table:table-cell office:value-type="float" office:value="0.202858457515602" calcext:value-type="float">
            <text:p>0.202858457515602</text:p>
          </table:table-cell>
          <table:table-cell office:value-type="float" office:value="0.282856108016803" calcext:value-type="float">
            <text:p>0.282856108016803</text:p>
          </table:table-cell>
          <table:table-cell office:value-type="float" office:value="0.397955205349911" calcext:value-type="float">
            <text:p>0.397955205349911</text:p>
          </table:table-cell>
          <table:table-cell office:value-type="float" office:value="0.56484385116615" calcext:value-type="float">
            <text:p>0.56484385116615</text:p>
          </table:table-cell>
          <table:table-cell office:value-type="float" office:value="0.808475706867651" calcext:value-type="float">
            <text:p>0.808475706867651</text:p>
          </table:table-cell>
          <table:table-cell office:value-type="float" office:value="1.16612626795672" calcext:value-type="float">
            <text:p>1.16612626795672</text:p>
          </table:table-cell>
          <table:table-cell office:value-type="float" office:value="1.69330382146095" calcext:value-type="float">
            <text:p>1.69330382146095</text:p>
          </table:table-cell>
          <table:table-cell office:value-type="float" office:value="2.47226247563432" calcext:value-type="float">
            <text:p>2.47226247563432</text:p>
          </table:table-cell>
          <table:table-cell office:value-type="float" office:value="3.62408239473725" calcext:value-type="float">
            <text:p>3.62408239473725</text:p>
          </table:table-cell>
          <table:table-cell office:value-type="float" office:value="5.32527088234482" calcext:value-type="float">
            <text:p>5.32527088234482</text:p>
          </table:table-cell>
          <table:table-cell office:value-type="float" office:value="7.82889064834336" calcext:value-type="float">
            <text:p>7.82889064834336</text:p>
          </table:table-cell>
          <table:table-cell office:value-type="float" office:value="11.4874047139446" calcext:value-type="float">
            <text:p>11.4874047139446</text:p>
          </table:table-cell>
          <table:table-cell office:value-type="float" office:value="16.769794959277" calcext:value-type="float">
            <text:p>16.769794959277</text:p>
          </table:table-cell>
          <table:table-cell office:value-type="float" office:value="24.2620618500872" calcext:value-type="float">
            <text:p>24.2620618500872</text:p>
          </table:table-cell>
          <table:table-cell office:value-type="float" office:value="28.5359921736965" calcext:value-type="float">
            <text:p>28.5359921736965</text:p>
          </table:table-cell>
          <table:table-cell office:value-type="float" office:value="32.5960653733571" calcext:value-type="float">
            <text:p>32.5960653733571</text:p>
          </table:table-cell>
          <table:table-cell office:value-type="float" office:value="36.0827977658783" calcext:value-type="float">
            <text:p>36.0827977658783</text:p>
          </table:table-cell>
          <table:table-cell office:value-type="float" office:value="38.7273234898947" calcext:value-type="float">
            <text:p>38.7273234898947</text:p>
          </table:table-cell>
          <table:table-cell office:value-type="float" office:value="40.4289604944106" calcext:value-type="float">
            <text:p>40.4289604944106</text:p>
          </table:table-cell>
          <table:table-cell table:number-columns-repeated="2"/>
        </table:table-row>
        <table:table-row table:style-name="ro1">
          <table:table-cell table:style-name="ce1" office:value-type="float" office:value="0.0000481942523164382" calcext:value-type="float">
            <text:p>4.82E-05</text:p>
          </table:table-cell>
          <table:table-cell office:value-type="float" office:value="0.000160528432648542" calcext:value-type="float">
            <text:p>0.000160528432649</text:p>
          </table:table-cell>
          <table:table-cell office:value-type="float" office:value="0.0003007254835729" calcext:value-type="float">
            <text:p>0.000300725483573</text:p>
          </table:table-cell>
          <table:table-cell office:value-type="float" office:value="0.000476280835577654" calcext:value-type="float">
            <text:p>0.000476280835578</text:p>
          </table:table-cell>
          <table:table-cell office:value-type="float" office:value="0.000696921449606305" calcext:value-type="float">
            <text:p>0.000696921449606</text:p>
          </table:table-cell>
          <table:table-cell office:value-type="float" office:value="0.000975358426597079" calcext:value-type="float">
            <text:p>0.000975358426597</text:p>
          </table:table-cell>
          <table:table-cell office:value-type="float" office:value="0.001328308101518" calcext:value-type="float">
            <text:p>0.001328308101518</text:p>
          </table:table-cell>
          <table:table-cell office:value-type="float" office:value="0.00177789853469471" calcext:value-type="float">
            <text:p>0.001777898534695</text:p>
          </table:table-cell>
          <table:table-cell office:value-type="float" office:value="0.00235362162741651" calcext:value-type="float">
            <text:p>0.002353621627417</text:p>
          </table:table-cell>
          <table:table-cell office:value-type="float" office:value="0.00309506278546099" calcext:value-type="float">
            <text:p>0.003095062785461</text:p>
          </table:table-cell>
          <table:table-cell office:value-type="float" office:value="0.00405574692153702" calcext:value-type="float">
            <text:p>0.004055746921537</text:p>
          </table:table-cell>
          <table:table-cell office:value-type="float" office:value="0.00530859948177544" calcext:value-type="float">
            <text:p>0.005308599481775</text:p>
          </table:table-cell>
          <table:table-cell office:value-type="float" office:value="0.00695376202693494" calcext:value-type="float">
            <text:p>0.006953762026935</text:p>
          </table:table-cell>
          <table:table-cell office:value-type="float" office:value="0.00912986713403219" calcext:value-type="float">
            <text:p>0.009129867134032</text:p>
          </table:table-cell>
          <table:table-cell office:value-type="float" office:value="0.0120304348132948" calcext:value-type="float">
            <text:p>0.012030434813295</text:p>
          </table:table-cell>
          <table:table-cell office:value-type="float" office:value="0.015927908409395" calcext:value-type="float">
            <text:p>0.015927908409395</text:p>
          </table:table-cell>
          <table:table-cell office:value-type="float" office:value="0.0212091684903746" calcext:value-type="float">
            <text:p>0.021209168490375</text:p>
          </table:table-cell>
          <table:table-cell office:value-type="float" office:value="0.0284284092240233" calcext:value-type="float">
            <text:p>0.028428409224023</text:p>
          </table:table-cell>
          <table:table-cell office:value-type="float" office:value="0.0383864401515593" calcext:value-type="float">
            <text:p>0.038386440151559</text:p>
          </table:table-cell>
          <table:table-cell office:value-type="float" office:value="0.052250417769347" calcext:value-type="float">
            <text:p>0.052250417769347</text:p>
          </table:table-cell>
          <table:table-cell office:value-type="float" office:value="0.0717356819250633" calcext:value-type="float">
            <text:p>0.071735681925063</text:p>
          </table:table-cell>
          <table:table-cell office:value-type="float" office:value="0.0993832267735162" calcext:value-type="float">
            <text:p>0.099383226773516</text:p>
          </table:table-cell>
          <table:table-cell office:value-type="float" office:value="0.138984521491933" calcext:value-type="float">
            <text:p>0.138984521491933</text:p>
          </table:table-cell>
          <table:table-cell office:value-type="float" office:value="0.19623301849252" calcext:value-type="float">
            <text:p>0.19623301849252</text:p>
          </table:table-cell>
          <table:table-cell office:value-type="float" office:value="0.279723237377781" calcext:value-type="float">
            <text:p>0.279723237377781</text:p>
          </table:table-cell>
          <table:table-cell office:value-type="float" office:value="0.402480611060349" calcext:value-type="float">
            <text:p>0.402480611060349</text:p>
          </table:table-cell>
          <table:table-cell office:value-type="float" office:value="0.584299916801021" calcext:value-type="float">
            <text:p>0.584299916801021</text:p>
          </table:table-cell>
          <table:table-cell office:value-type="float" office:value="0.855318574799883" calcext:value-type="float">
            <text:p>0.855318574799883</text:p>
          </table:table-cell>
          <table:table-cell office:value-type="float" office:value="1.26148867809146" calcext:value-type="float">
            <text:p>1.26148867809146</text:p>
          </table:table-cell>
          <table:table-cell office:value-type="float" office:value="1.87296444927193" calcext:value-type="float">
            <text:p>1.87296444927193</text:p>
          </table:table-cell>
          <table:table-cell office:value-type="float" office:value="2.79679930360297" calcext:value-type="float">
            <text:p>2.79679930360297</text:p>
          </table:table-cell>
          <table:table-cell office:value-type="float" office:value="4.19534237226649" calcext:value-type="float">
            <text:p>4.19534237226649</text:p>
          </table:table-cell>
          <table:table-cell office:value-type="float" office:value="6.31053384091596" calcext:value-type="float">
            <text:p>6.31053384091596</text:p>
          </table:table-cell>
          <table:table-cell office:value-type="float" office:value="9.49103852817074" calcext:value-type="float">
            <text:p>9.49103852817074</text:p>
          </table:table-cell>
          <table:table-cell office:value-type="float" office:value="14.2136968383513" calcext:value-type="float">
            <text:p>14.2136968383513</text:p>
          </table:table-cell>
          <table:table-cell office:value-type="float" office:value="21.0857286676546" calcext:value-type="float">
            <text:p>21.0857286676546</text:p>
          </table:table-cell>
          <table:table-cell office:value-type="float" office:value="25.0446789125035" calcext:value-type="float">
            <text:p>25.0446789125035</text:p>
          </table:table-cell>
          <table:table-cell office:value-type="float" office:value="28.7762829183025" calcext:value-type="float">
            <text:p>28.7762829183025</text:p>
          </table:table-cell>
          <table:table-cell office:value-type="float" office:value="31.9207229185841" calcext:value-type="float">
            <text:p>31.9207229185841</text:p>
          </table:table-cell>
          <table:table-cell office:value-type="float" office:value="34.228209637068" calcext:value-type="float">
            <text:p>34.228209637068</text:p>
          </table:table-cell>
          <table:table-cell table:number-columns-repeated="2"/>
        </table:table-row>
        <table:table-row table:style-name="ro1">
          <table:table-cell table:style-name="ce1" office:value-type="float" office:value="0.0000222556030395334" calcext:value-type="float">
            <text:p>2.23E-05</text:p>
          </table:table-cell>
          <table:table-cell table:style-name="ce1" office:value-type="float" office:value="0.0000741586404880516" calcext:value-type="float">
            <text:p>7.42E-05</text:p>
          </table:table-cell>
          <table:table-cell office:value-type="float" office:value="0.0001389680070078" calcext:value-type="float">
            <text:p>0.000138968007008</text:p>
          </table:table-cell>
          <table:table-cell office:value-type="float" office:value="0.00022016535235491" calcext:value-type="float">
            <text:p>0.000220165352355</text:p>
          </table:table-cell>
          <table:table-cell office:value-type="float" office:value="0.000322270169978552" calcext:value-type="float">
            <text:p>0.000322270169979</text:p>
          </table:table-cell>
          <table:table-cell office:value-type="float" office:value="0.000451191868743853" calcext:value-type="float">
            <text:p>0.000451191868744</text:p>
          </table:table-cell>
          <table:table-cell office:value-type="float" office:value="0.000614706754772743" calcext:value-type="float">
            <text:p>0.000614706754773</text:p>
          </table:table-cell>
          <table:table-cell office:value-type="float" office:value="0.000823115520860985" calcext:value-type="float">
            <text:p>0.000823115520861</text:p>
          </table:table-cell>
          <table:table-cell office:value-type="float" office:value="0.00109015662205818" calcext:value-type="float">
            <text:p>0.001090156622058</text:p>
          </table:table-cell>
          <table:table-cell office:value-type="float" office:value="0.00143428474348238" calcext:value-type="float">
            <text:p>0.001434284743482</text:p>
          </table:table-cell>
          <table:table-cell office:value-type="float" office:value="0.00188047412923263" calcext:value-type="float">
            <text:p>0.001880474129233</text:p>
          </table:table-cell>
          <table:table-cell office:value-type="float" office:value="0.00246278236466755" calcext:value-type="float">
            <text:p>0.002462782364668</text:p>
          </table:table-cell>
          <table:table-cell office:value-type="float" office:value="0.00322802470949527" calcext:value-type="float">
            <text:p>0.003228024709495</text:p>
          </table:table-cell>
          <table:table-cell office:value-type="float" office:value="0.00424108324984004" calcext:value-type="float">
            <text:p>0.00424108324984</text:p>
          </table:table-cell>
          <table:table-cell office:value-type="float" office:value="0.0055926419272042" calcext:value-type="float">
            <text:p>0.005592641927204</text:p>
          </table:table-cell>
          <table:table-cell office:value-type="float" office:value="0.00741054989055408" calcext:value-type="float">
            <text:p>0.007410549890554</text:p>
          </table:table-cell>
          <table:table-cell office:value-type="float" office:value="0.00987665387293778" calcext:value-type="float">
            <text:p>0.009876653872938</text:p>
          </table:table-cell>
          <table:table-cell office:value-type="float" office:value="0.0132519358771162" calcext:value-type="float">
            <text:p>0.013251935877116</text:p>
          </table:table-cell>
          <table:table-cell office:value-type="float" office:value="0.0179143522807816" calcext:value-type="float">
            <text:p>0.017914352280782</text:p>
          </table:table-cell>
          <table:table-cell office:value-type="float" office:value="0.0244162220654312" calcext:value-type="float">
            <text:p>0.024416222065431</text:p>
          </table:table-cell>
          <table:table-cell office:value-type="float" office:value="0.0335718715227087" calcext:value-type="float">
            <text:p>0.033571871522709</text:p>
          </table:table-cell>
          <table:table-cell office:value-type="float" office:value="0.0465923198412123" calcext:value-type="float">
            <text:p>0.046592319841212</text:p>
          </table:table-cell>
          <table:table-cell office:value-type="float" office:value="0.0652933478791656" calcext:value-type="float">
            <text:p>0.065293347879166</text:p>
          </table:table-cell>
          <table:table-cell office:value-type="float" office:value="0.092418311585201" calcext:value-type="float">
            <text:p>0.092418311585201</text:p>
          </table:table-cell>
          <table:table-cell office:value-type="float" office:value="0.132140725115462" calcext:value-type="float">
            <text:p>0.132140725115462</text:p>
          </table:table-cell>
          <table:table-cell office:value-type="float" office:value="0.190849376837847" calcext:value-type="float">
            <text:p>0.190849376837847</text:p>
          </table:table-cell>
          <table:table-cell office:value-type="float" office:value="0.278380623138078" calcext:value-type="float">
            <text:p>0.278380623138078</text:p>
          </table:table-cell>
          <table:table-cell office:value-type="float" office:value="0.409968125714198" calcext:value-type="float">
            <text:p>0.409968125714198</text:p>
          </table:table-cell>
          <table:table-cell office:value-type="float" office:value="0.609365128466424" calcext:value-type="float">
            <text:p>0.609365128466424</text:p>
          </table:table-cell>
          <table:table-cell office:value-type="float" office:value="0.913905595314161" calcext:value-type="float">
            <text:p>0.913905595314161</text:p>
          </table:table-cell>
          <table:table-cell office:value-type="float" office:value="1.38272126085769" calcext:value-type="float">
            <text:p>1.38272126085769</text:p>
          </table:table-cell>
          <table:table-cell office:value-type="float" office:value="2.10979300699784" calcext:value-type="float">
            <text:p>2.10979300699784</text:p>
          </table:table-cell>
          <table:table-cell office:value-type="float" office:value="3.24359493993115" calcext:value-type="float">
            <text:p>3.24359493993115</text:p>
          </table:table-cell>
          <table:table-cell office:value-type="float" office:value="5.01403412482061" calcext:value-type="float">
            <text:p>5.01403412482061</text:p>
          </table:table-cell>
          <table:table-cell office:value-type="float" office:value="7.76401195183205" calcext:value-type="float">
            <text:p>7.76401195183205</text:p>
          </table:table-cell>
          <table:table-cell office:value-type="float" office:value="11.9762929948233" calcext:value-type="float">
            <text:p>11.9762929948233</text:p>
          </table:table-cell>
          <table:table-cell office:value-type="float" office:value="18.2788410245297" calcext:value-type="float">
            <text:p>18.2788410245297</text:p>
          </table:table-cell>
          <table:table-cell office:value-type="float" office:value="21.9465369775486" calcext:value-type="float">
            <text:p>21.9465369775486</text:p>
          </table:table-cell>
          <table:table-cell office:value-type="float" office:value="25.3737513604271" calcext:value-type="float">
            <text:p>25.3737513604271</text:p>
          </table:table-cell>
          <table:table-cell office:value-type="float" office:value="28.2010886175854" calcext:value-type="float">
            <text:p>28.2010886175854</text:p>
          </table:table-cell>
          <table:table-cell table:number-columns-repeated="2"/>
        </table:table-row>
        <table:table-row table:style-name="ro1">
          <table:table-cell table:style-name="ce1" office:value-type="float" office:value="0.00000985896186202399" calcext:value-type="float">
            <text:p>9.86E-06</text:p>
          </table:table-cell>
          <table:table-cell table:style-name="ce1" office:value-type="float" office:value="0.0000328636706032706" calcext:value-type="float">
            <text:p>3.29E-05</text:p>
          </table:table-cell>
          <table:table-cell table:style-name="ce1" office:value-type="float" office:value="0.0000616014315258641" calcext:value-type="float">
            <text:p>6.16E-05</text:p>
          </table:table-cell>
          <table:table-cell table:style-name="ce1" office:value-type="float" office:value="0.0000976227660548073" calcext:value-type="float">
            <text:p>9.76E-05</text:p>
          </table:table-cell>
          <table:table-cell office:value-type="float" office:value="0.000142940661980304" calcext:value-type="float">
            <text:p>0.00014294066198</text:p>
          </table:table-cell>
          <table:table-cell office:value-type="float" office:value="0.000200188404442063" calcext:value-type="float">
            <text:p>0.000200188404442</text:p>
          </table:table-cell>
          <table:table-cell office:value-type="float" office:value="0.000272832955723372" calcext:value-type="float">
            <text:p>0.000272832955723</text:p>
          </table:table-cell>
          <table:table-cell office:value-type="float" office:value="0.000365469231383551" calcext:value-type="float">
            <text:p>0.000365469231384</text:p>
          </table:table-cell>
          <table:table-cell office:value-type="float" office:value="0.000484229175238045" calcext:value-type="float">
            <text:p>0.000484229175238</text:p>
          </table:table-cell>
          <table:table-cell office:value-type="float" office:value="0.000637354766529992" calcext:value-type="float">
            <text:p>0.00063735476653</text:p>
          </table:table-cell>
          <table:table-cell office:value-type="float" office:value="0.000836006911222733" calcext:value-type="float">
            <text:p>0.000836006911223</text:p>
          </table:table-cell>
          <table:table-cell office:value-type="float" office:value="0.00109541643794428" calcext:value-type="float">
            <text:p>0.001095416437944</text:p>
          </table:table-cell>
          <table:table-cell office:value-type="float" office:value="0.00143653525210055" calcext:value-type="float">
            <text:p>0.001436535252101</text:p>
          </table:table-cell>
          <table:table-cell office:value-type="float" office:value="0.00188842468854297" calcext:value-type="float">
            <text:p>0.001888424688543</text:p>
          </table:table-cell>
          <table:table-cell office:value-type="float" office:value="0.00249173935745001" calcext:value-type="float">
            <text:p>0.00249173935745</text:p>
          </table:table-cell>
          <table:table-cell office:value-type="float" office:value="0.00330385224569862" calcext:value-type="float">
            <text:p>0.003303852245699</text:p>
          </table:table-cell>
          <table:table-cell office:value-type="float" office:value="0.00440645863285227" calcext:value-type="float">
            <text:p>0.004406458632852</text:p>
          </table:table-cell>
          <table:table-cell office:value-type="float" office:value="0.00591695340170399" calcext:value-type="float">
            <text:p>0.005916953401704</text:p>
          </table:table-cell>
          <table:table-cell office:value-type="float" office:value="0.0080055961068253" calcext:value-type="float">
            <text:p>0.008005596106825</text:p>
          </table:table-cell>
          <table:table-cell office:value-type="float" office:value="0.010921617178616" calcext:value-type="float">
            <text:p>0.010921617178616</text:p>
          </table:table-cell>
          <table:table-cell office:value-type="float" office:value="0.0150332280920945" calcext:value-type="float">
            <text:p>0.015033228092095</text:p>
          </table:table-cell>
          <table:table-cell office:value-type="float" office:value="0.0208893821385477" calcext:value-type="float">
            <text:p>0.020889382138548</text:p>
          </table:table-cell>
          <table:table-cell office:value-type="float" office:value="0.029315743622468" calcext:value-type="float">
            <text:p>0.029315743622468</text:p>
          </table:table-cell>
          <table:table-cell office:value-type="float" office:value="0.0415647344440575" calcext:value-type="float">
            <text:p>0.041564734444058</text:p>
          </table:table-cell>
          <table:table-cell office:value-type="float" office:value="0.0595515638058324" calcext:value-type="float">
            <text:p>0.059551563805832</text:p>
          </table:table-cell>
          <table:table-cell office:value-type="float" office:value="0.0862281135001782" calcext:value-type="float">
            <text:p>0.086228113500178</text:p>
          </table:table-cell>
          <table:table-cell office:value-type="float" office:value="0.126180878875217" calcext:value-type="float">
            <text:p>0.126180878875217</text:p>
          </table:table-cell>
          <table:table-cell office:value-type="float" office:value="0.186600877443868" calcext:value-type="float">
            <text:p>0.186600877443868</text:p>
          </table:table-cell>
          <table:table-cell office:value-type="float" office:value="0.278887706145665" calcext:value-type="float">
            <text:p>0.278887706145665</text:p>
          </table:table-cell>
          <table:table-cell office:value-type="float" office:value="0.421357534377629" calcext:value-type="float">
            <text:p>0.421357534377629</text:p>
          </table:table-cell>
          <table:table-cell office:value-type="float" office:value="0.643870720550576" calcext:value-type="float">
            <text:p>0.643870720550576</text:p>
          </table:table-cell>
          <table:table-cell office:value-type="float" office:value="0.9956911600215" calcext:value-type="float">
            <text:p>0.9956911600215</text:p>
          </table:table-cell>
          <table:table-cell office:value-type="float" office:value="1.55846070419683" calcext:value-type="float">
            <text:p>1.55846070419683</text:p>
          </table:table-cell>
          <table:table-cell office:value-type="float" office:value="2.46653619262257" calcext:value-type="float">
            <text:p>2.46653619262257</text:p>
          </table:table-cell>
          <table:table-cell office:value-type="float" office:value="3.9362726235188" calcext:value-type="float">
            <text:p>3.9362726235188</text:p>
          </table:table-cell>
          <table:table-cell office:value-type="float" office:value="6.30239456838448" calcext:value-type="float">
            <text:p>6.30239456838448</text:p>
          </table:table-cell>
          <table:table-cell office:value-type="float" office:value="10.0514785795748" calcext:value-type="float">
            <text:p>10.0514785795748</text:p>
          </table:table-cell>
          <table:table-cell office:value-type="float" office:value="15.8318597087656" calcext:value-type="float">
            <text:p>15.8318597087656</text:p>
          </table:table-cell>
          <table:table-cell office:value-type="float" office:value="19.2307512909041" calcext:value-type="float">
            <text:p>19.2307512909041</text:p>
          </table:table-cell>
          <table:table-cell office:value-type="float" office:value="22.3758566537535" calcext:value-type="float">
            <text:p>22.3758566537535</text:p>
          </table:table-cell>
          <table:table-cell table:number-columns-repeated="2"/>
        </table:table-row>
        <table:table-row table:style-name="ro1">
          <table:table-cell table:style-name="ce1" office:value-type="float" office:value="0.00000417937778439178" calcext:value-type="float">
            <text:p>4.18E-06</text:p>
          </table:table-cell>
          <table:table-cell table:style-name="ce1" office:value-type="float" office:value="0.0000139367679155693" calcext:value-type="float">
            <text:p>1.39E-05</text:p>
          </table:table-cell>
          <table:table-cell table:style-name="ce1" office:value-type="float" office:value="0.0000261306334883263" calcext:value-type="float">
            <text:p>2.61E-05</text:p>
          </table:table-cell>
          <table:table-cell table:style-name="ce1" office:value-type="float" office:value="0.0000414215448787929" calcext:value-type="float">
            <text:p>4.14E-05</text:p>
          </table:table-cell>
          <table:table-cell table:style-name="ce1" office:value-type="float" office:value="0.0000606671011750166" calcext:value-type="float">
            <text:p>6.07E-05</text:p>
          </table:table-cell>
          <table:table-cell table:style-name="ce1" office:value-type="float" office:value="0.0000849896150032479" calcext:value-type="float">
            <text:p>8.50E-05</text:p>
          </table:table-cell>
          <table:table-cell office:value-type="float" office:value="0.000115867364821579" calcext:value-type="float">
            <text:p>0.000115867364822</text:p>
          </table:table-cell>
          <table:table-cell office:value-type="float" office:value="0.000155260485622683" calcext:value-type="float">
            <text:p>0.000155260485623</text:p>
          </table:table-cell>
          <table:table-cell office:value-type="float" office:value="0.000205786060740772" calcext:value-type="float">
            <text:p>0.000205786060741</text:p>
          </table:table-cell>
          <table:table-cell office:value-type="float" office:value="0.000270963518514491" calcext:value-type="float">
            <text:p>0.000270963518514</text:p>
          </table:table-cell>
          <table:table-cell office:value-type="float" office:value="0.000355561258365199" calcext:value-type="float">
            <text:p>0.000355561258365</text:p>
          </table:table-cell>
          <table:table-cell office:value-type="float" office:value="0.000466090194252695" calcext:value-type="float">
            <text:p>0.000466090194253</text:p>
          </table:table-cell>
          <table:table-cell office:value-type="float" office:value="0.000611512255967331" calcext:value-type="float">
            <text:p>0.000611512255967</text:p>
          </table:table-cell>
          <table:table-cell office:value-type="float" office:value="0.000804265988749998" calcext:value-type="float">
            <text:p>0.00080426598875</text:p>
          </table:table-cell>
          <table:table-cell office:value-type="float" office:value="0.00106176380602023" calcext:value-type="float">
            <text:p>0.00106176380602</text:p>
          </table:table-cell>
          <table:table-cell office:value-type="float" office:value="0.00140859660769345" calcext:value-type="float">
            <text:p>0.001408596607693</text:p>
          </table:table-cell>
          <table:table-cell office:value-type="float" office:value="0.00187980802852753" calcext:value-type="float">
            <text:p>0.001879808028528</text:p>
          </table:table-cell>
          <table:table-cell office:value-type="float" office:value="0.00252579923404441" calcext:value-type="float">
            <text:p>0.002525799234044</text:p>
          </table:table-cell>
          <table:table-cell office:value-type="float" office:value="0.00341973894084255" calcext:value-type="float">
            <text:p>0.003419738940843</text:p>
          </table:table-cell>
          <table:table-cell office:value-type="float" office:value="0.0046688516945824" calcext:value-type="float">
            <text:p>0.004668851694582</text:p>
          </table:table-cell>
          <table:table-cell office:value-type="float" office:value="0.00643175310636154" calcext:value-type="float">
            <text:p>0.006431753106362</text:p>
          </table:table-cell>
          <table:table-cell office:value-type="float" office:value="0.00894527761441612" calcext:value-type="float">
            <text:p>0.008945277614416</text:p>
          </table:table-cell>
          <table:table-cell office:value-type="float" office:value="0.012566305868325" calcext:value-type="float">
            <text:p>0.012566305868325</text:p>
          </table:table-cell>
          <table:table-cell office:value-type="float" office:value="0.0178374576186876" calcext:value-type="float">
            <text:p>0.017837457618688</text:p>
          </table:table-cell>
          <table:table-cell office:value-type="float" office:value="0.0255910755275385" calcext:value-type="float">
            <text:p>0.025591075527539</text:p>
          </table:table-cell>
          <table:table-cell office:value-type="float" office:value="0.0371153829279273" calcext:value-type="float">
            <text:p>0.037115382927927</text:p>
          </table:table-cell>
          <table:table-cell office:value-type="float" office:value="0.0544234700862935" calcext:value-type="float">
            <text:p>0.054423470086294</text:p>
          </table:table-cell>
          <table:table-cell office:value-type="float" office:value="0.0806969835365896" calcext:value-type="float">
            <text:p>0.08069698353659</text:p>
          </table:table-cell>
          <table:table-cell office:value-type="float" office:value="0.121036490948375" calcext:value-type="float">
            <text:p>0.121036490948375</text:p>
          </table:table-cell>
          <table:table-cell office:value-type="float" office:value="0.183765362864577" calcext:value-type="float">
            <text:p>0.183765362864577</text:p>
          </table:table-cell>
          <table:table-cell office:value-type="float" office:value="0.282741901976951" calcext:value-type="float">
            <text:p>0.282741901976951</text:p>
          </table:table-cell>
          <table:table-cell office:value-type="float" office:value="0.441481796181521" calcext:value-type="float">
            <text:p>0.441481796181521</text:p>
          </table:table-cell>
          <table:table-cell office:value-type="float" office:value="0.700430450933295" calcext:value-type="float">
            <text:p>0.700430450933295</text:p>
          </table:table-cell>
          <table:table-cell office:value-type="float" office:value="1.12947365494038" calcext:value-type="float">
            <text:p>1.12947365494038</text:p>
          </table:table-cell>
          <table:table-cell office:value-type="float" office:value="1.84853186002988" calcext:value-type="float">
            <text:p>1.84853186002988</text:p>
          </table:table-cell>
          <table:table-cell office:value-type="float" office:value="3.05891989685345" calcext:value-type="float">
            <text:p>3.05891989685345</text:p>
          </table:table-cell>
          <table:table-cell office:value-type="float" office:value="5.08479117411578" calcext:value-type="float">
            <text:p>5.08479117411578</text:p>
          </table:table-cell>
          <table:table-cell office:value-type="float" office:value="8.41435329164719" calcext:value-type="float">
            <text:p>8.41435329164719</text:p>
          </table:table-cell>
          <table:table-cell office:value-type="float" office:value="13.715903014913" calcext:value-type="float">
            <text:p>13.715903014913</text:p>
          </table:table-cell>
          <table:table-cell office:value-type="float" office:value="16.8667805610613" calcext:value-type="float">
            <text:p>16.8667805610613</text:p>
          </table:table-cell>
          <table:table-cell table:number-columns-repeated="2"/>
        </table:table-row>
        <table:table-row table:style-name="ro1">
          <table:table-cell table:style-name="ce1" office:value-type="float" office:value="0.00000169090886845517" calcext:value-type="float">
            <text:p>1.69E-06</text:p>
          </table:table-cell>
          <table:table-cell table:style-name="ce1" office:value-type="float" office:value="0.00000564084671918273" calcext:value-type="float">
            <text:p>5.64E-06</text:p>
          </table:table-cell>
          <table:table-cell table:style-name="ce1" office:value-type="float" office:value="0.0000105788769986651" calcext:value-type="float">
            <text:p>1.06E-05</text:p>
          </table:table-cell>
          <table:table-cell table:style-name="ce1" office:value-type="float" office:value="0.000016773543131072" calcext:value-type="float">
            <text:p>1.68E-05</text:p>
          </table:table-cell>
          <table:table-cell table:style-name="ce1" office:value-type="float" office:value="0.0000245734440796875" calcext:value-type="float">
            <text:p>2.46E-05</text:p>
          </table:table-cell>
          <table:table-cell table:style-name="ce1" office:value-type="float" office:value="0.0000344349402506491" calcext:value-type="float">
            <text:p>3.44E-05</text:p>
          </table:table-cell>
          <table:table-cell table:style-name="ce1" office:value-type="float" office:value="0.0000469593739960791" calcext:value-type="float">
            <text:p>4.70E-05</text:p>
          </table:table-cell>
          <table:table-cell table:style-name="ce1" office:value-type="float" office:value="0.0000629444305074301" calcext:value-type="float">
            <text:p>6.29E-05</text:p>
          </table:table-cell>
          <table:table-cell table:style-name="ce1" office:value-type="float" office:value="0.0000834556024716559" calcext:value-type="float">
            <text:p>8.35E-05</text:p>
          </table:table-cell>
          <table:table-cell office:value-type="float" office:value="0.000109926397236106" calcext:value-type="float">
            <text:p>0.000109926397236</text:p>
          </table:table-cell>
          <table:table-cell office:value-type="float" office:value="0.000144299951024049" calcext:value-type="float">
            <text:p>0.000144299951024</text:p>
          </table:table-cell>
          <table:table-cell office:value-type="float" office:value="0.000189230771186805" calcext:value-type="float">
            <text:p>0.000189230771187</text:p>
          </table:table-cell>
          <table:table-cell office:value-type="float" office:value="0.000248374503334101" calcext:value-type="float">
            <text:p>0.000248374503334</text:p>
          </table:table-cell>
          <table:table-cell office:value-type="float" office:value="0.000326807628322668" calcext:value-type="float">
            <text:p>0.000326807628323</text:p>
          </table:table-cell>
          <table:table-cell office:value-type="float" office:value="0.000431640542183639" calcext:value-type="float">
            <text:p>0.000431640542184</text:p>
          </table:table-cell>
          <table:table-cell office:value-type="float" office:value="0.000572920865579414" calcext:value-type="float">
            <text:p>0.000572920865579</text:p>
          </table:table-cell>
          <table:table-cell office:value-type="float" office:value="0.000764975952273143" calcext:value-type="float">
            <text:p>0.000764975952273</text:p>
          </table:table-cell>
          <table:table-cell office:value-type="float" office:value="0.0010284254803053" calcext:value-type="float">
            <text:p>0.001028425480305</text:p>
          </table:table-cell>
          <table:table-cell office:value-type="float" office:value="0.00139322457137568" calcext:value-type="float">
            <text:p>0.001393224571376</text:p>
          </table:table-cell>
          <table:table-cell office:value-type="float" office:value="0.001903304044311" calcext:value-type="float">
            <text:p>0.001903304044311</text:p>
          </table:table-cell>
          <table:table-cell office:value-type="float" office:value="0.00262370435149756" calcext:value-type="float">
            <text:p>0.002623704351498</text:p>
          </table:table-cell>
          <table:table-cell office:value-type="float" office:value="0.00365163099278106" calcext:value-type="float">
            <text:p>0.003651630992781</text:p>
          </table:table-cell>
          <table:table-cell office:value-type="float" office:value="0.0051337210028643" calcext:value-type="float">
            <text:p>0.005133721002864</text:p>
          </table:table-cell>
          <table:table-cell office:value-type="float" office:value="0.00729322403610837" calcext:value-type="float">
            <text:p>0.007293224036108</text:p>
          </table:table-cell>
          <table:table-cell office:value-type="float" office:value="0.0104731659233798" calcext:value-type="float">
            <text:p>0.01047316592338</text:p>
          </table:table-cell>
          <table:table-cell office:value-type="float" office:value="0.0152056431576504" calcext:value-type="float">
            <text:p>0.01520564315765</text:p>
          </table:table-cell>
          <table:table-cell office:value-type="float" office:value="0.0223247722153099" calcext:value-type="float">
            <text:p>0.02232477221531</text:p>
          </table:table-cell>
          <table:table-cell office:value-type="float" office:value="0.0331548685464041" calcext:value-type="float">
            <text:p>0.033154868546404</text:p>
          </table:table-cell>
          <table:table-cell office:value-type="float" office:value="0.0498332268412066" calcext:value-type="float">
            <text:p>0.049833226841207</text:p>
          </table:table-cell>
          <table:table-cell office:value-type="float" office:value="0.0758819146370377" calcext:value-type="float">
            <text:p>0.075881914637038</text:p>
          </table:table-cell>
          <table:table-cell office:value-type="float" office:value="0.117248052796855" calcext:value-type="float">
            <text:p>0.117248052796855</text:p>
          </table:table-cell>
          <table:table-cell office:value-type="float" office:value="0.184223461333213" calcext:value-type="float">
            <text:p>0.184223461333213</text:p>
          </table:table-cell>
          <table:table-cell office:value-type="float" office:value="0.294994262077006" calcext:value-type="float">
            <text:p>0.294994262077006</text:p>
          </table:table-cell>
          <table:table-cell office:value-type="float" office:value="0.482160239208913" calcext:value-type="float">
            <text:p>0.482160239208913</text:p>
          </table:table-cell>
          <table:table-cell office:value-type="float" office:value="0.804500755227216" calcext:value-type="float">
            <text:p>0.804500755227216</text:p>
          </table:table-cell>
          <table:table-cell office:value-type="float" office:value="1.36742650442275" calcext:value-type="float">
            <text:p>1.36742650442275</text:p>
          </table:table-cell>
          <table:table-cell office:value-type="float" office:value="2.35601873338051" calcext:value-type="float">
            <text:p>2.35601873338051</text:p>
          </table:table-cell>
          <table:table-cell office:value-type="float" office:value="4.08158257177058" calcext:value-type="float">
            <text:p>4.08158257177058</text:p>
          </table:table-cell>
          <table:table-cell office:value-type="float" office:value="7.03163985381246" calcext:value-type="float">
            <text:p>7.03163985381246</text:p>
          </table:table-cell>
          <table:table-cell office:value-type="float" office:value="11.8938705918979" calcext:value-type="float">
            <text:p>11.8938705918979</text:p>
          </table:table-cell>
          <table:table-cell table:number-columns-repeated="2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office:value-type="float" office:value="4810.84813426676" calcext:value-type="float">
            <text:p>4810.84813426676</text:p>
          </table:table-cell>
          <table:table-cell office:value-type="float" office:value="546.60891535723" calcext:value-type="float">
            <text:p>546.60891535723</text:p>
          </table:table-cell>
          <table:table-cell office:value-type="float" office:value="198.646628075163" calcext:value-type="float">
            <text:p>198.646628075163</text:p>
          </table:table-cell>
          <table:table-cell office:value-type="float" office:value="102.312101997447" calcext:value-type="float">
            <text:p>102.312101997447</text:p>
          </table:table-cell>
          <table:table-cell office:value-type="float" office:value="62.5718195728043" calcext:value-type="float">
            <text:p>62.5718195728043</text:p>
          </table:table-cell>
          <table:table-cell office:value-type="float" office:value="42.4266975462414" calcext:value-type="float">
            <text:p>42.4266975462414</text:p>
          </table:table-cell>
          <table:table-cell office:value-type="float" office:value="30.8311786960506" calcext:value-type="float">
            <text:p>30.8311786960506</text:p>
          </table:table-cell>
          <table:table-cell office:value-type="float" office:value="23.5542194294344" calcext:value-type="float">
            <text:p>23.5542194294344</text:p>
          </table:table-cell>
          <table:table-cell office:value-type="float" office:value="18.6921862057419" calcext:value-type="float">
            <text:p>18.6921862057419</text:p>
          </table:table-cell>
          <table:table-cell office:value-type="float" office:value="15.2857392750538" calcext:value-type="float">
            <text:p>15.2857392750538</text:p>
          </table:table-cell>
          <table:table-cell office:value-type="float" office:value="12.8087266709621" calcext:value-type="float">
            <text:p>12.8087266709621</text:p>
          </table:table-cell>
          <table:table-cell office:value-type="float" office:value="10.9529734472401" calcext:value-type="float">
            <text:p>10.9529734472401</text:p>
          </table:table-cell>
          <table:table-cell office:value-type="float" office:value="9.52822258060793" calcext:value-type="float">
            <text:p>9.52822258060793</text:p>
          </table:table-cell>
          <table:table-cell office:value-type="float" office:value="8.41183636737396" calcext:value-type="float">
            <text:p>8.41183636737396</text:p>
          </table:table-cell>
          <table:table-cell office:value-type="float" office:value="7.52186142762241" calcext:value-type="float">
            <text:p>7.52186142762241</text:p>
          </table:table-cell>
          <table:table-cell office:value-type="float" office:value="6.80183007620008" calcext:value-type="float">
            <text:p>6.80183007620008</text:p>
          </table:table-cell>
          <table:table-cell office:value-type="float" office:value="6.21179768878891" calcext:value-type="float">
            <text:p>6.21179768878891</text:p>
          </table:table-cell>
          <table:table-cell office:value-type="float" office:value="5.72285418424622" calcext:value-type="float">
            <text:p>5.72285418424622</text:p>
          </table:table-cell>
          <table:table-cell office:value-type="float" office:value="5.31365055909713" calcext:value-type="float">
            <text:p>5.31365055909713</text:p>
          </table:table-cell>
          <table:table-cell office:value-type="float" office:value="4.96813487046814" calcext:value-type="float">
            <text:p>4.96813487046814</text:p>
          </table:table-cell>
          <table:table-cell office:value-type="float" office:value="4.67403493530889" calcext:value-type="float">
            <text:p>4.67403493530889</text:p>
          </table:table-cell>
          <table:table-cell office:value-type="float" office:value="4.42181192117035" calcext:value-type="float">
            <text:p>4.42181192117035</text:p>
          </table:table-cell>
          <table:table-cell office:value-type="float" office:value="4.20391421274288" calcext:value-type="float">
            <text:p>4.20391421274288</text:p>
          </table:table-cell>
          <table:table-cell office:value-type="float" office:value="4.01422203419101" calcext:value-type="float">
            <text:p>4.01422203419101</text:p>
          </table:table-cell>
          <table:table-cell office:value-type="float" office:value="3.84761104633772" calcext:value-type="float">
            <text:p>3.84761104633772</text:p>
          </table:table-cell>
          <table:table-cell office:value-type="float" office:value="3.69959171659077" calcext:value-type="float">
            <text:p>3.69959171659077</text:p>
          </table:table-cell>
          <table:table-cell office:value-type="float" office:value="3.56601431988049" calcext:value-type="float">
            <text:p>3.56601431988049</text:p>
          </table:table-cell>
          <table:table-cell office:value-type="float" office:value="3.44288015502611" calcext:value-type="float">
            <text:p>3.44288015502611</text:p>
          </table:table-cell>
          <table:table-cell office:value-type="float" office:value="3.32636327218427" calcext:value-type="float">
            <text:p>3.32636327218427</text:p>
          </table:table-cell>
          <table:table-cell office:value-type="float" office:value="3.21315760989781" calcext:value-type="float">
            <text:p>3.21315760989781</text:p>
          </table:table-cell>
          <table:table-cell office:value-type="float" office:value="3.10109294751917" calcext:value-type="float">
            <text:p>3.10109294751917</text:p>
          </table:table-cell>
          <table:table-cell office:value-type="float" office:value="2.98962809374068" calcext:value-type="float">
            <text:p>2.98962809374068</text:p>
          </table:table-cell>
          <table:table-cell office:value-type="float" office:value="2.8797400772599" calcext:value-type="float">
            <text:p>2.8797400772599</text:p>
          </table:table-cell>
          <table:table-cell office:value-type="float" office:value="2.7731976171876" calcext:value-type="float">
            <text:p>2.7731976171876</text:p>
          </table:table-cell>
          <table:table-cell office:value-type="float" office:value="2.67172554737991" calcext:value-type="float">
            <text:p>2.67172554737991</text:p>
          </table:table-cell>
          <table:table-cell office:value-type="float" office:value="2.57651109222004" calcext:value-type="float">
            <text:p>2.57651109222004</text:p>
          </table:table-cell>
          <table:table-cell office:value-type="float" office:value="2.48810779464575" calcext:value-type="float">
            <text:p>2.48810779464575</text:p>
          </table:table-cell>
          <table:table-cell office:value-type="float" office:value="2.40656203724189" calcext:value-type="float">
            <text:p>2.40656203724189</text:p>
          </table:table-cell>
          <table:table-cell office:value-type="float" office:value="2.33159445258865" calcext:value-type="float">
            <text:p>2.33159445258865</text:p>
          </table:table-cell>
          <table:table-cell office:value-type="float" office:value="2.26275306158732" calcext:value-type="float">
            <text:p>2.26275306158732</text:p>
          </table:table-cell>
          <table:table-cell table:number-columns-repeated="2"/>
        </table:table-row>
        <table:table-row table:style-name="ro1">
          <table:table-cell office:value-type="float" office:value="494.16707484788" calcext:value-type="float">
            <text:p>494.16707484788</text:p>
          </table:table-cell>
          <table:table-cell office:value-type="float" office:value="1581.59148229607" calcext:value-type="float">
            <text:p>1581.59148229607</text:p>
          </table:table-cell>
          <table:table-cell office:value-type="float" office:value="575.279504964094" calcext:value-type="float">
            <text:p>575.279504964094</text:p>
          </table:table-cell>
          <table:table-cell office:value-type="float" office:value="296.570485372192" calcext:value-type="float">
            <text:p>296.570485372192</text:p>
          </table:table-cell>
          <table:table-cell office:value-type="float" office:value="181.553968667903" calcext:value-type="float">
            <text:p>181.553968667903</text:p>
          </table:table-cell>
          <table:table-cell office:value-type="float" office:value="123.229763916967" calcext:value-type="float">
            <text:p>123.229763916967</text:p>
          </table:table-cell>
          <table:table-cell office:value-type="float" office:value="89.6478164803146" calcext:value-type="float">
            <text:p>89.6478164803146</text:p>
          </table:table-cell>
          <table:table-cell office:value-type="float" office:value="68.5670481653104" calcext:value-type="float">
            <text:p>68.5670481653104</text:p>
          </table:table-cell>
          <table:table-cell office:value-type="float" office:value="54.4788400485435" calcext:value-type="float">
            <text:p>54.4788400485435</text:p>
          </table:table-cell>
          <table:table-cell office:value-type="float" office:value="44.6065562092035" calcext:value-type="float">
            <text:p>44.6065562092035</text:p>
          </table:table-cell>
          <table:table-cell office:value-type="float" office:value="37.4270356992612" calcext:value-type="float">
            <text:p>37.4270356992612</text:p>
          </table:table-cell>
          <table:table-cell office:value-type="float" office:value="32.0479545134194" calcext:value-type="float">
            <text:p>32.0479545134194</text:p>
          </table:table-cell>
          <table:table-cell office:value-type="float" office:value="27.9183001823667" calcext:value-type="float">
            <text:p>27.9183001823667</text:p>
          </table:table-cell>
          <table:table-cell office:value-type="float" office:value="24.682811171003" calcext:value-type="float">
            <text:p>24.682811171003</text:p>
          </table:table-cell>
          <table:table-cell office:value-type="float" office:value="22.1040187705591" calcext:value-type="float">
            <text:p>22.1040187705591</text:p>
          </table:table-cell>
          <table:table-cell office:value-type="float" office:value="20.0182522173098" calcext:value-type="float">
            <text:p>20.0182522173098</text:p>
          </table:table-cell>
          <table:table-cell office:value-type="float" office:value="18.3096920911139" calcext:value-type="float">
            <text:p>18.3096920911139</text:p>
          </table:table-cell>
          <table:table-cell office:value-type="float" office:value="16.8944798642911" calcext:value-type="float">
            <text:p>16.8944798642911</text:p>
          </table:table-cell>
          <table:table-cell office:value-type="float" office:value="15.7106609666647" calcext:value-type="float">
            <text:p>15.7106609666647</text:p>
          </table:table-cell>
          <table:table-cell office:value-type="float" office:value="14.7116295164967" calcext:value-type="float">
            <text:p>14.7116295164967</text:p>
          </table:table-cell>
          <table:table-cell office:value-type="float" office:value="13.8617349607711" calcext:value-type="float">
            <text:p>13.8617349607711</text:p>
          </table:table-cell>
          <table:table-cell office:value-type="float" office:value="13.1332516149176" calcext:value-type="float">
            <text:p>13.1332516149176</text:p>
          </table:table-cell>
          <table:table-cell office:value-type="float" office:value="12.5042163510939" calcext:value-type="float">
            <text:p>12.5042163510939</text:p>
          </table:table-cell>
          <table:table-cell office:value-type="float" office:value="11.9568161858726" calcext:value-type="float">
            <text:p>11.9568161858726</text:p>
          </table:table-cell>
          <table:table-cell office:value-type="float" office:value="11.4761163282068" calcext:value-type="float">
            <text:p>11.4761163282068</text:p>
          </table:table-cell>
          <table:table-cell office:value-type="float" office:value="11.0490016393289" calcext:value-type="float">
            <text:p>11.0490016393289</text:p>
          </table:table-cell>
          <table:table-cell office:value-type="float" office:value="10.663300781483" calcext:value-type="float">
            <text:p>10.663300781483</text:p>
          </table:table-cell>
          <table:table-cell office:value-type="float" office:value="10.3072133399227" calcext:value-type="float">
            <text:p>10.3072133399227</text:p>
          </table:table-cell>
          <table:table-cell office:value-type="float" office:value="9.96935691001437" calcext:value-type="float">
            <text:p>9.96935691001437</text:p>
          </table:table-cell>
          <table:table-cell office:value-type="float" office:value="9.63980166049758" calcext:value-type="float">
            <text:p>9.63980166049758</text:p>
          </table:table-cell>
          <table:table-cell office:value-type="float" office:value="9.31196451516366" calcext:value-type="float">
            <text:p>9.31196451516366</text:p>
          </table:table-cell>
          <table:table-cell office:value-type="float" office:value="8.98420082447071" calcext:value-type="float">
            <text:p>8.98420082447071</text:p>
          </table:table-cell>
          <table:table-cell office:value-type="float" office:value="8.65957671611938" calcext:value-type="float">
            <text:p>8.65957671611938</text:p>
          </table:table-cell>
          <table:table-cell office:value-type="float" office:value="8.34369212276903" calcext:value-type="float">
            <text:p>8.34369212276903</text:p>
          </table:table-cell>
          <table:table-cell office:value-type="float" office:value="8.04208303868832" calcext:value-type="float">
            <text:p>8.04208303868832</text:p>
          </table:table-cell>
          <table:table-cell office:value-type="float" office:value="7.75864408907984" calcext:value-type="float">
            <text:p>7.75864408907984</text:p>
          </table:table-cell>
          <table:table-cell office:value-type="float" office:value="7.4952941283827" calcext:value-type="float">
            <text:p>7.4952941283827</text:p>
          </table:table-cell>
          <table:table-cell office:value-type="float" office:value="7.2523547421888" calcext:value-type="float">
            <text:p>7.2523547421888</text:p>
          </table:table-cell>
          <table:table-cell office:value-type="float" office:value="7.0291133476935" calcext:value-type="float">
            <text:p>7.0291133476935</text:p>
          </table:table-cell>
          <table:table-cell office:value-type="float" office:value="6.82430381287995" calcext:value-type="float">
            <text:p>6.82430381287995</text:p>
          </table:table-cell>
          <table:table-cell table:number-columns-repeated="2"/>
        </table:table-row>
        <table:table-row table:style-name="ro1">
          <table:table-cell office:value-type="float" office:value="161.40348878827" calcext:value-type="float">
            <text:p>161.40348878827</text:p>
          </table:table-cell>
          <table:table-cell office:value-type="float" office:value="517.027361901873" calcext:value-type="float">
            <text:p>517.027361901873</text:p>
          </table:table-cell>
          <table:table-cell office:value-type="float" office:value="928.986308286296" calcext:value-type="float">
            <text:p>928.986308286296</text:p>
          </table:table-cell>
          <table:table-cell office:value-type="float" office:value="479.384163087299" calcext:value-type="float">
            <text:p>479.384163087299</text:p>
          </table:table-cell>
          <table:table-cell office:value-type="float" office:value="293.773945690327" calcext:value-type="float">
            <text:p>293.773945690327</text:p>
          </table:table-cell>
          <table:table-cell office:value-type="float" office:value="199.618294620382" calcext:value-type="float">
            <text:p>199.618294620382</text:p>
          </table:table-cell>
          <table:table-cell office:value-type="float" office:value="145.387665970429" calcext:value-type="float">
            <text:p>145.387665970429</text:p>
          </table:table-cell>
          <table:table-cell office:value-type="float" office:value="111.335238111142" calcext:value-type="float">
            <text:p>111.335238111142</text:p>
          </table:table-cell>
          <table:table-cell office:value-type="float" office:value="88.5728487181245" calcext:value-type="float">
            <text:p>88.5728487181245</text:p>
          </table:table-cell>
          <table:table-cell office:value-type="float" office:value="72.6194484473813" calcext:value-type="float">
            <text:p>72.6194484473813</text:p>
          </table:table-cell>
          <table:table-cell office:value-type="float" office:value="61.0163736212096" calcext:value-type="float">
            <text:p>61.0163736212096</text:p>
          </table:table-cell>
          <table:table-cell office:value-type="float" office:value="52.3229320083469" calcext:value-type="float">
            <text:p>52.3229320083469</text:p>
          </table:table-cell>
          <table:table-cell office:value-type="float" office:value="45.6492859038735" calcext:value-type="float">
            <text:p>45.6492859038735</text:p>
          </table:table-cell>
          <table:table-cell office:value-type="float" office:value="40.4215732692903" calcext:value-type="float">
            <text:p>40.4215732692903</text:p>
          </table:table-cell>
          <table:table-cell office:value-type="float" office:value="36.2560959673612" calcext:value-type="float">
            <text:p>36.2560959673612</text:p>
          </table:table-cell>
          <table:table-cell office:value-type="float" office:value="32.8883098874468" calcext:value-type="float">
            <text:p>32.8883098874468</text:p>
          </table:table-cell>
          <table:table-cell office:value-type="float" office:value="30.1309410832316" calcext:value-type="float">
            <text:p>30.1309410832316</text:p>
          </table:table-cell>
          <table:table-cell office:value-type="float" office:value="27.8483326911027" calcext:value-type="float">
            <text:p>27.8483326911027</text:p>
          </table:table-cell>
          <table:table-cell office:value-type="float" office:value="25.9402086057761" calcext:value-type="float">
            <text:p>25.9402086057761</text:p>
          </table:table-cell>
          <table:table-cell office:value-type="float" office:value="24.3310903766044" calcext:value-type="float">
            <text:p>24.3310903766044</text:p>
          </table:table-cell>
          <table:table-cell office:value-type="float" office:value="22.9632043455576" calcext:value-type="float">
            <text:p>22.9632043455576</text:p>
          </table:table-cell>
          <table:table-cell office:value-type="float" office:value="21.7915882932702" calcext:value-type="float">
            <text:p>21.7915882932702</text:p>
          </table:table-cell>
          <table:table-cell office:value-type="float" office:value="20.7805973915867" calcext:value-type="float">
            <text:p>20.7805973915867</text:p>
          </table:table-cell>
          <table:table-cell office:value-type="float" office:value="19.9012934670006" calcext:value-type="float">
            <text:p>19.9012934670006</text:p>
          </table:table-cell>
          <table:table-cell office:value-type="float" office:value="19.1293763970267" calcext:value-type="float">
            <text:p>19.1293763970267</text:p>
          </table:table-cell>
          <table:table-cell office:value-type="float" office:value="18.4434488636877" calcext:value-type="float">
            <text:p>18.4434488636877</text:p>
          </table:table-cell>
          <table:table-cell office:value-type="float" office:value="17.8235624145297" calcext:value-type="float">
            <text:p>17.8235624145297</text:p>
          </table:table-cell>
          <table:table-cell office:value-type="float" office:value="17.2502442498855" calcext:value-type="float">
            <text:p>17.2502442498855</text:p>
          </table:table-cell>
          <table:table-cell office:value-type="float" office:value="16.7045439579721" calcext:value-type="float">
            <text:p>16.7045439579721</text:p>
          </table:table-cell>
          <table:table-cell office:value-type="float" office:value="16.1697569081696" calcext:value-type="float">
            <text:p>16.1697569081696</text:p>
          </table:table-cell>
          <table:table-cell office:value-type="float" office:value="15.6346845779788" calcext:value-type="float">
            <text:p>15.6346845779788</text:p>
          </table:table-cell>
          <table:table-cell office:value-type="float" office:value="15.0965073758984" calcext:value-type="float">
            <text:p>15.0965073758984</text:p>
          </table:table-cell>
          <table:table-cell office:value-type="float" office:value="14.5605957961615" calcext:value-type="float">
            <text:p>14.5605957961615</text:p>
          </table:table-cell>
          <table:table-cell office:value-type="float" office:value="14.0368654376643" calcext:value-type="float">
            <text:p>14.0368654376643</text:p>
          </table:table-cell>
          <table:table-cell office:value-type="float" office:value="13.5352500272028" calcext:value-type="float">
            <text:p>13.5352500272028</text:p>
          </table:table-cell>
          <table:table-cell office:value-type="float" office:value="13.0628735168134" calcext:value-type="float">
            <text:p>13.0628735168134</text:p>
          </table:table-cell>
          <table:table-cell office:value-type="float" office:value="12.6234008974373" calcext:value-type="float">
            <text:p>12.6234008974373</text:p>
          </table:table-cell>
          <table:table-cell office:value-type="float" office:value="12.2176702624935" calcext:value-type="float">
            <text:p>12.2176702624935</text:p>
          </table:table-cell>
          <table:table-cell office:value-type="float" office:value="11.844672096185" calcext:value-type="float">
            <text:p>11.844672096185</text:p>
          </table:table-cell>
          <table:table-cell office:value-type="float" office:value="11.5023941985395" calcext:value-type="float">
            <text:p>11.5023941985395</text:p>
          </table:table-cell>
          <table:table-cell table:number-columns-repeated="2"/>
        </table:table-row>
        <table:table-row table:style-name="ro1">
          <table:table-cell office:value-type="float" office:value="74.2473535642835" calcext:value-type="float">
            <text:p>74.2473535642835</text:p>
          </table:table-cell>
          <table:table-cell office:value-type="float" office:value="238.05910909281" calcext:value-type="float">
            <text:p>238.05910909281</text:p>
          </table:table-cell>
          <table:table-cell office:value-type="float" office:value="428.159843883695" calcext:value-type="float">
            <text:p>428.159843883695</text:p>
          </table:table-cell>
          <table:table-cell office:value-type="float" office:value="648.950747494768" calcext:value-type="float">
            <text:p>648.950747494768</text:p>
          </table:table-cell>
          <table:table-cell office:value-type="float" office:value="398.123128400182" calcext:value-type="float">
            <text:p>398.123128400182</text:p>
          </table:table-cell>
          <table:table-cell office:value-type="float" office:value="270.838650169445" calcext:value-type="float">
            <text:p>270.838650169445</text:p>
          </table:table-cell>
          <table:table-cell office:value-type="float" office:value="197.502371980408" calcext:value-type="float">
            <text:p>197.502371980408</text:p>
          </table:table-cell>
          <table:table-cell office:value-type="float" office:value="151.439983076104" calcext:value-type="float">
            <text:p>151.439983076104</text:p>
          </table:table-cell>
          <table:table-cell office:value-type="float" office:value="120.642555086682" calcext:value-type="float">
            <text:p>120.642555086682</text:p>
          </table:table-cell>
          <table:table-cell office:value-type="float" office:value="99.0543374510502" calcext:value-type="float">
            <text:p>99.0543374510502</text:p>
          </table:table-cell>
          <table:table-cell office:value-type="float" office:value="83.3519170950391" calcext:value-type="float">
            <text:p>83.3519170950391</text:p>
          </table:table-cell>
          <table:table-cell office:value-type="float" office:value="71.5874403975954" calcext:value-type="float">
            <text:p>71.5874403975954</text:p>
          </table:table-cell>
          <table:table-cell office:value-type="float" office:value="62.5575299428662" calcext:value-type="float">
            <text:p>62.5575299428662</text:p>
          </table:table-cell>
          <table:table-cell office:value-type="float" office:value="55.4859117231052" calcext:value-type="float">
            <text:p>55.4859117231052</text:p>
          </table:table-cell>
          <table:table-cell office:value-type="float" office:value="49.8533909889438" calcext:value-type="float">
            <text:p>49.8533909889438</text:p>
          </table:table-cell>
          <table:table-cell office:value-type="float" office:value="45.3018749765446" calcext:value-type="float">
            <text:p>45.3018749765446</text:p>
          </table:table-cell>
          <table:table-cell office:value-type="float" office:value="41.577755625687" calcext:value-type="float">
            <text:p>41.577755625687</text:p>
          </table:table-cell>
          <table:table-cell office:value-type="float" office:value="38.4972295221798" calcext:value-type="float">
            <text:p>38.4972295221798</text:p>
          </table:table-cell>
          <table:table-cell office:value-type="float" office:value="35.9243474576895" calcext:value-type="float">
            <text:p>35.9243474576895</text:p>
          </table:table-cell>
          <table:table-cell office:value-type="float" office:value="33.7567071103396" calcext:value-type="float">
            <text:p>33.7567071103396</text:p>
          </table:table-cell>
          <table:table-cell office:value-type="float" office:value="31.9158645687593" calcext:value-type="float">
            <text:p>31.9158645687593</text:p>
          </table:table-cell>
          <table:table-cell office:value-type="float" office:value="30.3407184960959" calcext:value-type="float">
            <text:p>30.3407184960959</text:p>
          </table:table-cell>
          <table:table-cell office:value-type="float" office:value="28.9827828496294" calcext:value-type="float">
            <text:p>28.9827828496294</text:p>
          </table:table-cell>
          <table:table-cell office:value-type="float" office:value="27.8026471450583" calcext:value-type="float">
            <text:p>27.8026471450583</text:p>
          </table:table-cell>
          <table:table-cell office:value-type="float" office:value="26.767158304378" calcext:value-type="float">
            <text:p>26.767158304378</text:p>
          </table:table-cell>
          <table:table-cell office:value-type="float" office:value="25.8470362054608" calcext:value-type="float">
            <text:p>25.8470362054608</text:p>
          </table:table-cell>
          <table:table-cell office:value-type="float" office:value="25.014848686793" calcext:value-type="float">
            <text:p>25.014848686793</text:p>
          </table:table-cell>
          <table:table-cell office:value-type="float" office:value="24.2436228346018" calcext:value-type="float">
            <text:p>24.2436228346018</text:p>
          </table:table-cell>
          <table:table-cell office:value-type="float" office:value="23.506861206516" calcext:value-type="float">
            <text:p>23.506861206516</text:p>
          </table:table-cell>
          <table:table-cell office:value-type="float" office:value="22.7809446518146" calcext:value-type="float">
            <text:p>22.7809446518146</text:p>
          </table:table-cell>
          <table:table-cell office:value-type="float" office:value="22.0498378455063" calcext:value-type="float">
            <text:p>22.0498378455063</text:p>
          </table:table-cell>
          <table:table-cell office:value-type="float" office:value="21.3094376472165" calcext:value-type="float">
            <text:p>21.3094376472165</text:p>
          </table:table-cell>
          <table:table-cell office:value-type="float" office:value="20.5676143825809" calcext:value-type="float">
            <text:p>20.5676143825809</text:p>
          </table:table-cell>
          <table:table-cell office:value-type="float" office:value="19.8391093436072" calcext:value-type="float">
            <text:p>19.8391093436072</text:p>
          </table:table-cell>
          <table:table-cell office:value-type="float" office:value="19.1389049723498" calcext:value-type="float">
            <text:p>19.1389049723498</text:p>
          </table:table-cell>
          <table:table-cell office:value-type="float" office:value="18.4779525486288" calcext:value-type="float">
            <text:p>18.4779525486288</text:p>
          </table:table-cell>
          <table:table-cell office:value-type="float" office:value="17.8621104768339" calcext:value-type="float">
            <text:p>17.8621104768339</text:p>
          </table:table-cell>
          <table:table-cell office:value-type="float" office:value="17.2930244282772" calcext:value-type="float">
            <text:p>17.2930244282772</text:p>
          </table:table-cell>
          <table:table-cell office:value-type="float" office:value="16.7695592063443" calcext:value-type="float">
            <text:p>16.7695592063443</text:p>
          </table:table-cell>
          <table:table-cell office:value-type="float" office:value="16.2890493923112" calcext:value-type="float">
            <text:p>16.2890493923112</text:p>
          </table:table-cell>
          <table:table-cell table:number-columns-repeated="2"/>
        </table:table-row>
        <table:table-row table:style-name="ro1">
          <table:table-cell office:value-type="float" office:value="40.2887652892252" calcext:value-type="float">
            <text:p>40.2887652892252</text:p>
          </table:table-cell>
          <table:table-cell office:value-type="float" office:value="129.304555377566" calcext:value-type="float">
            <text:p>129.304555377566</text:p>
          </table:table-cell>
          <table:table-cell office:value-type="float" office:value="232.802012101638" calcext:value-type="float">
            <text:p>232.802012101638</text:p>
          </table:table-cell>
          <table:table-cell office:value-type="float" office:value="353.238970618541" calcext:value-type="float">
            <text:p>353.238970618541</text:p>
          </table:table-cell>
          <table:table-cell office:value-type="float" office:value="493.498018516148" calcext:value-type="float">
            <text:p>493.498018516148</text:p>
          </table:table-cell>
          <table:table-cell office:value-type="float" office:value="336.133353545684" calcext:value-type="float">
            <text:p>336.133353545684</text:p>
          </table:table-cell>
          <table:table-cell office:value-type="float" office:value="245.437192936466" calcext:value-type="float">
            <text:p>245.437192936466</text:p>
          </table:table-cell>
          <table:table-cell office:value-type="float" office:value="188.454772776959" calcext:value-type="float">
            <text:p>188.454772776959</text:p>
          </table:table-cell>
          <table:table-cell office:value-type="float" office:value="150.347901912116" calcext:value-type="float">
            <text:p>150.347901912116</text:p>
          </table:table-cell>
          <table:table-cell office:value-type="float" office:value="123.632386284166" calcext:value-type="float">
            <text:p>123.632386284166</text:p>
          </table:table-cell>
          <table:table-cell office:value-type="float" office:value="104.199921474793" calcext:value-type="float">
            <text:p>104.199921474793</text:p>
          </table:table-cell>
          <table:table-cell office:value-type="float" office:value="89.6420503359946" calcext:value-type="float">
            <text:p>89.6420503359946</text:p>
          </table:table-cell>
          <table:table-cell office:value-type="float" office:value="78.470455941191" calcext:value-type="float">
            <text:p>78.470455941191</text:p>
          </table:table-cell>
          <table:table-cell office:value-type="float" office:value="69.7247838030152" calcext:value-type="float">
            <text:p>69.7247838030152</text:p>
          </table:table-cell>
          <table:table-cell office:value-type="float" office:value="62.7625101786492" calcext:value-type="float">
            <text:p>62.7625101786492</text:p>
          </table:table-cell>
          <table:table-cell office:value-type="float" office:value="57.1403067777017" calcext:value-type="float">
            <text:p>57.1403067777017</text:p>
          </table:table-cell>
          <table:table-cell office:value-type="float" office:value="52.5440483641113" calcext:value-type="float">
            <text:p>52.5440483641113</text:p>
          </table:table-cell>
          <table:table-cell office:value-type="float" office:value="48.7459360718558" calcext:value-type="float">
            <text:p>48.7459360718558</text:p>
          </table:table-cell>
          <table:table-cell office:value-type="float" office:value="45.5773582535351" calcext:value-type="float">
            <text:p>45.5773582535351</text:p>
          </table:table-cell>
          <table:table-cell office:value-type="float" office:value="42.9112020927904" calcext:value-type="float">
            <text:p>42.9112020927904</text:p>
          </table:table-cell>
          <table:table-cell office:value-type="float" office:value="40.650000353286" calcext:value-type="float">
            <text:p>40.650000353286</text:p>
          </table:table-cell>
          <table:table-cell office:value-type="float" office:value="38.7177525870009" calcext:value-type="float">
            <text:p>38.7177525870009</text:p>
          </table:table-cell>
          <table:table-cell office:value-type="float" office:value="37.0540772506818" calcext:value-type="float">
            <text:p>37.0540772506818</text:p>
          </table:table-cell>
          <table:table-cell office:value-type="float" office:value="35.6098231458874" calcext:value-type="float">
            <text:p>35.6098231458874</text:p>
          </table:table-cell>
          <table:table-cell office:value-type="float" office:value="34.3435573872069" calcext:value-type="float">
            <text:p>34.3435573872069</text:p>
          </table:table-cell>
          <table:table-cell office:value-type="float" office:value="33.2185659987462" calcext:value-type="float">
            <text:p>33.2185659987462</text:p>
          </table:table-cell>
          <table:table-cell office:value-type="float" office:value="32.2002696922777" calcext:value-type="float">
            <text:p>32.2002696922777</text:p>
          </table:table-cell>
          <table:table-cell office:value-type="float" office:value="31.2544061726811" calcext:value-type="float">
            <text:p>31.2544061726811</text:p>
          </table:table-cell>
          <table:table-cell office:value-type="float" office:value="30.3469816844244" calcext:value-type="float">
            <text:p>30.3469816844244</text:p>
          </table:table-cell>
          <table:table-cell office:value-type="float" office:value="29.4473323349115" calcext:value-type="float">
            <text:p>29.4473323349115</text:p>
          </table:table-cell>
          <table:table-cell office:value-type="float" office:value="28.5343419823768" calcext:value-type="float">
            <text:p>28.5343419823768</text:p>
          </table:table-cell>
          <table:table-cell office:value-type="float" office:value="27.6024689053503" calcext:value-type="float">
            <text:p>27.6024689053503</text:p>
          </table:table-cell>
          <table:table-cell office:value-type="float" office:value="26.6622465314507" calcext:value-type="float">
            <text:p>26.6622465314507</text:p>
          </table:table-cell>
          <table:table-cell office:value-type="float" office:value="25.7337696346887" calcext:value-type="float">
            <text:p>25.7337696346887</text:p>
          </table:table-cell>
          <table:table-cell office:value-type="float" office:value="24.8377854952808" calcext:value-type="float">
            <text:p>24.8377854952808</text:p>
          </table:table-cell>
          <table:table-cell office:value-type="float" office:value="23.9897528853215" calcext:value-type="float">
            <text:p>23.9897528853215</text:p>
          </table:table-cell>
          <table:table-cell office:value-type="float" office:value="23.1982437357477" calcext:value-type="float">
            <text:p>23.1982437357477</text:p>
          </table:table-cell>
          <table:table-cell office:value-type="float" office:value="22.4660560284243" calcext:value-type="float">
            <text:p>22.4660560284243</text:p>
          </table:table-cell>
          <table:table-cell office:value-type="float" office:value="21.7921360154828" calcext:value-type="float">
            <text:p>21.7921360154828</text:p>
          </table:table-cell>
          <table:table-cell office:value-type="float" office:value="21.1732810349587" calcext:value-type="float">
            <text:p>21.1732810349587</text:p>
          </table:table-cell>
          <table:table-cell table:number-columns-repeated="2"/>
        </table:table-row>
        <table:table-row table:style-name="ro1">
          <table:table-cell office:value-type="float" office:value="24.0689197806573" calcext:value-type="float">
            <text:p>24.0689197806573</text:p>
          </table:table-cell>
          <table:table-cell office:value-type="float" office:value="77.327842415725" calcext:value-type="float">
            <text:p>77.327842415725</text:p>
          </table:table-cell>
          <table:table-cell office:value-type="float" office:value="139.375356765827" calcext:value-type="float">
            <text:p>139.375356765827</text:p>
          </table:table-cell>
          <table:table-cell office:value-type="float" office:value="211.725925985314" calcext:value-type="float">
            <text:p>211.725925985314</text:p>
          </table:table-cell>
          <table:table-cell office:value-type="float" office:value="296.1582302532" calcext:value-type="float">
            <text:p>296.1582302532</text:p>
          </table:table-cell>
          <table:table-cell office:value-type="float" office:value="394.762613725805" calcext:value-type="float">
            <text:p>394.762613725805</text:p>
          </table:table-cell>
          <table:table-cell office:value-type="float" office:value="288.643328615491" calcext:value-type="float">
            <text:p>288.643328615491</text:p>
          </table:table-cell>
          <table:table-cell office:value-type="float" office:value="221.954325963772" calcext:value-type="float">
            <text:p>221.954325963772</text:p>
          </table:table-cell>
          <table:table-cell office:value-type="float" office:value="177.347091392047" calcext:value-type="float">
            <text:p>177.347091392047</text:p>
          </table:table-cell>
          <table:table-cell office:value-type="float" office:value="146.07105703629" calcext:value-type="float">
            <text:p>146.07105703629</text:p>
          </table:table-cell>
          <table:table-cell office:value-type="float" office:value="123.321602404049" calcext:value-type="float">
            <text:p>123.321602404049</text:p>
          </table:table-cell>
          <table:table-cell office:value-type="float" office:value="106.281358248967" calcext:value-type="float">
            <text:p>106.281358248967</text:p>
          </table:table-cell>
          <table:table-cell office:value-type="float" office:value="93.2088553387219" calcext:value-type="float">
            <text:p>93.2088553387219</text:p>
          </table:table-cell>
          <table:table-cell office:value-type="float" office:value="82.9800556468058" calcext:value-type="float">
            <text:p>82.9800556468058</text:p>
          </table:table-cell>
          <table:table-cell office:value-type="float" office:value="74.8426606005667" calcext:value-type="float">
            <text:p>74.8426606005667</text:p>
          </table:table-cell>
          <table:table-cell office:value-type="float" office:value="68.2773772126909" calcext:value-type="float">
            <text:p>68.2773772126909</text:p>
          </table:table-cell>
          <table:table-cell office:value-type="float" office:value="62.9160563954842" calcext:value-type="float">
            <text:p>62.9160563954842</text:p>
          </table:table-cell>
          <table:table-cell office:value-type="float" office:value="58.491540375504" calcext:value-type="float">
            <text:p>58.491540375504</text:p>
          </table:table-cell>
          <table:table-cell office:value-type="float" office:value="54.8059175679785" calcext:value-type="float">
            <text:p>54.8059175679785</text:p>
          </table:table-cell>
          <table:table-cell office:value-type="float" office:value="51.7098339509412" calcext:value-type="float">
            <text:p>51.7098339509412</text:p>
          </table:table-cell>
          <table:table-cell office:value-type="float" office:value="49.0886316400392" calcext:value-type="float">
            <text:p>49.0886316400392</text:p>
          </table:table-cell>
          <table:table-cell office:value-type="float" office:value="46.8527850960845" calcext:value-type="float">
            <text:p>46.8527850960845</text:p>
          </table:table-cell>
          <table:table-cell office:value-type="float" office:value="44.9310591204065" calcext:value-type="float">
            <text:p>44.9310591204065</text:p>
          </table:table-cell>
          <table:table-cell office:value-type="float" office:value="43.2653625633953" calcext:value-type="float">
            <text:p>43.2653625633953</text:p>
          </table:table-cell>
          <table:table-cell office:value-type="float" office:value="41.8066069948183" calcext:value-type="float">
            <text:p>41.8066069948183</text:p>
          </table:table-cell>
          <table:table-cell office:value-type="float" office:value="40.5111339173714" calcext:value-type="float">
            <text:p>40.5111339173714</text:p>
          </table:table-cell>
          <table:table-cell office:value-type="float" office:value="39.3375887051844" calcext:value-type="float">
            <text:p>39.3375887051844</text:p>
          </table:table-cell>
          <table:table-cell office:value-type="float" office:value="38.244663016703" calcext:value-type="float">
            <text:p>38.244663016703</text:p>
          </table:table-cell>
          <table:table-cell office:value-type="float" office:value="37.1909441431583" calcext:value-type="float">
            <text:p>37.1909441431583</text:p>
          </table:table-cell>
          <table:table-cell office:value-type="float" office:value="36.1386015502735" calcext:value-type="float">
            <text:p>36.1386015502735</text:p>
          </table:table-cell>
          <table:table-cell office:value-type="float" office:value="35.0611683321968" calcext:value-type="float">
            <text:p>35.0611683321968</text:p>
          </table:table-cell>
          <table:table-cell office:value-type="float" office:value="33.9514521879392" calcext:value-type="float">
            <text:p>33.9514521879392</text:p>
          </table:table-cell>
          <table:table-cell office:value-type="float" office:value="32.8227644452883" calcext:value-type="float">
            <text:p>32.8227644452883</text:p>
          </table:table-cell>
          <table:table-cell office:value-type="float" office:value="31.70108686053" calcext:value-type="float">
            <text:p>31.70108686053</text:p>
          </table:table-cell>
          <table:table-cell office:value-type="float" office:value="30.6137120728934" calcext:value-type="float">
            <text:p>30.6137120728934</text:p>
          </table:table-cell>
          <table:table-cell office:value-type="float" office:value="29.5813766574173" calcext:value-type="float">
            <text:p>29.5813766574173</text:p>
          </table:table-cell>
          <table:table-cell office:value-type="float" office:value="28.6159692910624" calcext:value-type="float">
            <text:p>28.6159692910624</text:p>
          </table:table-cell>
          <table:table-cell office:value-type="float" office:value="27.7218471443104" calcext:value-type="float">
            <text:p>27.7218471443104</text:p>
          </table:table-cell>
          <table:table-cell office:value-type="float" office:value="26.8982866118147" calcext:value-type="float">
            <text:p>26.8982866118147</text:p>
          </table:table-cell>
          <table:table-cell office:value-type="float" office:value="26.1416902517135" calcext:value-type="float">
            <text:p>26.1416902517135</text:p>
          </table:table-cell>
          <table:table-cell table:number-columns-repeated="2"/>
        </table:table-row>
        <table:table-row table:style-name="ro1">
          <table:table-cell office:value-type="float" office:value="15.2968818127236" calcext:value-type="float">
            <text:p>15.2968818127236</text:p>
          </table:table-cell>
          <table:table-cell office:value-type="float" office:value="49.1989012381946" calcext:value-type="float">
            <text:p>49.1989012381946</text:p>
          </table:table-cell>
          <table:table-cell office:value-type="float" office:value="88.7786684533264" calcext:value-type="float">
            <text:p>88.7786684533264</text:p>
          </table:table-cell>
          <table:table-cell office:value-type="float" office:value="135.030267335511" calcext:value-type="float">
            <text:p>135.030267335511</text:p>
          </table:table-cell>
          <table:table-cell office:value-type="float" office:value="189.12458344073" calcext:value-type="float">
            <text:p>189.12458344073</text:p>
          </table:table-cell>
          <table:table-cell office:value-type="float" office:value="252.439281573603" calcext:value-type="float">
            <text:p>252.439281573603</text:p>
          </table:table-cell>
          <table:table-cell office:value-type="float" office:value="326.596775503239" calcext:value-type="float">
            <text:p>326.596775503239</text:p>
          </table:table-cell>
          <table:table-cell office:value-type="float" office:value="251.525619722705" calcext:value-type="float">
            <text:p>251.525619722705</text:p>
          </table:table-cell>
          <table:table-cell office:value-type="float" office:value="201.304933484831" calcext:value-type="float">
            <text:p>201.304933484831</text:p>
          </table:table-cell>
          <table:table-cell office:value-type="float" office:value="166.090559378702" calcext:value-type="float">
            <text:p>166.090559378702</text:p>
          </table:table-cell>
          <table:table-cell office:value-type="float" office:value="140.478181267148" calcext:value-type="float">
            <text:p>140.478181267148</text:p>
          </table:table-cell>
          <table:table-cell office:value-type="float" office:value="121.297959552341" calcext:value-type="float">
            <text:p>121.297959552341</text:p>
          </table:table-cell>
          <table:table-cell office:value-type="float" office:value="106.590017751731" calcext:value-type="float">
            <text:p>106.590017751731</text:p>
          </table:table-cell>
          <table:table-cell office:value-type="float" office:value="95.0889546596327" calcext:value-type="float">
            <text:p>95.0889546596327</text:p>
          </table:table-cell>
          <table:table-cell office:value-type="float" office:value="85.9475471097507" calcext:value-type="float">
            <text:p>85.9475471097507</text:p>
          </table:table-cell>
          <table:table-cell office:value-type="float" office:value="78.5807070241613" calcext:value-type="float">
            <text:p>78.5807070241613</text:p>
          </table:table-cell>
          <table:table-cell office:value-type="float" office:value="72.5733919123588" calcext:value-type="float">
            <text:p>72.5733919123588</text:p>
          </table:table-cell>
          <table:table-cell office:value-type="float" office:value="67.624180069225" calcext:value-type="float">
            <text:p>67.624180069225</text:p>
          </table:table-cell>
          <table:table-cell office:value-type="float" office:value="63.5095547052639" calcext:value-type="float">
            <text:p>63.5095547052639</text:p>
          </table:table-cell>
          <table:table-cell office:value-type="float" office:value="60.0606303430252" calcext:value-type="float">
            <text:p>60.0606303430252</text:p>
          </table:table-cell>
          <table:table-cell office:value-type="float" office:value="57.1475633956126" calcext:value-type="float">
            <text:p>57.1475633956126</text:p>
          </table:table-cell>
          <table:table-cell office:value-type="float" office:value="54.6687983641225" calcext:value-type="float">
            <text:p>54.6687983641225</text:p>
          </table:table-cell>
          <table:table-cell office:value-type="float" office:value="52.5433712925399" calcext:value-type="float">
            <text:p>52.5433712925399</text:p>
          </table:table-cell>
          <table:table-cell office:value-type="float" office:value="50.7051075376858" calcext:value-type="float">
            <text:p>50.7051075376858</text:p>
          </table:table-cell>
          <table:table-cell office:value-type="float" office:value="49.0979248641197" calcext:value-type="float">
            <text:p>49.0979248641197</text:p>
          </table:table-cell>
          <table:table-cell office:value-type="float" office:value="47.6717367539892" calcext:value-type="float">
            <text:p>47.6717367539892</text:p>
          </table:table-cell>
          <table:table-cell office:value-type="float" office:value="46.3788083403818" calcext:value-type="float">
            <text:p>46.3788083403818</text:p>
          </table:table-cell>
          <table:table-cell office:value-type="float" office:value="45.1710517165566" calcext:value-type="float">
            <text:p>45.1710517165566</text:p>
          </table:table-cell>
          <table:table-cell office:value-type="float" office:value="43.9997332533996" calcext:value-type="float">
            <text:p>43.9997332533996</text:p>
          </table:table-cell>
          <table:table-cell office:value-type="float" office:value="42.819739355832" calcext:value-type="float">
            <text:p>42.819739355832</text:p>
          </table:table-cell>
          <table:table-cell office:value-type="float" office:value="41.5989526788583" calcext:value-type="float">
            <text:p>41.5989526788583</text:p>
          </table:table-cell>
          <table:table-cell office:value-type="float" office:value="40.328249830121" calcext:value-type="float">
            <text:p>40.328249830121</text:p>
          </table:table-cell>
          <table:table-cell office:value-type="float" office:value="39.0237665675221" calcext:value-type="float">
            <text:p>39.0237665675221</text:p>
          </table:table-cell>
          <table:table-cell office:value-type="float" office:value="37.7178937544568" calcext:value-type="float">
            <text:p>37.7178937544568</text:p>
          </table:table-cell>
          <table:table-cell office:value-type="float" office:value="36.4453102593906" calcext:value-type="float">
            <text:p>36.4453102593906</text:p>
          </table:table-cell>
          <table:table-cell office:value-type="float" office:value="35.2328985869834" calcext:value-type="float">
            <text:p>35.2328985869834</text:p>
          </table:table-cell>
          <table:table-cell office:value-type="float" office:value="34.0965622249344" calcext:value-type="float">
            <text:p>34.0965622249344</text:p>
          </table:table-cell>
          <table:table-cell office:value-type="float" office:value="33.0426968326143" calcext:value-type="float">
            <text:p>33.0426968326143</text:p>
          </table:table-cell>
          <table:table-cell office:value-type="float" office:value="32.0712063571928" calcext:value-type="float">
            <text:p>32.0712063571928</text:p>
          </table:table-cell>
          <table:table-cell office:value-type="float" office:value="31.1782719550561" calcext:value-type="float">
            <text:p>31.1782719550561</text:p>
          </table:table-cell>
          <table:table-cell table:number-columns-repeated="2"/>
        </table:table-row>
        <table:table-row table:style-name="ro1">
          <table:table-cell office:value-type="float" office:value="10.1407935756557" calcext:value-type="float">
            <text:p>10.1407935756557</text:p>
          </table:table-cell>
          <table:table-cell office:value-type="float" office:value="32.6528868935987" calcext:value-type="float">
            <text:p>32.6528868935987</text:p>
          </table:table-cell>
          <table:table-cell office:value-type="float" office:value="58.9934979195133" calcext:value-type="float">
            <text:p>58.9934979195133</text:p>
          </table:table-cell>
          <table:table-cell office:value-type="float" office:value="89.844150575052" calcext:value-type="float">
            <text:p>89.844150575052</text:p>
          </table:table-cell>
          <table:table-cell office:value-type="float" office:value="126.010052627539" calcext:value-type="float">
            <text:p>126.010052627539</text:p>
          </table:table-cell>
          <table:table-cell office:value-type="float" office:value="168.441642764461" calcext:value-type="float">
            <text:p>168.441642764461</text:p>
          </table:table-cell>
          <table:table-cell office:value-type="float" office:value="218.259256106173" calcext:value-type="float">
            <text:p>218.259256106173</text:p>
          </table:table-cell>
          <table:table-cell office:value-type="float" office:value="276.784988064751" calcext:value-type="float">
            <text:p>276.784988064751</text:p>
          </table:table-cell>
          <table:table-cell office:value-type="float" office:value="221.902975842869" calcext:value-type="float">
            <text:p>221.902975842869</text:p>
          </table:table-cell>
          <table:table-cell office:value-type="float" office:value="183.421798632678" calcext:value-type="float">
            <text:p>183.421798632678</text:p>
          </table:table-cell>
          <table:table-cell office:value-type="float" office:value="155.437211801108" calcext:value-type="float">
            <text:p>155.437211801108</text:p>
          </table:table-cell>
          <table:table-cell office:value-type="float" office:value="134.487527198674" calcext:value-type="float">
            <text:p>134.487527198674</text:p>
          </table:table-cell>
          <table:table-cell office:value-type="float" office:value="118.431820083524" calcext:value-type="float">
            <text:p>118.431820083524</text:p>
          </table:table-cell>
          <table:table-cell office:value-type="float" office:value="105.887354715588" calcext:value-type="float">
            <text:p>105.887354715588</text:p>
          </table:table-cell>
          <table:table-cell office:value-type="float" office:value="95.927991330211" calcext:value-type="float">
            <text:p>95.927991330211</text:p>
          </table:table-cell>
          <table:table-cell office:value-type="float" office:value="87.9138243493886" calcext:value-type="float">
            <text:p>87.9138243493886</text:p>
          </table:table-cell>
          <table:table-cell office:value-type="float" office:value="81.3906247584559" calcext:value-type="float">
            <text:p>81.3906247584559</text:p>
          </table:table-cell>
          <table:table-cell office:value-type="float" office:value="76.0282188260685" calcext:value-type="float">
            <text:p>76.0282188260685</text:p>
          </table:table-cell>
          <table:table-cell office:value-type="float" office:value="71.5814820541969" calcext:value-type="float">
            <text:p>71.5814820541969</text:p>
          </table:table-cell>
          <table:table-cell office:value-type="float" office:value="67.8649254081232" calcext:value-type="float">
            <text:p>67.8649254081232</text:p>
          </table:table-cell>
          <table:table-cell office:value-type="float" office:value="64.7356782776623" calcext:value-type="float">
            <text:p>64.7356782776623</text:p>
          </table:table-cell>
          <table:table-cell office:value-type="float" office:value="62.0817544168423" calcext:value-type="float">
            <text:p>62.0817544168423</text:p>
          </table:table-cell>
          <table:table-cell office:value-type="float" office:value="59.8136521549069" calcext:value-type="float">
            <text:p>59.8136521549069</text:p>
          </table:table-cell>
          <table:table-cell office:value-type="float" office:value="57.8580081007346" calcext:value-type="float">
            <text:p>57.8580081007346</text:p>
          </table:table-cell>
          <table:table-cell office:value-type="float" office:value="56.1524275594939" calcext:value-type="float">
            <text:p>56.1524275594939</text:p>
          </table:table-cell>
          <table:table-cell office:value-type="float" office:value="54.6409219061977" calcext:value-type="float">
            <text:p>54.6409219061977</text:p>
          </table:table-cell>
          <table:table-cell office:value-type="float" office:value="53.2697778283849" calcext:value-type="float">
            <text:p>53.2697778283849</text:p>
          </table:table-cell>
          <table:table-cell office:value-type="float" office:value="51.984403435876" calcext:value-type="float">
            <text:p>51.984403435876</text:p>
          </table:table-cell>
          <table:table-cell office:value-type="float" office:value="50.7288529309181" calcext:value-type="float">
            <text:p>50.7288529309181</text:p>
          </table:table-cell>
          <table:table-cell office:value-type="float" office:value="49.4506132068517" calcext:value-type="float">
            <text:p>49.4506132068517</text:p>
          </table:table-cell>
          <table:table-cell office:value-type="float" office:value="48.1115822631613" calcext:value-type="float">
            <text:p>48.1115822631613</text:p>
          </table:table-cell>
          <table:table-cell office:value-type="float" office:value="46.7003441650212" calcext:value-type="float">
            <text:p>46.7003441650212</text:p>
          </table:table-cell>
          <table:table-cell office:value-type="float" office:value="45.235813965901" calcext:value-type="float">
            <text:p>45.235813965901</text:p>
          </table:table-cell>
          <table:table-cell office:value-type="float" office:value="43.757279139957" calcext:value-type="float">
            <text:p>43.757279139957</text:p>
          </table:table-cell>
          <table:table-cell office:value-type="float" office:value="42.3076971147981" calcext:value-type="float">
            <text:p>42.3076971147981</text:p>
          </table:table-cell>
          <table:table-cell office:value-type="float" office:value="40.9210686969334" calcext:value-type="float">
            <text:p>40.9210686969334</text:p>
          </table:table-cell>
          <table:table-cell office:value-type="float" office:value="39.6181180780282" calcext:value-type="float">
            <text:p>39.6181180780282</text:p>
          </table:table-cell>
          <table:table-cell office:value-type="float" office:value="38.4078432565678" calcext:value-type="float">
            <text:p>38.4078432565678</text:p>
          </table:table-cell>
          <table:table-cell office:value-type="float" office:value="37.2911305045772" calcext:value-type="float">
            <text:p>37.2911305045772</text:p>
          </table:table-cell>
          <table:table-cell office:value-type="float" office:value="36.2641492659802" calcext:value-type="float">
            <text:p>36.2641492659802</text:p>
          </table:table-cell>
          <table:table-cell table:number-columns-repeated="2"/>
        </table:table-row>
        <table:table-row table:style-name="ro1">
          <table:table-cell office:value-type="float" office:value="6.92547567709697" calcext:value-type="float">
            <text:p>6.92547567709697</text:p>
          </table:table-cell>
          <table:table-cell office:value-type="float" office:value="22.3264804695055" calcext:value-type="float">
            <text:p>22.3264804695055</text:p>
          </table:table-cell>
          <table:table-cell office:value-type="float" office:value="40.3885630580621" calcext:value-type="float">
            <text:p>40.3885630580621</text:p>
          </table:table-cell>
          <table:table-cell office:value-type="float" office:value="61.5936676076981" calcext:value-type="float">
            <text:p>61.5936676076981</text:p>
          </table:table-cell>
          <table:table-cell office:value-type="float" office:value="86.5130668738077" calcext:value-type="float">
            <text:p>86.5130668738077</text:p>
          </table:table-cell>
          <table:table-cell office:value-type="float" office:value="115.823373020232" calcext:value-type="float">
            <text:p>115.823373020232</text:p>
          </table:table-cell>
          <table:table-cell office:value-type="float" office:value="150.324976737977" calcext:value-type="float">
            <text:p>150.324976737977</text:p>
          </table:table-cell>
          <table:table-cell office:value-type="float" office:value="190.963079812394" calcext:value-type="float">
            <text:p>190.963079812394</text:p>
          </table:table-cell>
          <table:table-cell office:value-type="float" office:value="238.855384345895" calcext:value-type="float">
            <text:p>238.855384345895</text:p>
          </table:table-cell>
          <table:table-cell office:value-type="float" office:value="197.815863055829" calcext:value-type="float">
            <text:p>197.815863055829</text:p>
          </table:table-cell>
          <table:table-cell office:value-type="float" office:value="167.980257442799" calcext:value-type="float">
            <text:p>167.980257442799</text:p>
          </table:table-cell>
          <table:table-cell office:value-type="float" office:value="145.65508565219" calcext:value-type="float">
            <text:p>145.65508565219</text:p>
          </table:table-cell>
          <table:table-cell office:value-type="float" office:value="128.557878175869" calcext:value-type="float">
            <text:p>128.557878175869</text:p>
          </table:table-cell>
          <table:table-cell office:value-type="float" office:value="115.214006373976" calcext:value-type="float">
            <text:p>115.214006373976</text:p>
          </table:table-cell>
          <table:table-cell office:value-type="float" office:value="104.63538881268" calcext:value-type="float">
            <text:p>104.63538881268</text:p>
          </table:table-cell>
          <table:table-cell office:value-type="float" office:value="96.138962307844" calcext:value-type="float">
            <text:p>96.138962307844</text:p>
          </table:table-cell>
          <table:table-cell office:value-type="float" office:value="89.2395106893052" calcext:value-type="float">
            <text:p>89.2395106893052</text:p>
          </table:table-cell>
          <table:table-cell office:value-type="float" office:value="83.5839801596124" calcext:value-type="float">
            <text:p>83.5839801596124</text:p>
          </table:table-cell>
          <table:table-cell office:value-type="float" office:value="78.9098992690396" calcext:value-type="float">
            <text:p>78.9098992690396</text:p>
          </table:table-cell>
          <table:table-cell office:value-type="float" office:value="75.0182926415328" calcext:value-type="float">
            <text:p>75.0182926415328</text:p>
          </table:table-cell>
          <table:table-cell office:value-type="float" office:value="71.7555521407715" calcext:value-type="float">
            <text:p>71.7555521407715</text:p>
          </table:table-cell>
          <table:table-cell office:value-type="float" office:value="69.000943715721" calcext:value-type="float">
            <text:p>69.000943715721</text:p>
          </table:table-cell>
          <table:table-cell office:value-type="float" office:value="66.6576651792882" calcext:value-type="float">
            <text:p>66.6576651792882</text:p>
          </table:table-cell>
          <table:table-cell office:value-type="float" office:value="64.6460766146872" calcext:value-type="float">
            <text:p>64.6460766146872</text:p>
          </table:table-cell>
          <table:table-cell office:value-type="float" office:value="62.8981499092236" calcext:value-type="float">
            <text:p>62.8981499092236</text:p>
          </table:table-cell>
          <table:table-cell office:value-type="float" office:value="61.3525071596894" calcext:value-type="float">
            <text:p>61.3525071596894</text:p>
          </table:table-cell>
          <table:table-cell office:value-type="float" office:value="59.9498431983163" calcext:value-type="float">
            <text:p>59.9498431983163</text:p>
          </table:table-cell>
          <table:table-cell office:value-type="float" office:value="58.6293272771595" calcext:value-type="float">
            <text:p>58.6293272771595</text:p>
          </table:table-cell>
          <table:table-cell office:value-type="float" office:value="57.327905804621" calcext:value-type="float">
            <text:p>57.327905804621</text:p>
          </table:table-cell>
          <table:table-cell office:value-type="float" office:value="55.9855403213681" calcext:value-type="float">
            <text:p>55.9855403213681</text:p>
          </table:table-cell>
          <table:table-cell office:value-type="float" office:value="54.5577688502492" calcext:value-type="float">
            <text:p>54.5577688502492</text:p>
          </table:table-cell>
          <table:table-cell office:value-type="float" office:value="53.0304272827896" calcext:value-type="float">
            <text:p>53.0304272827896</text:p>
          </table:table-cell>
          <table:table-cell office:value-type="float" office:value="51.4250462592485" calcext:value-type="float">
            <text:p>51.4250462592485</text:p>
          </table:table-cell>
          <table:table-cell office:value-type="float" office:value="49.7882321965278" calcext:value-type="float">
            <text:p>49.7882321965278</text:p>
          </table:table-cell>
          <table:table-cell office:value-type="float" office:value="48.1721492187429" calcext:value-type="float">
            <text:p>48.1721492187429</text:p>
          </table:table-cell>
          <table:table-cell office:value-type="float" office:value="46.6189969710367" calcext:value-type="float">
            <text:p>46.6189969710367</text:p>
          </table:table-cell>
          <table:table-cell office:value-type="float" office:value="45.155248036177" calcext:value-type="float">
            <text:p>45.155248036177</text:p>
          </table:table-cell>
          <table:table-cell office:value-type="float" office:value="43.7931653686951" calcext:value-type="float">
            <text:p>43.7931653686951</text:p>
          </table:table-cell>
          <table:table-cell office:value-type="float" office:value="42.5350401314633" calcext:value-type="float">
            <text:p>42.5350401314633</text:p>
          </table:table-cell>
          <table:table-cell office:value-type="float" office:value="41.3772826058123" calcext:value-type="float">
            <text:p>41.3772826058123</text:p>
          </table:table-cell>
          <table:table-cell table:number-columns-repeated="2"/>
        </table:table-row>
        <table:table-row table:style-name="ro1">
          <table:table-cell office:value-type="float" office:value="4.83111347834322" calcext:value-type="float">
            <text:p>4.83111347834322</text:p>
          </table:table-cell>
          <table:table-cell office:value-type="float" office:value="15.5941745596139" calcext:value-type="float">
            <text:p>15.5941745596139</text:p>
          </table:table-cell>
          <table:table-cell office:value-type="float" office:value="28.2476300524354" calcext:value-type="float">
            <text:p>28.2476300524354</text:p>
          </table:table-cell>
          <table:table-cell office:value-type="float" office:value="43.140017544084" calcext:value-type="float">
            <text:p>43.140017544084</text:p>
          </table:table-cell>
          <table:table-cell office:value-type="float" office:value="60.6859100891493" calcext:value-type="float">
            <text:p>60.6859100891493</text:p>
          </table:table-cell>
          <table:table-cell office:value-type="float" office:value="81.3781085971354" calcext:value-type="float">
            <text:p>81.3781085971354</text:p>
          </table:table-cell>
          <table:table-cell office:value-type="float" office:value="105.801775554859" calcext:value-type="float">
            <text:p>105.801775554859</text:p>
          </table:table-cell>
          <table:table-cell office:value-type="float" office:value="134.650668269262" calcext:value-type="float">
            <text:p>134.650668269262</text:p>
          </table:table-cell>
          <table:table-cell office:value-type="float" office:value="168.745576342953" calcext:value-type="float">
            <text:p>168.745576342953</text:p>
          </table:table-cell>
          <table:table-cell office:value-type="float" office:value="209.059026699792" calcext:value-type="float">
            <text:p>209.059026699792</text:p>
          </table:table-cell>
          <table:table-cell office:value-type="float" office:value="177.911910016748" calcext:value-type="float">
            <text:p>177.911910016748</text:p>
          </table:table-cell>
          <table:table-cell office:value-type="float" office:value="154.622513137943" calcext:value-type="float">
            <text:p>154.622513137943</text:p>
          </table:table-cell>
          <table:table-cell office:value-type="float" office:value="136.803825083007" calcext:value-type="float">
            <text:p>136.803825083007</text:p>
          </table:table-cell>
          <table:table-cell office:value-type="float" office:value="122.915798953269" calcext:value-type="float">
            <text:p>122.915798953269</text:p>
          </table:table-cell>
          <table:table-cell office:value-type="float" office:value="111.926107069185" calcext:value-type="float">
            <text:p>111.926107069185</text:p>
          </table:table-cell>
          <table:table-cell office:value-type="float" office:value="103.120708259868" calcext:value-type="float">
            <text:p>103.120708259868</text:p>
          </table:table-cell>
          <table:table-cell office:value-type="float" office:value="95.991982778789" calcext:value-type="float">
            <text:p>95.991982778789</text:p>
          </table:table-cell>
          <table:table-cell office:value-type="float" office:value="90.1701562367936" calcext:value-type="float">
            <text:p>90.1701562367936</text:p>
          </table:table-cell>
          <table:table-cell office:value-type="float" office:value="85.3798851246227" calcext:value-type="float">
            <text:p>85.3798851246227</text:p>
          </table:table-cell>
          <table:table-cell office:value-type="float" office:value="81.4119799084771" calcext:value-type="float">
            <text:p>81.4119799084771</text:p>
          </table:table-cell>
          <table:table-cell office:value-type="float" office:value="78.1044893627142" calcext:value-type="float">
            <text:p>78.1044893627142</text:p>
          </table:table-cell>
          <table:table-cell office:value-type="float" office:value="75.3296762615299" calcext:value-type="float">
            <text:p>75.3296762615299</text:p>
          </table:table-cell>
          <table:table-cell office:value-type="float" office:value="72.9846997972047" calcext:value-type="float">
            <text:p>72.9846997972047</text:p>
          </table:table-cell>
          <table:table-cell office:value-type="float" office:value="70.9845503674896" calcext:value-type="float">
            <text:p>70.9845503674896</text:p>
          </table:table-cell>
          <table:table-cell office:value-type="float" office:value="69.2562181438459" calcext:value-type="float">
            <text:p>69.2562181438459</text:p>
          </table:table-cell>
          <table:table-cell office:value-type="float" office:value="67.7334088078" calcext:value-type="float">
            <text:p>67.7334088078</text:p>
          </table:table-cell>
          <table:table-cell office:value-type="float" office:value="66.3515692909646" calcext:value-type="float">
            <text:p>66.3515692909646</text:p>
          </table:table-cell>
          <table:table-cell office:value-type="float" office:value="65.0438588185128" calcext:value-type="float">
            <text:p>65.0438588185128</text:p>
          </table:table-cell>
          <table:table-cell office:value-type="float" office:value="63.7401945589579" calcext:value-type="float">
            <text:p>63.7401945589579</text:p>
          </table:table-cell>
          <table:table-cell office:value-type="float" office:value="62.3728628455878" calcext:value-type="float">
            <text:p>62.3728628455878</text:p>
          </table:table-cell>
          <table:table-cell office:value-type="float" office:value="60.8906158932152" calcext:value-type="float">
            <text:p>60.8906158932152</text:p>
          </table:table-cell>
          <table:table-cell office:value-type="float" office:value="59.2759774418926" calcext:value-type="float">
            <text:p>59.2759774418926</text:p>
          </table:table-cell>
          <table:table-cell office:value-type="float" office:value="57.5527813339818" calcext:value-type="float">
            <text:p>57.5527813339818</text:p>
          </table:table-cell>
          <table:table-cell office:value-type="float" office:value="55.7752712184426" calcext:value-type="float">
            <text:p>55.7752712184426</text:p>
          </table:table-cell>
          <table:table-cell office:value-type="float" office:value="54.0057570776997" calcext:value-type="float">
            <text:p>54.0057570776997</text:p>
          </table:table-cell>
          <table:table-cell office:value-type="float" office:value="52.2958256410793" calcext:value-type="float">
            <text:p>52.2958256410793</text:p>
          </table:table-cell>
          <table:table-cell office:value-type="float" office:value="50.6787617721398" calcext:value-type="float">
            <text:p>50.6787617721398</text:p>
          </table:table-cell>
          <table:table-cell office:value-type="float" office:value="49.1708713176228" calcext:value-type="float">
            <text:p>49.1708713176228</text:p>
          </table:table-cell>
          <table:table-cell office:value-type="float" office:value="47.7763533064844" calcext:value-type="float">
            <text:p>47.7763533064844</text:p>
          </table:table-cell>
          <table:table-cell office:value-type="float" office:value="46.492162262489" calcext:value-type="float">
            <text:p>46.492162262489</text:p>
          </table:table-cell>
          <table:table-cell table:number-columns-repeated="2"/>
        </table:table-row>
        <table:table-row table:style-name="ro1">
          <table:table-cell office:value-type="float" office:value="3.42136848570488" calcext:value-type="float">
            <text:p>3.42136848570488</text:p>
          </table:table-cell>
          <table:table-cell office:value-type="float" office:value="11.0581436886323" calcext:value-type="float">
            <text:p>11.0581436886323</text:p>
          </table:table-cell>
          <table:table-cell office:value-type="float" office:value="20.0589670455379" calcext:value-type="float">
            <text:p>20.0589670455379</text:p>
          </table:table-cell>
          <table:table-cell office:value-type="float" office:value="30.6800112435424" calcext:value-type="float">
            <text:p>30.6800112435424</text:p>
          </table:table-cell>
          <table:table-cell office:value-type="float" office:value="43.2271009784062" calcext:value-type="float">
            <text:p>43.2271009784062</text:p>
          </table:table-cell>
          <table:table-cell office:value-type="float" office:value="58.0651671125569" calcext:value-type="float">
            <text:p>58.0651671125569</text:p>
          </table:table-cell>
          <table:table-cell office:value-type="float" office:value="75.6292834379548" calcext:value-type="float">
            <text:p>75.6292834379548</text:p>
          </table:table-cell>
          <table:table-cell office:value-type="float" office:value="96.4374379887891" calcext:value-type="float">
            <text:p>96.4374379887891</text:p>
          </table:table-cell>
          <table:table-cell office:value-type="float" office:value="121.105153763572" calcext:value-type="float">
            <text:p>121.105153763572</text:p>
          </table:table-cell>
          <table:table-cell office:value-type="float" office:value="150.362010345307" calcext:value-type="float">
            <text:p>150.362010345307</text:p>
          </table:table-cell>
          <table:table-cell office:value-type="float" office:value="185.074140048729" calcext:value-type="float">
            <text:p>185.074140048729</text:p>
          </table:table-cell>
          <table:table-cell office:value-type="float" office:value="161.237214462685" calcext:value-type="float">
            <text:p>161.237214462685</text:p>
          </table:table-cell>
          <table:table-cell office:value-type="float" office:value="143.024712060188" calcext:value-type="float">
            <text:p>143.024712060188</text:p>
          </table:table-cell>
          <table:table-cell office:value-type="float" office:value="128.85409237256" calcext:value-type="float">
            <text:p>128.85409237256</text:p>
          </table:table-cell>
          <table:table-cell office:value-type="float" office:value="117.666894490056" calcext:value-type="float">
            <text:p>117.666894490056</text:p>
          </table:table-cell>
          <table:table-cell office:value-type="float" office:value="108.730598508335" calcext:value-type="float">
            <text:p>108.730598508335</text:p>
          </table:table-cell>
          <table:table-cell office:value-type="float" office:value="101.524016080767" calcext:value-type="float">
            <text:p>101.524016080767</text:p>
          </table:table-cell>
          <table:table-cell office:value-type="float" office:value="95.6670113840672" calcext:value-type="float">
            <text:p>95.6670113840672</text:p>
          </table:table-cell>
          <table:table-cell office:value-type="float" office:value="90.8760001609203" calcext:value-type="float">
            <text:p>90.8760001609203</text:p>
          </table:table-cell>
          <table:table-cell office:value-type="float" office:value="86.9349676986416" calcext:value-type="float">
            <text:p>86.9349676986416</text:p>
          </table:table-cell>
          <table:table-cell office:value-type="float" office:value="83.6760924907101" calcext:value-type="float">
            <text:p>83.6760924907101</text:p>
          </table:table-cell>
          <table:table-cell office:value-type="float" office:value="80.9664193789872" calcext:value-type="float">
            <text:p>80.9664193789872</text:p>
          </table:table-cell>
          <table:table-cell office:value-type="float" office:value="78.6983353576499" calcext:value-type="float">
            <text:p>78.6983353576499</text:p>
          </table:table-cell>
          <table:table-cell office:value-type="float" office:value="76.7823402333758" calcext:value-type="float">
            <text:p>76.7823402333758</text:p>
          </table:table-cell>
          <table:table-cell office:value-type="float" office:value="75.1410406910726" calcext:value-type="float">
            <text:p>75.1410406910726</text:p>
          </table:table-cell>
          <table:table-cell office:value-type="float" office:value="73.7036289172828" calcext:value-type="float">
            <text:p>73.7036289172828</text:p>
          </table:table-cell>
          <table:table-cell office:value-type="float" office:value="72.4005727518857" calcext:value-type="float">
            <text:p>72.4005727518857</text:p>
          </table:table-cell>
          <table:table-cell office:value-type="float" office:value="71.1591814242189" calcext:value-type="float">
            <text:p>71.1591814242189</text:p>
          </table:table-cell>
          <table:table-cell office:value-type="float" office:value="69.9023666926159" calcext:value-type="float">
            <text:p>69.9023666926159</text:p>
          </table:table-cell>
          <table:table-cell office:value-type="float" office:value="68.554544312752" calcext:value-type="float">
            <text:p>68.554544312752</text:p>
          </table:table-cell>
          <table:table-cell office:value-type="float" office:value="67.0571905736679" calcext:value-type="float">
            <text:p>67.0571905736679</text:p>
          </table:table-cell>
          <table:table-cell office:value-type="float" office:value="65.3888291970781" calcext:value-type="float">
            <text:p>65.3888291970781</text:p>
          </table:table-cell>
          <table:table-cell office:value-type="float" office:value="63.575103411459" calcext:value-type="float">
            <text:p>63.575103411459</text:p>
          </table:table-cell>
          <table:table-cell office:value-type="float" office:value="61.6780604668828" calcext:value-type="float">
            <text:p>61.6780604668828</text:p>
          </table:table-cell>
          <table:table-cell office:value-type="float" office:value="59.7710697006336" calcext:value-type="float">
            <text:p>59.7710697006336</text:p>
          </table:table-cell>
          <table:table-cell office:value-type="float" office:value="57.9163933741274" calcext:value-type="float">
            <text:p>57.9163933741274</text:p>
          </table:table-cell>
          <table:table-cell office:value-type="float" office:value="56.1553425536095" calcext:value-type="float">
            <text:p>56.1553425536095</text:p>
          </table:table-cell>
          <table:table-cell office:value-type="float" office:value="54.5091782934657" calcext:value-type="float">
            <text:p>54.5091782934657</text:p>
          </table:table-cell>
          <table:table-cell office:value-type="float" office:value="52.9846061650857" calcext:value-type="float">
            <text:p>52.9846061650857</text:p>
          </table:table-cell>
          <table:table-cell office:value-type="float" office:value="51.5794890297633" calcext:value-type="float">
            <text:p>51.5794890297633</text:p>
          </table:table-cell>
          <table:table-cell table:number-columns-repeated="2"/>
        </table:table-row>
        <table:table-row table:style-name="ro1">
          <table:table-cell office:value-type="float" office:value="2.44841265330395" calcext:value-type="float">
            <text:p>2.44841265330395</text:p>
          </table:table-cell>
          <table:table-cell office:value-type="float" office:value="7.92420679821357" calcext:value-type="float">
            <text:p>7.92420679821357</text:p>
          </table:table-cell>
          <table:table-cell office:value-type="float" office:value="14.3950418727016" calcext:value-type="float">
            <text:p>14.3950418727016</text:p>
          </table:table-cell>
          <table:table-cell office:value-type="float" office:value="22.0513632693444" calcext:value-type="float">
            <text:p>22.0513632693444</text:p>
          </table:table-cell>
          <table:table-cell office:value-type="float" office:value="31.1214044859517" calcext:value-type="float">
            <text:p>31.1214044859517</text:p>
          </table:table-cell>
          <table:table-cell office:value-type="float" office:value="41.8786144753695" calcext:value-type="float">
            <text:p>41.8786144753695</text:p>
          </table:table-cell>
          <table:table-cell office:value-type="float" office:value="54.6503934436033" calcext:value-type="float">
            <text:p>54.6503934436033</text:p>
          </table:table-cell>
          <table:table-cell office:value-type="float" office:value="69.8282829412474" calcext:value-type="float">
            <text:p>69.8282829412474</text:p>
          </table:table-cell>
          <table:table-cell office:value-type="float" office:value="87.8797319773391" calcext:value-type="float">
            <text:p>87.8797319773391</text:p>
          </table:table-cell>
          <table:table-cell office:value-type="float" office:value="109.361514774456" calcext:value-type="float">
            <text:p>109.361514774456</text:p>
          </table:table-cell>
          <table:table-cell office:value-type="float" office:value="134.934801508595" calcext:value-type="float">
            <text:p>134.934801508595</text:p>
          </table:table-cell>
          <table:table-cell office:value-type="float" office:value="165.385971826066" calcext:value-type="float">
            <text:p>165.385971826066</text:p>
          </table:table-cell>
          <table:table-cell office:value-type="float" office:value="147.103424561839" calcext:value-type="float">
            <text:p>147.103424561839</text:p>
          </table:table-cell>
          <table:table-cell office:value-type="float" office:value="132.912076338821" calcext:value-type="float">
            <text:p>132.912076338821</text:p>
          </table:table-cell>
          <table:table-cell office:value-type="float" office:value="121.741310585644" calcext:value-type="float">
            <text:p>121.741310585644</text:p>
          </table:table-cell>
          <table:table-cell office:value-type="float" office:value="112.852711077992" calcext:value-type="float">
            <text:p>112.852711077992</text:p>
          </table:table-cell>
          <table:table-cell office:value-type="float" office:value="105.720450707981" calcext:value-type="float">
            <text:p>105.720450707981</text:p>
          </table:table-cell>
          <table:table-cell office:value-type="float" office:value="99.9604889251451" calcext:value-type="float">
            <text:p>99.9604889251451</text:p>
          </table:table-cell>
          <table:table-cell office:value-type="float" office:value="95.285723669848" calcext:value-type="float">
            <text:p>95.285723669848</text:p>
          </table:table-cell>
          <table:table-cell office:value-type="float" office:value="91.4767811026612" calcext:value-type="float">
            <text:p>91.4767811026612</text:p>
          </table:table-cell>
          <table:table-cell office:value-type="float" office:value="88.3624964368491" calcext:value-type="float">
            <text:p>88.3624964368491</text:p>
          </table:table-cell>
          <table:table-cell office:value-type="float" office:value="85.8065060843711" calcext:value-type="float">
            <text:p>85.8065060843711</text:p>
          </table:table-cell>
          <table:table-cell office:value-type="float" office:value="83.6976810530065" calcext:value-type="float">
            <text:p>83.6976810530065</text:p>
          </table:table-cell>
          <table:table-cell office:value-type="float" office:value="81.9428641522964" calcext:value-type="float">
            <text:p>81.9428641522964</text:p>
          </table:table-cell>
          <table:table-cell office:value-type="float" office:value="80.4607997345021" calcext:value-type="float">
            <text:p>80.4607997345021</text:p>
          </table:table-cell>
          <table:table-cell office:value-type="float" office:value="79.1764691454461" calcext:value-type="float">
            <text:p>79.1764691454461</text:p>
          </table:table-cell>
          <table:table-cell office:value-type="float" office:value="78.0155188226696" calcext:value-type="float">
            <text:p>78.0155188226696</text:p>
          </table:table-cell>
          <table:table-cell office:value-type="float" office:value="76.8994604668884" calcext:value-type="float">
            <text:p>76.8994604668884</text:p>
          </table:table-cell>
          <table:table-cell office:value-type="float" office:value="75.7441324390304" calcext:value-type="float">
            <text:p>75.7441324390304</text:p>
          </table:table-cell>
          <table:table-cell office:value-type="float" office:value="74.4658089968436" calcext:value-type="float">
            <text:p>74.4658089968436</text:p>
          </table:table-cell>
          <table:table-cell office:value-type="float" office:value="72.9981159748484" calcext:value-type="float">
            <text:p>72.9981159748484</text:p>
          </table:table-cell>
          <table:table-cell office:value-type="float" office:value="71.3147474112072" calcext:value-type="float">
            <text:p>71.3147474112072</text:p>
          </table:table-cell>
          <table:table-cell office:value-type="float" office:value="69.4424458972858" calcext:value-type="float">
            <text:p>69.4424458972858</text:p>
          </table:table-cell>
          <table:table-cell office:value-type="float" office:value="67.4510197255646" calcext:value-type="float">
            <text:p>67.4510197255646</text:p>
          </table:table-cell>
          <table:table-cell office:value-type="float" office:value="65.4257338052262" calcext:value-type="float">
            <text:p>65.4257338052262</text:p>
          </table:table-cell>
          <table:table-cell office:value-type="float" office:value="63.440896315073" calcext:value-type="float">
            <text:p>63.440896315073</text:p>
          </table:table-cell>
          <table:table-cell office:value-type="float" office:value="61.5472199368563" calcext:value-type="float">
            <text:p>61.5472199368563</text:p>
          </table:table-cell>
          <table:table-cell office:value-type="float" office:value="59.7719891688074" calcext:value-type="float">
            <text:p>59.7719891688074</text:p>
          </table:table-cell>
          <table:table-cell office:value-type="float" office:value="58.1251290477762" calcext:value-type="float">
            <text:p>58.1251290477762</text:p>
          </table:table-cell>
          <table:table-cell office:value-type="float" office:value="56.6058477539087" calcext:value-type="float">
            <text:p>56.6058477539087</text:p>
          </table:table-cell>
          <table:table-cell table:number-columns-repeated="2"/>
        </table:table-row>
        <table:table-row table:style-name="ro1">
          <table:table-cell office:value-type="float" office:value="1.76400046508955" calcext:value-type="float">
            <text:p>1.76400046508955</text:p>
          </table:table-cell>
          <table:table-cell office:value-type="float" office:value="5.71713804744677" calcext:value-type="float">
            <text:p>5.71713804744677</text:p>
          </table:table-cell>
          <table:table-cell office:value-type="float" office:value="10.4013346471402" calcext:value-type="float">
            <text:p>10.4013346471402</text:p>
          </table:table-cell>
          <table:table-cell office:value-type="float" office:value="15.9592479736012" calcext:value-type="float">
            <text:p>15.9592479736012</text:p>
          </table:table-cell>
          <table:table-cell office:value-type="float" office:value="22.5625303743504" calcext:value-type="float">
            <text:p>22.5625303743504</text:p>
          </table:table-cell>
          <table:table-cell office:value-type="float" office:value="30.4177162780058" calcext:value-type="float">
            <text:p>30.4177162780058</text:p>
          </table:table-cell>
          <table:table-cell office:value-type="float" office:value="39.7732017547318" calcext:value-type="float">
            <text:p>39.7732017547318</text:p>
          </table:table-cell>
          <table:table-cell office:value-type="float" office:value="50.9274556679479" calcext:value-type="float">
            <text:p>50.9274556679479</text:p>
          </table:table-cell>
          <table:table-cell office:value-type="float" office:value="64.2385882075821" calcext:value-type="float">
            <text:p>64.2385882075821</text:p>
          </table:table-cell>
          <table:table-cell office:value-type="float" office:value="80.1353708310472" calcext:value-type="float">
            <text:p>80.1353708310472</text:p>
          </table:table-cell>
          <table:table-cell office:value-type="float" office:value="99.1297454747517" calcext:value-type="float">
            <text:p>99.1297454747517</text:p>
          </table:table-cell>
          <table:table-cell office:value-type="float" office:value="121.830774277251" calcext:value-type="float">
            <text:p>121.830774277251</text:p>
          </table:table-cell>
          <table:table-cell office:value-type="float" office:value="148.964138355408" calcext:value-type="float">
            <text:p>148.964138355408</text:p>
          </table:table-cell>
          <table:table-cell office:value-type="float" office:value="135.002995318892" calcext:value-type="float">
            <text:p>135.002995318892</text:p>
          </table:table-cell>
          <table:table-cell office:value-type="float" office:value="124.057093254051" calcext:value-type="float">
            <text:p>124.057093254051</text:p>
          </table:table-cell>
          <table:table-cell office:value-type="float" office:value="115.390237172105" calcext:value-type="float">
            <text:p>115.390237172105</text:p>
          </table:table-cell>
          <table:table-cell office:value-type="float" office:value="108.480807461604" calcext:value-type="float">
            <text:p>108.480807461604</text:p>
          </table:table-cell>
          <table:table-cell office:value-type="float" office:value="102.947298034409" calcext:value-type="float">
            <text:p>102.947298034409</text:p>
          </table:table-cell>
          <table:table-cell office:value-type="float" office:value="98.5038333950793" calcext:value-type="float">
            <text:p>98.5038333950793</text:p>
          </table:table-cell>
          <table:table-cell office:value-type="float" office:value="94.9311848687411" calcext:value-type="float">
            <text:p>94.9311848687411</text:p>
          </table:table-cell>
          <table:table-cell office:value-type="float" office:value="92.0574073314677" calcext:value-type="float">
            <text:p>92.0574073314677</text:p>
          </table:table-cell>
          <table:table-cell office:value-type="float" office:value="89.7445555866658" calcext:value-type="float">
            <text:p>89.7445555866658</text:p>
          </table:table-cell>
          <table:table-cell office:value-type="float" office:value="87.8792269431211" calcext:value-type="float">
            <text:p>87.8792269431211</text:p>
          </table:table-cell>
          <table:table-cell office:value-type="float" office:value="86.3653881638003" calcext:value-type="float">
            <text:p>86.3653881638003</text:p>
          </table:table-cell>
          <table:table-cell office:value-type="float" office:value="85.1183500436514" calcext:value-type="float">
            <text:p>85.1183500436514</text:p>
          </table:table-cell>
          <table:table-cell office:value-type="float" office:value="84.0590596902617" calcext:value-type="float">
            <text:p>84.0590596902617</text:p>
          </table:table-cell>
          <table:table-cell office:value-type="float" office:value="83.1083527636287" calcext:value-type="float">
            <text:p>83.1083527636287</text:p>
          </table:table-cell>
          <table:table-cell office:value-type="float" office:value="82.1818451479748" calcext:value-type="float">
            <text:p>82.1818451479748</text:p>
          </table:table-cell>
          <table:table-cell office:value-type="float" office:value="81.1880968654147" calcext:value-type="float">
            <text:p>81.1880968654147</text:p>
          </table:table-cell>
          <table:table-cell office:value-type="float" office:value="80.034854266399" calcext:value-type="float">
            <text:p>80.034854266399</text:p>
          </table:table-cell>
          <table:table-cell office:value-type="float" office:value="78.6472049943938" calcext:value-type="float">
            <text:p>78.6472049943938</text:p>
          </table:table-cell>
          <table:table-cell office:value-type="float" office:value="76.9930199372318" calcext:value-type="float">
            <text:p>76.9930199372318</text:p>
          </table:table-cell>
          <table:table-cell office:value-type="float" office:value="75.0991784881028" calcext:value-type="float">
            <text:p>75.0991784881028</text:p>
          </table:table-cell>
          <table:table-cell office:value-type="float" office:value="73.0429330044365" calcext:value-type="float">
            <text:p>73.0429330044365</text:p>
          </table:table-cell>
          <table:table-cell office:value-type="float" office:value="70.9221334512863" calcext:value-type="float">
            <text:p>70.9221334512863</text:p>
          </table:table-cell>
          <table:table-cell office:value-type="float" office:value="68.8245523102439" calcext:value-type="float">
            <text:p>68.8245523102439</text:p>
          </table:table-cell>
          <table:table-cell office:value-type="float" office:value="66.8118469068497" calcext:value-type="float">
            <text:p>66.8118469068497</text:p>
          </table:table-cell>
          <table:table-cell office:value-type="float" office:value="64.918572927128" calcext:value-type="float">
            <text:p>64.918572927128</text:p>
          </table:table-cell>
          <table:table-cell office:value-type="float" office:value="63.1587244770034" calcext:value-type="float">
            <text:p>63.1587244770034</text:p>
          </table:table-cell>
          <table:table-cell office:value-type="float" office:value="61.5333801592286" calcext:value-type="float">
            <text:p>61.5333801592286</text:p>
          </table:table-cell>
          <table:table-cell table:number-columns-repeated="2"/>
        </table:table-row>
        <table:table-row table:style-name="ro1">
          <table:table-cell office:value-type="float" office:value="1.27562402607952" calcext:value-type="float">
            <text:p>1.27562402607952</text:p>
          </table:table-cell>
          <table:table-cell office:value-type="float" office:value="4.14027702078294" calcext:value-type="float">
            <text:p>4.14027702078294</text:p>
          </table:table-cell>
          <table:table-cell office:value-type="float" office:value="7.54420302070343" calcext:value-type="float">
            <text:p>7.54420302070343</text:p>
          </table:table-cell>
          <table:table-cell office:value-type="float" office:value="11.594729734898" calcext:value-type="float">
            <text:p>11.594729734898</text:p>
          </table:table-cell>
          <table:table-cell office:value-type="float" office:value="16.4215398009298" calcext:value-type="float">
            <text:p>16.4215398009298</text:p>
          </table:table-cell>
          <table:table-cell office:value-type="float" office:value="22.1813627804004" calcext:value-type="float">
            <text:p>22.1813627804004</text:p>
          </table:table-cell>
          <table:table-cell office:value-type="float" office:value="29.063583744813" calcext:value-type="float">
            <text:p>29.063583744813</text:p>
          </table:table-cell>
          <table:table-cell office:value-type="float" office:value="37.2969009898409" calcext:value-type="float">
            <text:p>37.2969009898409</text:p>
          </table:table-cell>
          <table:table-cell office:value-type="float" office:value="47.1571601607298" calcext:value-type="float">
            <text:p>47.1571601607298</text:p>
          </table:table-cell>
          <table:table-cell office:value-type="float" office:value="58.9764723494709" calcext:value-type="float">
            <text:p>58.9764723494709</text:p>
          </table:table-cell>
          <table:table-cell office:value-type="float" office:value="73.1536833667248" calcext:value-type="float">
            <text:p>73.1536833667248</text:p>
          </table:table-cell>
          <table:table-cell office:value-type="float" office:value="90.1661937156316" calcext:value-type="float">
            <text:p>90.1661937156316</text:p>
          </table:table-cell>
          <table:table-cell office:value-type="float" office:value="110.583027919282" calcext:value-type="float">
            <text:p>110.583027919282</text:p>
          </table:table-cell>
          <table:table-cell office:value-type="float" office:value="135.083280243549" calcext:value-type="float">
            <text:p>135.083280243549</text:p>
          </table:table-cell>
          <table:table-cell office:value-type="float" office:value="124.554241705941" calcext:value-type="float">
            <text:p>124.554241705941</text:p>
          </table:table-cell>
          <table:table-cell office:value-type="float" office:value="116.272900137312" calcext:value-type="float">
            <text:p>116.272900137312</text:p>
          </table:table-cell>
          <table:table-cell office:value-type="float" office:value="109.726043292458" calcext:value-type="float">
            <text:p>109.726043292458</text:p>
          </table:table-cell>
          <table:table-cell office:value-type="float" office:value="104.540994542933" calcext:value-type="float">
            <text:p>104.540994542933</text:p>
          </table:table-cell>
          <table:table-cell office:value-type="float" office:value="100.437796193141" calcext:value-type="float">
            <text:p>100.437796193141</text:p>
          </table:table-cell>
          <table:table-cell office:value-type="float" office:value="97.2008711094181" calcext:value-type="float">
            <text:p>97.2008711094181</text:p>
          </table:table-cell>
          <table:table-cell office:value-type="float" office:value="94.6600835898358" calcext:value-type="float">
            <text:p>94.6600835898358</text:p>
          </table:table-cell>
          <table:table-cell office:value-type="float" office:value="92.6777584053419" calcext:value-type="float">
            <text:p>92.6777584053419</text:p>
          </table:table-cell>
          <table:table-cell office:value-type="float" office:value="91.1394615327596" calcext:value-type="float">
            <text:p>91.1394615327596</text:p>
          </table:table-cell>
          <table:table-cell office:value-type="float" office:value="89.9470234060712" calcext:value-type="float">
            <text:p>89.9470234060712</text:p>
          </table:table-cell>
          <table:table-cell office:value-type="float" office:value="89.0126590162914" calcext:value-type="float">
            <text:p>89.0126590162914</text:p>
          </table:table-cell>
          <table:table-cell office:value-type="float" office:value="88.253318322792" calcext:value-type="float">
            <text:p>88.253318322792</text:p>
          </table:table-cell>
          <table:table-cell office:value-type="float" office:value="87.5848601540412" calcext:value-type="float">
            <text:p>87.5848601540412</text:p>
          </table:table-cell>
          <table:table-cell office:value-type="float" office:value="86.9167121063302" calcext:value-type="float">
            <text:p>86.9167121063302</text:p>
          </table:table-cell>
          <table:table-cell office:value-type="float" office:value="86.1497626021437" calcext:value-type="float">
            <text:p>86.1497626021437</text:p>
          </table:table-cell>
          <table:table-cell office:value-type="float" office:value="85.1826778389629" calcext:value-type="float">
            <text:p>85.1826778389629</text:p>
          </table:table-cell>
          <table:table-cell office:value-type="float" office:value="83.9311665000682" calcext:value-type="float">
            <text:p>83.9311665000682</text:p>
          </table:table-cell>
          <table:table-cell office:value-type="float" office:value="82.3560903915623" calcext:value-type="float">
            <text:p>82.3560903915623</text:p>
          </table:table-cell>
          <table:table-cell office:value-type="float" office:value="80.483212610821" calcext:value-type="float">
            <text:p>80.483212610821</text:p>
          </table:table-cell>
          <table:table-cell office:value-type="float" office:value="78.3965656960943" calcext:value-type="float">
            <text:p>78.3965656960943</text:p>
          </table:table-cell>
          <table:table-cell office:value-type="float" office:value="76.2070378744482" calcext:value-type="float">
            <text:p>76.2070378744482</text:p>
          </table:table-cell>
          <table:table-cell office:value-type="float" office:value="74.0172765659434" calcext:value-type="float">
            <text:p>74.0172765659434</text:p>
          </table:table-cell>
          <table:table-cell office:value-type="float" office:value="71.9015905103921" calcext:value-type="float">
            <text:p>71.9015905103921</text:p>
          </table:table-cell>
          <table:table-cell office:value-type="float" office:value="69.9032582606055" calcext:value-type="float">
            <text:p>69.9032582606055</text:p>
          </table:table-cell>
          <table:table-cell office:value-type="float" office:value="68.0413562111024" calcext:value-type="float">
            <text:p>68.0413562111024</text:p>
          </table:table-cell>
          <table:table-cell office:value-type="float" office:value="66.3194657612933" calcext:value-type="float">
            <text:p>66.3194657612933</text:p>
          </table:table-cell>
          <table:table-cell table:number-columns-repeated="2"/>
        </table:table-row>
        <table:table-row table:style-name="ro1">
          <table:table-cell office:value-type="float" office:value="0.923491628105428" calcext:value-type="float">
            <text:p>0.923491628105428</text:p>
          </table:table-cell>
          <table:table-cell office:value-type="float" office:value="3.00180018437008" calcext:value-type="float">
            <text:p>3.00180018437008</text:p>
          </table:table-cell>
          <table:table-cell office:value-type="float" office:value="5.47844053153591" calcext:value-type="float">
            <text:p>5.47844053153591</text:p>
          </table:table-cell>
          <table:table-cell office:value-type="float" office:value="8.43428684925935" calcext:value-type="float">
            <text:p>8.43428684925935</text:p>
          </table:table-cell>
          <table:table-cell office:value-type="float" office:value="11.9674815211078" calcext:value-type="float">
            <text:p>11.9674815211078</text:p>
          </table:table-cell>
          <table:table-cell office:value-type="float" office:value="16.1971826976063" calcext:value-type="float">
            <text:p>16.1971826976063</text:p>
          </table:table-cell>
          <table:table-cell office:value-type="float" office:value="21.2680825959027" calcext:value-type="float">
            <text:p>21.2680825959027</text:p>
          </table:table-cell>
          <table:table-cell office:value-type="float" office:value="27.3558213788597" calcext:value-type="float">
            <text:p>27.3558213788597</text:p>
          </table:table-cell>
          <table:table-cell office:value-type="float" office:value="34.6734229484537" calcext:value-type="float">
            <text:p>34.6734229484537</text:p>
          </table:table-cell>
          <table:table-cell office:value-type="float" office:value="43.4788693573527" calcext:value-type="float">
            <text:p>43.4788693573527</text:p>
          </table:table-cell>
          <table:table-cell office:value-type="float" office:value="54.0839040170733" calcext:value-type="float">
            <text:p>54.0839040170733</text:p>
          </table:table-cell>
          <table:table-cell office:value-type="float" office:value="66.8641036052964" calcext:value-type="float">
            <text:p>66.8641036052964</text:p>
          </table:table-cell>
          <table:table-cell office:value-type="float" office:value="82.2701774376753" calcext:value-type="float">
            <text:p>82.2701774376753</text:p>
          </table:table-cell>
          <table:table-cell office:value-type="float" office:value="100.840335489795" calcext:value-type="float">
            <text:p>100.840335489795</text:p>
          </table:table-cell>
          <table:table-cell office:value-type="float" office:value="123.217867524737" calcext:value-type="float">
            <text:p>123.217867524737</text:p>
          </table:table-cell>
          <table:table-cell office:value-type="float" office:value="115.464932578712" calcext:value-type="float">
            <text:p>115.464932578712</text:p>
          </table:table-cell>
          <table:table-cell office:value-type="float" office:value="109.406061778854" calcext:value-type="float">
            <text:p>109.406061778854</text:p>
          </table:table-cell>
          <table:table-cell office:value-type="float" office:value="104.678964995535" calcext:value-type="float">
            <text:p>104.678964995535</text:p>
          </table:table-cell>
          <table:table-cell office:value-type="float" office:value="101.014161153612" calcext:value-type="float">
            <text:p>101.014161153612</text:p>
          </table:table-cell>
          <table:table-cell office:value-type="float" office:value="98.2031995395734" calcext:value-type="float">
            <text:p>98.2031995395734</text:p>
          </table:table-cell>
          <table:table-cell office:value-type="float" office:value="96.0803718653499" calcext:value-type="float">
            <text:p>96.0803718653499</text:p>
          </table:table-cell>
          <table:table-cell office:value-type="float" office:value="94.5101748815334" calcext:value-type="float">
            <text:p>94.5101748815334</text:p>
          </table:table-cell>
          <table:table-cell office:value-type="float" office:value="93.378424124949" calcext:value-type="float">
            <text:p>93.378424124949</text:p>
          </table:table-cell>
          <table:table-cell office:value-type="float" office:value="92.5855514790291" calcext:value-type="float">
            <text:p>92.5855514790291</text:p>
          </table:table-cell>
          <table:table-cell office:value-type="float" office:value="92.0409519123903" calcext:value-type="float">
            <text:p>92.0409519123903</text:p>
          </table:table-cell>
          <table:table-cell office:value-type="float" office:value="91.657486049511" calcext:value-type="float">
            <text:p>91.657486049511</text:p>
          </table:table-cell>
          <table:table-cell office:value-type="float" office:value="91.3456800928639" calcext:value-type="float">
            <text:p>91.3456800928639</text:p>
          </table:table-cell>
          <table:table-cell office:value-type="float" office:value="91.0082508656892" calcext:value-type="float">
            <text:p>91.0082508656892</text:p>
          </table:table-cell>
          <table:table-cell office:value-type="float" office:value="90.5377807267846" calcext:value-type="float">
            <text:p>90.5377807267846</text:p>
          </table:table-cell>
          <table:table-cell office:value-type="float" office:value="89.8230782352161" calcext:value-type="float">
            <text:p>89.8230782352161</text:p>
          </table:table-cell>
          <table:table-cell office:value-type="float" office:value="88.7694267270296" calcext:value-type="float">
            <text:p>88.7694267270296</text:p>
          </table:table-cell>
          <table:table-cell office:value-type="float" office:value="87.3292619325125" calcext:value-type="float">
            <text:p>87.3292619325125</text:p>
          </table:table-cell>
          <table:table-cell office:value-type="float" office:value="85.5256461566592" calcext:value-type="float">
            <text:p>85.5256461566592</text:p>
          </table:table-cell>
          <table:table-cell office:value-type="float" office:value="83.4483039537401" calcext:value-type="float">
            <text:p>83.4483039537401</text:p>
          </table:table-cell>
          <table:table-cell office:value-type="float" office:value="81.2212682528891" calcext:value-type="float">
            <text:p>81.2212682528891</text:p>
          </table:table-cell>
          <table:table-cell office:value-type="float" office:value="78.9633796722845" calcext:value-type="float">
            <text:p>78.9633796722845</text:p>
          </table:table-cell>
          <table:table-cell office:value-type="float" office:value="76.7634480216631" calcext:value-type="float">
            <text:p>76.7634480216631</text:p>
          </table:table-cell>
          <table:table-cell office:value-type="float" office:value="74.6751530433717" calcext:value-type="float">
            <text:p>74.6751530433717</text:p>
          </table:table-cell>
          <table:table-cell office:value-type="float" office:value="72.7238621051998" calcext:value-type="float">
            <text:p>72.7238621051998</text:p>
          </table:table-cell>
          <table:table-cell office:value-type="float" office:value="70.9164231980973" calcext:value-type="float">
            <text:p>70.9164231980973</text:p>
          </table:table-cell>
          <table:table-cell table:number-columns-repeated="2"/>
        </table:table-row>
        <table:table-row table:style-name="ro1">
          <table:table-cell office:value-type="float" office:value="0.66779521724704" calcext:value-type="float">
            <text:p>0.66779521724704</text:p>
          </table:table-cell>
          <table:table-cell office:value-type="float" office:value="2.17393516575064" calcext:value-type="float">
            <text:p>2.17393516575064</text:p>
          </table:table-cell>
          <table:table-cell office:value-type="float" office:value="3.97399541470896" calcext:value-type="float">
            <text:p>3.97399541470896</text:p>
          </table:table-cell>
          <table:table-cell office:value-type="float" office:value="6.12886043997589" calcext:value-type="float">
            <text:p>6.12886043997589</text:p>
          </table:table-cell>
          <table:table-cell office:value-type="float" office:value="8.71274332904558" calcext:value-type="float">
            <text:p>8.71274332904558</text:p>
          </table:table-cell>
          <table:table-cell office:value-type="float" office:value="11.8161769116444" calcext:value-type="float">
            <text:p>11.8161769116444</text:p>
          </table:table-cell>
          <table:table-cell office:value-type="float" office:value="15.5496520483286" calcext:value-type="float">
            <text:p>15.5496520483286</text:p>
          </table:table-cell>
          <table:table-cell office:value-type="float" office:value="20.0480193640502" calcext:value-type="float">
            <text:p>20.0480193640502</text:p>
          </table:table-cell>
          <table:table-cell office:value-type="float" office:value="25.4757774705524" calcext:value-type="float">
            <text:p>25.4757774705524</text:p>
          </table:table-cell>
          <table:table-cell office:value-type="float" office:value="32.0333694232524" calcext:value-type="float">
            <text:p>32.0333694232524</text:p>
          </table:table-cell>
          <table:table-cell office:value-type="float" office:value="39.9645946335105" calcext:value-type="float">
            <text:p>39.9645946335105</text:p>
          </table:table-cell>
          <table:table-cell office:value-type="float" office:value="49.5652090688302" calcext:value-type="float">
            <text:p>49.5652090688302</text:p>
          </table:table-cell>
          <table:table-cell office:value-type="float" office:value="61.1927246109721" calcext:value-type="float">
            <text:p>61.1927246109721</text:p>
          </table:table-cell>
          <table:table-cell office:value-type="float" office:value="75.2773212998767" calcext:value-type="float">
            <text:p>75.2773212998767</text:p>
          </table:table-cell>
          <table:table-cell office:value-type="float" office:value="92.3336487822354" calcext:value-type="float">
            <text:p>92.3336487822354</text:p>
          </table:table-cell>
          <table:table-cell office:value-type="float" office:value="112.977668540492" calcext:value-type="float">
            <text:p>112.977668540492</text:p>
          </table:table-cell>
          <table:table-cell office:value-type="float" office:value="107.507610565371" calcext:value-type="float">
            <text:p>107.507610565371</text:p>
          </table:table-cell>
          <table:table-cell office:value-type="float" office:value="103.330066672802" calcext:value-type="float">
            <text:p>103.330066672802</text:p>
          </table:table-cell>
          <table:table-cell office:value-type="float" office:value="100.185820500038" calcext:value-type="float">
            <text:p>100.185820500038</text:p>
          </table:table-cell>
          <table:table-cell office:value-type="float" office:value="97.8769565339101" calcext:value-type="float">
            <text:p>97.8769565339101</text:p>
          </table:table-cell>
          <table:table-cell office:value-type="float" office:value="96.2448496566399" calcext:value-type="float">
            <text:p>96.2448496566399</text:p>
          </table:table-cell>
          <table:table-cell office:value-type="float" office:value="95.158165430541" calcext:value-type="float">
            <text:p>95.158165430541</text:p>
          </table:table-cell>
          <table:table-cell office:value-type="float" office:value="94.5043558277878" calcext:value-type="float">
            <text:p>94.5043558277878</text:p>
          </table:table-cell>
          <table:table-cell office:value-type="float" office:value="94.1832662727358" calcext:value-type="float">
            <text:p>94.1832662727358</text:p>
          </table:table-cell>
          <table:table-cell office:value-type="float" office:value="94.1017551879947" calcext:value-type="float">
            <text:p>94.1017551879947</text:p>
          </table:table-cell>
          <table:table-cell office:value-type="float" office:value="94.1684214860338" calcext:value-type="float">
            <text:p>94.1684214860338</text:p>
          </table:table-cell>
          <table:table-cell office:value-type="float" office:value="94.2879319009702" calcext:value-type="float">
            <text:p>94.2879319009702</text:p>
          </table:table-cell>
          <table:table-cell office:value-type="float" office:value="94.3555248391816" calcext:value-type="float">
            <text:p>94.3555248391816</text:p>
          </table:table-cell>
          <table:table-cell office:value-type="float" office:value="94.2545558831878" calcext:value-type="float">
            <text:p>94.2545558831878</text:p>
          </table:table-cell>
          <table:table-cell office:value-type="float" office:value="93.8629095498065" calcext:value-type="float">
            <text:p>93.8629095498065</text:p>
          </table:table-cell>
          <table:table-cell office:value-type="float" office:value="93.074126560445" calcext:value-type="float">
            <text:p>93.074126560445</text:p>
          </table:table-cell>
          <table:table-cell office:value-type="float" office:value="91.8305165668262" calcext:value-type="float">
            <text:p>91.8305165668262</text:p>
          </table:table-cell>
          <table:table-cell office:value-type="float" office:value="90.1504787646216" calcext:value-type="float">
            <text:p>90.1504787646216</text:p>
          </table:table-cell>
          <table:table-cell office:value-type="float" office:value="88.1278371155726" calcext:value-type="float">
            <text:p>88.1278371155726</text:p>
          </table:table-cell>
          <table:table-cell office:value-type="float" office:value="85.8993987778666" calcext:value-type="float">
            <text:p>85.8993987778666</text:p>
          </table:table-cell>
          <table:table-cell office:value-type="float" office:value="83.6013027988716" calcext:value-type="float">
            <text:p>83.6013027988716</text:p>
          </table:table-cell>
          <table:table-cell office:value-type="float" office:value="81.338804870341" calcext:value-type="float">
            <text:p>81.338804870341</text:p>
          </table:table-cell>
          <table:table-cell office:value-type="float" office:value="79.1779070687769" calcext:value-type="float">
            <text:p>79.1779070687769</text:p>
          </table:table-cell>
          <table:table-cell office:value-type="float" office:value="77.1517084938816" calcext:value-type="float">
            <text:p>77.1517084938816</text:p>
          </table:table-cell>
          <table:table-cell office:value-type="float" office:value="75.2712494025428" calcext:value-type="float">
            <text:p>75.2712494025428</text:p>
          </table:table-cell>
          <table:table-cell table:number-columns-repeated="2"/>
        </table:table-row>
        <table:table-row table:style-name="ro1">
          <table:table-cell office:value-type="float" office:value="0.481354403762485" calcext:value-type="float">
            <text:p>0.481354403762485</text:p>
          </table:table-cell>
          <table:table-cell office:value-type="float" office:value="1.56939257071796" calcext:value-type="float">
            <text:p>1.56939257071796</text:p>
          </table:table-cell>
          <table:table-cell office:value-type="float" office:value="2.87361526797141" calcext:value-type="float">
            <text:p>2.87361526797141</text:p>
          </table:table-cell>
          <table:table-cell office:value-type="float" office:value="4.43971117201995" calcext:value-type="float">
            <text:p>4.43971117201995</text:p>
          </table:table-cell>
          <table:table-cell office:value-type="float" office:value="6.32362348653134" calcext:value-type="float">
            <text:p>6.32362348653134</text:p>
          </table:table-cell>
          <table:table-cell office:value-type="float" office:value="8.59392913470671" calcext:value-type="float">
            <text:p>8.59392913470671</text:p>
          </table:table-cell>
          <table:table-cell office:value-type="float" office:value="11.3347588603587" calcext:value-type="float">
            <text:p>11.3347588603587</text:p>
          </table:table-cell>
          <table:table-cell office:value-type="float" office:value="14.6493651028412" calcext:value-type="float">
            <text:p>14.6493651028412</text:p>
          </table:table-cell>
          <table:table-cell office:value-type="float" office:value="18.6644551793742" calcext:value-type="float">
            <text:p>18.6644551793742</text:p>
          </table:table-cell>
          <table:table-cell office:value-type="float" office:value="23.5354126836846" calcext:value-type="float">
            <text:p>23.5354126836846</text:p>
          </table:table-cell>
          <table:table-cell office:value-type="float" office:value="29.4525256751991" calcext:value-type="float">
            <text:p>29.4525256751991</text:p>
          </table:table-cell>
          <table:table-cell office:value-type="float" office:value="36.6483201038358" calcext:value-type="float">
            <text:p>36.6483201038358</text:p>
          </table:table-cell>
          <table:table-cell office:value-type="float" office:value="45.4060532577329" calcext:value-type="float">
            <text:p>45.4060532577329</text:p>
          </table:table-cell>
          <table:table-cell office:value-type="float" office:value="56.0693460557124" calcext:value-type="float">
            <text:p>56.0693460557124</text:p>
          </table:table-cell>
          <table:table-cell office:value-type="float" office:value="69.0528165597373" calcext:value-type="float">
            <text:p>69.0528165597373</text:p>
          </table:table-cell>
          <table:table-cell office:value-type="float" office:value="84.8534158447747" calcext:value-type="float">
            <text:p>84.8534158447747</text:p>
          </table:table-cell>
          <table:table-cell office:value-type="float" office:value="104.066616658423" calcext:value-type="float">
            <text:p>104.066616658423</text:p>
          </table:table-cell>
          <table:table-cell office:value-type="float" office:value="100.502463122372" calcext:value-type="float">
            <text:p>100.502463122372</text:p>
          </table:table-cell>
          <table:table-cell office:value-type="float" office:value="97.9398172544467" calcext:value-type="float">
            <text:p>97.9398172544467</text:p>
          </table:table-cell>
          <table:table-cell office:value-type="float" office:value="96.1899468362368" calcext:value-type="float">
            <text:p>96.1899468362368</text:p>
          </table:table-cell>
          <table:table-cell office:value-type="float" office:value="95.1040123939446" calcext:value-type="float">
            <text:p>95.1040123939446</text:p>
          </table:table-cell>
          <table:table-cell office:value-type="float" office:value="94.5569968577702" calcext:value-type="float">
            <text:p>94.5569968577702</text:p>
          </table:table-cell>
          <table:table-cell office:value-type="float" office:value="94.4395767885995" calcext:value-type="float">
            <text:p>94.4395767885995</text:p>
          </table:table-cell>
          <table:table-cell office:value-type="float" office:value="94.652016258758" calcext:value-type="float">
            <text:p>94.652016258758</text:p>
          </table:table-cell>
          <table:table-cell office:value-type="float" office:value="95.0990510116512" calcext:value-type="float">
            <text:p>95.0990510116512</text:p>
          </table:table-cell>
          <table:table-cell office:value-type="float" office:value="95.684871542777" calcext:value-type="float">
            <text:p>95.684871542777</text:p>
          </table:table-cell>
          <table:table-cell office:value-type="float" office:value="96.3076583333488" calcext:value-type="float">
            <text:p>96.3076583333488</text:p>
          </table:table-cell>
          <table:table-cell office:value-type="float" office:value="96.8541841189163" calcext:value-type="float">
            <text:p>96.8541841189163</text:p>
          </table:table-cell>
          <table:table-cell office:value-type="float" office:value="97.1973498516217" calcext:value-type="float">
            <text:p>97.1973498516217</text:p>
          </table:table-cell>
          <table:table-cell office:value-type="float" office:value="97.2027032999281" calcext:value-type="float">
            <text:p>97.2027032999281</text:p>
          </table:table-cell>
          <table:table-cell office:value-type="float" office:value="96.7503803773575" calcext:value-type="float">
            <text:p>96.7503803773575</text:p>
          </table:table-cell>
          <table:table-cell office:value-type="float" office:value="95.7705141063554" calcext:value-type="float">
            <text:p>95.7705141063554</text:p>
          </table:table-cell>
          <table:table-cell office:value-type="float" office:value="94.2744442578186" calcext:value-type="float">
            <text:p>94.2744442578186</text:p>
          </table:table-cell>
          <table:table-cell office:value-type="float" office:value="92.3579152125821" calcext:value-type="float">
            <text:p>92.3579152125821</text:p>
          </table:table-cell>
          <table:table-cell office:value-type="float" office:value="90.1695149608167" calcext:value-type="float">
            <text:p>90.1695149608167</text:p>
          </table:table-cell>
          <table:table-cell office:value-type="float" office:value="87.8634108032669" calcext:value-type="float">
            <text:p>87.8634108032669</text:p>
          </table:table-cell>
          <table:table-cell office:value-type="float" office:value="85.5632566645368" calcext:value-type="float">
            <text:p>85.5632566645368</text:p>
          </table:table-cell>
          <table:table-cell office:value-type="float" office:value="83.3495422250481" calcext:value-type="float">
            <text:p>83.3495422250481</text:p>
          </table:table-cell>
          <table:table-cell office:value-type="float" office:value="81.2648110999624" calcext:value-type="float">
            <text:p>81.2648110999624</text:p>
          </table:table-cell>
          <table:table-cell office:value-type="float" office:value="79.3254215619958" calcext:value-type="float">
            <text:p>79.3254215619958</text:p>
          </table:table-cell>
          <table:table-cell table:number-columns-repeated="2"/>
        </table:table-row>
        <table:table-row table:style-name="ro1">
          <table:table-cell office:value-type="float" office:value="0.345206058771563" calcext:value-type="float">
            <text:p>0.345206058771563</text:p>
          </table:table-cell>
          <table:table-cell office:value-type="float" office:value="1.12723239033511" calcext:value-type="float">
            <text:p>1.12723239033511</text:p>
          </table:table-cell>
          <table:table-cell office:value-type="float" office:value="2.06744139357472" calcext:value-type="float">
            <text:p>2.06744139357472</text:p>
          </table:table-cell>
          <table:table-cell office:value-type="float" office:value="3.19993557194622" calcext:value-type="float">
            <text:p>3.19993557194622</text:p>
          </table:table-cell>
          <table:table-cell office:value-type="float" office:value="4.56666306615241" calcext:value-type="float">
            <text:p>4.56666306615241</text:p>
          </table:table-cell>
          <table:table-cell office:value-type="float" office:value="6.21929871009327" calcext:value-type="float">
            <text:p>6.21929871009327</text:p>
          </table:table-cell>
          <table:table-cell office:value-type="float" office:value="8.22157378293683" calcext:value-type="float">
            <text:p>8.22157378293683</text:p>
          </table:table-cell>
          <table:table-cell office:value-type="float" office:value="10.6521511264176" calcext:value-type="float">
            <text:p>10.6521511264176</text:p>
          </table:table-cell>
          <table:table-cell office:value-type="float" office:value="13.6081556237833" calcext:value-type="float">
            <text:p>13.6081556237833</text:p>
          </table:table-cell>
          <table:table-cell office:value-type="float" office:value="17.2094804833824" calcext:value-type="float">
            <text:p>17.2094804833824</text:p>
          </table:table-cell>
          <table:table-cell office:value-type="float" office:value="21.6039937729178" calcext:value-type="float">
            <text:p>21.6039937729178</text:p>
          </table:table-cell>
          <table:table-cell office:value-type="float" office:value="26.9737619432352" calcext:value-type="float">
            <text:p>26.9737619432352</text:p>
          </table:table-cell>
          <table:table-cell office:value-type="float" office:value="33.5423804148115" calcext:value-type="float">
            <text:p>33.5423804148115</text:p>
          </table:table-cell>
          <table:table-cell office:value-type="float" office:value="41.5834465405755" calcext:value-type="float">
            <text:p>41.5834465405755</text:p>
          </table:table-cell>
          <table:table-cell office:value-type="float" office:value="51.4301172730764" calcext:value-type="float">
            <text:p>51.4301172730764</text:p>
          </table:table-cell>
          <table:table-cell office:value-type="float" office:value="63.4855538188113" calcext:value-type="float">
            <text:p>63.4855538188113</text:p>
          </table:table-cell>
          <table:table-cell office:value-type="float" office:value="78.2338653233989" calcext:value-type="float">
            <text:p>78.2338653233989</text:p>
          </table:table-cell>
          <table:table-cell office:value-type="float" office:value="96.2556853682864" calcext:value-type="float">
            <text:p>96.2556853682864</text:p>
          </table:table-cell>
          <table:table-cell office:value-type="float" office:value="94.3051294580744" calcext:value-type="float">
            <text:p>94.3051294580744</text:p>
          </table:table-cell>
          <table:table-cell office:value-type="float" office:value="93.1470089621381" calcext:value-type="float">
            <text:p>93.1470089621381</text:p>
          </table:table-cell>
          <table:table-cell office:value-type="float" office:value="92.6402580953666" calcext:value-type="float">
            <text:p>92.6402580953666</text:p>
          </table:table-cell>
          <table:table-cell office:value-type="float" office:value="92.6685304692441" calcext:value-type="float">
            <text:p>92.6685304692441</text:p>
          </table:table-cell>
          <table:table-cell office:value-type="float" office:value="93.1276279608396" calcext:value-type="float">
            <text:p>93.1276279608396</text:p>
          </table:table-cell>
          <table:table-cell office:value-type="float" office:value="93.9195890075134" calcext:value-type="float">
            <text:p>93.9195890075134</text:p>
          </table:table-cell>
          <table:table-cell office:value-type="float" office:value="94.9477536164696" calcext:value-type="float">
            <text:p>94.9477536164696</text:p>
          </table:table-cell>
          <table:table-cell office:value-type="float" office:value="96.1119628057098" calcext:value-type="float">
            <text:p>96.1119628057098</text:p>
          </table:table-cell>
          <table:table-cell office:value-type="float" office:value="97.3033325543149" calcext:value-type="float">
            <text:p>97.3033325543149</text:p>
          </table:table-cell>
          <table:table-cell office:value-type="float" office:value="98.3990572697737" calcext:value-type="float">
            <text:p>98.3990572697737</text:p>
          </table:table-cell>
          <table:table-cell office:value-type="float" office:value="99.2600774188127" calcext:value-type="float">
            <text:p>99.2600774188127</text:p>
          </table:table-cell>
          <table:table-cell office:value-type="float" office:value="99.7378135558763" calcext:value-type="float">
            <text:p>99.7378135558763</text:p>
          </table:table-cell>
          <table:table-cell office:value-type="float" office:value="99.6969176691969" calcext:value-type="float">
            <text:p>99.6969176691969</text:p>
          </table:table-cell>
          <table:table-cell office:value-type="float" office:value="99.0528632743197" calcext:value-type="float">
            <text:p>99.0528632743197</text:p>
          </table:table-cell>
          <table:table-cell office:value-type="float" office:value="97.8070296891008" calcext:value-type="float">
            <text:p>97.8070296891008</text:p>
          </table:table-cell>
          <table:table-cell office:value-type="float" office:value="96.0542313619258" calcext:value-type="float">
            <text:p>96.0542313619258</text:p>
          </table:table-cell>
          <table:table-cell office:value-type="float" office:value="93.9530647298822" calcext:value-type="float">
            <text:p>93.9530647298822</text:p>
          </table:table-cell>
          <table:table-cell office:value-type="float" office:value="91.6758735635369" calcext:value-type="float">
            <text:p>91.6758735635369</text:p>
          </table:table-cell>
          <table:table-cell office:value-type="float" office:value="89.3665269245396" calcext:value-type="float">
            <text:p>89.3665269245396</text:p>
          </table:table-cell>
          <table:table-cell office:value-type="float" office:value="87.1223844432316" calcext:value-type="float">
            <text:p>87.1223844432316</text:p>
          </table:table-cell>
          <table:table-cell office:value-type="float" office:value="84.9974584302487" calcext:value-type="float">
            <text:p>84.9974584302487</text:p>
          </table:table-cell>
          <table:table-cell office:value-type="float" office:value="83.0147982014287" calcext:value-type="float">
            <text:p>83.0147982014287</text:p>
          </table:table-cell>
          <table:table-cell table:number-columns-repeated="2"/>
        </table:table-row>
        <table:table-row table:style-name="ro1">
          <table:table-cell office:value-type="float" office:value="0.245874256652396" calcext:value-type="float">
            <text:p>0.245874256652396</text:p>
          </table:table-cell>
          <table:table-cell office:value-type="float" office:value="0.804113643557441" calcext:value-type="float">
            <text:p>0.804113643557441</text:p>
          </table:table-cell>
          <table:table-cell office:value-type="float" office:value="1.47727658159781" calcext:value-type="float">
            <text:p>1.47727658159781</text:p>
          </table:table-cell>
          <table:table-cell office:value-type="float" office:value="2.29063022205195" calcext:value-type="float">
            <text:p>2.29063022205195</text:p>
          </table:table-cell>
          <table:table-cell office:value-type="float" office:value="3.27539773834113" calcext:value-type="float">
            <text:p>3.27539773834113</text:p>
          </table:table-cell>
          <table:table-cell office:value-type="float" office:value="4.47023290551221" calcext:value-type="float">
            <text:p>4.47023290551221</text:p>
          </table:table-cell>
          <table:table-cell office:value-type="float" office:value="5.92306303078951" calcext:value-type="float">
            <text:p>5.92306303078951</text:p>
          </table:table-cell>
          <table:table-cell office:value-type="float" office:value="7.69338611920398" calcext:value-type="float">
            <text:p>7.69338611920398</text:p>
          </table:table-cell>
          <table:table-cell office:value-type="float" office:value="9.8551229935633" calcext:value-type="float">
            <text:p>9.8551229935633</text:p>
          </table:table-cell>
          <table:table-cell office:value-type="float" office:value="12.5001390593363" calcext:value-type="float">
            <text:p>12.5001390593363</text:p>
          </table:table-cell>
          <table:table-cell office:value-type="float" office:value="15.7425608427143" calcext:value-type="float">
            <text:p>15.7425608427143</text:p>
          </table:table-cell>
          <table:table-cell office:value-type="float" office:value="19.7240150676075" calcext:value-type="float">
            <text:p>19.7240150676075</text:p>
          </table:table-cell>
          <table:table-cell office:value-type="float" office:value="24.6199065284309" calcext:value-type="float">
            <text:p>24.6199065284309</text:p>
          </table:table-cell>
          <table:table-cell office:value-type="float" office:value="30.6468166180608" calcext:value-type="float">
            <text:p>30.6468166180608</text:p>
          </table:table-cell>
          <table:table-cell office:value-type="float" office:value="38.071036137054" calcext:value-type="float">
            <text:p>38.071036137054</text:p>
          </table:table-cell>
          <table:table-cell office:value-type="float" office:value="47.2181320656558" calcext:value-type="float">
            <text:p>47.2181320656558</text:p>
          </table:table-cell>
          <table:table-cell office:value-type="float" office:value="58.4832786988642" calcext:value-type="float">
            <text:p>58.4832786988642</text:p>
          </table:table-cell>
          <table:table-cell office:value-type="float" office:value="72.3418575124974" calcext:value-type="float">
            <text:p>72.3418575124974</text:p>
          </table:table-cell>
          <table:table-cell office:value-type="float" office:value="89.3644201323894" calcext:value-type="float">
            <text:p>89.3644201323894</text:p>
          </table:table-cell>
          <table:table-cell office:value-type="float" office:value="88.7977524525537" calcext:value-type="float">
            <text:p>88.7977524525537</text:p>
          </table:table-cell>
          <table:table-cell office:value-type="float" office:value="88.8761548736178" calcext:value-type="float">
            <text:p>88.8761548736178</text:p>
          </table:table-cell>
          <table:table-cell office:value-type="float" office:value="89.4896731020377" calcext:value-type="float">
            <text:p>89.4896731020377</text:p>
          </table:table-cell>
          <table:table-cell office:value-type="float" office:value="90.5415472523882" calcext:value-type="float">
            <text:p>90.5415472523882</text:p>
          </table:table-cell>
          <table:table-cell office:value-type="float" office:value="91.9374729390054" calcext:value-type="float">
            <text:p>91.9374729390054</text:p>
          </table:table-cell>
          <table:table-cell office:value-type="float" office:value="93.5806704337559" calcext:value-type="float">
            <text:p>93.5806704337559</text:p>
          </table:table-cell>
          <table:table-cell office:value-type="float" office:value="95.3671595046609" calcext:value-type="float">
            <text:p>95.3671595046609</text:p>
          </table:table-cell>
          <table:table-cell office:value-type="float" office:value="97.1807124971814" calcext:value-type="float">
            <text:p>97.1807124971814</text:p>
          </table:table-cell>
          <table:table-cell office:value-type="float" office:value="98.887905134279" calcext:value-type="float">
            <text:p>98.887905134279</text:p>
          </table:table-cell>
          <table:table-cell office:value-type="float" office:value="100.336050209608" calcext:value-type="float">
            <text:p>100.336050209608</text:p>
          </table:table-cell>
          <table:table-cell office:value-type="float" office:value="101.360300003633" calcext:value-type="float">
            <text:p>101.360300003633</text:p>
          </table:table-cell>
          <table:table-cell office:value-type="float" office:value="101.807278909451" calcext:value-type="float">
            <text:p>101.807278909451</text:p>
          </table:table-cell>
          <table:table-cell office:value-type="float" office:value="101.574798723611" calcext:value-type="float">
            <text:p>101.574798723611</text:p>
          </table:table-cell>
          <table:table-cell office:value-type="float" office:value="100.650784478429" calcext:value-type="float">
            <text:p>100.650784478429</text:p>
          </table:table-cell>
          <table:table-cell office:value-type="float" office:value="99.1255067659437" calcext:value-type="float">
            <text:p>99.1255067659437</text:p>
          </table:table-cell>
          <table:table-cell office:value-type="float" office:value="97.1648590676335" calcext:value-type="float">
            <text:p>97.1648590676335</text:p>
          </table:table-cell>
          <table:table-cell office:value-type="float" office:value="94.9586818887679" calcext:value-type="float">
            <text:p>94.9586818887679</text:p>
          </table:table-cell>
          <table:table-cell office:value-type="float" office:value="92.6725268690652" calcext:value-type="float">
            <text:p>92.6725268690652</text:p>
          </table:table-cell>
          <table:table-cell office:value-type="float" office:value="90.4231474517377" calcext:value-type="float">
            <text:p>90.4231474517377</text:p>
          </table:table-cell>
          <table:table-cell office:value-type="float" office:value="88.278390528435" calcext:value-type="float">
            <text:p>88.278390528435</text:p>
          </table:table-cell>
          <table:table-cell office:value-type="float" office:value="86.2696733920007" calcext:value-type="float">
            <text:p>86.2696733920007</text:p>
          </table:table-cell>
          <table:table-cell table:number-columns-repeated="2"/>
        </table:table-row>
        <table:table-row table:style-name="ro1">
          <table:table-cell office:value-type="float" office:value="0.173632798808745" calcext:value-type="float">
            <text:p>0.173632798808745</text:p>
          </table:table-cell>
          <table:table-cell office:value-type="float" office:value="0.568724677284794" calcext:value-type="float">
            <text:p>0.568724677284794</text:p>
          </table:table-cell>
          <table:table-cell office:value-type="float" office:value="1.04656990024166" calcext:value-type="float">
            <text:p>1.04656990024166</text:p>
          </table:table-cell>
          <table:table-cell office:value-type="float" office:value="1.62571529998686" calcext:value-type="float">
            <text:p>1.62571529998686</text:p>
          </table:table-cell>
          <table:table-cell office:value-type="float" office:value="2.32918452362229" calcext:value-type="float">
            <text:p>2.32918452362229</text:p>
          </table:table-cell>
          <table:table-cell office:value-type="float" office:value="3.18562140123049" calcext:value-type="float">
            <text:p>3.18562140123049</text:p>
          </table:table-cell>
          <table:table-cell office:value-type="float" office:value="4.23073176840358" calcext:value-type="float">
            <text:p>4.23073176840358</text:p>
          </table:table-cell>
          <table:table-cell office:value-type="float" office:value="5.5090985186329" calcext:value-type="float">
            <text:p>5.5090985186329</text:p>
          </table:table-cell>
          <table:table-cell office:value-type="float" office:value="7.07645997576358" calcext:value-type="float">
            <text:p>7.07645997576358</text:p>
          </table:table-cell>
          <table:table-cell office:value-type="float" office:value="9.0025577133699" calcext:value-type="float">
            <text:p>9.0025577133699</text:p>
          </table:table-cell>
          <table:table-cell office:value-type="float" office:value="11.3746749054083" calcext:value-type="float">
            <text:p>11.3746749054083</text:p>
          </table:table-cell>
          <table:table-cell office:value-type="float" office:value="14.301996991737" calcext:value-type="float">
            <text:p>14.301996991737</text:p>
          </table:table-cell>
          <table:table-cell office:value-type="float" office:value="17.9209277337954" calcext:value-type="float">
            <text:p>17.9209277337954</text:p>
          </table:table-cell>
          <table:table-cell office:value-type="float" office:value="22.4014778975182" calcext:value-type="float">
            <text:p>22.4014778975182</text:p>
          </table:table-cell>
          <table:table-cell office:value-type="float" office:value="27.9548001539988" calcext:value-type="float">
            <text:p>27.9548001539988</text:p>
          </table:table-cell>
          <table:table-cell office:value-type="float" office:value="34.8418590096003" calcext:value-type="float">
            <text:p>34.8418590096003</text:p>
          </table:table-cell>
          <table:table-cell office:value-type="float" office:value="43.3830844958585" calcext:value-type="float">
            <text:p>43.3830844958585</text:p>
          </table:table-cell>
          <table:table-cell office:value-type="float" office:value="53.9686523409194" calcext:value-type="float">
            <text:p>53.9686523409194</text:p>
          </table:table-cell>
          <table:table-cell office:value-type="float" office:value="67.0687624395753" calcext:value-type="float">
            <text:p>67.0687624395753</text:p>
          </table:table-cell>
          <table:table-cell office:value-type="float" office:value="83.2479374970248" calcext:value-type="float">
            <text:p>83.2479374970248</text:p>
          </table:table-cell>
          <table:table-cell office:value-type="float" office:value="83.8821302405358" calcext:value-type="float">
            <text:p>83.8821302405358</text:p>
          </table:table-cell>
          <table:table-cell office:value-type="float" office:value="85.0609483531795" calcext:value-type="float">
            <text:p>85.0609483531795</text:p>
          </table:table-cell>
          <table:table-cell office:value-type="float" office:value="86.6928758321695" calcext:value-type="float">
            <text:p>86.6928758321695</text:p>
          </table:table-cell>
          <table:table-cell office:value-type="float" office:value="88.6898267654678" calcext:value-type="float">
            <text:p>88.6898267654678</text:p>
          </table:table-cell>
          <table:table-cell office:value-type="float" office:value="90.9569845609104" calcext:value-type="float">
            <text:p>90.9569845609104</text:p>
          </table:table-cell>
          <table:table-cell office:value-type="float" office:value="93.3878821518375" calcext:value-type="float">
            <text:p>93.3878821518375</text:p>
          </table:table-cell>
          <table:table-cell office:value-type="float" office:value="95.8593352060479" calcext:value-type="float">
            <text:p>95.8593352060479</text:p>
          </table:table-cell>
          <table:table-cell office:value-type="float" office:value="98.2266698177022" calcext:value-type="float">
            <text:p>98.2266698177022</text:p>
          </table:table-cell>
          <table:table-cell office:value-type="float" office:value="100.321995341241" calcext:value-type="float">
            <text:p>100.321995341241</text:p>
          </table:table-cell>
          <table:table-cell office:value-type="float" office:value="101.961839414897" calcext:value-type="float">
            <text:p>101.961839414897</text:p>
          </table:table-cell>
          <table:table-cell office:value-type="float" office:value="102.971807146425" calcext:value-type="float">
            <text:p>102.971807146425</text:p>
          </table:table-cell>
          <table:table-cell office:value-type="float" office:value="103.228457727659" calcext:value-type="float">
            <text:p>103.228457727659</text:p>
          </table:table-cell>
          <table:table-cell office:value-type="float" office:value="102.702073845908" calcext:value-type="float">
            <text:p>102.702073845908</text:p>
          </table:table-cell>
          <table:table-cell office:value-type="float" office:value="101.47389945435" calcext:value-type="float">
            <text:p>101.47389945435</text:p>
          </table:table-cell>
          <table:table-cell office:value-type="float" office:value="99.7133142909147" calcext:value-type="float">
            <text:p>99.7133142909147</text:p>
          </table:table-cell>
          <table:table-cell office:value-type="float" office:value="97.6258718219909" calcext:value-type="float">
            <text:p>97.6258718219909</text:p>
          </table:table-cell>
          <table:table-cell office:value-type="float" office:value="95.3996277539023" calcext:value-type="float">
            <text:p>95.3996277539023</text:p>
          </table:table-cell>
          <table:table-cell office:value-type="float" office:value="93.1732432943564" calcext:value-type="float">
            <text:p>93.1732432943564</text:p>
          </table:table-cell>
          <table:table-cell office:value-type="float" office:value="91.0311126240687" calcext:value-type="float">
            <text:p>91.0311126240687</text:p>
          </table:table-cell>
          <table:table-cell office:value-type="float" office:value="89.0150660184763" calcext:value-type="float">
            <text:p>89.0150660184763</text:p>
          </table:table-cell>
          <table:table-cell table:number-columns-repeated="2"/>
        </table:table-row>
        <table:table-row table:style-name="ro1">
          <table:table-cell office:value-type="float" office:value="0.121372021011175" calcext:value-type="float">
            <text:p>0.121372021011175</text:p>
          </table:table-cell>
          <table:table-cell office:value-type="float" office:value="0.398150371334397" calcext:value-type="float">
            <text:p>0.398150371334397</text:p>
          </table:table-cell>
          <table:table-cell office:value-type="float" office:value="0.733883966609829" calcext:value-type="float">
            <text:p>0.733883966609829</text:p>
          </table:table-cell>
          <table:table-cell office:value-type="float" office:value="1.14203462624869" calcext:value-type="float">
            <text:p>1.14203462624869</text:p>
          </table:table-cell>
          <table:table-cell office:value-type="float" office:value="1.63938897286743" calcext:value-type="float">
            <text:p>1.63938897286743</text:p>
          </table:table-cell>
          <table:table-cell office:value-type="float" office:value="2.24693331853352" calcext:value-type="float">
            <text:p>2.24693331853352</text:p>
          </table:table-cell>
          <table:table-cell office:value-type="float" office:value="2.99096660970759" calcext:value-type="float">
            <text:p>2.99096660970759</text:p>
          </table:table-cell>
          <table:table-cell office:value-type="float" office:value="3.90451509738405" calcext:value-type="float">
            <text:p>3.90451509738405</text:p>
          </table:table-cell>
          <table:table-cell office:value-type="float" office:value="5.02912731782629" calcext:value-type="float">
            <text:p>5.02912731782629</text:p>
          </table:table-cell>
          <table:table-cell office:value-type="float" office:value="6.41714475080035" calcext:value-type="float">
            <text:p>6.41714475080035</text:p>
          </table:table-cell>
          <table:table-cell office:value-type="float" office:value="8.13456114977699" calcext:value-type="float">
            <text:p>8.13456114977699</text:p>
          </table:table-cell>
          <table:table-cell office:value-type="float" office:value="10.2645999088403" calcext:value-type="float">
            <text:p>10.2645999088403</text:p>
          </table:table-cell>
          <table:table-cell office:value-type="float" office:value="12.9121501422134" calcext:value-type="float">
            <text:p>12.9121501422134</text:p>
          </table:table-cell>
          <table:table-cell office:value-type="float" office:value="16.2092021508329" calcext:value-type="float">
            <text:p>16.2092021508329</text:p>
          </table:table-cell>
          <table:table-cell office:value-type="float" office:value="20.3214021482393" calcext:value-type="float">
            <text:p>20.3214021482393</text:p>
          </table:table-cell>
          <table:table-cell office:value-type="float" office:value="25.4557913005672" calcext:value-type="float">
            <text:p>25.4557913005672</text:p>
          </table:table-cell>
          <table:table-cell office:value-type="float" office:value="31.8696888130154" calcext:value-type="float">
            <text:p>31.8696888130154</text:p>
          </table:table-cell>
          <table:table-cell office:value-type="float" office:value="39.8805057033995" calcext:value-type="float">
            <text:p>39.8805057033995</text:p>
          </table:table-cell>
          <table:table-cell office:value-type="float" office:value="49.8760230734705" calcext:value-type="float">
            <text:p>49.8760230734705</text:p>
          </table:table-cell>
          <table:table-cell office:value-type="float" office:value="62.3243405571449" calcext:value-type="float">
            <text:p>62.3243405571449</text:p>
          </table:table-cell>
          <table:table-cell office:value-type="float" office:value="77.7873962608042" calcext:value-type="float">
            <text:p>77.7873962608042</text:p>
          </table:table-cell>
          <table:table-cell office:value-type="float" office:value="79.4741329773463" calcext:value-type="float">
            <text:p>79.4741329773463</text:p>
          </table:table-cell>
          <table:table-cell office:value-type="float" office:value="81.640596253463" calcext:value-type="float">
            <text:p>81.640596253463</text:p>
          </table:table-cell>
          <table:table-cell office:value-type="float" office:value="84.203151469724" calcext:value-type="float">
            <text:p>84.203151469724</text:p>
          </table:table-cell>
          <table:table-cell office:value-type="float" office:value="87.0720472355667" calcext:value-type="float">
            <text:p>87.0720472355667</text:p>
          </table:table-cell>
          <table:table-cell office:value-type="float" office:value="90.1408332678062" calcext:value-type="float">
            <text:p>90.1408332678062</text:p>
          </table:table-cell>
          <table:table-cell office:value-type="float" office:value="93.2808907731235" calcext:value-type="float">
            <text:p>93.2808907731235</text:p>
          </table:table-cell>
          <table:table-cell office:value-type="float" office:value="96.3365739388878" calcext:value-type="float">
            <text:p>96.3365739388878</text:p>
          </table:table-cell>
          <table:table-cell office:value-type="float" office:value="99.1237458090065" calcext:value-type="float">
            <text:p>99.1237458090065</text:p>
          </table:table-cell>
          <table:table-cell office:value-type="float" office:value="101.438048211558" calcext:value-type="float">
            <text:p>101.438048211558</text:p>
          </table:table-cell>
          <table:table-cell office:value-type="float" office:value="103.080771594819" calcext:value-type="float">
            <text:p>103.080771594819</text:p>
          </table:table-cell>
          <table:table-cell office:value-type="float" office:value="103.903036786794" calcext:value-type="float">
            <text:p>103.903036786794</text:p>
          </table:table-cell>
          <table:table-cell office:value-type="float" office:value="103.852506313757" calcext:value-type="float">
            <text:p>103.852506313757</text:p>
          </table:table-cell>
          <table:table-cell office:value-type="float" office:value="102.995924703079" calcext:value-type="float">
            <text:p>102.995924703079</text:p>
          </table:table-cell>
          <table:table-cell office:value-type="float" office:value="101.501085984748" calcext:value-type="float">
            <text:p>101.501085984748</text:p>
          </table:table-cell>
          <table:table-cell office:value-type="float" office:value="99.5860782639804" calcext:value-type="float">
            <text:p>99.5860782639804</text:p>
          </table:table-cell>
          <table:table-cell office:value-type="float" office:value="97.4612567431847" calcext:value-type="float">
            <text:p>97.4612567431847</text:p>
          </table:table-cell>
          <table:table-cell office:value-type="float" office:value="95.2894348652107" calcext:value-type="float">
            <text:p>95.2894348652107</text:p>
          </table:table-cell>
          <table:table-cell office:value-type="float" office:value="93.1745658642917" calcext:value-type="float">
            <text:p>93.1745658642917</text:p>
          </table:table-cell>
          <table:table-cell office:value-type="float" office:value="91.1713707299802" calcext:value-type="float">
            <text:p>91.1713707299802</text:p>
          </table:table-cell>
          <table:table-cell table:number-columns-repeated="2"/>
        </table:table-row>
        <table:table-row table:style-name="ro1">
          <table:table-cell office:value-type="float" office:value="0.0838432199250281" calcext:value-type="float">
            <text:p>0.083843219925028</text:p>
          </table:table-cell>
          <table:table-cell office:value-type="float" office:value="0.275450047828019" calcext:value-type="float">
            <text:p>0.275450047828019</text:p>
          </table:table-cell>
          <table:table-cell office:value-type="float" office:value="0.508539682186965" calcext:value-type="float">
            <text:p>0.508539682186965</text:p>
          </table:table-cell>
          <table:table-cell office:value-type="float" office:value="0.792756063265654" calcext:value-type="float">
            <text:p>0.792756063265654</text:p>
          </table:table-cell>
          <table:table-cell office:value-type="float" office:value="1.14017797941291" calcext:value-type="float">
            <text:p>1.14017797941291</text:p>
          </table:table-cell>
          <table:table-cell office:value-type="float" office:value="1.56597823984758" calcext:value-type="float">
            <text:p>1.56597823984758</text:p>
          </table:table-cell>
          <table:table-cell office:value-type="float" office:value="2.0892693238706" calcext:value-type="float">
            <text:p>2.0892693238706</text:p>
          </table:table-cell>
          <table:table-cell office:value-type="float" office:value="2.73418841077632" calcext:value-type="float">
            <text:p>2.73418841077632</text:p>
          </table:table-cell>
          <table:table-cell office:value-type="float" office:value="3.53128852650761" calcext:value-type="float">
            <text:p>3.53128852650761</text:p>
          </table:table-cell>
          <table:table-cell office:value-type="float" office:value="4.51931894666697" calcext:value-type="float">
            <text:p>4.51931894666697</text:p>
          </table:table-cell>
          <table:table-cell office:value-type="float" office:value="5.74749660706612" calcext:value-type="float">
            <text:p>5.74749660706612</text:p>
          </table:table-cell>
          <table:table-cell office:value-type="float" office:value="7.2783899619308" calcext:value-type="float">
            <text:p>7.2783899619308</text:p>
          </table:table-cell>
          <table:table-cell office:value-type="float" office:value="9.19155504132763" calcext:value-type="float">
            <text:p>9.19155504132763</text:p>
          </table:table-cell>
          <table:table-cell office:value-type="float" office:value="11.5880758400677" calcext:value-type="float">
            <text:p>11.5880758400677</text:p>
          </table:table-cell>
          <table:table-cell office:value-type="float" office:value="14.596159982636" calcext:value-type="float">
            <text:p>14.596159982636</text:p>
          </table:table-cell>
          <table:table-cell office:value-type="float" office:value="18.3779140849555" calcext:value-type="float">
            <text:p>18.3779140849555</text:p>
          </table:table-cell>
          <table:table-cell office:value-type="float" office:value="23.1373548023233" calcext:value-type="float">
            <text:p>23.1373548023233</text:p>
          </table:table-cell>
          <table:table-cell office:value-type="float" office:value="29.1295804411486" calcext:value-type="float">
            <text:p>29.1295804411486</text:p>
          </table:table-cell>
          <table:table-cell office:value-type="float" office:value="36.6708126833669" calcext:value-type="float">
            <text:p>36.6708126833669</text:p>
          </table:table-cell>
          <table:table-cell office:value-type="float" office:value="46.1487045395582" calcext:value-type="float">
            <text:p>46.1487045395582</text:p>
          </table:table-cell>
          <table:table-cell office:value-type="float" office:value="58.0319082569051" calcext:value-type="float">
            <text:p>58.0319082569051</text:p>
          </table:table-cell>
          <table:table-cell office:value-type="float" office:value="72.8826142124294" calcext:value-type="float">
            <text:p>72.8826142124294</text:p>
          </table:table-cell>
          <table:table-cell office:value-type="float" office:value="75.4987095155507" calcext:value-type="float">
            <text:p>75.4987095155507</text:p>
          </table:table-cell>
          <table:table-cell office:value-type="float" office:value="78.5556768043733" calcext:value-type="float">
            <text:p>78.5556768043733</text:p>
          </table:table-cell>
          <table:table-cell office:value-type="float" office:value="81.9678567275389" calcext:value-type="float">
            <text:p>81.9678567275389</text:p>
          </table:table-cell>
          <table:table-cell office:value-type="float" office:value="85.6327773035362" calcext:value-type="float">
            <text:p>85.6327773035362</text:p>
          </table:table-cell>
          <table:table-cell office:value-type="float" office:value="89.4195461556483" calcext:value-type="float">
            <text:p>89.4195461556483</text:p>
          </table:table-cell>
          <table:table-cell office:value-type="float" office:value="93.1633765459586" calcext:value-type="float">
            <text:p>93.1633765459586</text:p>
          </table:table-cell>
          <table:table-cell office:value-type="float" office:value="96.6640427918426" calcext:value-type="float">
            <text:p>96.6640427918426</text:p>
          </table:table-cell>
          <table:table-cell office:value-type="float" office:value="99.6946976973976" calcext:value-type="float">
            <text:p>99.6946976973976</text:p>
          </table:table-cell>
          <table:table-cell office:value-type="float" office:value="102.029081093812" calcext:value-type="float">
            <text:p>102.029081093812</text:p>
          </table:table-cell>
          <table:table-cell office:value-type="float" office:value="103.488230121235" calcext:value-type="float">
            <text:p>103.488230121235</text:p>
          </table:table-cell>
          <table:table-cell office:value-type="float" office:value="103.991376711301" calcext:value-type="float">
            <text:p>103.991376711301</text:p>
          </table:table-cell>
          <table:table-cell office:value-type="float" office:value="103.584176540943" calcext:value-type="float">
            <text:p>103.584176540943</text:p>
          </table:table-cell>
          <table:table-cell office:value-type="float" office:value="102.42633703878" calcext:value-type="float">
            <text:p>102.42633703878</text:p>
          </table:table-cell>
          <table:table-cell office:value-type="float" office:value="100.743618376369" calcext:value-type="float">
            <text:p>100.743618376369</text:p>
          </table:table-cell>
          <table:table-cell office:value-type="float" office:value="98.7669954255537" calcext:value-type="float">
            <text:p>98.7669954255537</text:p>
          </table:table-cell>
          <table:table-cell office:value-type="float" office:value="96.6850112512223" calcext:value-type="float">
            <text:p>96.6850112512223</text:p>
          </table:table-cell>
          <table:table-cell office:value-type="float" office:value="94.6243456480765" calcext:value-type="float">
            <text:p>94.6243456480765</text:p>
          </table:table-cell>
          <table:table-cell office:value-type="float" office:value="92.6555687305915" calcext:value-type="float">
            <text:p>92.6555687305915</text:p>
          </table:table-cell>
          <table:table-cell table:number-columns-repeated="2"/>
        </table:table-row>
        <table:table-row table:style-name="ro1">
          <table:table-cell office:value-type="float" office:value="0.0571444269643141" calcext:value-type="float">
            <text:p>0.057144426964314</text:p>
          </table:table-cell>
          <table:table-cell office:value-type="float" office:value="0.188009338429823" calcext:value-type="float">
            <text:p>0.188009338429823</text:p>
          </table:table-cell>
          <table:table-cell office:value-type="float" office:value="0.347653291036642" calcext:value-type="float">
            <text:p>0.347653291036642</text:p>
          </table:table-cell>
          <table:table-cell office:value-type="float" office:value="0.542882883184325" calcext:value-type="float">
            <text:p>0.542882883184325</text:p>
          </table:table-cell>
          <table:table-cell office:value-type="float" office:value="0.782259535900578" calcext:value-type="float">
            <text:p>0.782259535900578</text:p>
          </table:table-cell>
          <table:table-cell office:value-type="float" office:value="1.07658747152163" calcext:value-type="float">
            <text:p>1.07658747152163</text:p>
          </table:table-cell>
          <table:table-cell office:value-type="float" office:value="1.43954481225203" calcext:value-type="float">
            <text:p>1.43954481225203</text:p>
          </table:table-cell>
          <table:table-cell office:value-type="float" office:value="1.88850062111344" calcext:value-type="float">
            <text:p>1.88850062111344</text:p>
          </table:table-cell>
          <table:table-cell office:value-type="float" office:value="2.44557296588143" calcext:value-type="float">
            <text:p>2.44557296588143</text:p>
          </table:table-cell>
          <table:table-cell office:value-type="float" office:value="3.13899823800127" calcext:value-type="float">
            <text:p>3.13899823800127</text:p>
          </table:table-cell>
          <table:table-cell office:value-type="float" office:value="4.00490013070445" calcext:value-type="float">
            <text:p>4.00490013070445</text:p>
          </table:table-cell>
          <table:table-cell office:value-type="float" office:value="5.08956754182676" calcext:value-type="float">
            <text:p>5.08956754182676</text:p>
          </table:table-cell>
          <table:table-cell office:value-type="float" office:value="6.45237297232822" calcext:value-type="float">
            <text:p>6.45237297232822</text:p>
          </table:table-cell>
          <table:table-cell office:value-type="float" office:value="8.16948389246383" calcext:value-type="float">
            <text:p>8.16948389246383</text:p>
          </table:table-cell>
          <table:table-cell office:value-type="float" office:value="10.3385335882993" calcext:value-type="float">
            <text:p>10.3385335882993</text:p>
          </table:table-cell>
          <table:table-cell office:value-type="float" office:value="13.0844158072421" calcext:value-type="float">
            <text:p>13.0844158072421</text:p>
          </table:table-cell>
          <table:table-cell office:value-type="float" office:value="16.566334364883" calcext:value-type="float">
            <text:p>16.566334364883</text:p>
          </table:table-cell>
          <table:table-cell office:value-type="float" office:value="20.9861536976303" calcext:value-type="float">
            <text:p>20.9861536976303</text:p>
          </table:table-cell>
          <table:table-cell office:value-type="float" office:value="26.5979324964267" calcext:value-type="float">
            <text:p>26.5979324964267</text:p>
          </table:table-cell>
          <table:table-cell office:value-type="float" office:value="33.7182524821152" calcext:value-type="float">
            <text:p>33.7182524821152</text:p>
          </table:table-cell>
          <table:table-cell office:value-type="float" office:value="42.7365613705416" calcext:value-type="float">
            <text:p>42.7365613705416</text:p>
          </table:table-cell>
          <table:table-cell office:value-type="float" office:value="54.1242489504489" calcext:value-type="float">
            <text:p>54.1242489504489</text:p>
          </table:table-cell>
          <table:table-cell office:value-type="float" office:value="68.4458769977982" calcext:value-type="float">
            <text:p>68.4458769977982</text:p>
          </table:table-cell>
          <table:table-cell office:value-type="float" office:value="71.8848761439692" calcext:value-type="float">
            <text:p>71.8848761439692</text:p>
          </table:table-cell>
          <table:table-cell office:value-type="float" office:value="75.7430043352967" calcext:value-type="float">
            <text:p>75.7430043352967</text:p>
          </table:table-cell>
          <table:table-cell office:value-type="float" office:value="79.9220141374203" calcext:value-type="float">
            <text:p>79.9220141374203</text:p>
          </table:table-cell>
          <table:table-cell office:value-type="float" office:value="84.2939297333455" calcext:value-type="float">
            <text:p>84.2939297333455</text:p>
          </table:table-cell>
          <table:table-cell office:value-type="float" office:value="88.6889028826137" calcext:value-type="float">
            <text:p>88.6889028826137</text:p>
          </table:table-cell>
          <table:table-cell office:value-type="float" office:value="92.8928547958674" calcext:value-type="float">
            <text:p>92.8928547958674</text:p>
          </table:table-cell>
          <table:table-cell office:value-type="float" office:value="96.6563805075165" calcext:value-type="float">
            <text:p>96.6563805075165</text:p>
          </table:table-cell>
          <table:table-cell office:value-type="float" office:value="99.7231856291615" calcext:value-type="float">
            <text:p>99.7231856291615</text:p>
          </table:table-cell>
          <table:table-cell office:value-type="float" office:value="101.879514915139" calcext:value-type="float">
            <text:p>101.879514915139</text:p>
          </table:table-cell>
          <table:table-cell office:value-type="float" office:value="103.009626858059" calcext:value-type="float">
            <text:p>103.009626858059</text:p>
          </table:table-cell>
          <table:table-cell office:value-type="float" office:value="103.130290662228" calcext:value-type="float">
            <text:p>103.130290662228</text:p>
          </table:table-cell>
          <table:table-cell office:value-type="float" office:value="102.385024569592" calcext:value-type="float">
            <text:p>102.385024569592</text:p>
          </table:table-cell>
          <table:table-cell office:value-type="float" office:value="101.000434633343" calcext:value-type="float">
            <text:p>101.000434633343</text:p>
          </table:table-cell>
          <table:table-cell office:value-type="float" office:value="99.2244727167358" calcext:value-type="float">
            <text:p>99.2244727167358</text:p>
          </table:table-cell>
          <table:table-cell office:value-type="float" office:value="97.2717718765036" calcext:value-type="float">
            <text:p>97.2717718765036</text:p>
          </table:table-cell>
          <table:table-cell office:value-type="float" office:value="95.2947657651902" calcext:value-type="float">
            <text:p>95.2947657651902</text:p>
          </table:table-cell>
          <table:table-cell office:value-type="float" office:value="93.3833090390206" calcext:value-type="float">
            <text:p>93.3833090390206</text:p>
          </table:table-cell>
          <table:table-cell table:number-columns-repeated="2"/>
        </table:table-row>
        <table:table-row table:style-name="ro1">
          <table:table-cell office:value-type="float" office:value="0.0383634578384005" calcext:value-type="float">
            <text:p>0.038363457838401</text:p>
          </table:table-cell>
          <table:table-cell office:value-type="float" office:value="0.126396431252518" calcext:value-type="float">
            <text:p>0.126396431252518</text:p>
          </table:table-cell>
          <table:table-cell office:value-type="float" office:value="0.234080878070709" calcext:value-type="float">
            <text:p>0.234080878070709</text:p>
          </table:table-cell>
          <table:table-cell office:value-type="float" office:value="0.366141141429209" calcext:value-type="float">
            <text:p>0.366141141429209</text:p>
          </table:table-cell>
          <table:table-cell office:value-type="float" office:value="0.528543817913683" calcext:value-type="float">
            <text:p>0.528543817913683</text:p>
          </table:table-cell>
          <table:table-cell office:value-type="float" office:value="0.728851967280487" calcext:value-type="float">
            <text:p>0.728851967280487</text:p>
          </table:table-cell>
          <table:table-cell office:value-type="float" office:value="0.976686713196736" calcext:value-type="float">
            <text:p>0.976686713196736</text:p>
          </table:table-cell>
          <table:table-cell office:value-type="float" office:value="1.28432993902009" calcext:value-type="float">
            <text:p>1.28432993902009</text:p>
          </table:table-cell>
          <table:table-cell office:value-type="float" office:value="1.66751218947487" calcext:value-type="float">
            <text:p>1.66751218947487</text:p>
          </table:table-cell>
          <table:table-cell office:value-type="float" office:value="2.14644319252114" calcext:value-type="float">
            <text:p>2.14644319252114</text:p>
          </table:table-cell>
          <table:table-cell office:value-type="float" office:value="2.74715906527455" calcext:value-type="float">
            <text:p>2.74715906527455</text:p>
          </table:table-cell>
          <table:table-cell office:value-type="float" office:value="3.50328051616927" calcext:value-type="float">
            <text:p>3.50328051616927</text:p>
          </table:table-cell>
          <table:table-cell office:value-type="float" office:value="4.4582999300934" calcext:value-type="float">
            <text:p>4.4582999300934</text:p>
          </table:table-cell>
          <table:table-cell office:value-type="float" office:value="5.66854078469711" calcext:value-type="float">
            <text:p>5.66854078469711</text:p>
          </table:table-cell>
          <table:table-cell office:value-type="float" office:value="7.2069571136252" calcext:value-type="float">
            <text:p>7.2069571136252</text:p>
          </table:table-cell>
          <table:table-cell office:value-type="float" office:value="9.16795717312079" calcext:value-type="float">
            <text:p>9.16795717312079</text:p>
          </table:table-cell>
          <table:table-cell office:value-type="float" office:value="11.6734325270476" calcext:value-type="float">
            <text:p>11.6734325270476</text:p>
          </table:table-cell>
          <table:table-cell office:value-type="float" office:value="14.880132853396" calcext:value-type="float">
            <text:p>14.880132853396</text:p>
          </table:table-cell>
          <table:table-cell office:value-type="float" office:value="18.9884207876322" calcext:value-type="float">
            <text:p>18.9884207876322</text:p>
          </table:table-cell>
          <table:table-cell office:value-type="float" office:value="24.2522352539193" calcext:value-type="float">
            <text:p>24.2522352539193</text:p>
          </table:table-cell>
          <table:table-cell office:value-type="float" office:value="30.9897498780288" calcext:value-type="float">
            <text:p>30.9897498780288</text:p>
          </table:table-cell>
          <table:table-cell office:value-type="float" office:value="39.5937144459046" calcext:value-type="float">
            <text:p>39.5937144459046</text:p>
          </table:table-cell>
          <table:table-cell office:value-type="float" office:value="50.5398380714479" calcext:value-type="float">
            <text:p>50.5398380714479</text:p>
          </table:table-cell>
          <table:table-cell office:value-type="float" office:value="64.3962060905721" calcext:value-type="float">
            <text:p>64.3962060905721</text:p>
          </table:table-cell>
          <table:table-cell office:value-type="float" office:value="68.5601374875868" calcext:value-type="float">
            <text:p>68.5601374875868</text:p>
          </table:table-cell>
          <table:table-cell office:value-type="float" office:value="73.1290446950313" calcext:value-type="float">
            <text:p>73.1290446950313</text:p>
          </table:table-cell>
          <table:table-cell office:value-type="float" office:value="77.9798601768646" calcext:value-type="float">
            <text:p>77.9798601768646</text:p>
          </table:table-cell>
          <table:table-cell office:value-type="float" office:value="82.9445358353718" calcext:value-type="float">
            <text:p>82.9445358353718</text:p>
          </table:table-cell>
          <table:table-cell office:value-type="float" office:value="87.8004132132116" calcext:value-type="float">
            <text:p>87.8004132132116</text:p>
          </table:table-cell>
          <table:table-cell office:value-type="float" office:value="92.278177104587" calcext:value-type="float">
            <text:p>92.278177104587</text:p>
          </table:table-cell>
          <table:table-cell office:value-type="float" office:value="96.090889607628" calcext:value-type="float">
            <text:p>96.090889607628</text:p>
          </table:table-cell>
          <table:table-cell office:value-type="float" office:value="98.986044098946" calcext:value-type="float">
            <text:p>98.986044098946</text:p>
          </table:table-cell>
          <table:table-cell office:value-type="float" office:value="100.806043461051" calcext:value-type="float">
            <text:p>100.806043461051</text:p>
          </table:table-cell>
          <table:table-cell office:value-type="float" office:value="101.529803258263" calcext:value-type="float">
            <text:p>101.529803258263</text:p>
          </table:table-cell>
          <table:table-cell office:value-type="float" office:value="101.274797749032" calcext:value-type="float">
            <text:p>101.274797749032</text:p>
          </table:table-cell>
          <table:table-cell office:value-type="float" office:value="100.259424666913" calcext:value-type="float">
            <text:p>100.259424666913</text:p>
          </table:table-cell>
          <table:table-cell office:value-type="float" office:value="98.7425206960978" calcext:value-type="float">
            <text:p>98.7425206960978</text:p>
          </table:table-cell>
          <table:table-cell office:value-type="float" office:value="96.9632669150101" calcext:value-type="float">
            <text:p>96.9632669150101</text:p>
          </table:table-cell>
          <table:table-cell office:value-type="float" office:value="95.1022281360243" calcext:value-type="float">
            <text:p>95.1022281360243</text:p>
          </table:table-cell>
          <table:table-cell office:value-type="float" office:value="93.2723390975151" calcext:value-type="float">
            <text:p>93.2723390975151</text:p>
          </table:table-cell>
          <table:table-cell table:number-columns-repeated="2"/>
        </table:table-row>
        <table:table-row table:style-name="ro1">
          <table:table-cell office:value-type="float" office:value="0.0253252137239801" calcext:value-type="float">
            <text:p>0.02532521372398</text:p>
          </table:table-cell>
          <table:table-cell office:value-type="float" office:value="0.0835525680734354" calcext:value-type="float">
            <text:p>0.083552568073435</text:p>
          </table:table-cell>
          <table:table-cell office:value-type="float" office:value="0.154964082206329" calcext:value-type="float">
            <text:p>0.154964082206329</text:p>
          </table:table-cell>
          <table:table-cell office:value-type="float" office:value="0.242778516014236" calcext:value-type="float">
            <text:p>0.242778516014236</text:p>
          </table:table-cell>
          <table:table-cell office:value-type="float" office:value="0.351076743259849" calcext:value-type="float">
            <text:p>0.351076743259849</text:p>
          </table:table-cell>
          <table:table-cell office:value-type="float" office:value="0.485053348044553" calcext:value-type="float">
            <text:p>0.485053348044553</text:p>
          </table:table-cell>
          <table:table-cell office:value-type="float" office:value="0.651346839744853" calcext:value-type="float">
            <text:p>0.651346839744853</text:p>
          </table:table-cell>
          <table:table-cell office:value-type="float" office:value="0.858474237543871" calcext:value-type="float">
            <text:p>0.858474237543871</text:p>
          </table:table-cell>
          <table:table-cell office:value-type="float" office:value="1.11740424742112" calcext:value-type="float">
            <text:p>1.11740424742112</text:p>
          </table:table-cell>
          <table:table-cell office:value-type="float" office:value="1.44231439355241" calcext:value-type="float">
            <text:p>1.44231439355241</text:p>
          </table:table-cell>
          <table:table-cell office:value-type="float" office:value="1.85159188768424" calcext:value-type="float">
            <text:p>1.85159188768424</text:p>
          </table:table-cell>
          <table:table-cell office:value-type="float" office:value="2.36915634033211" calcext:value-type="float">
            <text:p>2.36915634033211</text:p>
          </table:table-cell>
          <table:table-cell office:value-type="float" office:value="3.02620504714415" calcext:value-type="float">
            <text:p>3.02620504714415</text:p>
          </table:table-cell>
          <table:table-cell office:value-type="float" office:value="3.86350835961295" calcext:value-type="float">
            <text:p>3.86350835961295</text:p>
          </table:table-cell>
          <table:table-cell office:value-type="float" office:value="4.9344121733326" calcext:value-type="float">
            <text:p>4.9344121733326</text:p>
          </table:table-cell>
          <table:table-cell office:value-type="float" office:value="6.30873309572033" calcext:value-type="float">
            <text:p>6.30873309572033</text:p>
          </table:table-cell>
          <table:table-cell office:value-type="float" office:value="8.07775157781118" calcext:value-type="float">
            <text:p>8.07775157781118</text:p>
          </table:table-cell>
          <table:table-cell office:value-type="float" office:value="10.3605049204129" calcext:value-type="float">
            <text:p>10.3605049204129</text:p>
          </table:table-cell>
          <table:table-cell office:value-type="float" office:value="13.31153195707" calcext:value-type="float">
            <text:p>13.31153195707</text:p>
          </table:table-cell>
          <table:table-cell office:value-type="float" office:value="17.1300890911486" calcext:value-type="float">
            <text:p>17.1300890911486</text:p>
          </table:table-cell>
          <table:table-cell office:value-type="float" office:value="22.0705970844725" calcext:value-type="float">
            <text:p>22.0705970844725</text:p>
          </table:table-cell>
          <table:table-cell office:value-type="float" office:value="28.4536413601309" calcext:value-type="float">
            <text:p>28.4536413601309</text:p>
          </table:table-cell>
          <table:table-cell office:value-type="float" office:value="36.6762096467789" calcext:value-type="float">
            <text:p>36.6762096467789</text:p>
          </table:table-cell>
          <table:table-cell office:value-type="float" office:value="47.219053963559" calcext:value-type="float">
            <text:p>47.219053963559</text:p>
          </table:table-cell>
          <table:table-cell office:value-type="float" office:value="60.6535654066576" calcext:value-type="float">
            <text:p>60.6535654066576</text:p>
          </table:table-cell>
          <table:table-cell office:value-type="float" office:value="65.4440222513036" calcext:value-type="float">
            <text:p>65.4440222513036</text:p>
          </table:table-cell>
          <table:table-cell office:value-type="float" office:value="70.621970863459" calcext:value-type="float">
            <text:p>70.621970863459</text:p>
          </table:table-cell>
          <table:table-cell office:value-type="float" office:value="76.0255749197842" calcext:value-type="float">
            <text:p>76.0255749197842</text:p>
          </table:table-cell>
          <table:table-cell office:value-type="float" office:value="81.4326477366929" calcext:value-type="float">
            <text:p>81.4326477366929</text:p>
          </table:table-cell>
          <table:table-cell office:value-type="float" office:value="86.5606480638637" calcext:value-type="float">
            <text:p>86.5606480638637</text:p>
          </table:table-cell>
          <table:table-cell office:value-type="float" office:value="91.0948217383704" calcext:value-type="float">
            <text:p>91.0948217383704</text:p>
          </table:table-cell>
          <table:table-cell office:value-type="float" office:value="94.742086502375" calcext:value-type="float">
            <text:p>94.742086502375</text:p>
          </table:table-cell>
          <table:table-cell office:value-type="float" office:value="97.2966661438023" calcext:value-type="float">
            <text:p>97.2966661438023</text:p>
          </table:table-cell>
          <table:table-cell office:value-type="float" office:value="98.6898325846946" calcext:value-type="float">
            <text:p>98.6898325846946</text:p>
          </table:table-cell>
          <table:table-cell office:value-type="float" office:value="99.0013694577087" calcext:value-type="float">
            <text:p>99.0013694577087</text:p>
          </table:table-cell>
          <table:table-cell office:value-type="float" office:value="98.4299516098927" calcext:value-type="float">
            <text:p>98.4299516098927</text:p>
          </table:table-cell>
          <table:table-cell office:value-type="float" office:value="97.2363094769421" calcext:value-type="float">
            <text:p>97.2363094769421</text:p>
          </table:table-cell>
          <table:table-cell office:value-type="float" office:value="95.6799636360864" calcext:value-type="float">
            <text:p>95.6799636360864</text:p>
          </table:table-cell>
          <table:table-cell office:value-type="float" office:value="93.9705736982134" calcext:value-type="float">
            <text:p>93.9705736982134</text:p>
          </table:table-cell>
          <table:table-cell office:value-type="float" office:value="92.2479873297806" calcext:value-type="float">
            <text:p>92.2479873297806</text:p>
          </table:table-cell>
          <table:table-cell table:number-columns-repeated="2"/>
        </table:table-row>
        <table:table-row table:style-name="ro1">
          <table:table-cell office:value-type="float" office:value="0.0164091854858255" calcext:value-type="float">
            <text:p>0.016409185485826</text:p>
          </table:table-cell>
          <table:table-cell office:value-type="float" office:value="0.0542074738131504" calcext:value-type="float">
            <text:p>0.05420747381315</text:p>
          </table:table-cell>
          <table:table-cell office:value-type="float" office:value="0.100680100729897" calcext:value-type="float">
            <text:p>0.100680100729897</text:p>
          </table:table-cell>
          <table:table-cell office:value-type="float" office:value="0.15797559720104" calcext:value-type="float">
            <text:p>0.15797559720104</text:p>
          </table:table-cell>
          <table:table-cell office:value-type="float" office:value="0.228827877757445" calcext:value-type="float">
            <text:p>0.228827877757445</text:p>
          </table:table-cell>
          <table:table-cell office:value-type="float" office:value="0.316730767924465" calcext:value-type="float">
            <text:p>0.316730767924465</text:p>
          </table:table-cell>
          <table:table-cell office:value-type="float" office:value="0.426168569942404" calcext:value-type="float">
            <text:p>0.426168569942404</text:p>
          </table:table-cell>
          <table:table-cell office:value-type="float" office:value="0.562921735876211" calcext:value-type="float">
            <text:p>0.562921735876211</text:p>
          </table:table-cell>
          <table:table-cell office:value-type="float" office:value="0.734473330920088" calcext:value-type="float">
            <text:p>0.734473330920088</text:p>
          </table:table-cell>
          <table:table-cell office:value-type="float" office:value="0.950550878438838" calcext:value-type="float">
            <text:p>0.950550878438838</text:p>
          </table:table-cell>
          <table:table-cell office:value-type="float" office:value="1.22385003568703" calcext:value-type="float">
            <text:p>1.22385003568703</text:p>
          </table:table-cell>
          <table:table-cell office:value-type="float" office:value="1.57100213771815" calcext:value-type="float">
            <text:p>1.57100213771815</text:p>
          </table:table-cell>
          <table:table-cell office:value-type="float" office:value="2.01386777160589" calcext:value-type="float">
            <text:p>2.01386777160589</text:p>
          </table:table-cell>
          <table:table-cell office:value-type="float" office:value="2.58126382521317" calcext:value-type="float">
            <text:p>2.58126382521317</text:p>
          </table:table-cell>
          <table:table-cell office:value-type="float" office:value="3.31126190573308" calcext:value-type="float">
            <text:p>3.31126190573308</text:p>
          </table:table-cell>
          <table:table-cell office:value-type="float" office:value="4.25423023890458" calcext:value-type="float">
            <text:p>4.25423023890458</text:p>
          </table:table-cell>
          <table:table-cell office:value-type="float" office:value="5.47682491403515" calcext:value-type="float">
            <text:p>5.47682491403515</text:p>
          </table:table-cell>
          <table:table-cell office:value-type="float" office:value="7.06716031682998" calcext:value-type="float">
            <text:p>7.06716031682998</text:p>
          </table:table-cell>
          <table:table-cell office:value-type="float" office:value="9.14138507885503" calcext:value-type="float">
            <text:p>9.14138507885503</text:p>
          </table:table-cell>
          <table:table-cell office:value-type="float" office:value="11.8518286465161" calcext:value-type="float">
            <text:p>11.8518286465161</text:p>
          </table:table-cell>
          <table:table-cell office:value-type="float" office:value="15.3967183285362" calcext:value-type="float">
            <text:p>15.3967183285362</text:p>
          </table:table-cell>
          <table:table-cell office:value-type="float" office:value="20.0311356955459" calcext:value-type="float">
            <text:p>20.0311356955459</text:p>
          </table:table-cell>
          <table:table-cell office:value-type="float" office:value="26.0783199278233" calcext:value-type="float">
            <text:p>26.0783199278233</text:p>
          </table:table-cell>
          <table:table-cell office:value-type="float" office:value="33.9396040681925" calcext:value-type="float">
            <text:p>33.9396040681925</text:p>
          </table:table-cell>
          <table:table-cell office:value-type="float" office:value="44.1002704894389" calcext:value-type="float">
            <text:p>44.1002704894389</text:p>
          </table:table-cell>
          <table:table-cell office:value-type="float" office:value="57.1329355700464" calcext:value-type="float">
            <text:p>57.1329355700464</text:p>
          </table:table-cell>
          <table:table-cell office:value-type="float" office:value="62.4412322967225" calcext:value-type="float">
            <text:p>62.4412322967225</text:p>
          </table:table-cell>
          <table:table-cell office:value-type="float" office:value="68.1041655779698" calcext:value-type="float">
            <text:p>68.1041655779698</text:p>
          </table:table-cell>
          <table:table-cell office:value-type="float" office:value="73.9077001765251" calcext:value-type="float">
            <text:p>73.9077001765251</text:p>
          </table:table-cell>
          <table:table-cell office:value-type="float" office:value="79.5678241828263" calcext:value-type="float">
            <text:p>79.5678241828263</text:p>
          </table:table-cell>
          <table:table-cell office:value-type="float" office:value="84.7500251164445" calcext:value-type="float">
            <text:p>84.7500251164445</text:p>
          </table:table-cell>
          <table:table-cell office:value-type="float" office:value="89.1229647823958" calcext:value-type="float">
            <text:p>89.1229647823958</text:p>
          </table:table-cell>
          <table:table-cell office:value-type="float" office:value="92.4285615716196" calcext:value-type="float">
            <text:p>92.4285615716196</text:p>
          </table:table-cell>
          <table:table-cell office:value-type="float" office:value="94.5407636213408" calcext:value-type="float">
            <text:p>94.5407636213408</text:p>
          </table:table-cell>
          <table:table-cell office:value-type="float" office:value="95.4884933618641" calcext:value-type="float">
            <text:p>95.4884933618641</text:p>
          </table:table-cell>
          <table:table-cell office:value-type="float" office:value="95.4366000202067" calcext:value-type="float">
            <text:p>95.4366000202067</text:p>
          </table:table-cell>
          <table:table-cell office:value-type="float" office:value="94.6354381888212" calcext:value-type="float">
            <text:p>94.6354381888212</text:p>
          </table:table-cell>
          <table:table-cell office:value-type="float" office:value="93.3572360594743" calcext:value-type="float">
            <text:p>93.3572360594743</text:p>
          </table:table-cell>
          <table:table-cell office:value-type="float" office:value="91.839297898103" calcext:value-type="float">
            <text:p>91.839297898103</text:p>
          </table:table-cell>
          <table:table-cell office:value-type="float" office:value="90.2516144474405" calcext:value-type="float">
            <text:p>90.2516144474405</text:p>
          </table:table-cell>
          <table:table-cell table:number-columns-repeated="2"/>
        </table:table-row>
        <table:table-row table:style-name="ro1">
          <table:table-cell office:value-type="float" office:value="0.010414993362508" calcext:value-type="float">
            <text:p>0.010414993362508</text:p>
          </table:table-cell>
          <table:table-cell office:value-type="float" office:value="0.0344485129349811" calcext:value-type="float">
            <text:p>0.034448512934981</text:p>
          </table:table-cell>
          <table:table-cell office:value-type="float" office:value="0.0640676369033078" calcext:value-type="float">
            <text:p>0.064067636903308</text:p>
          </table:table-cell>
          <table:table-cell office:value-type="float" office:value="0.10067457936402" calcext:value-type="float">
            <text:p>0.10067457936402</text:p>
          </table:table-cell>
          <table:table-cell office:value-type="float" office:value="0.146059648171886" calcext:value-type="float">
            <text:p>0.146059648171886</text:p>
          </table:table-cell>
          <table:table-cell office:value-type="float" office:value="0.202519235128763" calcext:value-type="float">
            <text:p>0.202519235128763</text:p>
          </table:table-cell>
          <table:table-cell office:value-type="float" office:value="0.273012616705131" calcext:value-type="float">
            <text:p>0.273012616705131</text:p>
          </table:table-cell>
          <table:table-cell office:value-type="float" office:value="0.361371230377367" calcext:value-type="float">
            <text:p>0.361371230377367</text:p>
          </table:table-cell>
          <table:table-cell office:value-type="float" office:value="0.472579040897353" calcext:value-type="float">
            <text:p>0.472579040897353</text:p>
          </table:table-cell>
          <table:table-cell office:value-type="float" office:value="0.613149420951599" calcext:value-type="float">
            <text:p>0.613149420951599</text:p>
          </table:table-cell>
          <table:table-cell office:value-type="float" office:value="0.791633244426088" calcext:value-type="float">
            <text:p>0.791633244426088</text:p>
          </table:table-cell>
          <table:table-cell office:value-type="float" office:value="1.01930542413958" calcext:value-type="float">
            <text:p>1.01930542413958</text:p>
          </table:table-cell>
          <table:table-cell office:value-type="float" office:value="1.31109387251245" calcext:value-type="float">
            <text:p>1.31109387251245</text:p>
          </table:table-cell>
          <table:table-cell office:value-type="float" office:value="1.68683685431531" calcext:value-type="float">
            <text:p>1.68683685431531</text:p>
          </table:table-cell>
          <table:table-cell office:value-type="float" office:value="2.17298282579583" calcext:value-type="float">
            <text:p>2.17298282579583</text:p>
          </table:table-cell>
          <table:table-cell office:value-type="float" office:value="2.80488137479638" calcext:value-type="float">
            <text:p>2.80488137479638</text:p>
          </table:table-cell>
          <table:table-cell office:value-type="float" office:value="3.62985345061966" calcext:value-type="float">
            <text:p>3.62985345061966</text:p>
          </table:table-cell>
          <table:table-cell office:value-type="float" office:value="4.71126898298082" calcext:value-type="float">
            <text:p>4.71126898298082</text:p>
          </table:table-cell>
          <table:table-cell office:value-type="float" office:value="6.13388916265663" calcext:value-type="float">
            <text:p>6.13388916265663</text:p>
          </table:table-cell>
          <table:table-cell office:value-type="float" office:value="8.01072713575881" calcext:value-type="float">
            <text:p>8.01072713575881</text:p>
          </table:table-cell>
          <table:table-cell office:value-type="float" office:value="10.4916059295873" calcext:value-type="float">
            <text:p>10.4916059295873</text:p>
          </table:table-cell>
          <table:table-cell office:value-type="float" office:value="13.7733851992567" calcext:value-type="float">
            <text:p>13.7733851992567</text:p>
          </table:table-cell>
          <table:table-cell office:value-type="float" office:value="18.1114065147507" calcext:value-type="float">
            <text:p>18.1114065147507</text:p>
          </table:table-cell>
          <table:table-cell office:value-type="float" office:value="23.8309860522015" calcext:value-type="float">
            <text:p>23.8309860522015</text:p>
          </table:table-cell>
          <table:table-cell office:value-type="float" office:value="31.3367383780858" calcext:value-type="float">
            <text:p>31.3367383780858</text:p>
          </table:table-cell>
          <table:table-cell office:value-type="float" office:value="41.116312127584" calcext:value-type="float">
            <text:p>41.116312127584</text:p>
          </table:table-cell>
          <table:table-cell office:value-type="float" office:value="53.7393074963377" calcext:value-type="float">
            <text:p>53.7393074963377</text:p>
          </table:table-cell>
          <table:table-cell office:value-type="float" office:value="59.4369695749709" calcext:value-type="float">
            <text:p>59.4369695749709</text:p>
          </table:table-cell>
          <table:table-cell office:value-type="float" office:value="65.4305539936233" calcext:value-type="float">
            <text:p>65.4305539936233</text:p>
          </table:table-cell>
          <table:table-cell office:value-type="float" office:value="71.4464684537066" calcext:value-type="float">
            <text:p>71.4464684537066</text:p>
          </table:table-cell>
          <table:table-cell office:value-type="float" office:value="77.1451713494426" calcext:value-type="float">
            <text:p>77.1451713494426</text:p>
          </table:table-cell>
          <table:table-cell office:value-type="float" office:value="82.1659247141392" calcext:value-type="float">
            <text:p>82.1659247141392</text:p>
          </table:table-cell>
          <table:table-cell office:value-type="float" office:value="86.1989225004105" calcext:value-type="float">
            <text:p>86.1989225004105</text:p>
          </table:table-cell>
          <table:table-cell office:value-type="float" office:value="89.0530848019477" calcext:value-type="float">
            <text:p>89.0530848019477</text:p>
          </table:table-cell>
          <table:table-cell office:value-type="float" office:value="90.6927004238136" calcext:value-type="float">
            <text:p>90.6927004238136</text:p>
          </table:table-cell>
          <table:table-cell office:value-type="float" office:value="91.2322758199" calcext:value-type="float">
            <text:p>91.2322758199</text:p>
          </table:table-cell>
          <table:table-cell office:value-type="float" office:value="90.8959938720762" calcext:value-type="float">
            <text:p>90.8959938720762</text:p>
          </table:table-cell>
          <table:table-cell office:value-type="float" office:value="89.9570774811913" calcext:value-type="float">
            <text:p>89.9570774811913</text:p>
          </table:table-cell>
          <table:table-cell office:value-type="float" office:value="88.6754758125158" calcext:value-type="float">
            <text:p>88.6754758125158</text:p>
          </table:table-cell>
          <table:table-cell office:value-type="float" office:value="87.2529080224807" calcext:value-type="float">
            <text:p>87.2529080224807</text:p>
          </table:table-cell>
          <table:table-cell table:number-columns-repeated="2"/>
        </table:table-row>
        <table:table-row table:style-name="ro1">
          <table:table-cell office:value-type="float" office:value="0.00646137960084782" calcext:value-type="float">
            <text:p>0.006461379600848</text:p>
          </table:table-cell>
          <table:table-cell office:value-type="float" office:value="0.0213967356390315" calcext:value-type="float">
            <text:p>0.021396735639032</text:p>
          </table:table-cell>
          <table:table-cell office:value-type="float" office:value="0.0398443621867392" calcext:value-type="float">
            <text:p>0.039844362186739</text:p>
          </table:table-cell>
          <table:table-cell office:value-type="float" office:value="0.0626970199117991" calcext:value-type="float">
            <text:p>0.062697019911799</text:p>
          </table:table-cell>
          <table:table-cell office:value-type="float" office:value="0.09109812304826" calcext:value-type="float">
            <text:p>0.09109812304826</text:p>
          </table:table-cell>
          <table:table-cell office:value-type="float" office:value="0.126519310951399" calcext:value-type="float">
            <text:p>0.126519310951399</text:p>
          </table:table-cell>
          <table:table-cell office:value-type="float" office:value="0.170864079156708" calcext:value-type="float">
            <text:p>0.170864079156708</text:p>
          </table:table-cell>
          <table:table-cell office:value-type="float" office:value="0.226606931235745" calcext:value-type="float">
            <text:p>0.226606931235745</text:p>
          </table:table-cell>
          <table:table-cell office:value-type="float" office:value="0.296981059471589" calcext:value-type="float">
            <text:p>0.296981059471589</text:p>
          </table:table-cell>
          <table:table-cell office:value-type="float" office:value="0.386232538244027" calcext:value-type="float">
            <text:p>0.386232538244027</text:p>
          </table:table-cell>
          <table:table-cell office:value-type="float" office:value="0.499965920049997" calcext:value-type="float">
            <text:p>0.499965920049997</text:p>
          </table:table-cell>
          <table:table-cell office:value-type="float" office:value="0.645615670622059" calcext:value-type="float">
            <text:p>0.645615670622059</text:p>
          </table:table-cell>
          <table:table-cell office:value-type="float" office:value="0.833090989247827" calcext:value-type="float">
            <text:p>0.833090989247827</text:p>
          </table:table-cell>
          <table:table-cell office:value-type="float" office:value="1.07565937252961" calcext:value-type="float">
            <text:p>1.07565937252961</text:p>
          </table:table-cell>
          <table:table-cell office:value-type="float" office:value="1.39115808467542" calcext:value-type="float">
            <text:p>1.39115808467542</text:p>
          </table:table-cell>
          <table:table-cell office:value-type="float" office:value="1.803653709719" calcext:value-type="float">
            <text:p>1.803653709719</text:p>
          </table:table-cell>
          <table:table-cell office:value-type="float" office:value="2.34570876870266" calcext:value-type="float">
            <text:p>2.34570876870266</text:p>
          </table:table-cell>
          <table:table-cell office:value-type="float" office:value="3.06145978805353" calcext:value-type="float">
            <text:p>3.06145978805353</text:p>
          </table:table-cell>
          <table:table-cell office:value-type="float" office:value="4.01075799847568" calcext:value-type="float">
            <text:p>4.01075799847568</text:p>
          </table:table-cell>
          <table:table-cell office:value-type="float" office:value="5.27465893163893" calcext:value-type="float">
            <text:p>5.27465893163893</text:p>
          </table:table-cell>
          <table:table-cell office:value-type="float" office:value="6.96254345325136" calcext:value-type="float">
            <text:p>6.96254345325136</text:p>
          </table:table-cell>
          <table:table-cell office:value-type="float" office:value="9.22106086813323" calcext:value-type="float">
            <text:p>9.22106086813323</text:p>
          </table:table-cell>
          <table:table-cell office:value-type="float" office:value="12.2448253857863" calcext:value-type="float">
            <text:p>12.2448253857863</text:p>
          </table:table-cell>
          <table:table-cell office:value-type="float" office:value="16.2882631708721" calcext:value-type="float">
            <text:p>16.2882631708721</text:p>
          </table:table-cell>
          <table:table-cell office:value-type="float" office:value="21.6770963355318" calcext:value-type="float">
            <text:p>21.6770963355318</text:p>
          </table:table-cell>
          <table:table-cell office:value-type="float" office:value="28.816670541687" calcext:value-type="float">
            <text:p>28.816670541687</text:p>
          </table:table-cell>
          <table:table-cell office:value-type="float" office:value="38.1930283076887" calcext:value-type="float">
            <text:p>38.1930283076887</text:p>
          </table:table-cell>
          <table:table-cell office:value-type="float" office:value="50.3669169634549" calcext:value-type="float">
            <text:p>50.3669169634549</text:p>
          </table:table-cell>
          <table:table-cell office:value-type="float" office:value="56.3006010925383" calcext:value-type="float">
            <text:p>56.3006010925383</text:p>
          </table:table-cell>
          <table:table-cell office:value-type="float" office:value="62.4424309558335" calcext:value-type="float">
            <text:p>62.4424309558335</text:p>
          </table:table-cell>
          <table:table-cell office:value-type="float" office:value="68.4646964685911" calcext:value-type="float">
            <text:p>68.4646964685911</text:p>
          </table:table-cell>
          <table:table-cell office:value-type="float" office:value="73.9946530839521" calcext:value-type="float">
            <text:p>73.9946530839521</text:p>
          </table:table-cell>
          <table:table-cell office:value-type="float" office:value="78.6792044913607" calcext:value-type="float">
            <text:p>78.6792044913607</text:p>
          </table:table-cell>
          <table:table-cell office:value-type="float" office:value="82.2595818329318" calcext:value-type="float">
            <text:p>82.2595818329318</text:p>
          </table:table-cell>
          <table:table-cell office:value-type="float" office:value="84.6231290312953" calcext:value-type="float">
            <text:p>84.6231290312953</text:p>
          </table:table-cell>
          <table:table-cell office:value-type="float" office:value="85.8159518504544" calcext:value-type="float">
            <text:p>85.8159518504544</text:p>
          </table:table-cell>
          <table:table-cell office:value-type="float" office:value="86.0167973676215" calcext:value-type="float">
            <text:p>86.0167973676215</text:p>
          </table:table-cell>
          <table:table-cell office:value-type="float" office:value="85.4836204525602" calcext:value-type="float">
            <text:p>85.4836204525602</text:p>
          </table:table-cell>
          <table:table-cell office:value-type="float" office:value="84.4893629172071" calcext:value-type="float">
            <text:p>84.4893629172071</text:p>
          </table:table-cell>
          <table:table-cell office:value-type="float" office:value="83.265984333723" calcext:value-type="float">
            <text:p>83.265984333723</text:p>
          </table:table-cell>
          <table:table-cell table:number-columns-repeated="2"/>
        </table:table-row>
        <table:table-row table:style-name="ro1">
          <table:table-cell office:value-type="float" office:value="0.00390898693426194" calcext:value-type="float">
            <text:p>0.003908986934262</text:p>
          </table:table-cell>
          <table:table-cell office:value-type="float" office:value="0.012958794151046" calcext:value-type="float">
            <text:p>0.012958794151046</text:p>
          </table:table-cell>
          <table:table-cell office:value-type="float" office:value="0.0241600286717109" calcext:value-type="float">
            <text:p>0.024160028671711</text:p>
          </table:table-cell>
          <table:table-cell office:value-type="float" office:value="0.0380658221303732" calcext:value-type="float">
            <text:p>0.038065822130373</text:p>
          </table:table-cell>
          <table:table-cell office:value-type="float" office:value="0.055386621028669" calcext:value-type="float">
            <text:p>0.055386621028669</text:p>
          </table:table-cell>
          <table:table-cell office:value-type="float" office:value="0.0770396629794632" calcext:value-type="float">
            <text:p>0.077039662979463</text:p>
          </table:table-cell>
          <table:table-cell office:value-type="float" office:value="0.104215376728067" calcext:value-type="float">
            <text:p>0.104215376728067</text:p>
          </table:table-cell>
          <table:table-cell office:value-type="float" office:value="0.138467024086029" calcext:value-type="float">
            <text:p>0.138467024086029</text:p>
          </table:table-cell>
          <table:table-cell office:value-type="float" office:value="0.181832332428839" calcext:value-type="float">
            <text:p>0.181832332428839</text:p>
          </table:table-cell>
          <table:table-cell office:value-type="float" office:value="0.236999339510492" calcext:value-type="float">
            <text:p>0.236999339510492</text:p>
          </table:table-cell>
          <table:table-cell office:value-type="float" office:value="0.307533569761945" calcext:value-type="float">
            <text:p>0.307533569761945</text:p>
          </table:table-cell>
          <table:table-cell office:value-type="float" office:value="0.398190557559851" calcext:value-type="float">
            <text:p>0.398190557559851</text:p>
          </table:table-cell>
          <table:table-cell office:value-type="float" office:value="0.515347414709867" calcext:value-type="float">
            <text:p>0.515347414709867</text:p>
          </table:table-cell>
          <table:table-cell office:value-type="float" office:value="0.667600652510529" calcext:value-type="float">
            <text:p>0.667600652510529</text:p>
          </table:table-cell>
          <table:table-cell office:value-type="float" office:value="0.866596144366831" calcext:value-type="float">
            <text:p>0.866596144366831</text:p>
          </table:table-cell>
          <table:table-cell office:value-type="float" office:value="1.12818252205559" calcext:value-type="float">
            <text:p>1.12818252205559</text:p>
          </table:table-cell>
          <table:table-cell office:value-type="float" office:value="1.47401301842492" calcext:value-type="float">
            <text:p>1.47401301842492</text:p>
          </table:table-cell>
          <table:table-cell office:value-type="float" office:value="1.93376378470221" calcext:value-type="float">
            <text:p>1.93376378470221</text:p>
          </table:table-cell>
          <table:table-cell office:value-type="float" office:value="2.54818804242292" calcext:value-type="float">
            <text:p>2.54818804242292</text:p>
          </table:table-cell>
          <table:table-cell office:value-type="float" office:value="3.37327940540407" calcext:value-type="float">
            <text:p>3.37327940540407</text:p>
          </table:table-cell>
          <table:table-cell office:value-type="float" office:value="4.4858589919111" calcext:value-type="float">
            <text:p>4.4858589919111</text:p>
          </table:table-cell>
          <table:table-cell office:value-type="float" office:value="5.99089646721339" calcext:value-type="float">
            <text:p>5.99089646721339</text:p>
          </table:table-cell>
          <table:table-cell office:value-type="float" office:value="8.03076310131041" calcext:value-type="float">
            <text:p>8.03076310131041</text:p>
          </table:table-cell>
          <table:table-cell office:value-type="float" office:value="10.796295117215" calcext:value-type="float">
            <text:p>10.796295117215</text:p>
          </table:table-cell>
          <table:table-cell office:value-type="float" office:value="14.5388863488942" calcext:value-type="float">
            <text:p>14.5388863488942</text:p>
          </table:table-cell>
          <table:table-cell office:value-type="float" office:value="19.5817275864555" calcext:value-type="float">
            <text:p>19.5817275864555</text:p>
          </table:table-cell>
          <table:table-cell office:value-type="float" office:value="26.3268697485418" calcext:value-type="float">
            <text:p>26.3268697485418</text:p>
          </table:table-cell>
          <table:table-cell office:value-type="float" office:value="35.2536609013192" calcext:value-type="float">
            <text:p>35.2536609013192</text:p>
          </table:table-cell>
          <table:table-cell office:value-type="float" office:value="46.9088734555258" calcext:value-type="float">
            <text:p>46.9088734555258</text:p>
          </table:table-cell>
          <table:table-cell office:value-type="float" office:value="52.9065090923953" calcext:value-type="float">
            <text:p>52.9065090923953</text:p>
          </table:table-cell>
          <table:table-cell office:value-type="float" office:value="59.0052569834365" calcext:value-type="float">
            <text:p>59.0052569834365</text:p>
          </table:table-cell>
          <table:table-cell office:value-type="float" office:value="64.8424335982294" calcext:value-type="float">
            <text:p>64.8424335982294</text:p>
          </table:table-cell>
          <table:table-cell office:value-type="float" office:value="70.0407602808035" calcext:value-type="float">
            <text:p>70.0407602808035</text:p>
          </table:table-cell>
          <table:table-cell office:value-type="float" office:value="74.2802713040684" calcext:value-type="float">
            <text:p>74.2802713040684</text:p>
          </table:table-cell>
          <table:table-cell office:value-type="float" office:value="77.3641858589677" calcext:value-type="float">
            <text:p>77.3641858589677</text:p>
          </table:table-cell>
          <table:table-cell office:value-type="float" office:value="79.2528098136802" calcext:value-type="float">
            <text:p>79.2528098136802</text:p>
          </table:table-cell>
          <table:table-cell office:value-type="float" office:value="80.0574891211863" calcext:value-type="float">
            <text:p>80.0574891211863</text:p>
          </table:table-cell>
          <table:table-cell office:value-type="float" office:value="79.9999631993105" calcext:value-type="float">
            <text:p>79.9999631993105</text:p>
          </table:table-cell>
          <table:table-cell office:value-type="float" office:value="79.3509717842124" calcext:value-type="float">
            <text:p>79.3509717842124</text:p>
          </table:table-cell>
          <table:table-cell office:value-type="float" office:value="78.3665108971273" calcext:value-type="float">
            <text:p>78.3665108971273</text:p>
          </table:table-cell>
          <table:table-cell table:number-columns-repeated="2"/>
        </table:table-row>
        <table:table-row table:style-name="ro1">
          <table:table-cell office:value-type="float" office:value="0.00230051037767939" calcext:value-type="float">
            <text:p>0.002300510377679</text:p>
          </table:table-cell>
          <table:table-cell office:value-type="float" office:value="0.0076341936319408" calcext:value-type="float">
            <text:p>0.007634193631941</text:p>
          </table:table-cell>
          <table:table-cell office:value-type="float" office:value="0.0142483291243447" calcext:value-type="float">
            <text:p>0.014248329124345</text:p>
          </table:table-cell>
          <table:table-cell office:value-type="float" office:value="0.0224755291672793" calcext:value-type="float">
            <text:p>0.022475529167279</text:p>
          </table:table-cell>
          <table:table-cell office:value-type="float" office:value="0.0327440920075287" calcext:value-type="float">
            <text:p>0.032744092007529</text:p>
          </table:table-cell>
          <table:table-cell office:value-type="float" office:value="0.0456085367595372" calcext:value-type="float">
            <text:p>0.045608536759537</text:p>
          </table:table-cell>
          <table:table-cell office:value-type="float" office:value="0.0617907411603362" calcext:value-type="float">
            <text:p>0.061790741160336</text:p>
          </table:table-cell>
          <table:table-cell office:value-type="float" office:value="0.0822357435432903" calcext:value-type="float">
            <text:p>0.08223574354329</text:p>
          </table:table-cell>
          <table:table-cell office:value-type="float" office:value="0.108187860465488" calcext:value-type="float">
            <text:p>0.108187860465488</text:p>
          </table:table-cell>
          <table:table-cell office:value-type="float" office:value="0.141295084967791" calcext:value-type="float">
            <text:p>0.141295084967791</text:p>
          </table:table-cell>
          <table:table-cell office:value-type="float" office:value="0.183753036183774" calcext:value-type="float">
            <text:p>0.183753036183774</text:p>
          </table:table-cell>
          <table:table-cell office:value-type="float" office:value="0.238504457155852" calcext:value-type="float">
            <text:p>0.238504457155852</text:p>
          </table:table-cell>
          <table:table-cell office:value-type="float" office:value="0.309517012487251" calcext:value-type="float">
            <text:p>0.309517012487251</text:p>
          </table:table-cell>
          <table:table-cell office:value-type="float" office:value="0.402171769470885" calcext:value-type="float">
            <text:p>0.402171769470885</text:p>
          </table:table-cell>
          <table:table-cell office:value-type="float" office:value="0.523808410960146" calcext:value-type="float">
            <text:p>0.523808410960146</text:p>
          </table:table-cell>
          <table:table-cell office:value-type="float" office:value="0.684492437122076" calcext:value-type="float">
            <text:p>0.684492437122076</text:p>
          </table:table-cell>
          <table:table-cell office:value-type="float" office:value="0.898096211840796" calcext:value-type="float">
            <text:p>0.898096211840796</text:p>
          </table:table-cell>
          <table:table-cell office:value-type="float" office:value="1.18382166106791" calcext:value-type="float">
            <text:p>1.18382166106791</text:p>
          </table:table-cell>
          <table:table-cell office:value-type="float" office:value="1.56833915740997" calcext:value-type="float">
            <text:p>1.56833915740997</text:p>
          </table:table-cell>
          <table:table-cell office:value-type="float" office:value="2.08877394217945" calcext:value-type="float">
            <text:p>2.08877394217945</text:p>
          </table:table-cell>
          <table:table-cell office:value-type="float" office:value="2.79683227517541" calcext:value-type="float">
            <text:p>2.79683227517541</text:p>
          </table:table-cell>
          <table:table-cell office:value-type="float" office:value="3.76440677391971" calcext:value-type="float">
            <text:p>3.76440677391971</text:p>
          </table:table-cell>
          <table:table-cell office:value-type="float" office:value="5.0909948644799" calcext:value-type="float">
            <text:p>5.0909948644799</text:p>
          </table:table-cell>
          <table:table-cell office:value-type="float" office:value="6.91313153605229" calcext:value-type="float">
            <text:p>6.91313153605229</text:p>
          </table:table-cell>
          <table:table-cell office:value-type="float" office:value="9.41565876858861" calcext:value-type="float">
            <text:p>9.41565876858861</text:p>
          </table:table-cell>
          <table:table-cell office:value-type="float" office:value="12.8438854714294" calcext:value-type="float">
            <text:p>12.8438854714294</text:p>
          </table:table-cell>
          <table:table-cell office:value-type="float" office:value="17.5144708148816" calcext:value-type="float">
            <text:p>17.5144708148816</text:p>
          </table:table-cell>
          <table:table-cell office:value-type="float" office:value="23.8214733721243" calcext:value-type="float">
            <text:p>23.8214733721243</text:p>
          </table:table-cell>
          <table:table-cell office:value-type="float" office:value="32.2334456365138" calcext:value-type="float">
            <text:p>32.2334456365138</text:p>
          </table:table-cell>
          <table:table-cell office:value-type="float" office:value="43.282710800107" calcext:value-type="float">
            <text:p>43.282710800107</text:p>
          </table:table-cell>
          <table:table-cell office:value-type="float" office:value="49.1751589095536" calcext:value-type="float">
            <text:p>49.1751589095536</text:p>
          </table:table-cell>
          <table:table-cell office:value-type="float" office:value="55.0633856857942" calcext:value-type="float">
            <text:p>55.0633856857942</text:p>
          </table:table-cell>
          <table:table-cell office:value-type="float" office:value="60.5729758929212" calcext:value-type="float">
            <text:p>60.5729758929212</text:p>
          </table:table-cell>
          <table:table-cell office:value-type="float" office:value="65.3424456244299" calcext:value-type="float">
            <text:p>65.3424456244299</text:p>
          </table:table-cell>
          <table:table-cell office:value-type="float" office:value="69.0941170367471" calcext:value-type="float">
            <text:p>69.0941170367471</text:p>
          </table:table-cell>
          <table:table-cell office:value-type="float" office:value="71.6899820206835" calcext:value-type="float">
            <text:p>71.6899820206835</text:p>
          </table:table-cell>
          <table:table-cell office:value-type="float" office:value="73.1515157578978" calcext:value-type="float">
            <text:p>73.1515157578978</text:p>
          </table:table-cell>
          <table:table-cell office:value-type="float" office:value="73.6391567784658" calcext:value-type="float">
            <text:p>73.6391567784658</text:p>
          </table:table-cell>
          <table:table-cell office:value-type="float" office:value="73.4001940131467" calcext:value-type="float">
            <text:p>73.4001940131467</text:p>
          </table:table-cell>
          <table:table-cell office:value-type="float" office:value="72.7021756496472" calcext:value-type="float">
            <text:p>72.7021756496472</text:p>
          </table:table-cell>
          <table:table-cell table:number-columns-repeated="2"/>
        </table:table-row>
        <table:table-row table:style-name="ro1">
          <table:table-cell office:value-type="float" office:value="0.00131406012897274" calcext:value-type="float">
            <text:p>0.001314060128973</text:p>
          </table:table-cell>
          <table:table-cell office:value-type="float" office:value="0.0043646022485891" calcext:value-type="float">
            <text:p>0.004364602248589</text:p>
          </table:table-cell>
          <table:table-cell office:value-type="float" office:value="0.00815375876694643" calcext:value-type="float">
            <text:p>0.008153758766946</text:p>
          </table:table-cell>
          <table:table-cell office:value-type="float" office:value="0.0128751377350244" calcext:value-type="float">
            <text:p>0.012875137735024</text:p>
          </table:table-cell>
          <table:table-cell office:value-type="float" office:value="0.0187785970579361" calcext:value-type="float">
            <text:p>0.018778597057936</text:p>
          </table:table-cell>
          <table:table-cell office:value-type="float" office:value="0.0261884302462348" calcext:value-type="float">
            <text:p>0.026188430246235</text:p>
          </table:table-cell>
          <table:table-cell office:value-type="float" office:value="0.0355279434363391" calcext:value-type="float">
            <text:p>0.035527943436339</text:p>
          </table:table-cell>
          <table:table-cell office:value-type="float" office:value="0.0473529313670434" calcext:value-type="float">
            <text:p>0.047352931367043</text:p>
          </table:table-cell>
          <table:table-cell office:value-type="float" office:value="0.0623975512875266" calcext:value-type="float">
            <text:p>0.062397551287527</text:p>
          </table:table-cell>
          <table:table-cell office:value-type="float" office:value="0.0816375627544419" calcext:value-type="float">
            <text:p>0.081637562754442</text:p>
          </table:table-cell>
          <table:table-cell office:value-type="float" office:value="0.106378023431264" calcext:value-type="float">
            <text:p>0.106378023431264</text:p>
          </table:table-cell>
          <table:table-cell office:value-type="float" office:value="0.13837560283802" calcext:value-type="float">
            <text:p>0.13837560283802</text:p>
          </table:table-cell>
          <table:table-cell office:value-type="float" office:value="0.180010130350877" calcext:value-type="float">
            <text:p>0.180010130350877</text:p>
          </table:table-cell>
          <table:table-cell office:value-type="float" office:value="0.234526455218174" calcext:value-type="float">
            <text:p>0.234526455218174</text:p>
          </table:table-cell>
          <table:table-cell office:value-type="float" office:value="0.306377053893382" calcext:value-type="float">
            <text:p>0.306377053893382</text:p>
          </table:table-cell>
          <table:table-cell office:value-type="float" office:value="0.401709310939746" calcext:value-type="float">
            <text:p>0.401709310939746</text:p>
          </table:table-cell>
          <table:table-cell office:value-type="float" office:value="0.529060684417823" calcext:value-type="float">
            <text:p>0.529060684417823</text:p>
          </table:table-cell>
          <table:table-cell office:value-type="float" office:value="0.700352135504919" calcext:value-type="float">
            <text:p>0.700352135504919</text:p>
          </table:table-cell>
          <table:table-cell office:value-type="float" office:value="0.932307580278837" calcext:value-type="float">
            <text:p>0.932307580278837</text:p>
          </table:table-cell>
          <table:table-cell office:value-type="float" office:value="1.24847658296541" calcext:value-type="float">
            <text:p>1.24847658296541</text:p>
          </table:table-cell>
          <table:table-cell office:value-type="float" office:value="1.68209874243561" calcext:value-type="float">
            <text:p>1.68209874243561</text:p>
          </table:table-cell>
          <table:table-cell office:value-type="float" office:value="2.28011497923593" calcext:value-type="float">
            <text:p>2.28011497923593</text:p>
          </table:table-cell>
          <table:table-cell office:value-type="float" office:value="3.10868388100921" calcext:value-type="float">
            <text:p>3.10868388100921</text:p>
          </table:table-cell>
          <table:table-cell office:value-type="float" office:value="4.26055635949891" calcext:value-type="float">
            <text:p>4.26055635949891</text:p>
          </table:table-cell>
          <table:table-cell office:value-type="float" office:value="5.86451618176309" calcext:value-type="float">
            <text:p>5.86451618176309</text:p>
          </table:table-cell>
          <table:table-cell office:value-type="float" office:value="8.09668166598676" calcext:value-type="float">
            <text:p>8.09668166598676</text:p>
          </table:table-cell>
          <table:table-cell office:value-type="float" office:value="11.1926594022995" calcext:value-type="float">
            <text:p>11.1926594022995</text:p>
          </table:table-cell>
          <table:table-cell office:value-type="float" office:value="15.4583733130693" calcext:value-type="float">
            <text:p>15.4583733130693</text:p>
          </table:table-cell>
          <table:table-cell office:value-type="float" office:value="21.2763251654831" calcext:value-type="float">
            <text:p>21.2763251654831</text:p>
          </table:table-cell>
          <table:table-cell office:value-type="float" office:value="29.1040922973224" calcext:value-type="float">
            <text:p>29.1040922973224</text:p>
          </table:table-cell>
          <table:table-cell office:value-type="float" office:value="39.4664466899511" calcext:value-type="float">
            <text:p>39.4664466899511</text:p>
          </table:table-cell>
          <table:table-cell office:value-type="float" office:value="45.1174269300886" calcext:value-type="float">
            <text:p>45.1174269300886</text:p>
          </table:table-cell>
          <table:table-cell office:value-type="float" office:value="50.6802828113485" calcext:value-type="float">
            <text:p>50.6802828113485</text:p>
          </table:table-cell>
          <table:table-cell office:value-type="float" office:value="55.7838139196012" calcext:value-type="float">
            <text:p>55.7838139196012</text:p>
          </table:table-cell>
          <table:table-cell office:value-type="float" office:value="60.0887264411089" calcext:value-type="float">
            <text:p>60.0887264411089</text:p>
          </table:table-cell>
          <table:table-cell office:value-type="float" office:value="63.3575721979503" calcext:value-type="float">
            <text:p>63.3575721979503</text:p>
          </table:table-cell>
          <table:table-cell office:value-type="float" office:value="65.5035625774333" calcext:value-type="float">
            <text:p>65.5035625774333</text:p>
          </table:table-cell>
          <table:table-cell office:value-type="float" office:value="66.5985856530806" calcext:value-type="float">
            <text:p>66.5985856530806</text:p>
          </table:table-cell>
          <table:table-cell office:value-type="float" office:value="66.8393185524739" calcext:value-type="float">
            <text:p>66.8393185524739</text:p>
          </table:table-cell>
          <table:table-cell office:value-type="float" office:value="66.4849050728984" calcext:value-type="float">
            <text:p>66.4849050728984</text:p>
          </table:table-cell>
          <table:table-cell table:number-columns-repeated="2"/>
        </table:table-row>
        <table:table-row table:style-name="ro1">
          <table:table-cell office:value-type="float" office:value="0.000727109958175396" calcext:value-type="float">
            <text:p>0.000727109958175</text:p>
          </table:table-cell>
          <table:table-cell office:value-type="float" office:value="0.00241693673533218" calcext:value-type="float">
            <text:p>0.002416936735332</text:p>
          </table:table-cell>
          <table:table-cell office:value-type="float" office:value="0.00451884754767244" calcext:value-type="float">
            <text:p>0.004518847547672</text:p>
          </table:table-cell>
          <table:table-cell office:value-type="float" office:value="0.00714168917051544" calcext:value-type="float">
            <text:p>0.007141689170515</text:p>
          </table:table-cell>
          <table:table-cell office:value-type="float" office:value="0.01042619113669" calcext:value-type="float">
            <text:p>0.01042619113669</text:p>
          </table:table-cell>
          <table:table-cell office:value-type="float" office:value="0.014555392129782" calcext:value-type="float">
            <text:p>0.014555392129782</text:p>
          </table:table-cell>
          <table:table-cell office:value-type="float" office:value="0.0197687640834283" calcext:value-type="float">
            <text:p>0.019768764083428</text:p>
          </table:table-cell>
          <table:table-cell office:value-type="float" office:value="0.0263815180404977" calcext:value-type="float">
            <text:p>0.026381518040498</text:p>
          </table:table-cell>
          <table:table-cell office:value-type="float" office:value="0.034811163847339" calcext:value-type="float">
            <text:p>0.034811163847339</text:p>
          </table:table-cell>
          <table:table-cell office:value-type="float" office:value="0.0456142837269445" calcext:value-type="float">
            <text:p>0.045614283726945</text:p>
          </table:table-cell>
          <table:table-cell office:value-type="float" office:value="0.0595377742970902" calcext:value-type="float">
            <text:p>0.05953777429709</text:p>
          </table:table-cell>
          <table:table-cell office:value-type="float" office:value="0.0775907043910957" calcext:value-type="float">
            <text:p>0.077590704391096</text:p>
          </table:table-cell>
          <table:table-cell office:value-type="float" office:value="0.10114571286951" calcext:value-type="float">
            <text:p>0.10114571286951</text:p>
          </table:table-cell>
          <table:table-cell office:value-type="float" office:value="0.132082954129565" calcext:value-type="float">
            <text:p>0.132082954129565</text:p>
          </table:table-cell>
          <table:table-cell office:value-type="float" office:value="0.172995609803332" calcext:value-type="float">
            <text:p>0.172995609803332</text:p>
          </table:table-cell>
          <table:table-cell office:value-type="float" office:value="0.227484823246554" calcext:value-type="float">
            <text:p>0.227484823246554</text:p>
          </table:table-cell>
          <table:table-cell office:value-type="float" office:value="0.300584857756718" calcext:value-type="float">
            <text:p>0.300584857756718</text:p>
          </table:table-cell>
          <table:table-cell office:value-type="float" office:value="0.399378086232485" calcext:value-type="float">
            <text:p>0.399378086232485</text:p>
          </table:table-cell>
          <table:table-cell office:value-type="float" office:value="0.533886362775333" calcext:value-type="float">
            <text:p>0.533886362775333</text:p>
          </table:table-cell>
          <table:table-cell office:value-type="float" office:value="0.718363035476017" calcext:value-type="float">
            <text:p>0.718363035476017</text:p>
          </table:table-cell>
          <table:table-cell office:value-type="float" office:value="0.973160646142368" calcext:value-type="float">
            <text:p>0.973160646142368</text:p>
          </table:table-cell>
          <table:table-cell office:value-type="float" office:value="1.32741341937972" calcext:value-type="float">
            <text:p>1.32741341937972</text:p>
          </table:table-cell>
          <table:table-cell office:value-type="float" office:value="1.82284507025593" calcext:value-type="float">
            <text:p>1.82284507025593</text:p>
          </table:table-cell>
          <table:table-cell office:value-type="float" office:value="2.51907176787626" calcext:value-type="float">
            <text:p>2.51907176787626</text:p>
          </table:table-cell>
          <table:table-cell office:value-type="float" office:value="3.50077271430975" calcext:value-type="float">
            <text:p>3.50077271430975</text:p>
          </table:table-cell>
          <table:table-cell office:value-type="float" office:value="4.88696609764797" calcext:value-type="float">
            <text:p>4.88696609764797</text:p>
          </table:table-cell>
          <table:table-cell office:value-type="float" office:value="6.84224717913108" calcext:value-type="float">
            <text:p>6.84224717913108</text:p>
          </table:table-cell>
          <table:table-cell office:value-type="float" office:value="9.58914562710791" calcext:value-type="float">
            <text:p>9.58914562710791</text:p>
          </table:table-cell>
          <table:table-cell office:value-type="float" office:value="13.4198508968759" calcext:value-type="float">
            <text:p>13.4198508968759</text:p>
          </table:table-cell>
          <table:table-cell office:value-type="float" office:value="18.7048258941834" calcext:value-type="float">
            <text:p>18.7048258941834</text:p>
          </table:table-cell>
          <table:table-cell office:value-type="float" office:value="25.8956487362289" calcext:value-type="float">
            <text:p>25.8956487362289</text:p>
          </table:table-cell>
          <table:table-cell office:value-type="float" office:value="35.5214443024275" calcext:value-type="float">
            <text:p>35.5214443024275</text:p>
          </table:table-cell>
          <table:table-cell office:value-type="float" office:value="40.8474416724789" calcext:value-type="float">
            <text:p>40.8474416724789</text:p>
          </table:table-cell>
          <table:table-cell office:value-type="float" office:value="46.0294817893394" calcext:value-type="float">
            <text:p>46.0294817893394</text:p>
          </table:table-cell>
          <table:table-cell office:value-type="float" office:value="50.7030394165823" calcext:value-type="float">
            <text:p>50.7030394165823</text:p>
          </table:table-cell>
          <table:table-cell office:value-type="float" office:value="54.549039067026" calcext:value-type="float">
            <text:p>54.549039067026</text:p>
          </table:table-cell>
          <table:table-cell office:value-type="float" office:value="57.3657400321237" calcext:value-type="float">
            <text:p>57.3657400321237</text:p>
          </table:table-cell>
          <table:table-cell office:value-type="float" office:value="59.1117004774654" calcext:value-type="float">
            <text:p>59.1117004774654</text:p>
          </table:table-cell>
          <table:table-cell office:value-type="float" office:value="59.9014190628834" calcext:value-type="float">
            <text:p>59.9014190628834</text:p>
          </table:table-cell>
          <table:table-cell office:value-type="float" office:value="59.9576805342313" calcext:value-type="float">
            <text:p>59.9576805342313</text:p>
          </table:table-cell>
          <table:table-cell table:number-columns-repeated="2"/>
        </table:table-row>
        <table:table-row table:style-name="ro1">
          <table:table-cell office:value-type="float" office:value="0.000389146665549542" calcext:value-type="float">
            <text:p>0.00038914666555</text:p>
          </table:table-cell>
          <table:table-cell office:value-type="float" office:value="0.00129437343718371" calcext:value-type="float">
            <text:p>0.001294373437184</text:p>
          </table:table-cell>
          <table:table-cell office:value-type="float" office:value="0.00242162810649431" calcext:value-type="float">
            <text:p>0.002421628106494</text:p>
          </table:table-cell>
          <table:table-cell office:value-type="float" office:value="0.0038299223863521" calcext:value-type="float">
            <text:p>0.003829922386352</text:p>
          </table:table-cell>
          <table:table-cell office:value-type="float" office:value="0.00559566348987504" calcext:value-type="float">
            <text:p>0.005595663489875</text:p>
          </table:table-cell>
          <table:table-cell office:value-type="float" office:value="0.00781839859227728" calcext:value-type="float">
            <text:p>0.007818398592277</text:p>
          </table:table-cell>
          <table:table-cell office:value-type="float" office:value="0.0106286088663192" calcext:value-type="float">
            <text:p>0.010628608866319</text:p>
          </table:table-cell>
          <table:table-cell office:value-type="float" office:value="0.0141983934457634" calcext:value-type="float">
            <text:p>0.014198393445763</text:p>
          </table:table-cell>
          <table:table-cell office:value-type="float" office:value="0.0187562150875921" calcext:value-type="float">
            <text:p>0.018756215087592</text:p>
          </table:table-cell>
          <table:table-cell office:value-type="float" office:value="0.024607389771003" calcext:value-type="float">
            <text:p>0.024607389771003</text:p>
          </table:table-cell>
          <table:table-cell office:value-type="float" office:value="0.0321627522757847" calcext:value-type="float">
            <text:p>0.032162752275785</text:p>
          </table:table-cell>
          <table:table-cell office:value-type="float" office:value="0.041979035073605" calcext:value-type="float">
            <text:p>0.041979035073605</text:p>
          </table:table-cell>
          <table:table-cell office:value-type="float" office:value="0.0548161346064046" calcext:value-type="float">
            <text:p>0.054816134606405</text:p>
          </table:table-cell>
          <table:table-cell office:value-type="float" office:value="0.0717188722784393" calcext:value-type="float">
            <text:p>0.071718872278439</text:p>
          </table:table-cell>
          <table:table-cell office:value-type="float" office:value="0.094134485359118" calcext:value-type="float">
            <text:p>0.094134485359118</text:p>
          </table:table-cell>
          <table:table-cell office:value-type="float" office:value="0.124082499804917" calcext:value-type="float">
            <text:p>0.124082499804917</text:p>
          </table:table-cell>
          <table:table-cell office:value-type="float" office:value="0.164401720173979" calcext:value-type="float">
            <text:p>0.164401720173979</text:p>
          </table:table-cell>
          <table:table-cell office:value-type="float" office:value="0.219111092312184" calcext:value-type="float">
            <text:p>0.219111092312184</text:p>
          </table:table-cell>
          <table:table-cell office:value-type="float" office:value="0.293938935997238" calcext:value-type="float">
            <text:p>0.293938935997238</text:p>
          </table:table-cell>
          <table:table-cell office:value-type="float" office:value="0.397100878395648" calcext:value-type="float">
            <text:p>0.397100878395648</text:p>
          </table:table-cell>
          <table:table-cell office:value-type="float" office:value="0.540443596620412" calcext:value-type="float">
            <text:p>0.540443596620412</text:p>
          </table:table-cell>
          <table:table-cell office:value-type="float" office:value="0.74112193672247" calcext:value-type="float">
            <text:p>0.74112193672247</text:p>
          </table:table-cell>
          <table:table-cell office:value-type="float" office:value="1.02404207267612" calcext:value-type="float">
            <text:p>1.02404207267612</text:p>
          </table:table-cell>
          <table:table-cell office:value-type="float" office:value="1.42537861275255" calcext:value-type="float">
            <text:p>1.42537861275255</text:p>
          </table:table-cell>
          <table:table-cell office:value-type="float" office:value="1.99754249105755" calcext:value-type="float">
            <text:p>1.99754249105755</text:p>
          </table:table-cell>
          <table:table-cell office:value-type="float" office:value="2.8160022113433" calcext:value-type="float">
            <text:p>2.8160022113433</text:p>
          </table:table-cell>
          <table:table-cell office:value-type="float" office:value="3.98828279872117" calcext:value-type="float">
            <text:p>3.98828279872117</text:p>
          </table:table-cell>
          <table:table-cell office:value-type="float" office:value="5.66521807823325" calcext:value-type="float">
            <text:p>5.66521807823325</text:p>
          </table:table-cell>
          <table:table-cell office:value-type="float" office:value="8.05408729791259" calcext:value-type="float">
            <text:p>8.05408729791259</text:p>
          </table:table-cell>
          <table:table-cell office:value-type="float" office:value="11.4326462512235" calcext:value-type="float">
            <text:p>11.4326462512235</text:p>
          </table:table-cell>
          <table:table-cell office:value-type="float" office:value="16.1621300800218" calcext:value-type="float">
            <text:p>16.1621300800218</text:p>
          </table:table-cell>
          <table:table-cell office:value-type="float" office:value="22.6956151057621" calcext:value-type="float">
            <text:p>22.6956151057621</text:p>
          </table:table-cell>
          <table:table-cell office:value-type="float" office:value="31.5771861739173" calcext:value-type="float">
            <text:p>31.5771861739173</text:p>
          </table:table-cell>
          <table:table-cell office:value-type="float" office:value="36.5455800325629" calcext:value-type="float">
            <text:p>36.5455800325629</text:p>
          </table:table-cell>
          <table:table-cell office:value-type="float" office:value="41.336412788534" calcext:value-type="float">
            <text:p>41.336412788534</text:p>
          </table:table-cell>
          <table:table-cell office:value-type="float" office:value="45.5892967039158" calcext:value-type="float">
            <text:p>45.5892967039158</text:p>
          </table:table-cell>
          <table:table-cell office:value-type="float" office:value="49.0022997467583" calcext:value-type="float">
            <text:p>49.0022997467583</text:p>
          </table:table-cell>
          <table:table-cell office:value-type="float" office:value="51.4069401109376" calcext:value-type="float">
            <text:p>51.4069401109376</text:p>
          </table:table-cell>
          <table:table-cell office:value-type="float" office:value="52.8039516929011" calcext:value-type="float">
            <text:p>52.8039516929011</text:p>
          </table:table-cell>
          <table:table-cell office:value-type="float" office:value="53.3446107982344" calcext:value-type="float">
            <text:p>53.3446107982344</text:p>
          </table:table-cell>
          <table:table-cell table:number-columns-repeated="2"/>
        </table:table-row>
        <table:table-row table:style-name="ro1">
          <table:table-cell office:value-type="float" office:value="0.000201181201656318" calcext:value-type="float">
            <text:p>0.000201181201656</text:p>
          </table:table-cell>
          <table:table-cell office:value-type="float" office:value="0.000669526474861718" calcext:value-type="float">
            <text:p>0.000669526474862</text:p>
          </table:table-cell>
          <table:table-cell office:value-type="float" office:value="0.00125327101529849" calcext:value-type="float">
            <text:p>0.001253271015298</text:p>
          </table:table-cell>
          <table:table-cell office:value-type="float" office:value="0.00198323774518634" calcext:value-type="float">
            <text:p>0.001983237745186</text:p>
          </table:table-cell>
          <table:table-cell office:value-type="float" office:value="0.00289937783656908" calcext:value-type="float">
            <text:p>0.002899377836569</text:p>
          </table:table-cell>
          <table:table-cell office:value-type="float" office:value="0.00405380972441363" calcext:value-type="float">
            <text:p>0.004053809724414</text:p>
          </table:table-cell>
          <table:table-cell office:value-type="float" office:value="0.0055149455571466" calcext:value-type="float">
            <text:p>0.005514945557147</text:p>
          </table:table-cell>
          <table:table-cell office:value-type="float" office:value="0.00737316008121562" calcext:value-type="float">
            <text:p>0.007373160081216</text:p>
          </table:table-cell>
          <table:table-cell office:value-type="float" office:value="0.00974863423514092" calcext:value-type="float">
            <text:p>0.009748634235141</text:p>
          </table:table-cell>
          <table:table-cell office:value-type="float" office:value="0.0128022846493414" calcext:value-type="float">
            <text:p>0.012802284649341</text:p>
          </table:table-cell>
          <table:table-cell office:value-type="float" office:value="0.0167511024714614" calcext:value-type="float">
            <text:p>0.016751102471461</text:p>
          </table:table-cell>
          <table:table-cell office:value-type="float" office:value="0.0218898365537001" calcext:value-type="float">
            <text:p>0.0218898365537</text:p>
          </table:table-cell>
          <table:table-cell office:value-type="float" office:value="0.0286218684777875" calcext:value-type="float">
            <text:p>0.028621868477788</text:p>
          </table:table-cell>
          <table:table-cell office:value-type="float" office:value="0.0375034950759487" calcext:value-type="float">
            <text:p>0.037503495075949</text:p>
          </table:table-cell>
          <table:table-cell office:value-type="float" office:value="0.0493078946477377" calcext:value-type="float">
            <text:p>0.049307894647738</text:p>
          </table:table-cell>
          <table:table-cell office:value-type="float" office:value="0.0651181666573451" calcext:value-type="float">
            <text:p>0.065118166657345</text:p>
          </table:table-cell>
          <table:table-cell office:value-type="float" office:value="0.0864635482573139" calcext:value-type="float">
            <text:p>0.086463548257314</text:p>
          </table:table-cell>
          <table:table-cell office:value-type="float" office:value="0.115520045558444" calcext:value-type="float">
            <text:p>0.115520045558444</text:p>
          </table:table-cell>
          <table:table-cell office:value-type="float" office:value="0.155407484473311" calcext:value-type="float">
            <text:p>0.155407484473311</text:p>
          </table:table-cell>
          <table:table-cell office:value-type="float" office:value="0.210631121786081" calcext:value-type="float">
            <text:p>0.210631121786081</text:p>
          </table:table-cell>
          <table:table-cell office:value-type="float" office:value="0.287739835576187" calcext:value-type="float">
            <text:p>0.287739835576187</text:p>
          </table:table-cell>
          <table:table-cell office:value-type="float" office:value="0.396307521575585" calcext:value-type="float">
            <text:p>0.396307521575585</text:p>
          </table:table-cell>
          <table:table-cell office:value-type="float" office:value="0.550392850975323" calcext:value-type="float">
            <text:p>0.550392850975323</text:p>
          </table:table-cell>
          <table:table-cell office:value-type="float" office:value="0.770697179777895" calcext:value-type="float">
            <text:p>0.770697179777895</text:p>
          </table:table-cell>
          <table:table-cell office:value-type="float" office:value="1.08771980338072" calcext:value-type="float">
            <text:p>1.08771980338072</text:p>
          </table:table-cell>
          <table:table-cell office:value-type="float" office:value="1.54629538431685" calcext:value-type="float">
            <text:p>1.54629538431685</text:p>
          </table:table-cell>
          <table:table-cell office:value-type="float" office:value="2.2119720389295" calcext:value-type="float">
            <text:p>2.2119720389295</text:p>
          </table:table-cell>
          <table:table-cell office:value-type="float" office:value="3.17972620539762" calcext:value-type="float">
            <text:p>3.17972620539762</text:p>
          </table:table-cell>
          <table:table-cell office:value-type="float" office:value="4.58548755140336" calcext:value-type="float">
            <text:p>4.58548755140336</text:p>
          </table:table-cell>
          <table:table-cell office:value-type="float" office:value="6.62078975157951" calcext:value-type="float">
            <text:p>6.62078975157951</text:p>
          </table:table-cell>
          <table:table-cell office:value-type="float" office:value="9.5502409340841" calcext:value-type="float">
            <text:p>9.5502409340841</text:p>
          </table:table-cell>
          <table:table-cell office:value-type="float" office:value="13.7296586043144" calcext:value-type="float">
            <text:p>13.7296586043144</text:p>
          </table:table-cell>
          <table:table-cell office:value-type="float" office:value="19.6192054763063" calcext:value-type="float">
            <text:p>19.6192054763063</text:p>
          </table:table-cell>
          <table:table-cell office:value-type="float" office:value="27.7833196982037" calcext:value-type="float">
            <text:p>27.7833196982037</text:p>
          </table:table-cell>
          <table:table-cell office:value-type="float" office:value="32.3955361940857" calcext:value-type="float">
            <text:p>32.3955361940857</text:p>
          </table:table-cell>
          <table:table-cell office:value-type="float" office:value="36.8092598905485" calcext:value-type="float">
            <text:p>36.8092598905485</text:p>
          </table:table-cell>
          <table:table-cell office:value-type="float" office:value="40.6652728111017" calcext:value-type="float">
            <text:p>40.6652728111017</text:p>
          </table:table-cell>
          <table:table-cell office:value-type="float" office:value="43.6777186930298" calcext:value-type="float">
            <text:p>43.6777186930298</text:p>
          </table:table-cell>
          <table:table-cell office:value-type="float" office:value="45.7113521930304" calcext:value-type="float">
            <text:p>45.7113521930304</text:p>
          </table:table-cell>
          <table:table-cell office:value-type="float" office:value="46.8074446777737" calcext:value-type="float">
            <text:p>46.8074446777737</text:p>
          </table:table-cell>
          <table:table-cell table:number-columns-repeated="2"/>
        </table:table-row>
        <table:table-row table:style-name="ro1">
          <table:table-cell office:value-type="float" office:value="0.000100332354234137" calcext:value-type="float">
            <text:p>0.000100332354234</text:p>
          </table:table-cell>
          <table:table-cell office:value-type="float" office:value="0.000334057031452038" calcext:value-type="float">
            <text:p>0.000334057031452</text:p>
          </table:table-cell>
          <table:table-cell office:value-type="float" office:value="0.000625581247487018" calcext:value-type="float">
            <text:p>0.000625581247487</text:p>
          </table:table-cell>
          <table:table-cell office:value-type="float" office:value="0.000990403746389787" calcext:value-type="float">
            <text:p>0.00099040374639</text:p>
          </table:table-cell>
          <table:table-cell office:value-type="float" office:value="0.00144862794244225" calcext:value-type="float">
            <text:p>0.001448627942442</text:p>
          </table:table-cell>
          <table:table-cell office:value-type="float" office:value="0.00202650547480682" calcext:value-type="float">
            <text:p>0.002026505474807</text:p>
          </table:table-cell>
          <table:table-cell office:value-type="float" office:value="0.0027585320136479" calcext:value-type="float">
            <text:p>0.002758532013648</text:p>
          </table:table-cell>
          <table:table-cell office:value-type="float" office:value="0.00369033099020301" calcext:value-type="float">
            <text:p>0.003690330990203</text:p>
          </table:table-cell>
          <table:table-cell office:value-type="float" office:value="0.00488265088510456" calcext:value-type="float">
            <text:p>0.004882650885105</text:p>
          </table:table-cell>
          <table:table-cell office:value-type="float" office:value="0.00641694662658823" calcext:value-type="float">
            <text:p>0.006416946626588</text:p>
          </table:table-cell>
          <table:table-cell office:value-type="float" office:value="0.00840323086641311" calcext:value-type="float">
            <text:p>0.008403230866413</text:p>
          </table:table-cell>
          <table:table-cell office:value-type="float" office:value="0.0109912017950488" calcext:value-type="float">
            <text:p>0.010991201795049</text:p>
          </table:table-cell>
          <table:table-cell office:value-type="float" office:value="0.014386135596322" calcext:value-type="float">
            <text:p>0.014386135596322</text:p>
          </table:table-cell>
          <table:table-cell office:value-type="float" office:value="0.0188717583199319" calcext:value-type="float">
            <text:p>0.018871758319932</text:p>
          </table:table-cell>
          <table:table-cell office:value-type="float" office:value="0.0248434148647264" calcext:value-type="float">
            <text:p>0.024843414864726</text:p>
          </table:table-cell>
          <table:table-cell office:value-type="float" office:value="0.0328565347025298" calcext:value-type="float">
            <text:p>0.03285653470253</text:p>
          </table:table-cell>
          <table:table-cell office:value-type="float" office:value="0.0436979684211267" calcext:value-type="float">
            <text:p>0.043697968421127</text:p>
          </table:table-cell>
          <table:table-cell office:value-type="float" office:value="0.0584917185709057" calcext:value-type="float">
            <text:p>0.058491718570906</text:p>
          </table:table-cell>
          <table:table-cell office:value-type="float" office:value="0.0788566485289475" calcext:value-type="float">
            <text:p>0.078856648528948</text:p>
          </table:table-cell>
          <table:table-cell office:value-type="float" office:value="0.10714302965184" calcext:value-type="float">
            <text:p>0.10714302965184</text:p>
          </table:table-cell>
          <table:table-cell office:value-type="float" office:value="0.146788901007173" calcext:value-type="float">
            <text:p>0.146788901007173</text:p>
          </table:table-cell>
          <table:table-cell office:value-type="float" office:value="0.202858457515602" calcext:value-type="float">
            <text:p>0.202858457515602</text:p>
          </table:table-cell>
          <table:table-cell office:value-type="float" office:value="0.282856108016803" calcext:value-type="float">
            <text:p>0.282856108016803</text:p>
          </table:table-cell>
          <table:table-cell office:value-type="float" office:value="0.397955205349911" calcext:value-type="float">
            <text:p>0.397955205349911</text:p>
          </table:table-cell>
          <table:table-cell office:value-type="float" office:value="0.56484385116615" calcext:value-type="float">
            <text:p>0.56484385116615</text:p>
          </table:table-cell>
          <table:table-cell office:value-type="float" office:value="0.808475706867651" calcext:value-type="float">
            <text:p>0.808475706867651</text:p>
          </table:table-cell>
          <table:table-cell office:value-type="float" office:value="1.16612626795672" calcext:value-type="float">
            <text:p>1.16612626795672</text:p>
          </table:table-cell>
          <table:table-cell office:value-type="float" office:value="1.69330382146095" calcext:value-type="float">
            <text:p>1.69330382146095</text:p>
          </table:table-cell>
          <table:table-cell office:value-type="float" office:value="2.47226247563432" calcext:value-type="float">
            <text:p>2.47226247563432</text:p>
          </table:table-cell>
          <table:table-cell office:value-type="float" office:value="3.62408239473725" calcext:value-type="float">
            <text:p>3.62408239473725</text:p>
          </table:table-cell>
          <table:table-cell office:value-type="float" office:value="5.32527088234482" calcext:value-type="float">
            <text:p>5.32527088234482</text:p>
          </table:table-cell>
          <table:table-cell office:value-type="float" office:value="7.82889064834336" calcext:value-type="float">
            <text:p>7.82889064834336</text:p>
          </table:table-cell>
          <table:table-cell office:value-type="float" office:value="11.4874047139446" calcext:value-type="float">
            <text:p>11.4874047139446</text:p>
          </table:table-cell>
          <table:table-cell office:value-type="float" office:value="16.769794959277" calcext:value-type="float">
            <text:p>16.769794959277</text:p>
          </table:table-cell>
          <table:table-cell office:value-type="float" office:value="24.2620618500872" calcext:value-type="float">
            <text:p>24.2620618500872</text:p>
          </table:table-cell>
          <table:table-cell office:value-type="float" office:value="28.5359921736965" calcext:value-type="float">
            <text:p>28.5359921736965</text:p>
          </table:table-cell>
          <table:table-cell office:value-type="float" office:value="32.5960653733571" calcext:value-type="float">
            <text:p>32.5960653733571</text:p>
          </table:table-cell>
          <table:table-cell office:value-type="float" office:value="36.0827977658783" calcext:value-type="float">
            <text:p>36.0827977658783</text:p>
          </table:table-cell>
          <table:table-cell office:value-type="float" office:value="38.7273234898947" calcext:value-type="float">
            <text:p>38.7273234898947</text:p>
          </table:table-cell>
          <table:table-cell office:value-type="float" office:value="40.4289604944106" calcext:value-type="float">
            <text:p>40.4289604944106</text:p>
          </table:table-cell>
          <table:table-cell table:number-columns-repeated="2"/>
        </table:table-row>
        <table:table-row table:style-name="ro1">
          <table:table-cell table:style-name="ce1" office:value-type="float" office:value="0.0000481942523164382" calcext:value-type="float">
            <text:p>4.82E-05</text:p>
          </table:table-cell>
          <table:table-cell office:value-type="float" office:value="0.000160528432648542" calcext:value-type="float">
            <text:p>0.000160528432649</text:p>
          </table:table-cell>
          <table:table-cell office:value-type="float" office:value="0.0003007254835729" calcext:value-type="float">
            <text:p>0.000300725483573</text:p>
          </table:table-cell>
          <table:table-cell office:value-type="float" office:value="0.000476280835577654" calcext:value-type="float">
            <text:p>0.000476280835578</text:p>
          </table:table-cell>
          <table:table-cell office:value-type="float" office:value="0.000696921449606305" calcext:value-type="float">
            <text:p>0.000696921449606</text:p>
          </table:table-cell>
          <table:table-cell office:value-type="float" office:value="0.000975358426597079" calcext:value-type="float">
            <text:p>0.000975358426597</text:p>
          </table:table-cell>
          <table:table-cell office:value-type="float" office:value="0.001328308101518" calcext:value-type="float">
            <text:p>0.001328308101518</text:p>
          </table:table-cell>
          <table:table-cell office:value-type="float" office:value="0.00177789853469471" calcext:value-type="float">
            <text:p>0.001777898534695</text:p>
          </table:table-cell>
          <table:table-cell office:value-type="float" office:value="0.00235362162741651" calcext:value-type="float">
            <text:p>0.002353621627417</text:p>
          </table:table-cell>
          <table:table-cell office:value-type="float" office:value="0.00309506278546099" calcext:value-type="float">
            <text:p>0.003095062785461</text:p>
          </table:table-cell>
          <table:table-cell office:value-type="float" office:value="0.00405574692153702" calcext:value-type="float">
            <text:p>0.004055746921537</text:p>
          </table:table-cell>
          <table:table-cell office:value-type="float" office:value="0.00530859948177544" calcext:value-type="float">
            <text:p>0.005308599481775</text:p>
          </table:table-cell>
          <table:table-cell office:value-type="float" office:value="0.00695376202693494" calcext:value-type="float">
            <text:p>0.006953762026935</text:p>
          </table:table-cell>
          <table:table-cell office:value-type="float" office:value="0.00912986713403219" calcext:value-type="float">
            <text:p>0.009129867134032</text:p>
          </table:table-cell>
          <table:table-cell office:value-type="float" office:value="0.0120304348132948" calcext:value-type="float">
            <text:p>0.012030434813295</text:p>
          </table:table-cell>
          <table:table-cell office:value-type="float" office:value="0.015927908409395" calcext:value-type="float">
            <text:p>0.015927908409395</text:p>
          </table:table-cell>
          <table:table-cell office:value-type="float" office:value="0.0212091684903746" calcext:value-type="float">
            <text:p>0.021209168490375</text:p>
          </table:table-cell>
          <table:table-cell office:value-type="float" office:value="0.0284284092240233" calcext:value-type="float">
            <text:p>0.028428409224023</text:p>
          </table:table-cell>
          <table:table-cell office:value-type="float" office:value="0.0383864401515593" calcext:value-type="float">
            <text:p>0.038386440151559</text:p>
          </table:table-cell>
          <table:table-cell office:value-type="float" office:value="0.052250417769347" calcext:value-type="float">
            <text:p>0.052250417769347</text:p>
          </table:table-cell>
          <table:table-cell office:value-type="float" office:value="0.0717356819250633" calcext:value-type="float">
            <text:p>0.071735681925063</text:p>
          </table:table-cell>
          <table:table-cell office:value-type="float" office:value="0.0993832267735162" calcext:value-type="float">
            <text:p>0.099383226773516</text:p>
          </table:table-cell>
          <table:table-cell office:value-type="float" office:value="0.138984521491933" calcext:value-type="float">
            <text:p>0.138984521491933</text:p>
          </table:table-cell>
          <table:table-cell office:value-type="float" office:value="0.19623301849252" calcext:value-type="float">
            <text:p>0.19623301849252</text:p>
          </table:table-cell>
          <table:table-cell office:value-type="float" office:value="0.279723237377781" calcext:value-type="float">
            <text:p>0.279723237377781</text:p>
          </table:table-cell>
          <table:table-cell office:value-type="float" office:value="0.402480611060349" calcext:value-type="float">
            <text:p>0.402480611060349</text:p>
          </table:table-cell>
          <table:table-cell office:value-type="float" office:value="0.584299916801021" calcext:value-type="float">
            <text:p>0.584299916801021</text:p>
          </table:table-cell>
          <table:table-cell office:value-type="float" office:value="0.855318574799883" calcext:value-type="float">
            <text:p>0.855318574799883</text:p>
          </table:table-cell>
          <table:table-cell office:value-type="float" office:value="1.26148867809146" calcext:value-type="float">
            <text:p>1.26148867809146</text:p>
          </table:table-cell>
          <table:table-cell office:value-type="float" office:value="1.87296444927193" calcext:value-type="float">
            <text:p>1.87296444927193</text:p>
          </table:table-cell>
          <table:table-cell office:value-type="float" office:value="2.79679930360297" calcext:value-type="float">
            <text:p>2.79679930360297</text:p>
          </table:table-cell>
          <table:table-cell office:value-type="float" office:value="4.19534237226649" calcext:value-type="float">
            <text:p>4.19534237226649</text:p>
          </table:table-cell>
          <table:table-cell office:value-type="float" office:value="6.31053384091596" calcext:value-type="float">
            <text:p>6.31053384091596</text:p>
          </table:table-cell>
          <table:table-cell office:value-type="float" office:value="9.49103852817074" calcext:value-type="float">
            <text:p>9.49103852817074</text:p>
          </table:table-cell>
          <table:table-cell office:value-type="float" office:value="14.2136968383513" calcext:value-type="float">
            <text:p>14.2136968383513</text:p>
          </table:table-cell>
          <table:table-cell office:value-type="float" office:value="21.0857286676546" calcext:value-type="float">
            <text:p>21.0857286676546</text:p>
          </table:table-cell>
          <table:table-cell office:value-type="float" office:value="25.0446789125035" calcext:value-type="float">
            <text:p>25.0446789125035</text:p>
          </table:table-cell>
          <table:table-cell office:value-type="float" office:value="28.7762829183025" calcext:value-type="float">
            <text:p>28.7762829183025</text:p>
          </table:table-cell>
          <table:table-cell office:value-type="float" office:value="31.9207229185841" calcext:value-type="float">
            <text:p>31.9207229185841</text:p>
          </table:table-cell>
          <table:table-cell office:value-type="float" office:value="34.228209637068" calcext:value-type="float">
            <text:p>34.228209637068</text:p>
          </table:table-cell>
          <table:table-cell table:number-columns-repeated="2"/>
        </table:table-row>
        <table:table-row table:style-name="ro1">
          <table:table-cell table:style-name="ce1" office:value-type="float" office:value="0.0000222556030395334" calcext:value-type="float">
            <text:p>2.23E-05</text:p>
          </table:table-cell>
          <table:table-cell table:style-name="ce1" office:value-type="float" office:value="0.0000741586404880516" calcext:value-type="float">
            <text:p>7.42E-05</text:p>
          </table:table-cell>
          <table:table-cell office:value-type="float" office:value="0.0001389680070078" calcext:value-type="float">
            <text:p>0.000138968007008</text:p>
          </table:table-cell>
          <table:table-cell office:value-type="float" office:value="0.00022016535235491" calcext:value-type="float">
            <text:p>0.000220165352355</text:p>
          </table:table-cell>
          <table:table-cell office:value-type="float" office:value="0.000322270169978552" calcext:value-type="float">
            <text:p>0.000322270169979</text:p>
          </table:table-cell>
          <table:table-cell office:value-type="float" office:value="0.000451191868743853" calcext:value-type="float">
            <text:p>0.000451191868744</text:p>
          </table:table-cell>
          <table:table-cell office:value-type="float" office:value="0.000614706754772743" calcext:value-type="float">
            <text:p>0.000614706754773</text:p>
          </table:table-cell>
          <table:table-cell office:value-type="float" office:value="0.000823115520860985" calcext:value-type="float">
            <text:p>0.000823115520861</text:p>
          </table:table-cell>
          <table:table-cell office:value-type="float" office:value="0.00109015662205818" calcext:value-type="float">
            <text:p>0.001090156622058</text:p>
          </table:table-cell>
          <table:table-cell office:value-type="float" office:value="0.00143428474348238" calcext:value-type="float">
            <text:p>0.001434284743482</text:p>
          </table:table-cell>
          <table:table-cell office:value-type="float" office:value="0.00188047412923263" calcext:value-type="float">
            <text:p>0.001880474129233</text:p>
          </table:table-cell>
          <table:table-cell office:value-type="float" office:value="0.00246278236466755" calcext:value-type="float">
            <text:p>0.002462782364668</text:p>
          </table:table-cell>
          <table:table-cell office:value-type="float" office:value="0.00322802470949527" calcext:value-type="float">
            <text:p>0.003228024709495</text:p>
          </table:table-cell>
          <table:table-cell office:value-type="float" office:value="0.00424108324984004" calcext:value-type="float">
            <text:p>0.00424108324984</text:p>
          </table:table-cell>
          <table:table-cell office:value-type="float" office:value="0.0055926419272042" calcext:value-type="float">
            <text:p>0.005592641927204</text:p>
          </table:table-cell>
          <table:table-cell office:value-type="float" office:value="0.00741054989055408" calcext:value-type="float">
            <text:p>0.007410549890554</text:p>
          </table:table-cell>
          <table:table-cell office:value-type="float" office:value="0.00987665387293778" calcext:value-type="float">
            <text:p>0.009876653872938</text:p>
          </table:table-cell>
          <table:table-cell office:value-type="float" office:value="0.0132519358771162" calcext:value-type="float">
            <text:p>0.013251935877116</text:p>
          </table:table-cell>
          <table:table-cell office:value-type="float" office:value="0.0179143522807816" calcext:value-type="float">
            <text:p>0.017914352280782</text:p>
          </table:table-cell>
          <table:table-cell office:value-type="float" office:value="0.0244162220654312" calcext:value-type="float">
            <text:p>0.024416222065431</text:p>
          </table:table-cell>
          <table:table-cell office:value-type="float" office:value="0.0335718715227087" calcext:value-type="float">
            <text:p>0.033571871522709</text:p>
          </table:table-cell>
          <table:table-cell office:value-type="float" office:value="0.0465923198412123" calcext:value-type="float">
            <text:p>0.046592319841212</text:p>
          </table:table-cell>
          <table:table-cell office:value-type="float" office:value="0.0652933478791656" calcext:value-type="float">
            <text:p>0.065293347879166</text:p>
          </table:table-cell>
          <table:table-cell office:value-type="float" office:value="0.092418311585201" calcext:value-type="float">
            <text:p>0.092418311585201</text:p>
          </table:table-cell>
          <table:table-cell office:value-type="float" office:value="0.132140725115462" calcext:value-type="float">
            <text:p>0.132140725115462</text:p>
          </table:table-cell>
          <table:table-cell office:value-type="float" office:value="0.190849376837847" calcext:value-type="float">
            <text:p>0.190849376837847</text:p>
          </table:table-cell>
          <table:table-cell office:value-type="float" office:value="0.278380623138078" calcext:value-type="float">
            <text:p>0.278380623138078</text:p>
          </table:table-cell>
          <table:table-cell office:value-type="float" office:value="0.409968125714198" calcext:value-type="float">
            <text:p>0.409968125714198</text:p>
          </table:table-cell>
          <table:table-cell office:value-type="float" office:value="0.609365128466424" calcext:value-type="float">
            <text:p>0.609365128466424</text:p>
          </table:table-cell>
          <table:table-cell office:value-type="float" office:value="0.913905595314161" calcext:value-type="float">
            <text:p>0.913905595314161</text:p>
          </table:table-cell>
          <table:table-cell office:value-type="float" office:value="1.38272126085769" calcext:value-type="float">
            <text:p>1.38272126085769</text:p>
          </table:table-cell>
          <table:table-cell office:value-type="float" office:value="2.10979300699784" calcext:value-type="float">
            <text:p>2.10979300699784</text:p>
          </table:table-cell>
          <table:table-cell office:value-type="float" office:value="3.24359493993115" calcext:value-type="float">
            <text:p>3.24359493993115</text:p>
          </table:table-cell>
          <table:table-cell office:value-type="float" office:value="5.01403412482061" calcext:value-type="float">
            <text:p>5.01403412482061</text:p>
          </table:table-cell>
          <table:table-cell office:value-type="float" office:value="7.76401195183205" calcext:value-type="float">
            <text:p>7.76401195183205</text:p>
          </table:table-cell>
          <table:table-cell office:value-type="float" office:value="11.9762929948233" calcext:value-type="float">
            <text:p>11.9762929948233</text:p>
          </table:table-cell>
          <table:table-cell office:value-type="float" office:value="18.2788410245297" calcext:value-type="float">
            <text:p>18.2788410245297</text:p>
          </table:table-cell>
          <table:table-cell office:value-type="float" office:value="21.9465369775486" calcext:value-type="float">
            <text:p>21.9465369775486</text:p>
          </table:table-cell>
          <table:table-cell office:value-type="float" office:value="25.3737513604271" calcext:value-type="float">
            <text:p>25.3737513604271</text:p>
          </table:table-cell>
          <table:table-cell office:value-type="float" office:value="28.2010886175854" calcext:value-type="float">
            <text:p>28.2010886175854</text:p>
          </table:table-cell>
          <table:table-cell table:number-columns-repeated="2"/>
        </table:table-row>
        <table:table-row table:style-name="ro1">
          <table:table-cell table:style-name="ce1" office:value-type="float" office:value="0.00000985896186202399" calcext:value-type="float">
            <text:p>9.86E-06</text:p>
          </table:table-cell>
          <table:table-cell table:style-name="ce1" office:value-type="float" office:value="0.0000328636706032706" calcext:value-type="float">
            <text:p>3.29E-05</text:p>
          </table:table-cell>
          <table:table-cell table:style-name="ce1" office:value-type="float" office:value="0.0000616014315258641" calcext:value-type="float">
            <text:p>6.16E-05</text:p>
          </table:table-cell>
          <table:table-cell table:style-name="ce1" office:value-type="float" office:value="0.0000976227660548073" calcext:value-type="float">
            <text:p>9.76E-05</text:p>
          </table:table-cell>
          <table:table-cell office:value-type="float" office:value="0.000142940661980304" calcext:value-type="float">
            <text:p>0.00014294066198</text:p>
          </table:table-cell>
          <table:table-cell office:value-type="float" office:value="0.000200188404442063" calcext:value-type="float">
            <text:p>0.000200188404442</text:p>
          </table:table-cell>
          <table:table-cell office:value-type="float" office:value="0.000272832955723372" calcext:value-type="float">
            <text:p>0.000272832955723</text:p>
          </table:table-cell>
          <table:table-cell office:value-type="float" office:value="0.000365469231383551" calcext:value-type="float">
            <text:p>0.000365469231384</text:p>
          </table:table-cell>
          <table:table-cell office:value-type="float" office:value="0.000484229175238045" calcext:value-type="float">
            <text:p>0.000484229175238</text:p>
          </table:table-cell>
          <table:table-cell office:value-type="float" office:value="0.000637354766529992" calcext:value-type="float">
            <text:p>0.00063735476653</text:p>
          </table:table-cell>
          <table:table-cell office:value-type="float" office:value="0.000836006911222733" calcext:value-type="float">
            <text:p>0.000836006911223</text:p>
          </table:table-cell>
          <table:table-cell office:value-type="float" office:value="0.00109541643794428" calcext:value-type="float">
            <text:p>0.001095416437944</text:p>
          </table:table-cell>
          <table:table-cell office:value-type="float" office:value="0.00143653525210055" calcext:value-type="float">
            <text:p>0.001436535252101</text:p>
          </table:table-cell>
          <table:table-cell office:value-type="float" office:value="0.00188842468854297" calcext:value-type="float">
            <text:p>0.001888424688543</text:p>
          </table:table-cell>
          <table:table-cell office:value-type="float" office:value="0.00249173935745001" calcext:value-type="float">
            <text:p>0.00249173935745</text:p>
          </table:table-cell>
          <table:table-cell office:value-type="float" office:value="0.00330385224569862" calcext:value-type="float">
            <text:p>0.003303852245699</text:p>
          </table:table-cell>
          <table:table-cell office:value-type="float" office:value="0.00440645863285227" calcext:value-type="float">
            <text:p>0.004406458632852</text:p>
          </table:table-cell>
          <table:table-cell office:value-type="float" office:value="0.00591695340170399" calcext:value-type="float">
            <text:p>0.005916953401704</text:p>
          </table:table-cell>
          <table:table-cell office:value-type="float" office:value="0.0080055961068253" calcext:value-type="float">
            <text:p>0.008005596106825</text:p>
          </table:table-cell>
          <table:table-cell office:value-type="float" office:value="0.010921617178616" calcext:value-type="float">
            <text:p>0.010921617178616</text:p>
          </table:table-cell>
          <table:table-cell office:value-type="float" office:value="0.0150332280920945" calcext:value-type="float">
            <text:p>0.015033228092095</text:p>
          </table:table-cell>
          <table:table-cell office:value-type="float" office:value="0.0208893821385477" calcext:value-type="float">
            <text:p>0.020889382138548</text:p>
          </table:table-cell>
          <table:table-cell office:value-type="float" office:value="0.029315743622468" calcext:value-type="float">
            <text:p>0.029315743622468</text:p>
          </table:table-cell>
          <table:table-cell office:value-type="float" office:value="0.0415647344440575" calcext:value-type="float">
            <text:p>0.041564734444058</text:p>
          </table:table-cell>
          <table:table-cell office:value-type="float" office:value="0.0595515638058324" calcext:value-type="float">
            <text:p>0.059551563805832</text:p>
          </table:table-cell>
          <table:table-cell office:value-type="float" office:value="0.0862281135001782" calcext:value-type="float">
            <text:p>0.086228113500178</text:p>
          </table:table-cell>
          <table:table-cell office:value-type="float" office:value="0.126180878875217" calcext:value-type="float">
            <text:p>0.126180878875217</text:p>
          </table:table-cell>
          <table:table-cell office:value-type="float" office:value="0.186600877443868" calcext:value-type="float">
            <text:p>0.186600877443868</text:p>
          </table:table-cell>
          <table:table-cell office:value-type="float" office:value="0.278887706145665" calcext:value-type="float">
            <text:p>0.278887706145665</text:p>
          </table:table-cell>
          <table:table-cell office:value-type="float" office:value="0.421357534377629" calcext:value-type="float">
            <text:p>0.421357534377629</text:p>
          </table:table-cell>
          <table:table-cell office:value-type="float" office:value="0.643870720550576" calcext:value-type="float">
            <text:p>0.643870720550576</text:p>
          </table:table-cell>
          <table:table-cell office:value-type="float" office:value="0.9956911600215" calcext:value-type="float">
            <text:p>0.9956911600215</text:p>
          </table:table-cell>
          <table:table-cell office:value-type="float" office:value="1.55846070419683" calcext:value-type="float">
            <text:p>1.55846070419683</text:p>
          </table:table-cell>
          <table:table-cell office:value-type="float" office:value="2.46653619262257" calcext:value-type="float">
            <text:p>2.46653619262257</text:p>
          </table:table-cell>
          <table:table-cell office:value-type="float" office:value="3.9362726235188" calcext:value-type="float">
            <text:p>3.9362726235188</text:p>
          </table:table-cell>
          <table:table-cell office:value-type="float" office:value="6.30239456838448" calcext:value-type="float">
            <text:p>6.30239456838448</text:p>
          </table:table-cell>
          <table:table-cell office:value-type="float" office:value="10.0514785795748" calcext:value-type="float">
            <text:p>10.0514785795748</text:p>
          </table:table-cell>
          <table:table-cell office:value-type="float" office:value="15.8318597087656" calcext:value-type="float">
            <text:p>15.8318597087656</text:p>
          </table:table-cell>
          <table:table-cell office:value-type="float" office:value="19.2307512909041" calcext:value-type="float">
            <text:p>19.2307512909041</text:p>
          </table:table-cell>
          <table:table-cell office:value-type="float" office:value="22.3758566537535" calcext:value-type="float">
            <text:p>22.3758566537535</text:p>
          </table:table-cell>
          <table:table-cell table:number-columns-repeated="2"/>
        </table:table-row>
        <table:table-row table:style-name="ro1">
          <table:table-cell table:style-name="ce1" office:value-type="float" office:value="0.00000417937778439178" calcext:value-type="float">
            <text:p>4.18E-06</text:p>
          </table:table-cell>
          <table:table-cell table:style-name="ce1" office:value-type="float" office:value="0.0000139367679155693" calcext:value-type="float">
            <text:p>1.39E-05</text:p>
          </table:table-cell>
          <table:table-cell table:style-name="ce1" office:value-type="float" office:value="0.0000261306334883263" calcext:value-type="float">
            <text:p>2.61E-05</text:p>
          </table:table-cell>
          <table:table-cell table:style-name="ce1" office:value-type="float" office:value="0.0000414215448787929" calcext:value-type="float">
            <text:p>4.14E-05</text:p>
          </table:table-cell>
          <table:table-cell table:style-name="ce1" office:value-type="float" office:value="0.0000606671011750166" calcext:value-type="float">
            <text:p>6.07E-05</text:p>
          </table:table-cell>
          <table:table-cell table:style-name="ce1" office:value-type="float" office:value="0.0000849896150032479" calcext:value-type="float">
            <text:p>8.50E-05</text:p>
          </table:table-cell>
          <table:table-cell office:value-type="float" office:value="0.000115867364821579" calcext:value-type="float">
            <text:p>0.000115867364822</text:p>
          </table:table-cell>
          <table:table-cell office:value-type="float" office:value="0.000155260485622683" calcext:value-type="float">
            <text:p>0.000155260485623</text:p>
          </table:table-cell>
          <table:table-cell office:value-type="float" office:value="0.000205786060740772" calcext:value-type="float">
            <text:p>0.000205786060741</text:p>
          </table:table-cell>
          <table:table-cell office:value-type="float" office:value="0.000270963518514491" calcext:value-type="float">
            <text:p>0.000270963518514</text:p>
          </table:table-cell>
          <table:table-cell office:value-type="float" office:value="0.000355561258365199" calcext:value-type="float">
            <text:p>0.000355561258365</text:p>
          </table:table-cell>
          <table:table-cell office:value-type="float" office:value="0.000466090194252695" calcext:value-type="float">
            <text:p>0.000466090194253</text:p>
          </table:table-cell>
          <table:table-cell office:value-type="float" office:value="0.000611512255967331" calcext:value-type="float">
            <text:p>0.000611512255967</text:p>
          </table:table-cell>
          <table:table-cell office:value-type="float" office:value="0.000804265988749998" calcext:value-type="float">
            <text:p>0.00080426598875</text:p>
          </table:table-cell>
          <table:table-cell office:value-type="float" office:value="0.00106176380602023" calcext:value-type="float">
            <text:p>0.00106176380602</text:p>
          </table:table-cell>
          <table:table-cell office:value-type="float" office:value="0.00140859660769345" calcext:value-type="float">
            <text:p>0.001408596607693</text:p>
          </table:table-cell>
          <table:table-cell office:value-type="float" office:value="0.00187980802852753" calcext:value-type="float">
            <text:p>0.001879808028528</text:p>
          </table:table-cell>
          <table:table-cell office:value-type="float" office:value="0.00252579923404441" calcext:value-type="float">
            <text:p>0.002525799234044</text:p>
          </table:table-cell>
          <table:table-cell office:value-type="float" office:value="0.00341973894084255" calcext:value-type="float">
            <text:p>0.003419738940843</text:p>
          </table:table-cell>
          <table:table-cell office:value-type="float" office:value="0.0046688516945824" calcext:value-type="float">
            <text:p>0.004668851694582</text:p>
          </table:table-cell>
          <table:table-cell office:value-type="float" office:value="0.00643175310636154" calcext:value-type="float">
            <text:p>0.006431753106362</text:p>
          </table:table-cell>
          <table:table-cell office:value-type="float" office:value="0.00894527761441612" calcext:value-type="float">
            <text:p>0.008945277614416</text:p>
          </table:table-cell>
          <table:table-cell office:value-type="float" office:value="0.012566305868325" calcext:value-type="float">
            <text:p>0.012566305868325</text:p>
          </table:table-cell>
          <table:table-cell office:value-type="float" office:value="0.0178374576186876" calcext:value-type="float">
            <text:p>0.017837457618688</text:p>
          </table:table-cell>
          <table:table-cell office:value-type="float" office:value="0.0255910755275385" calcext:value-type="float">
            <text:p>0.025591075527539</text:p>
          </table:table-cell>
          <table:table-cell office:value-type="float" office:value="0.0371153829279273" calcext:value-type="float">
            <text:p>0.037115382927927</text:p>
          </table:table-cell>
          <table:table-cell office:value-type="float" office:value="0.0544234700862935" calcext:value-type="float">
            <text:p>0.054423470086294</text:p>
          </table:table-cell>
          <table:table-cell office:value-type="float" office:value="0.0806969835365896" calcext:value-type="float">
            <text:p>0.08069698353659</text:p>
          </table:table-cell>
          <table:table-cell office:value-type="float" office:value="0.121036490948375" calcext:value-type="float">
            <text:p>0.121036490948375</text:p>
          </table:table-cell>
          <table:table-cell office:value-type="float" office:value="0.183765362864577" calcext:value-type="float">
            <text:p>0.183765362864577</text:p>
          </table:table-cell>
          <table:table-cell office:value-type="float" office:value="0.282741901976951" calcext:value-type="float">
            <text:p>0.282741901976951</text:p>
          </table:table-cell>
          <table:table-cell office:value-type="float" office:value="0.441481796181521" calcext:value-type="float">
            <text:p>0.441481796181521</text:p>
          </table:table-cell>
          <table:table-cell office:value-type="float" office:value="0.700430450933295" calcext:value-type="float">
            <text:p>0.700430450933295</text:p>
          </table:table-cell>
          <table:table-cell office:value-type="float" office:value="1.12947365494038" calcext:value-type="float">
            <text:p>1.12947365494038</text:p>
          </table:table-cell>
          <table:table-cell office:value-type="float" office:value="1.84853186002988" calcext:value-type="float">
            <text:p>1.84853186002988</text:p>
          </table:table-cell>
          <table:table-cell office:value-type="float" office:value="3.05891989685345" calcext:value-type="float">
            <text:p>3.05891989685345</text:p>
          </table:table-cell>
          <table:table-cell office:value-type="float" office:value="5.08479117411578" calcext:value-type="float">
            <text:p>5.08479117411578</text:p>
          </table:table-cell>
          <table:table-cell office:value-type="float" office:value="8.41435329164719" calcext:value-type="float">
            <text:p>8.41435329164719</text:p>
          </table:table-cell>
          <table:table-cell office:value-type="float" office:value="13.715903014913" calcext:value-type="float">
            <text:p>13.715903014913</text:p>
          </table:table-cell>
          <table:table-cell office:value-type="float" office:value="16.8667805610613" calcext:value-type="float">
            <text:p>16.8667805610613</text:p>
          </table:table-cell>
          <table:table-cell table:number-columns-repeated="2"/>
        </table:table-row>
        <table:table-row table:style-name="ro1">
          <table:table-cell table:style-name="ce1" office:value-type="float" office:value="0.00000169090886845517" calcext:value-type="float">
            <text:p>1.69E-06</text:p>
          </table:table-cell>
          <table:table-cell table:style-name="ce1" office:value-type="float" office:value="0.00000564084671918273" calcext:value-type="float">
            <text:p>5.64E-06</text:p>
          </table:table-cell>
          <table:table-cell table:style-name="ce1" office:value-type="float" office:value="0.0000105788769986651" calcext:value-type="float">
            <text:p>1.06E-05</text:p>
          </table:table-cell>
          <table:table-cell table:style-name="ce1" office:value-type="float" office:value="0.000016773543131072" calcext:value-type="float">
            <text:p>1.68E-05</text:p>
          </table:table-cell>
          <table:table-cell table:style-name="ce1" office:value-type="float" office:value="0.0000245734440796875" calcext:value-type="float">
            <text:p>2.46E-05</text:p>
          </table:table-cell>
          <table:table-cell table:style-name="ce1" office:value-type="float" office:value="0.0000344349402506491" calcext:value-type="float">
            <text:p>3.44E-05</text:p>
          </table:table-cell>
          <table:table-cell table:style-name="ce1" office:value-type="float" office:value="0.0000469593739960791" calcext:value-type="float">
            <text:p>4.70E-05</text:p>
          </table:table-cell>
          <table:table-cell table:style-name="ce1" office:value-type="float" office:value="0.0000629444305074301" calcext:value-type="float">
            <text:p>6.29E-05</text:p>
          </table:table-cell>
          <table:table-cell table:style-name="ce1" office:value-type="float" office:value="0.0000834556024716559" calcext:value-type="float">
            <text:p>8.35E-05</text:p>
          </table:table-cell>
          <table:table-cell office:value-type="float" office:value="0.000109926397236106" calcext:value-type="float">
            <text:p>0.000109926397236</text:p>
          </table:table-cell>
          <table:table-cell office:value-type="float" office:value="0.000144299951024049" calcext:value-type="float">
            <text:p>0.000144299951024</text:p>
          </table:table-cell>
          <table:table-cell office:value-type="float" office:value="0.000189230771186805" calcext:value-type="float">
            <text:p>0.000189230771187</text:p>
          </table:table-cell>
          <table:table-cell office:value-type="float" office:value="0.000248374503334101" calcext:value-type="float">
            <text:p>0.000248374503334</text:p>
          </table:table-cell>
          <table:table-cell office:value-type="float" office:value="0.000326807628322668" calcext:value-type="float">
            <text:p>0.000326807628323</text:p>
          </table:table-cell>
          <table:table-cell office:value-type="float" office:value="0.000431640542183639" calcext:value-type="float">
            <text:p>0.000431640542184</text:p>
          </table:table-cell>
          <table:table-cell office:value-type="float" office:value="0.000572920865579414" calcext:value-type="float">
            <text:p>0.000572920865579</text:p>
          </table:table-cell>
          <table:table-cell office:value-type="float" office:value="0.000764975952273143" calcext:value-type="float">
            <text:p>0.000764975952273</text:p>
          </table:table-cell>
          <table:table-cell office:value-type="float" office:value="0.0010284254803053" calcext:value-type="float">
            <text:p>0.001028425480305</text:p>
          </table:table-cell>
          <table:table-cell office:value-type="float" office:value="0.00139322457137568" calcext:value-type="float">
            <text:p>0.001393224571376</text:p>
          </table:table-cell>
          <table:table-cell office:value-type="float" office:value="0.001903304044311" calcext:value-type="float">
            <text:p>0.001903304044311</text:p>
          </table:table-cell>
          <table:table-cell office:value-type="float" office:value="0.00262370435149756" calcext:value-type="float">
            <text:p>0.002623704351498</text:p>
          </table:table-cell>
          <table:table-cell office:value-type="float" office:value="0.00365163099278106" calcext:value-type="float">
            <text:p>0.003651630992781</text:p>
          </table:table-cell>
          <table:table-cell office:value-type="float" office:value="0.0051337210028643" calcext:value-type="float">
            <text:p>0.005133721002864</text:p>
          </table:table-cell>
          <table:table-cell office:value-type="float" office:value="0.00729322403610837" calcext:value-type="float">
            <text:p>0.007293224036108</text:p>
          </table:table-cell>
          <table:table-cell office:value-type="float" office:value="0.0104731659233798" calcext:value-type="float">
            <text:p>0.01047316592338</text:p>
          </table:table-cell>
          <table:table-cell office:value-type="float" office:value="0.0152056431576504" calcext:value-type="float">
            <text:p>0.01520564315765</text:p>
          </table:table-cell>
          <table:table-cell office:value-type="float" office:value="0.0223247722153099" calcext:value-type="float">
            <text:p>0.02232477221531</text:p>
          </table:table-cell>
          <table:table-cell office:value-type="float" office:value="0.0331548685464041" calcext:value-type="float">
            <text:p>0.033154868546404</text:p>
          </table:table-cell>
          <table:table-cell office:value-type="float" office:value="0.0498332268412066" calcext:value-type="float">
            <text:p>0.049833226841207</text:p>
          </table:table-cell>
          <table:table-cell office:value-type="float" office:value="0.0758819146370377" calcext:value-type="float">
            <text:p>0.075881914637038</text:p>
          </table:table-cell>
          <table:table-cell office:value-type="float" office:value="0.117248052796855" calcext:value-type="float">
            <text:p>0.117248052796855</text:p>
          </table:table-cell>
          <table:table-cell office:value-type="float" office:value="0.184223461333213" calcext:value-type="float">
            <text:p>0.184223461333213</text:p>
          </table:table-cell>
          <table:table-cell office:value-type="float" office:value="0.294994262077006" calcext:value-type="float">
            <text:p>0.294994262077006</text:p>
          </table:table-cell>
          <table:table-cell office:value-type="float" office:value="0.482160239208913" calcext:value-type="float">
            <text:p>0.482160239208913</text:p>
          </table:table-cell>
          <table:table-cell office:value-type="float" office:value="0.804500755227216" calcext:value-type="float">
            <text:p>0.804500755227216</text:p>
          </table:table-cell>
          <table:table-cell office:value-type="float" office:value="1.36742650442275" calcext:value-type="float">
            <text:p>1.36742650442275</text:p>
          </table:table-cell>
          <table:table-cell office:value-type="float" office:value="2.35601873338051" calcext:value-type="float">
            <text:p>2.35601873338051</text:p>
          </table:table-cell>
          <table:table-cell office:value-type="float" office:value="4.08158257177058" calcext:value-type="float">
            <text:p>4.08158257177058</text:p>
          </table:table-cell>
          <table:table-cell office:value-type="float" office:value="7.03163985381246" calcext:value-type="float">
            <text:p>7.03163985381246</text:p>
          </table:table-cell>
          <table:table-cell office:value-type="float" office:value="11.8938705918979" calcext:value-type="float">
            <text:p>11.893870591897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5T11:14:32.297748609</meta:creation-date>
    <dc:date>2024-01-25T12:19:55.222796359</dc:date>
    <meta:editing-duration>PT55M12S</meta:editing-duration>
    <meta:editing-cycles>1</meta:editing-cycles>
    <meta:document-statistic meta:table-count="1" meta:cell-count="4807" meta:object-count="0"/>
    <meta:generator>LibreOffice/6.4.7.2$Linux_X86_64 LibreOffice_project/40$Build-2</meta:generator>
  </office:meta>
</office:document-meta>
</file>